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c0fffe"/>
    </style:style>
    <style:style style:name="ce3" style:family="table-cell" style:parent-style-name="Default">
      <style:table-cell-properties fo:background-color="#5efdf5"/>
    </style:style>
    <style:style style:name="ce4" style:family="table-cell" style:parent-style-name="Default">
      <style:table-cell-properties fo:background-color="#00f8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st" table:style-name="ta1">
        <table:shapes>
          <draw:frame draw:z-index="0" draw:style-name="gr1" draw:text-style-name="P1" svg:width="9.0618in" svg:height="6.3059in" svg:x="11.7386in" svg:y="0.1461in">
            <draw:object draw:notify-on-update-of-ranges="worst.D2:worst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ctionary Value size</text:p>
          </table:table-cell>
          <table:table-cell office:value-type="string" calcext:value-type="string">
            <text:p>Equation for worst</text:p>
          </table:table-cell>
          <table:table-cell/>
          <table:table-cell office:value-type="string" calcext:value-type="string">
            <text:p>This-------------------------------------------------- Equation to <text:s/>replicate it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B2]-[.C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OG([.A2])/LOG(2)" office:value-type="float" office:value="0" calcext:value-type="float">
            <text:p>0</text:p>
          </table:table-cell>
          <table:table-cell table:formula="of:=LOG([.F2])/LOG(2)" office:value-type="string" office:string-value="" calcext:value-type="error">
            <text:p>Err:502</text:p>
          </table:table-cell>
          <table:table-cell table:style-name="ce2" table:formula="of:=[.B2]*[.A2]" office:value-type="float" office:value="1" calcext:value-type="float">
            <text:p>1</text:p>
          </table:table-cell>
          <table:table-cell office:value-type="string" calcext:value-type="string">
            <text:p>4 groups of 1</text:p>
          </table:table-cell>
          <table:table-cell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]-[.C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OG([.A3])/LOG(2)" office:value-type="float" office:value="1" calcext:value-type="float">
            <text:p>1</text:p>
          </table:table-cell>
          <table:table-cell table:formula="of:=LOG([.F3])/LOG(2)" office:value-type="float" office:value="0" calcext:value-type="float">
            <text:p>0</text:p>
          </table:table-cell>
          <table:table-cell table:style-name="ce2" table:formula="of:=[.B3]*[.A3]" office:value-type="float" office:value="2" calcext:value-type="float">
            <text:p>2</text:p>
          </table:table-cell>
          <table:table-cell/>
          <table:table-cell table:formula="of:=[.H3]-[.H2]" office:value-type="float" office:value="1" calcext:value-type="float">
            <text:p>1</text:p>
          </table:table-cell>
          <table:table-cell table:formula="of:=[.K2]+[.E3]"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666666666666667" calcext:value-type="float">
            <text:p>0.666666666666667</text:p>
          </table:table-cell>
          <table:table-cell table:formula="of:=[.B4]-[.C4]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LOG([.A4]))/LOG(2)" office:value-type="float" office:value="1.58496250072116" calcext:value-type="float">
            <text:p>1.58496250072116</text:p>
          </table:table-cell>
          <table:table-cell table:style-name="ce1" table:formula="of:=LOG([.F4])/LOG(2)" office:value-type="float" office:value="0.66444870745389" calcext:value-type="float">
            <text:p>0.66444870745389</text:p>
          </table:table-cell>
          <table:table-cell table:style-name="ce1" table:formula="of:=[.B4]*[.A4]" office:value-type="float" office:value="5" calcext:value-type="float">
            <text:p>5</text:p>
          </table:table-cell>
          <table:table-cell table:style-name="ce1"/>
          <table:table-cell table:style-name="ce1" table:formula="of:=[.H4]-[.H3]" office:value-type="float" office:value="3" calcext:value-type="float">
            <text:p>3</text:p>
          </table:table-cell>
          <table:table-cell table:formula="of:=[.K3]+[.E4]" office:value-type="float" office:value="4" calcext:value-type="float">
            <text:p>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1.25" calcext:value-type="float">
            <text:p>1.25</text:p>
          </table:table-cell>
          <table:table-cell table:formula="of:=[.B5]-[.C5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LOG([.A5])/LOG(2)" office:value-type="float" office:value="2" calcext:value-type="float">
            <text:p>2</text:p>
          </table:table-cell>
          <table:table-cell table:formula="of:=LOG([.F5])/LOG(2)" office:value-type="float" office:value="1" calcext:value-type="float">
            <text:p>1</text:p>
          </table:table-cell>
          <table:table-cell table:style-name="ce2" table:formula="of:=[.B5]*[.A5]" office:value-type="float" office:value="7" calcext:value-type="float">
            <text:p>7</text:p>
          </table:table-cell>
          <table:table-cell/>
          <table:table-cell table:formula="of:=[.H5]-[.H4]" office:value-type="float" office:value="2" calcext:value-type="float">
            <text:p>2</text:p>
          </table:table-cell>
          <table:table-cell table:formula="of:=[.K4]+[.E5]" office:value-type="float" office:value="6" calcext:value-type="float">
            <text:p>6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formula="of:=[.B6]-[.C6]" office:value-type="float" office:value="0.8" calcext:value-type="float">
            <text:p>0.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LOG([.A6])/LOG(2)" office:value-type="float" office:value="2.32192809488736" calcext:value-type="float">
            <text:p>2.32192809488736</text:p>
          </table:table-cell>
          <table:table-cell table:style-name="ce1" table:formula="of:=LOG([.F6])/LOG(2)" office:value-type="float" office:value="1.21532329573679" calcext:value-type="float">
            <text:p>1.21532329573679</text:p>
          </table:table-cell>
          <table:table-cell table:style-name="ce1" table:formula="of:=[.B6]*[.A6]" office:value-type="float" office:value="11" calcext:value-type="float">
            <text:p>11</text:p>
          </table:table-cell>
          <table:table-cell table:style-name="ce1"/>
          <table:table-cell table:style-name="ce1" table:formula="of:=[.H6]-[.H5]" office:value-type="float" office:value="4" calcext:value-type="float">
            <text:p>4</text:p>
          </table:table-cell>
          <table:table-cell table:formula="of:=[.K5]+[.E6]" office:value-type="float" office:value="9" calcext:value-type="float">
            <text:p>9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B7]-[.C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A7])/LOG(2)" office:value-type="float" office:value="2.58496250072116" calcext:value-type="float">
            <text:p>2.58496250072116</text:p>
          </table:table-cell>
          <table:table-cell table:formula="of:=LOG([.F7])/LOG(2)" office:value-type="float" office:value="1.370143351946" calcext:value-type="float">
            <text:p>1.370143351946</text:p>
          </table:table-cell>
          <table:table-cell table:style-name="ce3" table:formula="of:=[.B7]*[.A7]" office:value-type="float" office:value="11" calcext:value-type="float">
            <text:p>11</text:p>
          </table:table-cell>
          <table:table-cell table:number-columns-repeated="2"/>
          <table:table-cell table:formula="of:=[.K6]+[.E7]" office:value-type="float" office:value="12" calcext:value-type="float">
            <text:p>1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7142857142857" calcext:value-type="float">
            <text:p>1.57142857142857</text:p>
          </table:table-cell>
          <table:table-cell table:formula="of:=[.B8]-[.C8]" office:value-type="float" office:value="0.428571428571429" calcext:value-type="float">
            <text:p>0.428571428571429</text:p>
          </table:table-cell>
          <table:table-cell office:value-type="float" office:value="3" calcext:value-type="float">
            <text:p>3</text:p>
          </table:table-cell>
          <table:table-cell table:formula="of:=LOG([.A8])/LOG(2)" office:value-type="float" office:value="2.8073549220576" calcext:value-type="float">
            <text:p>2.8073549220576</text:p>
          </table:table-cell>
          <table:table-cell table:formula="of:=LOG([.F8])/LOG(2)" office:value-type="float" office:value="1.48921146923813" calcext:value-type="float">
            <text:p>1.48921146923813</text:p>
          </table:table-cell>
          <table:table-cell table:style-name="ce3" table:formula="of:=[.B8]*[.A8]" office:value-type="float" office:value="14" calcext:value-type="float">
            <text:p>14</text:p>
          </table:table-cell>
          <table:table-cell/>
          <table:table-cell table:formula="of:=[.H8]-[.H7]" office:value-type="float" office:value="3" calcext:value-type="float">
            <text:p>3</text:p>
          </table:table-cell>
          <table:table-cell table:formula="of:=[.K7]+[.E8]" office:value-type="float" office:value="15" calcext:value-type="float">
            <text:p>1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LOG([.A9])/LOG(2)" office:value-type="float" office:value="3" calcext:value-type="float">
            <text:p>3</text:p>
          </table:table-cell>
          <table:table-cell table:formula="of:=LOG([.F9])/LOG(2)" office:value-type="float" office:value="1.58496250072116" calcext:value-type="float">
            <text:p>1.58496250072116</text:p>
          </table:table-cell>
          <table:table-cell table:style-name="ce3" table:formula="of:=[.B9]*[.A9]" office:value-type="float" office:value="14" calcext:value-type="float">
            <text:p>14</text:p>
          </table:table-cell>
          <table:table-cell table:number-columns-repeated="2"/>
          <table:table-cell table:formula="of:=[.K8]+[.E9]" office:value-type="float" office:value="18" calcext:value-type="float">
            <text:p>1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 office:value-type="float" office:value="1.88888888888889" calcext:value-type="float">
            <text:p>1.88888888888889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LOG([.A10])/LOG(2)" office:value-type="float" office:value="3.16992500144231" calcext:value-type="float">
            <text:p>3.16992500144231</text:p>
          </table:table-cell>
          <table:table-cell table:formula="of:=LOG([.F10])/LOG(2)" office:value-type="float" office:value="1.66444870745389" calcext:value-type="float">
            <text:p>1.66444870745389</text:p>
          </table:table-cell>
          <table:table-cell table:style-name="ce3" table:formula="of:=[.B10]*[.A10]" office:value-type="float" office:value="17" calcext:value-type="float">
            <text:p>17</text:p>
          </table:table-cell>
          <table:table-cell/>
          <table:table-cell table:formula="of:=[.H10]-[.H9]" office:value-type="float" office:value="3" calcext:value-type="float">
            <text:p>3</text:p>
          </table:table-cell>
          <table:table-cell table:formula="of:=[.K9]+[.E10]" office:value-type="float" office:value="21" calcext:value-type="float">
            <text:p>2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2" office:value-type="float" office:value="1.7" calcext:value-type="float">
            <text:p>1.7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LOG([.A11])/LOG(2)" office:value-type="float" office:value="3.32192809488736" calcext:value-type="float">
            <text:p>3.32192809488736</text:p>
          </table:table-cell>
          <table:table-cell table:formula="of:=LOG([.F11])/LOG(2)" office:value-type="float" office:value="1.73202084564462" calcext:value-type="float">
            <text:p>1.73202084564462</text:p>
          </table:table-cell>
          <table:table-cell table:style-name="ce3" table:formula="of:=[.B11]*[.A11]" office:value-type="float" office:value="17" calcext:value-type="float">
            <text:p>17</text:p>
          </table:table-cell>
          <table:table-cell table:number-columns-repeated="2"/>
          <table:table-cell table:formula="of:=[.K10]+[.E11]" office:value-type="float" office:value="24" calcext:value-type="float">
            <text:p>24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54545454545455" calcext:value-type="float">
            <text:p>1.54545454545455</text:p>
          </table:table-cell>
          <table:table-cell table:formula="of:=[.B12]-[.C12]" office:value-type="float" office:value="0.272727272727273" calcext:value-type="float">
            <text:p>0.272727272727273</text:p>
          </table:table-cell>
          <table:table-cell office:value-type="float" office:value="3" calcext:value-type="float">
            <text:p>3</text:p>
          </table:table-cell>
          <table:table-cell table:formula="of:=LOG([.A12])/LOG(2)" office:value-type="float" office:value="3.4594316186373" calcext:value-type="float">
            <text:p>3.4594316186373</text:p>
          </table:table-cell>
          <table:table-cell table:formula="of:=LOG([.F12])/LOG(2)" office:value-type="float" office:value="1.79053502389312" calcext:value-type="float">
            <text:p>1.79053502389312</text:p>
          </table:table-cell>
          <table:table-cell table:style-name="ce3" table:formula="of:=[.B12]*[.A12]" office:value-type="float" office:value="20" calcext:value-type="float">
            <text:p>20</text:p>
          </table:table-cell>
          <table:table-cell/>
          <table:table-cell table:formula="of:=[.H12]-[.H11]" office:value-type="float" office:value="3" calcext:value-type="float">
            <text:p>3</text:p>
          </table:table-cell>
          <table:table-cell table:formula="of:=[.K11]+[.E12]" office:value-type="float" office:value="27" calcext:value-type="float">
            <text:p>27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41666666666667" calcext:value-type="float">
            <text:p>1.41666666666667</text:p>
          </table:table-cell>
          <table:table-cell table:formula="of:=[.B13]-[.C13]"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formula="of:=LOG([.A13])/LOG(2)" office:value-type="float" office:value="3.58496250072116" calcext:value-type="float">
            <text:p>3.58496250072116</text:p>
          </table:table-cell>
          <table:table-cell table:formula="of:=LOG([.F13])/LOG(2)" office:value-type="float" office:value="1.84195802818616" calcext:value-type="float">
            <text:p>1.84195802818616</text:p>
          </table:table-cell>
          <table:table-cell table:style-name="ce3" table:formula="of:=[.B13]*[.A13]" office:value-type="float" office:value="20" calcext:value-type="float">
            <text:p>20</text:p>
          </table:table-cell>
          <table:table-cell office:value-type="string" calcext:value-type="string">
            <text:p>8 groups of 2</text:p>
          </table:table-cell>
          <table:table-cell/>
          <table:table-cell table:formula="of:=[.K12]+[.E13]" office:value-type="float" office:value="30" calcext:value-type="float">
            <text:p>3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 office:value-type="float" office:value="1.92307692307692" calcext:value-type="float">
            <text:p>1.92307692307692</text:p>
          </table:table-cell>
          <table:table-cell table:formula="of:=[.B14]-[.C14]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LOG([.A14])/LOG(2)" office:value-type="float" office:value="3.70043971814109" calcext:value-type="float">
            <text:p>3.70043971814109</text:p>
          </table:table-cell>
          <table:table-cell table:style-name="ce1" table:formula="of:=LOG([.F14])/LOG(2)" office:value-type="float" office:value="1.88769671438722" calcext:value-type="float">
            <text:p>1.88769671438722</text:p>
          </table:table-cell>
          <table:table-cell table:style-name="ce1" table:formula="of:=[.B14]*[.A14]" office:value-type="float" office:value="25" calcext:value-type="float">
            <text:p>25</text:p>
          </table:table-cell>
          <table:table-cell table:style-name="ce1"/>
          <table:table-cell table:style-name="ce1" table:formula="of:=[.H14]-[.H13]" office:value-type="float" office:value="5" calcext:value-type="float">
            <text:p>5</text:p>
          </table:table-cell>
          <table:table-cell table:formula="of:=[.K13]+[.E14]" office:value-type="float" office:value="34" calcext:value-type="float">
            <text:p>34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.42857142857143" calcext:value-type="float">
            <text:p>1.42857142857143</text:p>
          </table:table-cell>
          <table:table-cell table:formula="of:=[.B15]-[.C15]" office:value-type="float" office:value="0.357142857142857" calcext:value-type="float">
            <text:p>0.357142857142857</text:p>
          </table:table-cell>
          <table:table-cell office:value-type="float" office:value="4" calcext:value-type="float">
            <text:p>4</text:p>
          </table:table-cell>
          <table:table-cell table:formula="of:=LOG([.A15])/LOG(2)" office:value-type="float" office:value="3.8073549220576" calcext:value-type="float">
            <text:p>3.8073549220576</text:p>
          </table:table-cell>
          <table:table-cell table:formula="of:=LOG([.F15])/LOG(2)" office:value-type="float" office:value="1.92878906436439" calcext:value-type="float">
            <text:p>1.92878906436439</text:p>
          </table:table-cell>
          <table:table-cell table:style-name="ce3" table:formula="of:=[.B15]*[.A15]" office:value-type="float" office:value="25" calcext:value-type="float">
            <text:p>25</text:p>
          </table:table-cell>
          <table:table-cell table:number-columns-repeated="2"/>
          <table:table-cell table:formula="of:=[.K14]+[.E15]" office:value-type="float" office:value="38" calcext:value-type="float">
            <text:p>38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1.66666666666667" calcext:value-type="float">
            <text:p>1.66666666666667</text:p>
          </table:table-cell>
          <table:table-cell table:formula="of:=[.B16]-[.C16]" office:value-type="float" office:value="0.266666666666666" calcext:value-type="float">
            <text:p>0.266666666666666</text:p>
          </table:table-cell>
          <table:table-cell office:value-type="float" office:value="4" calcext:value-type="float">
            <text:p>4</text:p>
          </table:table-cell>
          <table:table-cell table:formula="of:=LOG([.A16])/LOG(2)" office:value-type="float" office:value="3.90689059560852" calcext:value-type="float">
            <text:p>3.90689059560852</text:p>
          </table:table-cell>
          <table:table-cell table:formula="of:=LOG([.F16])/LOG(2)" office:value-type="float" office:value="1.96602085639618" calcext:value-type="float">
            <text:p>1.96602085639618</text:p>
          </table:table-cell>
          <table:table-cell table:style-name="ce3" table:formula="of:=[.B16]*[.A16]" office:value-type="float" office:value="29" calcext:value-type="float">
            <text:p>29</text:p>
          </table:table-cell>
          <table:table-cell/>
          <table:table-cell table:formula="of:=[.H16]-[.H15]" office:value-type="float" office:value="4" calcext:value-type="float">
            <text:p>4</text:p>
          </table:table-cell>
          <table:table-cell table:formula="of:=[.K15]+[.E16]" office:value-type="float" office:value="42" calcext:value-type="float">
            <text:p>4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 office:value-type="float" office:value="1.8125" calcext:value-type="float">
            <text:p>1.8125</text:p>
          </table:table-cell>
          <table:table-cell table:formula="of:=[.B17]-[.C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G([.A17])/LOG(2)" office:value-type="float" office:value="4" calcext:value-type="float">
            <text:p>4</text:p>
          </table:table-cell>
          <table:table-cell table:formula="of:=LOG([.F17])/LOG(2)" office:value-type="float" office:value="2" calcext:value-type="float">
            <text:p>2</text:p>
          </table:table-cell>
          <table:table-cell table:style-name="ce3" table:formula="of:=[.B17]*[.A17]" office:value-type="float" office:value="29" calcext:value-type="float">
            <text:p>29</text:p>
          </table:table-cell>
          <table:table-cell table:number-columns-repeated="2"/>
          <table:table-cell table:formula="of:=[.K16]+[.E17]" office:value-type="float" office:value="46" calcext:value-type="float">
            <text:p>4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.70588235294118" calcext:value-type="float">
            <text:p>1.70588235294118</text:p>
          </table:table-cell>
          <table:table-cell table:formula="of:=[.B18]-[.C18]" office:value-type="float" office:value="0.235294117647059" calcext:value-type="float">
            <text:p>0.235294117647059</text:p>
          </table:table-cell>
          <table:table-cell office:value-type="float" office:value="4" calcext:value-type="float">
            <text:p>4</text:p>
          </table:table-cell>
          <table:table-cell table:formula="of:=LOG([.A18])/LOG(2)" office:value-type="float" office:value="4.08746284125034" calcext:value-type="float">
            <text:p>4.08746284125034</text:p>
          </table:table-cell>
          <table:table-cell table:formula="of:=LOG([.F18])/LOG(2)" office:value-type="float" office:value="2.03120561526209" calcext:value-type="float">
            <text:p>2.03120561526209</text:p>
          </table:table-cell>
          <table:table-cell table:style-name="ce3" table:formula="of:=[.B18]*[.A18]" office:value-type="float" office:value="33" calcext:value-type="float">
            <text:p>33</text:p>
          </table:table-cell>
          <table:table-cell/>
          <table:table-cell table:formula="of:=[.H18]-[.H17]" office:value-type="float" office:value="3.99999999999999" calcext:value-type="float">
            <text:p>3.99999999999999</text:p>
          </table:table-cell>
          <table:table-cell table:formula="of:=[.K17]+[.E18]" office:value-type="float" office:value="50" calcext:value-type="float">
            <text:p>5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2" office:value-type="float" office:value="1.83333333333333" calcext:value-type="float">
            <text:p>1.83333333333333</text:p>
          </table:table-cell>
          <table:table-cell table:formula="of:=[.B19]-[.C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G([.A19])/LOG(2)" office:value-type="float" office:value="4.16992500144231" calcext:value-type="float">
            <text:p>4.16992500144231</text:p>
          </table:table-cell>
          <table:table-cell table:formula="of:=LOG([.F19])/LOG(2)" office:value-type="float" office:value="2.06002143618306" calcext:value-type="float">
            <text:p>2.06002143618306</text:p>
          </table:table-cell>
          <table:table-cell table:style-name="ce3" table:formula="of:=[.B19]*[.A19]" office:value-type="float" office:value="33" calcext:value-type="float">
            <text:p>33</text:p>
          </table:table-cell>
          <table:table-cell table:number-columns-repeated="2"/>
          <table:table-cell table:formula="of:=[.K18]+[.E19]" office:value-type="float" office:value="54" calcext:value-type="float">
            <text:p>54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.94736842105263" calcext:value-type="float">
            <text:p>1.94736842105263</text:p>
          </table:table-cell>
          <table:table-cell office:value-type="float" office:value="1.73684210526316" calcext:value-type="float">
            <text:p>1.73684210526316</text:p>
          </table:table-cell>
          <table:table-cell table:formula="of:=[.B20]-[.C20]" office:value-type="float" office:value="0.210526315789473" calcext:value-type="float">
            <text:p>0.210526315789473</text:p>
          </table:table-cell>
          <table:table-cell office:value-type="float" office:value="4" calcext:value-type="float">
            <text:p>4</text:p>
          </table:table-cell>
          <table:table-cell table:formula="of:=LOG([.A20])/LOG(2)" office:value-type="float" office:value="4.24792751344359" calcext:value-type="float">
            <text:p>4.24792751344359</text:p>
          </table:table-cell>
          <table:table-cell table:formula="of:=LOG([.F20])/LOG(2)" office:value-type="float" office:value="2.08675914823065" calcext:value-type="float">
            <text:p>2.08675914823065</text:p>
          </table:table-cell>
          <table:table-cell table:style-name="ce3" table:formula="of:=[.B20]*[.A20]" office:value-type="float" office:value="37" calcext:value-type="float">
            <text:p>37</text:p>
          </table:table-cell>
          <table:table-cell/>
          <table:table-cell table:formula="of:=[.H20]-[.H19]" office:value-type="float" office:value="4" calcext:value-type="float">
            <text:p>4</text:p>
          </table:table-cell>
          <table:table-cell table:formula="of:=[.K19]+[.E20]" office:value-type="float" office:value="58" calcext:value-type="float">
            <text:p>58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B21]-[.C21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G([.A21])/LOG(2)" office:value-type="float" office:value="4.32192809488736" calcext:value-type="float">
            <text:p>4.32192809488736</text:p>
          </table:table-cell>
          <table:table-cell table:formula="of:=LOG([.F21])/LOG(2)" office:value-type="float" office:value="2.11167506988082" calcext:value-type="float">
            <text:p>2.11167506988082</text:p>
          </table:table-cell>
          <table:table-cell table:style-name="ce3" table:formula="of:=[.B21]*[.A21]" office:value-type="float" office:value="37" calcext:value-type="float">
            <text:p>37</text:p>
          </table:table-cell>
          <table:table-cell table:number-columns-repeated="2"/>
          <table:table-cell table:formula="of:=[.K20]+[.E21]" office:value-type="float" office:value="62" calcext:value-type="float">
            <text:p>6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.95238095238095" calcext:value-type="float">
            <text:p>1.95238095238095</text:p>
          </table:table-cell>
          <table:table-cell office:value-type="float" office:value="1.76190476190476" calcext:value-type="float">
            <text:p>1.76190476190476</text:p>
          </table:table-cell>
          <table:table-cell table:formula="of:=[.B22]-[.C22]" office:value-type="float" office:value="0.19047619047619" calcext:value-type="float">
            <text:p>0.19047619047619</text:p>
          </table:table-cell>
          <table:table-cell office:value-type="float" office:value="4" calcext:value-type="float">
            <text:p>4</text:p>
          </table:table-cell>
          <table:table-cell table:formula="of:=LOG([.A22])/LOG(2)" office:value-type="float" office:value="4.39231742277876" calcext:value-type="float">
            <text:p>4.39231742277876</text:p>
          </table:table-cell>
          <table:table-cell table:formula="of:=LOG([.F22])/LOG(2)" office:value-type="float" office:value="2.13498231839618" calcext:value-type="float">
            <text:p>2.13498231839618</text:p>
          </table:table-cell>
          <table:table-cell table:style-name="ce4" table:formula="of:=[.B22]*[.A22]" office:value-type="float" office:value="41" calcext:value-type="float">
            <text:p>41</text:p>
          </table:table-cell>
          <table:table-cell office:value-type="string" calcext:value-type="string">
            <text:p>18 groups of 3</text:p>
          </table:table-cell>
          <table:table-cell table:formula="of:=[.H22]-[.H21]" office:value-type="float" office:value="4" calcext:value-type="float">
            <text:p>4</text:p>
          </table:table-cell>
          <table:table-cell table:formula="of:=[.K21]+[.E22]" office:value-type="float" office:value="66" calcext:value-type="float">
            <text:p>6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.86363636363636" calcext:value-type="float">
            <text:p>1.86363636363636</text:p>
          </table:table-cell>
          <table:table-cell office:value-type="float" office:value="1.68181818181818" calcext:value-type="float">
            <text:p>1.68181818181818</text:p>
          </table:table-cell>
          <table:table-cell table:formula="of:=[.B23]-[.C23]" office:value-type="float" office:value="0.181818181818182" calcext:value-type="float">
            <text:p>0.181818181818182</text:p>
          </table:table-cell>
          <table:table-cell office:value-type="float" office:value="4" calcext:value-type="float">
            <text:p>4</text:p>
          </table:table-cell>
          <table:table-cell table:formula="of:=LOG([.A23])/LOG(2)" office:value-type="float" office:value="4.4594316186373" calcext:value-type="float">
            <text:p>4.4594316186373</text:p>
          </table:table-cell>
          <table:table-cell table:formula="of:=LOG([.F23])/LOG(2)" office:value-type="float" office:value="2.15685984170878" calcext:value-type="float">
            <text:p>2.15685984170878</text:p>
          </table:table-cell>
          <table:table-cell table:style-name="ce4" table:formula="of:=[.B23]*[.A23]" office:value-type="float" office:value="41" calcext:value-type="float">
            <text:p>41</text:p>
          </table:table-cell>
          <table:table-cell table:number-columns-repeated="2"/>
          <table:table-cell table:formula="of:=[.E23]*[.L23]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.78260869565217" calcext:value-type="float">
            <text:p>1.78260869565217</text:p>
          </table:table-cell>
          <table:table-cell office:value-type="float" office:value="1.43478260869565" calcext:value-type="float">
            <text:p>1.43478260869565</text:p>
          </table:table-cell>
          <table:table-cell table:formula="of:=[.B24]-[.C24]" office:value-type="float" office:value="0.347826086956522" calcext:value-type="float">
            <text:p>0.347826086956522</text:p>
          </table:table-cell>
          <table:table-cell office:value-type="float" office:value="4" calcext:value-type="float">
            <text:p>4</text:p>
          </table:table-cell>
          <table:table-cell table:formula="of:=LOG([.A24])/LOG(2)" office:value-type="float" office:value="4.52356195605701" calcext:value-type="float">
            <text:p>4.52356195605701</text:p>
          </table:table-cell>
          <table:table-cell table:formula="of:=LOG([.F24])/LOG(2)" office:value-type="float" office:value="2.1774592311797" calcext:value-type="float">
            <text:p>2.1774592311797</text:p>
          </table:table-cell>
          <table:table-cell table:style-name="ce4" table:formula="of:=[.B24]*[.A24]" office:value-type="float" office:value="41" calcext:value-type="float">
            <text:p>41</text:p>
          </table:table-cell>
          <table:table-cell table:number-columns-repeated="2"/>
          <table:table-cell table:formula="of:=[.E24]*[.L24]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.875" calcext:value-type="float">
            <text:p>1.875</text:p>
          </table:table-cell>
          <table:table-cell office:value-type="float" office:value="1.70833333333333" calcext:value-type="float">
            <text:p>1.70833333333333</text:p>
          </table:table-cell>
          <table:table-cell table:formula="of:=[.B25]-[.C25]"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table:formula="of:=LOG([.A25])/LOG(2)" office:value-type="float" office:value="4.58496250072116" calcext:value-type="float">
            <text:p>4.58496250072116</text:p>
          </table:table-cell>
          <table:table-cell table:formula="of:=LOG([.F25])/LOG(2)" office:value-type="float" office:value="2.19690993442123" calcext:value-type="float">
            <text:p>2.19690993442123</text:p>
          </table:table-cell>
          <table:table-cell table:style-name="ce4" table:formula="of:=[.B25]*[.A25]" office:value-type="float" office:value="45" calcext:value-type="float">
            <text:p>45</text:p>
          </table:table-cell>
          <table:table-cell/>
          <table:table-cell table:formula="of:=[.H25]-[.H24]" office:value-type="float" office:value="4" calcext:value-type="float">
            <text:p>4</text:p>
          </table:table-cell>
          <table:table-cell table:formula="of:=[.E25]*[.L25]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1.64" calcext:value-type="float">
            <text:p>1.64</text:p>
          </table:table-cell>
          <table:table-cell table:formula="of:=[.B26]-[.C26]"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formula="of:=LOG([.A26])/LOG(2)" office:value-type="float" office:value="4.64385618977473" calcext:value-type="float">
            <text:p>4.64385618977473</text:p>
          </table:table-cell>
          <table:table-cell table:formula="of:=LOG([.F26])/LOG(2)" office:value-type="float" office:value="2.21532329573679" calcext:value-type="float">
            <text:p>2.21532329573679</text:p>
          </table:table-cell>
          <table:table-cell table:style-name="ce4" table:formula="of:=[.B26]*[.A26]" office:value-type="float" office:value="45" calcext:value-type="float">
            <text:p>45</text:p>
          </table:table-cell>
          <table:table-cell table:number-columns-repeated="2"/>
          <table:table-cell table:formula="of:=[.E26]*[.L26]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.73076923076923" calcext:value-type="float">
            <text:p>1.73076923076923</text:p>
          </table:table-cell>
          <table:table-cell office:value-type="float" office:value="1.57692307692308" calcext:value-type="float">
            <text:p>1.57692307692308</text:p>
          </table:table-cell>
          <table:table-cell table:formula="of:=[.B27]-[.C27]" office:value-type="float" office:value="0.153846153846154" calcext:value-type="float">
            <text:p>0.153846153846154</text:p>
          </table:table-cell>
          <table:table-cell office:value-type="float" office:value="4" calcext:value-type="float">
            <text:p>4</text:p>
          </table:table-cell>
          <table:table-cell table:formula="of:=LOG([.A27])/LOG(2)" office:value-type="float" office:value="4.70043971814109" calcext:value-type="float">
            <text:p>4.70043971814109</text:p>
          </table:table-cell>
          <table:table-cell table:formula="of:=LOG([.F27])/LOG(2)" office:value-type="float" office:value="2.23279572477072" calcext:value-type="float">
            <text:p>2.23279572477072</text:p>
          </table:table-cell>
          <table:table-cell table:style-name="ce4" table:formula="of:=[.B27]*[.A27]" office:value-type="float" office:value="45" calcext:value-type="float">
            <text:p>45</text:p>
          </table:table-cell>
          <table:table-cell table:number-columns-repeated="2"/>
          <table:table-cell table:formula="of:=[.E27]*[.L27]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.81481481481482" calcext:value-type="float">
            <text:p>1.81481481481482</text:p>
          </table:table-cell>
          <table:table-cell office:value-type="float" office:value="1.66666666666667" calcext:value-type="float">
            <text:p>1.66666666666667</text:p>
          </table:table-cell>
          <table:table-cell table:formula="of:=[.B28]-[.C28]" office:value-type="float" office:value="0.148148148148148" calcext:value-type="float">
            <text:p>0.148148148148148</text:p>
          </table:table-cell>
          <table:table-cell office:value-type="float" office:value="4" calcext:value-type="float">
            <text:p>4</text:p>
          </table:table-cell>
          <table:table-cell table:formula="of:=LOG([.A28])/LOG(2)" office:value-type="float" office:value="4.75488750216347" calcext:value-type="float">
            <text:p>4.75488750216347</text:p>
          </table:table-cell>
          <table:table-cell table:formula="of:=LOG([.F28])/LOG(2)" office:value-type="float" office:value="2.24941120817505" calcext:value-type="float">
            <text:p>2.24941120817505</text:p>
          </table:table-cell>
          <table:table-cell table:style-name="ce4" table:formula="of:=[.B28]*[.A28]" office:value-type="float" office:value="49" calcext:value-type="float">
            <text:p>49</text:p>
          </table:table-cell>
          <table:table-cell/>
          <table:table-cell table:formula="of:=[.H28]-[.H27]" office:value-type="float" office:value="4" calcext:value-type="float">
            <text:p>4</text:p>
          </table:table-cell>
          <table:table-cell table:formula="of:=[.E28]*[.L28]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.75" calcext:value-type="float">
            <text:p>1.75</text:p>
          </table:table-cell>
          <table:table-cell office:value-type="float" office:value="1.60714285714286" calcext:value-type="float">
            <text:p>1.60714285714286</text:p>
          </table:table-cell>
          <table:table-cell table:formula="of:=[.B29]-[.C29]" office:value-type="float" office:value="0.142857142857143" calcext:value-type="float">
            <text:p>0.142857142857143</text:p>
          </table:table-cell>
          <table:table-cell office:value-type="float" office:value="4" calcext:value-type="float">
            <text:p>4</text:p>
          </table:table-cell>
          <table:table-cell table:formula="of:=LOG([.A29])/LOG(2)" office:value-type="float" office:value="4.8073549220576" calcext:value-type="float">
            <text:p>4.8073549220576</text:p>
          </table:table-cell>
          <table:table-cell table:formula="of:=LOG([.F29])/LOG(2)" office:value-type="float" office:value="2.26524332009534" calcext:value-type="float">
            <text:p>2.26524332009534</text:p>
          </table:table-cell>
          <table:table-cell table:style-name="ce4" table:formula="of:=[.B29]*[.A29]" office:value-type="float" office:value="49" calcext:value-type="float">
            <text:p>49</text:p>
          </table:table-cell>
          <table:table-cell table:number-columns-repeated="2"/>
          <table:table-cell table:formula="of:=[.E29]*[.L29]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.68965517241379" calcext:value-type="float">
            <text:p>1.68965517241379</text:p>
          </table:table-cell>
          <table:table-cell office:value-type="float" office:value="1.55172413793103" calcext:value-type="float">
            <text:p>1.55172413793103</text:p>
          </table:table-cell>
          <table:table-cell table:formula="of:=[.B30]-[.C30]" office:value-type="float" office:value="0.137931034482759" calcext:value-type="float">
            <text:p>0.137931034482759</text:p>
          </table:table-cell>
          <table:table-cell office:value-type="float" office:value="4" calcext:value-type="float">
            <text:p>4</text:p>
          </table:table-cell>
          <table:table-cell table:formula="of:=LOG([.A30])/LOG(2)" office:value-type="float" office:value="4.85798099512757" calcext:value-type="float">
            <text:p>4.85798099512757</text:p>
          </table:table-cell>
          <table:table-cell table:formula="of:=LOG([.F30])/LOG(2)" office:value-type="float" office:value="2.28035684602795" calcext:value-type="float">
            <text:p>2.28035684602795</text:p>
          </table:table-cell>
          <table:table-cell table:style-name="ce4" table:formula="of:=[.B30]*[.A30]" office:value-type="float" office:value="49" calcext:value-type="float">
            <text:p>49</text:p>
          </table:table-cell>
          <table:table-cell table:number-columns-repeated="2"/>
          <table:table-cell table:formula="of:=[.E30]*[.L30]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.76666666666667" calcext:value-type="float">
            <text:p>1.76666666666667</text:p>
          </table:table-cell>
          <table:table-cell office:value-type="float" office:value="1.5" calcext:value-type="float">
            <text:p>1.5</text:p>
          </table:table-cell>
          <table:table-cell table:formula="of:=[.B31]-[.C31]" office:value-type="float" office:value="0.266666666666667" calcext:value-type="float">
            <text:p>0.266666666666667</text:p>
          </table:table-cell>
          <table:table-cell office:value-type="float" office:value="4" calcext:value-type="float">
            <text:p>4</text:p>
          </table:table-cell>
          <table:table-cell table:formula="of:=LOG([.A31])/LOG(2)" office:value-type="float" office:value="4.90689059560852" calcext:value-type="float">
            <text:p>4.90689059560852</text:p>
          </table:table-cell>
          <table:table-cell table:formula="of:=LOG([.F31])/LOG(2)" office:value-type="float" office:value="2.29480910533062" calcext:value-type="float">
            <text:p>2.29480910533062</text:p>
          </table:table-cell>
          <table:table-cell table:style-name="ce4" table:formula="of:=[.B31]*[.A31]" office:value-type="float" office:value="53" calcext:value-type="float">
            <text:p>53</text:p>
          </table:table-cell>
          <table:table-cell/>
          <table:table-cell table:formula="of:=[.H31]-[.H30]" office:value-type="float" office:value="4" calcext:value-type="float">
            <text:p>4</text:p>
          </table:table-cell>
          <table:table-cell table:formula="of:=[.E31]*[.L31]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.70967741935484" calcext:value-type="float">
            <text:p>1.70967741935484</text:p>
          </table:table-cell>
          <table:table-cell office:value-type="float" office:value="1.58064516129032" calcext:value-type="float">
            <text:p>1.58064516129032</text:p>
          </table:table-cell>
          <table:table-cell table:formula="of:=[.B32]-[.C32]" office:value-type="float" office:value="0.129032258064516" calcext:value-type="float">
            <text:p>0.129032258064516</text:p>
          </table:table-cell>
          <table:table-cell office:value-type="float" office:value="4" calcext:value-type="float">
            <text:p>4</text:p>
          </table:table-cell>
          <table:table-cell table:formula="of:=LOG([.A32])/LOG(2)" office:value-type="float" office:value="4.95419631038688" calcext:value-type="float">
            <text:p>4.95419631038688</text:p>
          </table:table-cell>
          <table:table-cell table:formula="of:=LOG([.F32])/LOG(2)" office:value-type="float" office:value="2.3086510366122" calcext:value-type="float">
            <text:p>2.3086510366122</text:p>
          </table:table-cell>
          <table:table-cell table:style-name="ce4" table:formula="of:=[.B32]*[.A32]" office:value-type="float" office:value="53" calcext:value-type="float">
            <text:p>53</text:p>
          </table:table-cell>
          <table:table-cell table:number-columns-repeated="2"/>
          <table:table-cell table:formula="of:=[.E32]*[.L32]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53125" calcext:value-type="float">
            <text:p>1.53125</text:p>
          </table:table-cell>
          <table:table-cell table:formula="of:=[.B33]-[.C33]"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table:formula="of:=LOG([.A33])/LOG(2)" office:value-type="float" office:value="5" calcext:value-type="float">
            <text:p>5</text:p>
          </table:table-cell>
          <table:table-cell table:formula="of:=LOG([.F33])/LOG(2)" office:value-type="float" office:value="2.32192809488736" calcext:value-type="float">
            <text:p>2.32192809488736</text:p>
          </table:table-cell>
          <table:table-cell table:style-name="ce4" table:formula="of:=[.B33]*[.A33]" office:value-type="float" office:value="53" calcext:value-type="float">
            <text:p>53</text:p>
          </table:table-cell>
          <table:table-cell table:number-columns-repeated="2"/>
          <table:table-cell table:formula="of:=[.E33]*[.L33]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.78787878787879" calcext:value-type="float">
            <text:p>1.78787878787879</text:p>
          </table:table-cell>
          <table:table-cell office:value-type="float" office:value="1.48484848484848" calcext:value-type="float">
            <text:p>1.48484848484848</text:p>
          </table:table-cell>
          <table:table-cell table:formula="of:=[.B34]-[.C34]" office:value-type="float" office:value="0.303030303030303" calcext:value-type="float">
            <text:p>0.303030303030303</text:p>
          </table:table-cell>
          <table:table-cell table:style-name="ce1" office:value-type="float" office:value="5" calcext:value-type="float">
            <text:p>5</text:p>
          </table:table-cell>
          <table:table-cell table:formula="of:=LOG([.A34])/LOG(2)" office:value-type="float" office:value="5.04439411935845" calcext:value-type="float">
            <text:p>5.04439411935845</text:p>
          </table:table-cell>
          <table:table-cell table:formula="of:=LOG([.F34])/LOG(2)" office:value-type="float" office:value="2.33468099807517" calcext:value-type="float">
            <text:p>2.33468099807517</text:p>
          </table:table-cell>
          <table:table-cell table:style-name="ce1" table:formula="of:=[.B34]*[.A34]" office:value-type="float" office:value="59" calcext:value-type="float">
            <text:p>59</text:p>
          </table:table-cell>
          <table:table-cell table:style-name="ce1"/>
          <table:table-cell table:style-name="ce1" table:formula="of:=[.H34]-[.H33]" office:value-type="float" office:value="5.99999999999999" calcext:value-type="float">
            <text:p>5.99999999999999</text:p>
          </table:table-cell>
          <table:table-cell table:formula="of:=[.E34]*[.L34]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 office:value-type="float" office:value="1.73529411764706" calcext:value-type="float">
            <text:p>1.73529411764706</text:p>
          </table:table-cell>
          <table:table-cell table:formula="of:=[.B35]-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LOG([.A35])/LOG(2)" office:value-type="float" office:value="5.08746284125034" calcext:value-type="float">
            <text:p>5.08746284125034</text:p>
          </table:table-cell>
          <table:table-cell table:formula="of:=LOG([.F35])/LOG(2)" office:value-type="float" office:value="2.34694635199517" calcext:value-type="float">
            <text:p>2.34694635199517</text:p>
          </table:table-cell>
          <table:table-cell table:style-name="ce4" table:formula="of:=[.B35]*[.A35]" office:value-type="float" office:value="59" calcext:value-type="float">
            <text:p>59</text:p>
          </table:table-cell>
          <table:table-cell table:number-columns-repeated="2"/>
          <table:table-cell table:formula="of:=[.E35]*[.L35]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1.68571428571429" calcext:value-type="float">
            <text:p>1.68571428571429</text:p>
          </table:table-cell>
          <table:table-cell office:value-type="float" office:value="1.51428571428571" calcext:value-type="float">
            <text:p>1.51428571428571</text:p>
          </table:table-cell>
          <table:table-cell table:formula="of:=[.B36]-[.C36]" office:value-type="float" office:value="0.171428571428571" calcext:value-type="float">
            <text:p>0.171428571428571</text:p>
          </table:table-cell>
          <table:table-cell office:value-type="float" office:value="5" calcext:value-type="float">
            <text:p>5</text:p>
          </table:table-cell>
          <table:table-cell table:formula="of:=LOG([.A36])/LOG(2)" office:value-type="float" office:value="5.12928301694497" calcext:value-type="float">
            <text:p>5.12928301694497</text:p>
          </table:table-cell>
          <table:table-cell table:formula="of:=LOG([.F36])/LOG(2)" office:value-type="float" office:value="2.35875717667266" calcext:value-type="float">
            <text:p>2.35875717667266</text:p>
          </table:table-cell>
          <table:table-cell table:style-name="ce4" table:formula="of:=[.B36]*[.A36]" office:value-type="float" office:value="59" calcext:value-type="float">
            <text:p>59</text:p>
          </table:table-cell>
          <table:table-cell table:number-columns-repeated="2"/>
          <table:table-cell table:formula="of:=[.E36]*[.L36]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1.47222222222222" calcext:value-type="float">
            <text:p>1.47222222222222</text:p>
          </table:table-cell>
          <table:table-cell table:formula="of:=[.B37]-[.C37]" office:value-type="float" office:value="0.305555555555555" calcext:value-type="float">
            <text:p>0.305555555555555</text:p>
          </table:table-cell>
          <table:table-cell office:value-type="float" office:value="5" calcext:value-type="float">
            <text:p>5</text:p>
          </table:table-cell>
          <table:table-cell table:formula="of:=LOG([.A37])/LOG(2)" office:value-type="float" office:value="5.16992500144231" calcext:value-type="float">
            <text:p>5.16992500144231</text:p>
          </table:table-cell>
          <table:table-cell table:formula="of:=LOG([.F37])/LOG(2)" office:value-type="float" office:value="2.370143351946" calcext:value-type="float">
            <text:p>2.370143351946</text:p>
          </table:table-cell>
          <table:table-cell table:style-name="ce4" table:formula="of:=[.B37]*[.A37]" office:value-type="float" office:value="64" calcext:value-type="float">
            <text:p>64</text:p>
          </table:table-cell>
          <table:table-cell/>
          <table:table-cell table:formula="of:=[.H37]-[.H36]" office:value-type="float" office:value="5" calcext:value-type="float">
            <text:p>5</text:p>
          </table:table-cell>
          <table:table-cell table:formula="of:=[.E37]*[.L37]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.72972972972973" calcext:value-type="float">
            <text:p>1.72972972972973</text:p>
          </table:table-cell>
          <table:table-cell office:value-type="float" office:value="1.59459459459459" calcext:value-type="float">
            <text:p>1.59459459459459</text:p>
          </table:table-cell>
          <table:table-cell table:formula="of:=[.B38]-[.C38]" office:value-type="float" office:value="0.135135135135135" calcext:value-type="float">
            <text:p>0.135135135135135</text:p>
          </table:table-cell>
          <table:table-cell office:value-type="float" office:value="5" calcext:value-type="float">
            <text:p>5</text:p>
          </table:table-cell>
          <table:table-cell table:formula="of:=LOG([.A38])/LOG(2)" office:value-type="float" office:value="5.20945336562895" calcext:value-type="float">
            <text:p>5.20945336562895</text:p>
          </table:table-cell>
          <table:table-cell table:formula="of:=LOG([.F38])/LOG(2)" office:value-type="float" office:value="2.38113199667449" calcext:value-type="float">
            <text:p>2.38113199667449</text:p>
          </table:table-cell>
          <table:table-cell table:style-name="ce4" table:formula="of:=[.B38]*[.A38]" office:value-type="float" office:value="64" calcext:value-type="float">
            <text:p>64</text:p>
          </table:table-cell>
          <table:table-cell table:number-columns-repeated="2"/>
          <table:table-cell table:formula="of:=[.E38]+[.L38]" office:value-type="float" office:value="5" calcext:value-type="float">
            <text:p>5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.68421052631579" calcext:value-type="float">
            <text:p>1.68421052631579</text:p>
          </table:table-cell>
          <table:table-cell office:value-type="float" office:value="1.39473684210526" calcext:value-type="float">
            <text:p>1.39473684210526</text:p>
          </table:table-cell>
          <table:table-cell table:formula="of:=[.B39]-[.C39]" office:value-type="float" office:value="0.289473684210526" calcext:value-type="float">
            <text:p>0.289473684210526</text:p>
          </table:table-cell>
          <table:table-cell office:value-type="float" office:value="5" calcext:value-type="float">
            <text:p>5</text:p>
          </table:table-cell>
          <table:table-cell table:formula="of:=LOG([.A39])/LOG(2)" office:value-type="float" office:value="5.24792751344359" calcext:value-type="float">
            <text:p>5.24792751344359</text:p>
          </table:table-cell>
          <table:table-cell table:formula="of:=LOG([.F39])/LOG(2)" office:value-type="float" office:value="2.39174779298997" calcext:value-type="float">
            <text:p>2.39174779298997</text:p>
          </table:table-cell>
          <table:table-cell table:style-name="ce4" table:formula="of:=[.B39]*[.A39]" office:value-type="float" office:value="64" calcext:value-type="float">
            <text:p>64</text:p>
          </table:table-cell>
          <table:table-cell table:number-columns-repeated="2"/>
          <table:table-cell table:formula="of:=[.E39]+[.L39]" office:value-type="float" office:value="5" calcext:value-type="float">
            <text:p>5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1.64102564102564" calcext:value-type="float">
            <text:p>1.64102564102564</text:p>
          </table:table-cell>
          <table:table-cell table:formula="of:=[.B40]-[.C40]" office:value-type="float" office:value="0.128205128205128" calcext:value-type="float">
            <text:p>0.128205128205128</text:p>
          </table:table-cell>
          <table:table-cell office:value-type="float" office:value="5" calcext:value-type="float">
            <text:p>5</text:p>
          </table:table-cell>
          <table:table-cell table:formula="of:=LOG([.A40])/LOG(2)" office:value-type="float" office:value="5.28540221886225" calcext:value-type="float">
            <text:p>5.28540221886225</text:p>
          </table:table-cell>
          <table:table-cell table:formula="of:=LOG([.F40])/LOG(2)" office:value-type="float" office:value="2.40201326481094" calcext:value-type="float">
            <text:p>2.40201326481094</text:p>
          </table:table-cell>
          <table:table-cell table:style-name="ce4" table:formula="of:=[.B40]*[.A40]" office:value-type="float" office:value="69" calcext:value-type="float">
            <text:p>69</text:p>
          </table:table-cell>
          <table:table-cell/>
          <table:table-cell table:formula="of:=[.H40]-[.H39]" office:value-type="float" office:value="5" calcext:value-type="float">
            <text:p>5</text:p>
          </table:table-cell>
          <table:table-cell table:formula="of:=[.E40]+[.L40]" office:value-type="float" office:value="5" calcext:value-type="float">
            <text:p>5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.725" calcext:value-type="float">
            <text:p>1.725</text:p>
          </table:table-cell>
          <table:table-cell office:value-type="float" office:value="1.6" calcext:value-type="float">
            <text:p>1.6</text:p>
          </table:table-cell>
          <table:table-cell table:formula="of:=[.B41]-[.C41]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table:formula="of:=LOG([.A41])/LOG(2)" office:value-type="float" office:value="5.32192809488736" calcext:value-type="float">
            <text:p>5.32192809488736</text:p>
          </table:table-cell>
          <table:table-cell table:formula="of:=LOG([.F41])/LOG(2)" office:value-type="float" office:value="2.41194901809215" calcext:value-type="float">
            <text:p>2.41194901809215</text:p>
          </table:table-cell>
          <table:table-cell table:style-name="ce4" table:formula="of:=[.B41]*[.A41]" office:value-type="float" office:value="69" calcext:value-type="float">
            <text:p>69</text:p>
          </table:table-cell>
          <table:table-cell table:number-columns-repeated="2"/>
          <table:table-cell table:formula="of:=[.E41]+[.L41]" office:value-type="float" office:value="5" calcext:value-type="float">
            <text:p>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2" office:value-type="float" office:value="1.68292682926829" calcext:value-type="float">
            <text:p>1.68292682926829</text:p>
          </table:table-cell>
          <table:table-cell table:formula="of:=[.B42]-[.C4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LOG([.A42])/LOG(2)" office:value-type="float" office:value="5.35755200461809" calcext:value-type="float">
            <text:p>5.35755200461809</text:p>
          </table:table-cell>
          <table:table-cell/>
          <table:table-cell table:style-name="ce4" table:formula="of:=[.B42]*[.A42]" office:value-type="float" office:value="69" calcext:value-type="float">
            <text:p>69</text:p>
          </table:table-cell>
          <table:table-cell table:number-columns-repeated="2"/>
          <table:table-cell table:formula="of:=[.E42]+[.L42]" office:value-type="float" office:value="5" calcext:value-type="float">
            <text:p>5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.76190476190476" calcext:value-type="float">
            <text:p>1.76190476190476</text:p>
          </table:table-cell>
          <table:table-cell office:value-type="float" office:value="1.64285714285714" calcext:value-type="float">
            <text:p>1.64285714285714</text:p>
          </table:table-cell>
          <table:table-cell table:formula="of:=[.B43]-[.C43]" office:value-type="float" office:value="0.119047619047619" calcext:value-type="float">
            <text:p>0.1190476190476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3]*[.A43]" office:value-type="float" office:value="74" calcext:value-type="float">
            <text:p>74</text:p>
          </table:table-cell>
          <table:table-cell/>
          <table:table-cell table:formula="of:=[.H43]-[.H42]" office:value-type="float" office:value="5" calcext:value-type="float">
            <text:p>5</text:p>
          </table:table-cell>
          <table:table-cell table:formula="of:=[.E43]+[.L43]" office:value-type="float" office:value="5" calcext:value-type="float">
            <text:p>5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2" office:value-type="float" office:value="1.72093023255814" calcext:value-type="float">
            <text:p>1.72093023255814</text:p>
          </table:table-cell>
          <table:table-cell table:formula="of:=[.B44]-[.C4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4]*[.A44]" office:value-type="float" office:value="74" calcext:value-type="float">
            <text:p>74</text:p>
          </table:table-cell>
          <table:table-cell table:number-columns-repeated="2"/>
          <table:table-cell table:formula="of:=[.E44]+[.L44]" office:value-type="float" office:value="5" calcext:value-type="float">
            <text:p>5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1.56818181818182" calcext:value-type="float">
            <text:p>1.56818181818182</text:p>
          </table:table-cell>
          <table:table-cell table:formula="of:=[.B45]-[.C45]" office:value-type="float" office:value="0.113636363636364" calcext:value-type="float">
            <text:p>0.1136363636363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5]*[.A45]" office:value-type="float" office:value="74" calcext:value-type="float">
            <text:p>74</text:p>
          </table:table-cell>
          <table:table-cell table:number-columns-repeated="2"/>
          <table:table-cell table:formula="of:=[.E45]" office:value-type="float" office:value="5" calcext:value-type="float">
            <text:p>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.75555555555556" calcext:value-type="float">
            <text:p>1.75555555555556</text:p>
          </table:table-cell>
          <table:table-cell office:value-type="float" office:value="1.53333333333333" calcext:value-type="float">
            <text:p>1.53333333333333</text:p>
          </table:table-cell>
          <table:table-cell table:formula="of:=[.B46]-[.C46]" office:value-type="float" office:value="0.222222222222222" calcext:value-type="float">
            <text:p>0.2222222222222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6]*[.A46]" office:value-type="float" office:value="79" calcext:value-type="float">
            <text:p>79</text:p>
          </table:table-cell>
          <table:table-cell/>
          <table:table-cell table:formula="of:=[.H46]-[.H45]" office:value-type="float" office:value="5" calcext:value-type="float">
            <text:p>5</text:p>
          </table:table-cell>
          <table:table-cell table:formula="of:=[.E46]" office:value-type="float" office:value="5" calcext:value-type="float">
            <text:p>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2" office:value-type="float" office:value="1.71739130434783" calcext:value-type="float">
            <text:p>1.71739130434783</text:p>
          </table:table-cell>
          <table:table-cell table:formula="of:=[.B47]-[.C47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7]*[.A47]" office:value-type="float" office:value="79" calcext:value-type="float">
            <text:p>79</text:p>
          </table:table-cell>
          <table:table-cell table:number-columns-repeated="2"/>
          <table:table-cell table:formula="of:=[.E47]" office:value-type="float" office:value="5" calcext:value-type="float">
            <text:p>5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2" office:value-type="float" office:value="1.68085106382979" calcext:value-type="float">
            <text:p>1.68085106382979</text:p>
          </table:table-cell>
          <table:table-cell table:formula="of:=[.B48]-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8]*[.A48]" office:value-type="float" office:value="79" calcext:value-type="float">
            <text:p>79</text:p>
          </table:table-cell>
          <table:table-cell table:number-columns-repeated="2"/>
          <table:table-cell table:formula="of:=[.E48]" office:value-type="float" office:value="5" calcext:value-type="float">
            <text:p>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.75" calcext:value-type="float">
            <text:p>1.75</text:p>
          </table:table-cell>
          <table:table-cell office:value-type="float" office:value="1.64583333333333" calcext:value-type="float">
            <text:p>1.64583333333333</text:p>
          </table:table-cell>
          <table:table-cell table:formula="of:=[.B49]-[.C49]" office:value-type="float" office:value="0.104166666666667" calcext:value-type="float">
            <text:p>0.1041666666666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49]*[.A49]" office:value-type="float" office:value="84" calcext:value-type="float">
            <text:p>84</text:p>
          </table:table-cell>
          <table:table-cell/>
          <table:table-cell table:formula="of:=[.H49]-[.H48]" office:value-type="float" office:value="5" calcext:value-type="float">
            <text:p>5</text:p>
          </table:table-cell>
          <table:table-cell table:formula="of:=[.E49]" office:value-type="float" office:value="5" calcext:value-type="float">
            <text:p>5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61224489795918" calcext:value-type="float">
            <text:p>1.61224489795918</text:p>
          </table:table-cell>
          <table:table-cell table:formula="of:=[.B50]-[.C50]" office:value-type="float" office:value="0.102040816326531" calcext:value-type="float">
            <text:p>0.1020408163265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0]*[.A50]" office:value-type="float" office:value="84" calcext:value-type="float">
            <text:p>84</text:p>
          </table:table-cell>
          <table:table-cell table:number-columns-repeated="2"/>
          <table:table-cell table:formula="of:=[.E50]" office:value-type="float" office:value="5" calcext:value-type="float">
            <text:p>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B51]-[.C5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1]*[.A51]" office:value-type="float" office:value="84" calcext:value-type="float">
            <text:p>84</text:p>
          </table:table-cell>
          <table:table-cell table:number-columns-repeated="2"/>
          <table:table-cell table:formula="of:=[.E51]" office:value-type="float" office:value="5" calcext:value-type="float">
            <text:p>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1.74509803921569" calcext:value-type="float">
            <text:p>1.74509803921569</text:p>
          </table:table-cell>
          <table:table-cell office:value-type="float" office:value="1.54901960784314" calcext:value-type="float">
            <text:p>1.54901960784314</text:p>
          </table:table-cell>
          <table:table-cell table:formula="of:=[.B52]-[.C52]" office:value-type="float" office:value="0.196078431372549" calcext:value-type="float">
            <text:p>0.1960784313725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2]*[.A52]" office:value-type="float" office:value="89" calcext:value-type="float">
            <text:p>89</text:p>
          </table:table-cell>
          <table:table-cell table:number-columns-repeated="2"/>
          <table:table-cell table:formula="of:=[.E52]" office:value-type="float" office:value="5" calcext:value-type="float">
            <text:p>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1.71153846153846" calcext:value-type="float">
            <text:p>1.71153846153846</text:p>
          </table:table-cell>
          <table:table-cell office:value-type="float" office:value="1.61538461538462" calcext:value-type="float">
            <text:p>1.61538461538462</text:p>
          </table:table-cell>
          <table:table-cell table:formula="of:=[.B53]-[.C53]" office:value-type="float" office:value="0.096153846153846" calcext:value-type="float">
            <text:p>0.0961538461538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3]*[.A53]" office:value-type="float" office:value="89" calcext:value-type="float">
            <text:p>89</text:p>
          </table:table-cell>
          <table:table-cell table:number-columns-repeated="2"/>
          <table:table-cell table:formula="of:=[.E53]" office:value-type="float" office:value="5" calcext:value-type="float">
            <text:p>5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1.67924528301887" calcext:value-type="float">
            <text:p>1.67924528301887</text:p>
          </table:table-cell>
          <table:table-cell office:value-type="float" office:value="1.58490566037736" calcext:value-type="float">
            <text:p>1.58490566037736</text:p>
          </table:table-cell>
          <table:table-cell table:formula="of:=[.B54]-[.C54]" office:value-type="float" office:value="0.0943396226415096" calcext:value-type="float">
            <text:p>0.094339622641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4]*[.A54]" office:value-type="float" office:value="89" calcext:value-type="float">
            <text:p>89</text:p>
          </table:table-cell>
          <table:table-cell table:number-columns-repeated="2"/>
          <table:table-cell table:formula="of:=[.E54]" office:value-type="float" office:value="5" calcext:value-type="float">
            <text:p>5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1.74074074074074" calcext:value-type="float">
            <text:p>1.74074074074074</text:p>
          </table:table-cell>
          <table:table-cell office:value-type="float" office:value="1.64814814814815" calcext:value-type="float">
            <text:p>1.64814814814815</text:p>
          </table:table-cell>
          <table:table-cell table:formula="of:=[.B55]-[.C55]" office:value-type="float" office:value="0.0925925925925926" calcext:value-type="float">
            <text:p>0.0925925925925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5]*[.A55]" office:value-type="float" office:value="94" calcext:value-type="float">
            <text:p>94</text:p>
          </table:table-cell>
          <table:table-cell table:number-columns-repeated="2"/>
          <table:table-cell table:formula="of:=[.E55]" office:value-type="float" office:value="5" calcext:value-type="float">
            <text:p>5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1.70909090909091" calcext:value-type="float">
            <text:p>1.70909090909091</text:p>
          </table:table-cell>
          <table:table-cell office:value-type="float" office:value="1.61818181818182" calcext:value-type="float">
            <text:p>1.61818181818182</text:p>
          </table:table-cell>
          <table:table-cell table:formula="of:=[.B56]-[.C56]" office:value-type="float" office:value="0.0909090909090908" calcext:value-type="float">
            <text:p>0.0909090909090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6]*[.A56]" office:value-type="float" office:value="94" calcext:value-type="float">
            <text:p>94</text:p>
          </table:table-cell>
          <table:table-cell table:number-columns-repeated="2"/>
          <table:table-cell table:formula="of:=[.E56]" office:value-type="float" office:value="5" calcext:value-type="float">
            <text:p>5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1.67857142857143" calcext:value-type="float">
            <text:p>1.67857142857143</text:p>
          </table:table-cell>
          <table:table-cell office:value-type="float" office:value="1.58928571428571" calcext:value-type="float">
            <text:p>1.58928571428571</text:p>
          </table:table-cell>
          <table:table-cell table:formula="of:=[.B57]-[.C57]" office:value-type="float" office:value="0.0892857142857144" calcext:value-type="float">
            <text:p>0.0892857142857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7]*[.A57]" office:value-type="float" office:value="94" calcext:value-type="float">
            <text:p>94</text:p>
          </table:table-cell>
          <table:table-cell table:number-columns-repeated="2"/>
          <table:table-cell table:formula="of:=[.E57]" office:value-type="float" office:value="5" calcext:value-type="float">
            <text:p>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1.73684210526316" calcext:value-type="float">
            <text:p>1.73684210526316</text:p>
          </table:table-cell>
          <table:table-cell office:value-type="float" office:value="1.56140350877193" calcext:value-type="float">
            <text:p>1.56140350877193</text:p>
          </table:table-cell>
          <table:table-cell table:formula="of:=[.B58]-[.C58]" office:value-type="float" office:value="0.175438596491228" calcext:value-type="float">
            <text:p>0.1754385964912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8]*[.A58]" office:value-type="float" office:value="99" calcext:value-type="float">
            <text:p>99</text:p>
          </table:table-cell>
          <table:table-cell table:number-columns-repeated="2"/>
          <table:table-cell table:formula="of:=[.E58]" office:value-type="float" office:value="5" calcext:value-type="float">
            <text:p>5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1.70689655172414" calcext:value-type="float">
            <text:p>1.70689655172414</text:p>
          </table:table-cell>
          <table:table-cell office:value-type="float" office:value="1.62068965517241" calcext:value-type="float">
            <text:p>1.62068965517241</text:p>
          </table:table-cell>
          <table:table-cell table:formula="of:=[.B59]-[.C59]" office:value-type="float" office:value="0.0862068965517242" calcext:value-type="float">
            <text:p>0.0862068965517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59]*[.A59]" office:value-type="float" office:value="99" calcext:value-type="float">
            <text:p>99</text:p>
          </table:table-cell>
          <table:table-cell table:number-columns-repeated="2"/>
          <table:table-cell table:formula="of:=[.E59]" office:value-type="float" office:value="5" calcext:value-type="float">
            <text:p>5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1.67796610169492" calcext:value-type="float">
            <text:p>1.67796610169492</text:p>
          </table:table-cell>
          <table:table-cell office:value-type="float" office:value="1.59322033898305" calcext:value-type="float">
            <text:p>1.59322033898305</text:p>
          </table:table-cell>
          <table:table-cell table:formula="of:=[.B60]-[.C60]" office:value-type="float" office:value="0.0847457627118644" calcext:value-type="float">
            <text:p>0.0847457627118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0]*[.A60]" office:value-type="float" office:value="99" calcext:value-type="float">
            <text:p>99</text:p>
          </table:table-cell>
          <table:table-cell table:number-columns-repeated="2"/>
          <table:table-cell table:formula="of:=[.E60]" office:value-type="float" office:value="5" calcext:value-type="float">
            <text:p>5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1.65" calcext:value-type="float">
            <text:p>1.65</text:p>
          </table:table-cell>
          <table:table-cell table:formula="of:=[.B61]-[.C61]" office:value-type="float" office:value="0.0833333333333335" calcext:value-type="float">
            <text:p>0.0833333333333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1]*[.A61]" office:value-type="float" office:value="104" calcext:value-type="float">
            <text:p>104</text:p>
          </table:table-cell>
          <table:table-cell table:number-columns-repeated="2"/>
          <table:table-cell table:formula="of:=[.E61]" office:value-type="float" office:value="5" calcext:value-type="float">
            <text:p>5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1.70491803278689" calcext:value-type="float">
            <text:p>1.70491803278689</text:p>
          </table:table-cell>
          <table:table-cell office:value-type="float" office:value="1.62295081967213" calcext:value-type="float">
            <text:p>1.62295081967213</text:p>
          </table:table-cell>
          <table:table-cell table:formula="of:=[.B62]-[.C62]" office:value-type="float" office:value="0.081967213114754" calcext:value-type="float">
            <text:p>0.0819672131147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2]*[.A62]" office:value-type="float" office:value="104" calcext:value-type="float">
            <text:p>104</text:p>
          </table:table-cell>
          <table:table-cell table:number-columns-repeated="2"/>
          <table:table-cell table:formula="of:=[.E62]" office:value-type="float" office:value="5" calcext:value-type="float">
            <text:p>5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1.67741935483871" calcext:value-type="float">
            <text:p>1.67741935483871</text:p>
          </table:table-cell>
          <table:table-cell office:value-type="float" office:value="1.51612903225806" calcext:value-type="float">
            <text:p>1.51612903225806</text:p>
          </table:table-cell>
          <table:table-cell table:formula="of:=[.B63]-[.C63]" office:value-type="float" office:value="0.161290322580645" calcext:value-type="float">
            <text:p>0.1612903225806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3]*[.A63]" office:value-type="float" office:value="104" calcext:value-type="float">
            <text:p>104</text:p>
          </table:table-cell>
          <table:table-cell table:number-columns-repeated="2"/>
          <table:table-cell table:formula="of:=[.E63]" office:value-type="float" office:value="5" calcext:value-type="float">
            <text:p>5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1.73015873015873" calcext:value-type="float">
            <text:p>1.73015873015873</text:p>
          </table:table-cell>
          <table:table-cell office:value-type="float" office:value="1.65079365079365" calcext:value-type="float">
            <text:p>1.65079365079365</text:p>
          </table:table-cell>
          <table:table-cell table:formula="of:=[.B64]-[.C64]" office:value-type="float" office:value="0.0793650793650795" calcext:value-type="float">
            <text:p>0.079365079365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4]*[.A64]" office:value-type="float" office:value="109" calcext:value-type="float">
            <text:p>109</text:p>
          </table:table-cell>
          <table:table-cell table:number-columns-repeated="2"/>
          <table:table-cell table:formula="of:=[.E64]" office:value-type="float" office:value="5" calcext:value-type="float">
            <text:p>5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1.703125" calcext:value-type="float">
            <text:p>1.703125</text:p>
          </table:table-cell>
          <table:table-cell office:value-type="float" office:value="1.46875" calcext:value-type="float">
            <text:p>1.46875</text:p>
          </table:table-cell>
          <table:table-cell table:formula="of:=[.B65]-[.C65]" office:value-type="float" office:value="0.234375" calcext:value-type="float">
            <text:p>0.2343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5]*[.A65]" office:value-type="float" office:value="109" calcext:value-type="float">
            <text:p>109</text:p>
          </table:table-cell>
          <table:table-cell table:number-columns-repeated="2"/>
          <table:table-cell table:formula="of:=[.E65]" office:value-type="float" office:value="5" calcext:value-type="float">
            <text:p>5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1.67692307692308" calcext:value-type="float">
            <text:p>1.67692307692308</text:p>
          </table:table-cell>
          <table:table-cell office:value-type="float" office:value="1.6" calcext:value-type="float">
            <text:p>1.6</text:p>
          </table:table-cell>
          <table:table-cell table:formula="of:=[.B66]-[.C66]" office:value-type="float" office:value="0.0769230769230771" calcext:value-type="float">
            <text:p>0.07692307692307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6]*[.A66]" office:value-type="float" office:value="109" calcext:value-type="float">
            <text:p>109</text:p>
          </table:table-cell>
          <table:table-cell table:number-columns-repeated="2"/>
          <table:table-cell table:formula="of:=[.E66]" office:value-type="float" office:value="5" calcext:value-type="float">
            <text:p>5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57575757575758" calcext:value-type="float">
            <text:p>1.57575757575758</text:p>
          </table:table-cell>
          <table:table-cell table:formula="of:=[.B67]-[.C67]" office:value-type="float" office:value="0.151515151515152" calcext:value-type="float">
            <text:p>0.1515151515151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7]*[.A67]" office:value-type="float" office:value="114" calcext:value-type="float">
            <text:p>114</text:p>
          </table:table-cell>
          <table:table-cell table:number-columns-repeated="2"/>
          <table:table-cell table:formula="of:=[.E67]" office:value-type="float" office:value="5" calcext:value-type="float">
            <text:p>5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1.70149253731343" calcext:value-type="float">
            <text:p>1.70149253731343</text:p>
          </table:table-cell>
          <table:table-cell office:value-type="float" office:value="1.55223880597015" calcext:value-type="float">
            <text:p>1.55223880597015</text:p>
          </table:table-cell>
          <table:table-cell table:formula="of:=[.B68]-[.C68]" office:value-type="float" office:value="0.149253731343284" calcext:value-type="float">
            <text:p>0.1492537313432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8]*[.A68]" office:value-type="float" office:value="114" calcext:value-type="float">
            <text:p>114</text:p>
          </table:table-cell>
          <table:table-cell table:number-columns-repeated="2"/>
          <table:table-cell table:formula="of:=[.E68]" office:value-type="float" office:value="5" calcext:value-type="float">
            <text:p>5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1.67647058823529" calcext:value-type="float">
            <text:p>1.67647058823529</text:p>
          </table:table-cell>
          <table:table-cell office:value-type="float" office:value="1.60294117647059" calcext:value-type="float">
            <text:p>1.60294117647059</text:p>
          </table:table-cell>
          <table:table-cell table:formula="of:=[.B69]-[.C69]" office:value-type="float" office:value="0.0735294117647058" calcext:value-type="float">
            <text:p>0.0735294117647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[.B69]*[.A69]" office:value-type="float" office:value="114" calcext:value-type="float">
            <text:p>114</text:p>
          </table:table-cell>
          <table:table-cell table:number-columns-repeated="2"/>
          <table:table-cell table:formula="of:=[.E69]" office:value-type="float" office:value="5" calcext:value-type="float">
            <text:p>5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1.72463768115942" calcext:value-type="float">
            <text:p>1.72463768115942</text:p>
          </table:table-cell>
          <table:table-cell office:value-type="float" office:value="1.50724637681159" calcext:value-type="float">
            <text:p>1.50724637681159</text:p>
          </table:table-cell>
          <table:table-cell table:formula="of:=[.B70]-[.C70]" office:value-type="float" office:value="0.217391304347826" calcext:value-type="float">
            <text:p>0.21739130434782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0]" office:value-type="float" office:value="5" calcext:value-type="float">
            <text:p>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1.7" calcext:value-type="float">
            <text:p>1.7</text:p>
          </table:table-cell>
          <table:table-cell office:value-type="float" office:value="1.55714285714286" calcext:value-type="float">
            <text:p>1.55714285714286</text:p>
          </table:table-cell>
          <table:table-cell table:formula="of:=[.B71]-[.C71]" office:value-type="float" office:value="0.142857142857143" calcext:value-type="float">
            <text:p>0.14285714285714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1]" office:value-type="float" office:value="5" calcext:value-type="float">
            <text:p>5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1.67605633802817" calcext:value-type="float">
            <text:p>1.67605633802817</text:p>
          </table:table-cell>
          <table:table-cell office:value-type="float" office:value="1.6056338028169" calcext:value-type="float">
            <text:p>1.6056338028169</text:p>
          </table:table-cell>
          <table:table-cell table:formula="of:=[.B72]-[.C72]" office:value-type="float" office:value="0.0704225352112675" calcext:value-type="float">
            <text:p>0.07042253521126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2]" office:value-type="float" office:value="5" calcext:value-type="float">
            <text:p>5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1.65277777777778" calcext:value-type="float">
            <text:p>1.65277777777778</text:p>
          </table:table-cell>
          <table:table-cell office:value-type="float" office:value="1.58333333333333" calcext:value-type="float">
            <text:p>1.58333333333333</text:p>
          </table:table-cell>
          <table:table-cell table:formula="of:=[.B73]-[.C73]" office:value-type="float" office:value="0.0694444444444444" calcext:value-type="float">
            <text:p>0.06944444444444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3]" office:value-type="float" office:value="5" calcext:value-type="float">
            <text:p>5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1.6986301369863" calcext:value-type="float">
            <text:p>1.6986301369863</text:p>
          </table:table-cell>
          <table:table-cell office:value-type="float" office:value="1.49315068493151" calcext:value-type="float">
            <text:p>1.49315068493151</text:p>
          </table:table-cell>
          <table:table-cell table:formula="of:=[.B74]-[.C74]" office:value-type="float" office:value="0.205479452054794" calcext:value-type="float">
            <text:p>0.20547945205479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4]" office:value-type="float" office:value="5" calcext:value-type="float">
            <text:p>5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1.67567567567568" calcext:value-type="float">
            <text:p>1.67567567567568</text:p>
          </table:table-cell>
          <table:table-cell office:value-type="float" office:value="1.54054054054054" calcext:value-type="float">
            <text:p>1.54054054054054</text:p>
          </table:table-cell>
          <table:table-cell table:formula="of:=[.B75]-[.C75]" office:value-type="float" office:value="0.135135135135135" calcext:value-type="float">
            <text:p>0.13513513513513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5]" office:value-type="float" office:value="5" calcext:value-type="float">
            <text:p>5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1.65333333333333" calcext:value-type="float">
            <text:p>1.65333333333333</text:p>
          </table:table-cell>
          <table:table-cell office:value-type="float" office:value="1.58666666666667" calcext:value-type="float">
            <text:p>1.58666666666667</text:p>
          </table:table-cell>
          <table:table-cell table:formula="of:=[.B76]-[.C76]" office:value-type="float" office:value="0.0666666666666667" calcext:value-type="float">
            <text:p>0.06666666666666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6]" office:value-type="float" office:value="5" calcext:value-type="float">
            <text:p>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1.63157894736842" calcext:value-type="float">
            <text:p>1.63157894736842</text:p>
          </table:table-cell>
          <table:table-cell office:value-type="float" office:value="1.56578947368421" calcext:value-type="float">
            <text:p>1.56578947368421</text:p>
          </table:table-cell>
          <table:table-cell table:formula="of:=[.B77]-[.C77]" office:value-type="float" office:value="0.0657894736842104" calcext:value-type="float">
            <text:p>0.065789473684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7]" office:value-type="float" office:value="5" calcext:value-type="float">
            <text:p>5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1.67532467532468" calcext:value-type="float">
            <text:p>1.67532467532468</text:p>
          </table:table-cell>
          <table:table-cell office:value-type="float" office:value="1.48051948051948" calcext:value-type="float">
            <text:p>1.48051948051948</text:p>
          </table:table-cell>
          <table:table-cell table:formula="of:=[.B78]-[.C78]" office:value-type="float" office:value="0.194805194805195" calcext:value-type="float">
            <text:p>0.19480519480519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8]" office:value-type="float" office:value="5" calcext:value-type="float">
            <text:p>5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1.65384615384615" calcext:value-type="float">
            <text:p>1.65384615384615</text:p>
          </table:table-cell>
          <table:table-cell office:value-type="float" office:value="1.52564102564103" calcext:value-type="float">
            <text:p>1.52564102564103</text:p>
          </table:table-cell>
          <table:table-cell table:formula="of:=[.B79]-[.C79]" office:value-type="float" office:value="0.128205128205128" calcext:value-type="float">
            <text:p>0.1282051282051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9]"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1.63291139240506" calcext:value-type="float">
            <text:p>1.63291139240506</text:p>
          </table:table-cell>
          <table:table-cell office:value-type="float" office:value="1.56962025316456" calcext:value-type="float">
            <text:p>1.56962025316456</text:p>
          </table:table-cell>
          <table:table-cell table:formula="of:=[.B80]-[.C80]" office:value-type="float" office:value="0.0632911392405064" calcext:value-type="float">
            <text:p>0.06329113924050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80]" office:value-type="float" office:value="5" calcext:value-type="float">
            <text:p>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1.6125" calcext:value-type="float">
            <text:p>1.6125</text:p>
          </table:table-cell>
          <table:table-cell office:value-type="float" office:value="1.425" calcext:value-type="float">
            <text:p>1.425</text:p>
          </table:table-cell>
          <table:table-cell table:formula="of:=[.B81]-[.C81]" office:value-type="float" office:value="0.1875" calcext:value-type="float">
            <text:p>0.187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81]" office:value-type="float" office:value="5" calcext:value-type="float">
            <text:p>5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1.65432098765432" calcext:value-type="float">
            <text:p>1.65432098765432</text:p>
          </table:table-cell>
          <table:table-cell office:value-type="float" office:value="1.59259259259259" calcext:value-type="float">
            <text:p>1.59259259259259</text:p>
          </table:table-cell>
          <table:table-cell table:formula="of:=[.B82]-[.C82]" office:value-type="float" office:value="0.0617283950617285" calcext:value-type="float">
            <text:p>0.06172839506172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82]" office:value-type="float" office:value="5" calcext:value-type="float">
            <text:p>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1.63414634146341" calcext:value-type="float">
            <text:p>1.63414634146341</text:p>
          </table:table-cell>
          <table:table-cell office:value-type="float" office:value="1.45121951219512" calcext:value-type="float">
            <text:p>1.45121951219512</text:p>
          </table:table-cell>
          <table:table-cell table:formula="of:=[.B83]-[.C83]" office:value-type="float" office:value="0.182926829268293" calcext:value-type="float">
            <text:p>0.18292682926829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83]" office:value-type="float" office:value="5" calcext:value-type="float">
            <text:p>5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1.6144578313253" calcext:value-type="float">
            <text:p>1.6144578313253</text:p>
          </table:table-cell>
          <table:table-cell office:value-type="float" office:value="1.49397590361446" calcext:value-type="float">
            <text:p>1.49397590361446</text:p>
          </table:table-cell>
          <table:table-cell table:formula="of:=[.B84]-[.C84]" office:value-type="float" office:value="0.120481927710844" calcext:value-type="float">
            <text:p>0.12048192771084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84]" office:value-type="float" office:value="5" calcext:value-type="float">
            <text:p>5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1.5952380952381" calcext:value-type="float">
            <text:p>1.5952380952381</text:p>
          </table:table-cell>
          <table:table-cell office:value-type="float" office:value="1.35714285714286" calcext:value-type="float">
            <text:p>1.35714285714286</text:p>
          </table:table-cell>
          <table:table-cell table:formula="of:=[.B85]-[.C85]" office:value-type="float" office:value="0.238095238095238" calcext:value-type="float">
            <text:p>0.23809523809523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85]" office:value-type="float" office:value="5" calcext:value-type="float">
            <text:p>5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1.65882352941176" calcext:value-type="float">
            <text:p>1.65882352941176</text:p>
          </table:table-cell>
          <table:table-cell office:value-type="float" office:value="1.57647058823529" calcext:value-type="float">
            <text:p>1.57647058823529</text:p>
          </table:table-cell>
          <table:table-cell table:formula="of:=[.B86]-[.C86]" office:value-type="float" office:value="0.0823529411764707" calcext:value-type="float">
            <text:p>0.08235294117647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86]" office:value-type="float" office:value="6" calcext:value-type="float">
            <text:p>6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1.63953488372093" calcext:value-type="float">
            <text:p>1.63953488372093</text:p>
          </table:table-cell>
          <table:table-cell office:value-type="float" office:value="1.55813953488372" calcext:value-type="float">
            <text:p>1.55813953488372</text:p>
          </table:table-cell>
          <table:table-cell table:formula="of:=[.B87]-[.C87]" office:value-type="float" office:value="0.0813953488372092" calcext:value-type="float">
            <text:p>0.08139534883720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87]" office:value-type="float" office:value="6" calcext:value-type="float">
            <text:p>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1.62068965517241" calcext:value-type="float">
            <text:p>1.62068965517241</text:p>
          </table:table-cell>
          <table:table-cell office:value-type="float" office:value="1.48275862068966" calcext:value-type="float">
            <text:p>1.48275862068966</text:p>
          </table:table-cell>
          <table:table-cell table:formula="of:=[.B88]-[.C88]" office:value-type="float" office:value="0.137931034482758" calcext:value-type="float">
            <text:p>0.13793103448275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88]" office:value-type="float" office:value="6" calcext:value-type="float">
            <text:p>6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1.60227272727273" calcext:value-type="float">
            <text:p>1.60227272727273</text:p>
          </table:table-cell>
          <table:table-cell office:value-type="float" office:value="1.52272727272727" calcext:value-type="float">
            <text:p>1.52272727272727</text:p>
          </table:table-cell>
          <table:table-cell table:formula="of:=[.B89]-[.C89]" office:value-type="float" office:value="0.0795454545454546" calcext:value-type="float">
            <text:p>0.07954545454545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89]" office:value-type="float" office:value="6" calcext:value-type="float">
            <text:p>6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1.65168539325843" calcext:value-type="float">
            <text:p>1.65168539325843</text:p>
          </table:table-cell>
          <table:table-cell office:value-type="float" office:value="1.44943820224719" calcext:value-type="float">
            <text:p>1.44943820224719</text:p>
          </table:table-cell>
          <table:table-cell table:formula="of:=[.B90]-[.C90]" office:value-type="float" office:value="0.202247191011236" calcext:value-type="float">
            <text:p>0.20224719101123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0]" office:value-type="float" office:value="6" calcext:value-type="float">
            <text:p>6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1.43333333333333" calcext:value-type="float">
            <text:p>1.43333333333333</text:p>
          </table:table-cell>
          <table:table-cell table:formula="of:=[.B91]-[.C91]"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1]" office:value-type="float" office:value="6" calcext:value-type="float">
            <text:p>6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54945054945055" calcext:value-type="float">
            <text:p>1.54945054945055</text:p>
          </table:table-cell>
          <table:table-cell table:formula="of:=[.B92]-[.C92]" office:value-type="float" office:value="0.0659340659340659" calcext:value-type="float">
            <text:p>0.06593406593406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2]" office:value-type="float" office:value="6" calcext:value-type="float">
            <text:p>6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2" office:value-type="float" office:value="1.59782608695652" calcext:value-type="float">
            <text:p>1.59782608695652</text:p>
          </table:table-cell>
          <table:table-cell table:formula="of:=[.B93]-[.C9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3]" office:value-type="float" office:value="6" calcext:value-type="float">
            <text:p>6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1.64516129032258" calcext:value-type="float">
            <text:p>1.64516129032258</text:p>
          </table:table-cell>
          <table:table-cell office:value-type="float" office:value="1.44086021505376" calcext:value-type="float">
            <text:p>1.44086021505376</text:p>
          </table:table-cell>
          <table:table-cell table:formula="of:=[.B94]-[.C94]" office:value-type="float" office:value="0.204301075268817" calcext:value-type="float">
            <text:p>0.20430107526881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4]" office:value-type="float" office:value="6" calcext:value-type="float">
            <text:p>6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1.62765957446809" calcext:value-type="float">
            <text:p>1.62765957446809</text:p>
          </table:table-cell>
          <table:table-cell office:value-type="float" office:value="1.5" calcext:value-type="float">
            <text:p>1.5</text:p>
          </table:table-cell>
          <table:table-cell table:formula="of:=[.B95]-[.C95]" office:value-type="float" office:value="0.127659574468085" calcext:value-type="float">
            <text:p>0.12765957446808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5]" office:value-type="float" office:value="6" calcext:value-type="float">
            <text:p>6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1.61052631578947" calcext:value-type="float">
            <text:p>1.61052631578947</text:p>
          </table:table-cell>
          <table:table-cell office:value-type="float" office:value="1.54736842105263" calcext:value-type="float">
            <text:p>1.54736842105263</text:p>
          </table:table-cell>
          <table:table-cell table:formula="of:=[.B96]-[.C96]" office:value-type="float" office:value="0.0631578947368421" calcext:value-type="float">
            <text:p>0.06315789473684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6]" office:value-type="float" office:value="6" calcext:value-type="float">
            <text:p>6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53125" calcext:value-type="float">
            <text:p>1.53125</text:p>
          </table:table-cell>
          <table:table-cell table:formula="of:=[.B97]-[.C97]" office:value-type="float" office:value="0.0625" calcext:value-type="float">
            <text:p>0.062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7]" office:value-type="float" office:value="6" calcext:value-type="float">
            <text:p>6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1.63917525773196" calcext:value-type="float">
            <text:p>1.63917525773196</text:p>
          </table:table-cell>
          <table:table-cell office:value-type="float" office:value="1.45360824742268" calcext:value-type="float">
            <text:p>1.45360824742268</text:p>
          </table:table-cell>
          <table:table-cell table:formula="of:=[.B98]-[.C98]" office:value-type="float" office:value="0.185567010309278" calcext:value-type="float">
            <text:p>0.18556701030927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8]" office:value-type="float" office:value="6" calcext:value-type="float">
            <text:p>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1.62244897959184" calcext:value-type="float">
            <text:p>1.62244897959184</text:p>
          </table:table-cell>
          <table:table-cell office:value-type="float" office:value="1.5" calcext:value-type="float">
            <text:p>1.5</text:p>
          </table:table-cell>
          <table:table-cell table:formula="of:=[.B99]-[.C99]" office:value-type="float" office:value="0.122448979591836" calcext:value-type="float">
            <text:p>0.12244897959183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99]" office:value-type="float" office:value="6" calcext:value-type="float">
            <text:p>6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1.60606060606061" calcext:value-type="float">
            <text:p>1.60606060606061</text:p>
          </table:table-cell>
          <table:table-cell office:value-type="float" office:value="1.48484848484848" calcext:value-type="float">
            <text:p>1.48484848484848</text:p>
          </table:table-cell>
          <table:table-cell table:formula="of:=[.B100]-[.C100]" office:value-type="float" office:value="0.121212121212121" calcext:value-type="float">
            <text:p>0.12121212121212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0]" office:value-type="float" office:value="6" calcext:value-type="float">
            <text:p>6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  <table:table-cell office:value-type="float" office:value="1.47" calcext:value-type="float">
            <text:p>1.47</text:p>
          </table:table-cell>
          <table:table-cell table:formula="of:=[.B101]-[.C101]"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1]" office:value-type="float" office:value="6" calcext:value-type="float">
            <text:p>6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1.63366336633663" calcext:value-type="float">
            <text:p>1.63366336633663</text:p>
          </table:table-cell>
          <table:table-cell office:value-type="float" office:value="1.57425742574257" calcext:value-type="float">
            <text:p>1.57425742574257</text:p>
          </table:table-cell>
          <table:table-cell table:formula="of:=[.B102]-[.C102]" office:value-type="float" office:value="0.0594059405940592" calcext:value-type="float">
            <text:p>0.05940594059405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2]" office:value-type="float" office:value="6" calcext:value-type="float">
            <text:p>6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1.61764705882353" calcext:value-type="float">
            <text:p>1.61764705882353</text:p>
          </table:table-cell>
          <table:table-cell office:value-type="float" office:value="1.5" calcext:value-type="float">
            <text:p>1.5</text:p>
          </table:table-cell>
          <table:table-cell table:formula="of:=[.B103]-[.C103]" office:value-type="float" office:value="0.117647058823529" calcext:value-type="float">
            <text:p>0.11764705882352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3]" office:value-type="float" office:value="6" calcext:value-type="float">
            <text:p>6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1.60194174757282" calcext:value-type="float">
            <text:p>1.60194174757282</text:p>
          </table:table-cell>
          <table:table-cell office:value-type="float" office:value="1.54368932038835" calcext:value-type="float">
            <text:p>1.54368932038835</text:p>
          </table:table-cell>
          <table:table-cell table:formula="of:=[.B104]-[.C104]" office:value-type="float" office:value="0.058252427184466" calcext:value-type="float">
            <text:p>0.05825242718446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4]" office:value-type="float" office:value="6" calcext:value-type="float">
            <text:p>6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1.58653846153846" calcext:value-type="float">
            <text:p>1.58653846153846</text:p>
          </table:table-cell>
          <table:table-cell office:value-type="float" office:value="1.52884615384615" calcext:value-type="float">
            <text:p>1.52884615384615</text:p>
          </table:table-cell>
          <table:table-cell table:formula="of:=[.B105]-[.C105]" office:value-type="float" office:value="0.0576923076923077" calcext:value-type="float">
            <text:p>0.05769230769230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5]" office:value-type="float" office:value="6" calcext:value-type="float">
            <text:p>6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1.62857142857143" calcext:value-type="float">
            <text:p>1.62857142857143</text:p>
          </table:table-cell>
          <table:table-cell office:value-type="float" office:value="1.45714285714286" calcext:value-type="float">
            <text:p>1.45714285714286</text:p>
          </table:table-cell>
          <table:table-cell table:formula="of:=[.B106]-[.C106]" office:value-type="float" office:value="0.171428571428571" calcext:value-type="float">
            <text:p>0.17142857142857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6]" office:value-type="float" office:value="6" calcext:value-type="float">
            <text:p>6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1.61320754716981" calcext:value-type="float">
            <text:p>1.61320754716981</text:p>
          </table:table-cell>
          <table:table-cell office:value-type="float" office:value="1.5" calcext:value-type="float">
            <text:p>1.5</text:p>
          </table:table-cell>
          <table:table-cell table:formula="of:=[.B107]-[.C107]" office:value-type="float" office:value="0.113207547169811" calcext:value-type="float">
            <text:p>0.11320754716981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7]" office:value-type="float" office:value="6" calcext:value-type="float">
            <text:p>6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1.5981308411215" calcext:value-type="float">
            <text:p>1.5981308411215</text:p>
          </table:table-cell>
          <table:table-cell office:value-type="float" office:value="1.48598130841122" calcext:value-type="float">
            <text:p>1.48598130841122</text:p>
          </table:table-cell>
          <table:table-cell table:formula="of:=[.B108]-[.C108]" office:value-type="float" office:value="0.11214953271028" calcext:value-type="float">
            <text:p>0.1121495327102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8]" office:value-type="float" office:value="6" calcext:value-type="float">
            <text:p>6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47222222222222" calcext:value-type="float">
            <text:p>1.47222222222222</text:p>
          </table:table-cell>
          <table:table-cell table:formula="of:=[.B109]-[.C109]" office:value-type="float" office:value="0.111111111111111" calcext:value-type="float">
            <text:p>0.11111111111111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09]" office:value-type="float" office:value="6" calcext:value-type="float">
            <text:p>6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1.62385321100917" calcext:value-type="float">
            <text:p>1.62385321100917</text:p>
          </table:table-cell>
          <table:table-cell office:value-type="float" office:value="1.51376146788991" calcext:value-type="float">
            <text:p>1.51376146788991</text:p>
          </table:table-cell>
          <table:table-cell table:formula="of:=[.B110]-[.C110]" office:value-type="float" office:value="0.110091743119266" calcext:value-type="float">
            <text:p>0.11009174311926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0]" office:value-type="float" office:value="6" calcext:value-type="float">
            <text:p>6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.60909090909091" calcext:value-type="float">
            <text:p>1.60909090909091</text:p>
          </table:table-cell>
          <table:table-cell office:value-type="float" office:value="1.5" calcext:value-type="float">
            <text:p>1.5</text:p>
          </table:table-cell>
          <table:table-cell table:formula="of:=[.B111]-[.C111]" office:value-type="float" office:value="0.109090909090909" calcext:value-type="float">
            <text:p>0.10909090909090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1]" office:value-type="float" office:value="6" calcext:value-type="float">
            <text:p>6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1.59459459459459" calcext:value-type="float">
            <text:p>1.59459459459459</text:p>
          </table:table-cell>
          <table:table-cell office:value-type="float" office:value="1.43243243243243" calcext:value-type="float">
            <text:p>1.43243243243243</text:p>
          </table:table-cell>
          <table:table-cell table:formula="of:=[.B112]-[.C112]" office:value-type="float" office:value="0.162162162162162" calcext:value-type="float">
            <text:p>0.16216216216216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2]" office:value-type="float" office:value="6" calcext:value-type="float">
            <text:p>6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.58035714285714" calcext:value-type="float">
            <text:p>1.58035714285714</text:p>
          </table:table-cell>
          <table:table-cell office:value-type="float" office:value="1.52678571428571" calcext:value-type="float">
            <text:p>1.52678571428571</text:p>
          </table:table-cell>
          <table:table-cell table:formula="of:=[.B113]-[.C113]" office:value-type="float" office:value="0.0535714285714286" calcext:value-type="float">
            <text:p>0.05357142857142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3]" office:value-type="float" office:value="6" calcext:value-type="float">
            <text:p>6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1.61946902654867" calcext:value-type="float">
            <text:p>1.61946902654867</text:p>
          </table:table-cell>
          <table:table-cell office:value-type="float" office:value="1.51327433628319" calcext:value-type="float">
            <text:p>1.51327433628319</text:p>
          </table:table-cell>
          <table:table-cell table:formula="of:=[.B114]-[.C114]" office:value-type="float" office:value="0.106194690265487" calcext:value-type="float">
            <text:p>0.10619469026548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4]" office:value-type="float" office:value="6" calcext:value-type="float">
            <text:p>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.60526315789474" calcext:value-type="float">
            <text:p>1.60526315789474</text:p>
          </table:table-cell>
          <table:table-cell office:value-type="float" office:value="1.5" calcext:value-type="float">
            <text:p>1.5</text:p>
          </table:table-cell>
          <table:table-cell table:formula="of:=[.B115]-[.C115]" office:value-type="float" office:value="0.105263157894737" calcext:value-type="float">
            <text:p>0.10526315789473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5]" office:value-type="float" office:value="6" calcext:value-type="float">
            <text:p>6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1.59130434782609" calcext:value-type="float">
            <text:p>1.59130434782609</text:p>
          </table:table-cell>
          <table:table-cell office:value-type="float" office:value="1.48695652173913" calcext:value-type="float">
            <text:p>1.48695652173913</text:p>
          </table:table-cell>
          <table:table-cell table:formula="of:=[.B116]-[.C116]" office:value-type="float" office:value="0.104347826086956" calcext:value-type="float">
            <text:p>0.10434782608695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6]" office:value-type="float" office:value="6" calcext:value-type="float">
            <text:p>6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number-columns-repeated="2" office:value-type="float" office:value="1.57758620689655" calcext:value-type="float">
            <text:p>1.57758620689655</text:p>
          </table:table-cell>
          <table:table-cell table:formula="of:=[.B117]-[.C11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7]" office:value-type="float" office:value="6" calcext:value-type="float">
            <text:p>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46153846153846" calcext:value-type="float">
            <text:p>1.46153846153846</text:p>
          </table:table-cell>
          <table:table-cell table:formula="of:=[.B118]-[.C118]" office:value-type="float" office:value="0.153846153846154" calcext:value-type="float">
            <text:p>0.15384615384615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8]" office:value-type="float" office:value="6" calcext:value-type="float">
            <text:p>6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.60169491525424" calcext:value-type="float">
            <text:p>1.60169491525424</text:p>
          </table:table-cell>
          <table:table-cell office:value-type="float" office:value="1.5" calcext:value-type="float">
            <text:p>1.5</text:p>
          </table:table-cell>
          <table:table-cell table:formula="of:=[.B119]-[.C119]" office:value-type="float" office:value="0.101694915254237" calcext:value-type="float">
            <text:p>0.10169491525423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19]" office:value-type="float" office:value="6" calcext:value-type="float">
            <text:p>6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.48739495798319" calcext:value-type="float">
            <text:p>1.48739495798319</text:p>
          </table:table-cell>
          <table:table-cell table:formula="of:=[.B120]-[.C120]" office:value-type="float" office:value="0.100840336134454" calcext:value-type="float">
            <text:p>0.10084033613445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20]" office:value-type="float" office:value="6" calcext:value-type="float">
            <text:p>6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2" office:value-type="float" office:value="1.575" calcext:value-type="float">
            <text:p>1.575</text:p>
          </table:table-cell>
          <table:table-cell table:formula="of:=[.B121]-[.C12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21]" office:value-type="float" office:value="6" calcext:value-type="float">
            <text:p>6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.61157024793388" calcext:value-type="float">
            <text:p>1.61157024793388</text:p>
          </table:table-cell>
          <table:table-cell office:value-type="float" office:value="1.46280991735537" calcext:value-type="float">
            <text:p>1.46280991735537</text:p>
          </table:table-cell>
          <table:table-cell table:formula="of:=[.B122]-[.C122]" office:value-type="float" office:value="0.148760330578512" calcext:value-type="float">
            <text:p>0.14876033057851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E122]" office:value-type="float" office:value="6" calcext:value-type="float">
            <text:p>6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.59836065573771" calcext:value-type="float">
            <text:p>1.59836065573771</text:p>
          </table:table-cell>
          <table:table-cell office:value-type="float" office:value="1.45081967213115" calcext:value-type="float">
            <text:p>1.45081967213115</text:p>
          </table:table-cell>
          <table:table-cell table:formula="of:=[.B123]-[.C123]" office:value-type="float" office:value="0.147540983606558" calcext:value-type="float">
            <text:p>0.14754098360655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.58536585365854" calcext:value-type="float">
            <text:p>1.58536585365854</text:p>
          </table:table-cell>
          <table:table-cell office:value-type="float" office:value="1.48780487804878" calcext:value-type="float">
            <text:p>1.48780487804878</text:p>
          </table:table-cell>
          <table:table-cell table:formula="of:=[.B124]-[.C124]" office:value-type="float" office:value="0.0975609756097562" calcext:value-type="float">
            <text:p>0.09756097560975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.57258064516129" calcext:value-type="float">
            <text:p>1.57258064516129</text:p>
          </table:table-cell>
          <table:table-cell office:value-type="float" office:value="1.4758064516129" calcext:value-type="float">
            <text:p>1.4758064516129</text:p>
          </table:table-cell>
          <table:table-cell table:formula="of:=[.B125]-[.C125]" office:value-type="float" office:value="0.096774193548387" calcext:value-type="float">
            <text:p>0.09677419354838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.608" calcext:value-type="float">
            <text:p>1.608</text:p>
          </table:table-cell>
          <table:table-cell office:value-type="float" office:value="1.512" calcext:value-type="float">
            <text:p>1.512</text:p>
          </table:table-cell>
          <table:table-cell table:formula="of:=[.B126]-[.C126]" office:value-type="float" office:value="0.0960000000000001" calcext:value-type="float">
            <text:p>0.09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.5952380952381" calcext:value-type="float">
            <text:p>1.5952380952381</text:p>
          </table:table-cell>
          <table:table-cell office:value-type="float" office:value="1.54761904761905" calcext:value-type="float">
            <text:p>1.54761904761905</text:p>
          </table:table-cell>
          <table:table-cell table:formula="of:=[.B127]-[.C127]" office:value-type="float" office:value="0.0476190476190477" calcext:value-type="float">
            <text:p>0.04761904761904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.58267716535433" calcext:value-type="float">
            <text:p>1.58267716535433</text:p>
          </table:table-cell>
          <table:table-cell office:value-type="float" office:value="1.53543307086614" calcext:value-type="float">
            <text:p>1.53543307086614</text:p>
          </table:table-cell>
          <table:table-cell table:formula="of:=[.B128]-[.C128]" office:value-type="float" office:value="0.0472440944881891" calcext:value-type="float">
            <text:p>0.04724409448818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.5703125" calcext:value-type="float">
            <text:p>1.5703125</text:p>
          </table:table-cell>
          <table:table-cell office:value-type="float" office:value="1.4296875" calcext:value-type="float">
            <text:p>1.4296875</text:p>
          </table:table-cell>
          <table:table-cell table:formula="of:=[.B129]-[.C129]" office:value-type="float" office:value="0.140625" calcext:value-type="float">
            <text:p>0.14062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.6046511627907" calcext:value-type="float">
            <text:p>1.6046511627907</text:p>
          </table:table-cell>
          <table:table-cell office:value-type="float" office:value="1.51162790697674" calcext:value-type="float">
            <text:p>1.51162790697674</text:p>
          </table:table-cell>
          <table:table-cell table:formula="of:=[.B130]-[.C130]" office:value-type="float" office:value="0.0930232558139534" calcext:value-type="float">
            <text:p>0.09302325581395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.59230769230769" calcext:value-type="float">
            <text:p>1.59230769230769</text:p>
          </table:table-cell>
          <table:table-cell office:value-type="float" office:value="1.5" calcext:value-type="float">
            <text:p>1.5</text:p>
          </table:table-cell>
          <table:table-cell table:formula="of:=[.B131]-[.C131]" office:value-type="float" office:value="0.0923076923076922" calcext:value-type="float">
            <text:p>0.09230769230769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.58015267175573" calcext:value-type="float">
            <text:p>1.58015267175573</text:p>
          </table:table-cell>
          <table:table-cell office:value-type="float" office:value="1.53435114503817" calcext:value-type="float">
            <text:p>1.53435114503817</text:p>
          </table:table-cell>
          <table:table-cell table:formula="of:=[.B132]-[.C132]" office:value-type="float" office:value="0.0458015267175571" calcext:value-type="float">
            <text:p>0.04580152671755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.56818181818182" calcext:value-type="float">
            <text:p>1.56818181818182</text:p>
          </table:table-cell>
          <table:table-cell office:value-type="float" office:value="1.43181818181818" calcext:value-type="float">
            <text:p>1.43181818181818</text:p>
          </table:table-cell>
          <table:table-cell table:formula="of:=[.B133]-[.C133]" office:value-type="float" office:value="0.136363636363636" calcext:value-type="float">
            <text:p>0.13636363636363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.6015037593985" calcext:value-type="float">
            <text:p>1.6015037593985</text:p>
          </table:table-cell>
          <table:table-cell office:value-type="float" office:value="1.51127819548872" calcext:value-type="float">
            <text:p>1.51127819548872</text:p>
          </table:table-cell>
          <table:table-cell table:formula="of:=[.B134]-[.C134]" office:value-type="float" office:value="0.0902255639097744" calcext:value-type="float">
            <text:p>0.09022556390977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.58955223880597" calcext:value-type="float">
            <text:p>1.58955223880597</text:p>
          </table:table-cell>
          <table:table-cell office:value-type="float" office:value="1.5" calcext:value-type="float">
            <text:p>1.5</text:p>
          </table:table-cell>
          <table:table-cell table:formula="of:=[.B135]-[.C135]" office:value-type="float" office:value="0.0895522388059702" calcext:value-type="float">
            <text:p>0.0895522388059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.57777777777778" calcext:value-type="float">
            <text:p>1.57777777777778</text:p>
          </table:table-cell>
          <table:table-cell office:value-type="float" office:value="1.53333333333333" calcext:value-type="float">
            <text:p>1.53333333333333</text:p>
          </table:table-cell>
          <table:table-cell table:formula="of:=[.B136]-[.C136]" office:value-type="float" office:value="0.0444444444444443" calcext:value-type="float">
            <text:p>0.04444444444444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.56617647058824" calcext:value-type="float">
            <text:p>1.56617647058824</text:p>
          </table:table-cell>
          <table:table-cell office:value-type="float" office:value="1.47794117647059" calcext:value-type="float">
            <text:p>1.47794117647059</text:p>
          </table:table-cell>
          <table:table-cell table:formula="of:=[.B137]-[.C137]" office:value-type="float" office:value="0.088235294117647" calcext:value-type="float">
            <text:p>0.08823529411764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.5985401459854" calcext:value-type="float">
            <text:p>1.5985401459854</text:p>
          </table:table-cell>
          <table:table-cell office:value-type="float" office:value="1.42335766423358" calcext:value-type="float">
            <text:p>1.42335766423358</text:p>
          </table:table-cell>
          <table:table-cell table:formula="of:=[.B138]-[.C138]" office:value-type="float" office:value="0.175182481751825" calcext:value-type="float">
            <text:p>0.17518248175182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.58695652173913" calcext:value-type="float">
            <text:p>1.58695652173913</text:p>
          </table:table-cell>
          <table:table-cell office:value-type="float" office:value="1.54347826086957" calcext:value-type="float">
            <text:p>1.54347826086957</text:p>
          </table:table-cell>
          <table:table-cell table:formula="of:=[.B139]-[.C139]" office:value-type="float" office:value="0.0434782608695652" calcext:value-type="float">
            <text:p>0.04347826086956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.57553956834532" calcext:value-type="float">
            <text:p>1.57553956834532</text:p>
          </table:table-cell>
          <table:table-cell office:value-type="float" office:value="1.44604316546763" calcext:value-type="float">
            <text:p>1.44604316546763</text:p>
          </table:table-cell>
          <table:table-cell table:formula="of:=[.B140]-[.C140]" office:value-type="float" office:value="0.129496402877698" calcext:value-type="float">
            <text:p>0.12949640287769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.56428571428571" calcext:value-type="float">
            <text:p>1.56428571428571</text:p>
          </table:table-cell>
          <table:table-cell office:value-type="float" office:value="1.47857142857143" calcext:value-type="float">
            <text:p>1.47857142857143</text:p>
          </table:table-cell>
          <table:table-cell table:formula="of:=[.B141]-[.C141]" office:value-type="float" office:value="0.0857142857142856" calcext:value-type="float">
            <text:p>0.08571428571428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.59574468085106" calcext:value-type="float">
            <text:p>1.59574468085106</text:p>
          </table:table-cell>
          <table:table-cell office:value-type="float" office:value="1.46808510638298" calcext:value-type="float">
            <text:p>1.46808510638298</text:p>
          </table:table-cell>
          <table:table-cell table:formula="of:=[.B142]-[.C142]" office:value-type="float" office:value="0.127659574468085" calcext:value-type="float">
            <text:p>0.12765957446808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.58450704225352" calcext:value-type="float">
            <text:p>1.58450704225352</text:p>
          </table:table-cell>
          <table:table-cell office:value-type="float" office:value="1.5" calcext:value-type="float">
            <text:p>1.5</text:p>
          </table:table-cell>
          <table:table-cell table:formula="of:=[.B143]-[.C143]" office:value-type="float" office:value="0.0845070422535212" calcext:value-type="float">
            <text:p>0.08450704225352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.57342657342657" calcext:value-type="float">
            <text:p>1.57342657342657</text:p>
          </table:table-cell>
          <table:table-cell office:value-type="float" office:value="1.53146853146853" calcext:value-type="float">
            <text:p>1.53146853146853</text:p>
          </table:table-cell>
          <table:table-cell table:formula="of:=[.B144]-[.C144]" office:value-type="float" office:value="0.0419580419580419" calcext:value-type="float">
            <text:p>0.04195804195804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2083333333333" calcext:value-type="float">
            <text:p>1.52083333333333</text:p>
          </table:table-cell>
          <table:table-cell table:formula="of:=[.B145]-[.C145]" office:value-type="float" office:value="0.0416666666666667" calcext:value-type="float">
            <text:p>0.04166666666666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.59310344827586" calcext:value-type="float">
            <text:p>1.59310344827586</text:p>
          </table:table-cell>
          <table:table-cell office:value-type="float" office:value="1.51034482758621" calcext:value-type="float">
            <text:p>1.51034482758621</text:p>
          </table:table-cell>
          <table:table-cell table:formula="of:=[.B146]-[.C146]" office:value-type="float" office:value="0.0827586206896551" calcext:value-type="float">
            <text:p>0.08275862068965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.58219178082192" calcext:value-type="float">
            <text:p>1.58219178082192</text:p>
          </table:table-cell>
          <table:table-cell office:value-type="float" office:value="1.5" calcext:value-type="float">
            <text:p>1.5</text:p>
          </table:table-cell>
          <table:table-cell table:formula="of:=[.B147]-[.C147]" office:value-type="float" office:value="0.0821917808219181" calcext:value-type="float">
            <text:p>0.08219178082191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44897959183673" calcext:value-type="float">
            <text:p>1.44897959183673</text:p>
          </table:table-cell>
          <table:table-cell table:formula="of:=[.B148]-[.C148]" office:value-type="float" office:value="0.122448979591837" calcext:value-type="float">
            <text:p>0.12244897959183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.56081081081081" calcext:value-type="float">
            <text:p>1.56081081081081</text:p>
          </table:table-cell>
          <table:table-cell office:value-type="float" office:value="1.47972972972973" calcext:value-type="float">
            <text:p>1.47972972972973</text:p>
          </table:table-cell>
          <table:table-cell table:formula="of:=[.B149]-[.C149]" office:value-type="float" office:value="0.0810810810810807" calcext:value-type="float">
            <text:p>0.08108108108108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.59060402684564" calcext:value-type="float">
            <text:p>1.59060402684564</text:p>
          </table:table-cell>
          <table:table-cell office:value-type="float" office:value="1.46979865771812" calcext:value-type="float">
            <text:p>1.46979865771812</text:p>
          </table:table-cell>
          <table:table-cell table:formula="of:=[.B150]-[.C150]" office:value-type="float" office:value="0.120805369127517" calcext:value-type="float">
            <text:p>0.12080536912751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.58" calcext:value-type="float">
            <text:p>1.58</text:p>
          </table:table-cell>
          <table:table-cell office:value-type="float" office:value="1.5" calcext:value-type="float">
            <text:p>1.5</text:p>
          </table:table-cell>
          <table:table-cell table:formula="of:=[.B151]-[.C151]" office:value-type="float" office:value="0.0800000000000001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.56953642384106" calcext:value-type="float">
            <text:p>1.56953642384106</text:p>
          </table:table-cell>
          <table:table-cell office:value-type="float" office:value="1.52980132450331" calcext:value-type="float">
            <text:p>1.52980132450331</text:p>
          </table:table-cell>
          <table:table-cell table:formula="of:=[.B152]-[.C152]" office:value-type="float" office:value="0.0397350993377483" calcext:value-type="float">
            <text:p>0.03973509933774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.55921052631579" calcext:value-type="float">
            <text:p>1.55921052631579</text:p>
          </table:table-cell>
          <table:table-cell office:value-type="float" office:value="1.51973684210526" calcext:value-type="float">
            <text:p>1.51973684210526</text:p>
          </table:table-cell>
          <table:table-cell table:formula="of:=[.B153]-[.C153]" office:value-type="float" office:value="0.0394736842105263" calcext:value-type="float">
            <text:p>0.03947368421052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.47058823529412" calcext:value-type="float">
            <text:p>1.47058823529412</text:p>
          </table:table-cell>
          <table:table-cell table:formula="of:=[.B154]-[.C154]" office:value-type="float" office:value="0.117647058823529" calcext:value-type="float">
            <text:p>0.1176470588235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.57792207792208" calcext:value-type="float">
            <text:p>1.57792207792208</text:p>
          </table:table-cell>
          <table:table-cell office:value-type="float" office:value="1.5" calcext:value-type="float">
            <text:p>1.5</text:p>
          </table:table-cell>
          <table:table-cell table:formula="of:=[.B155]-[.C155]" office:value-type="float" office:value="0.0779220779220782" calcext:value-type="float">
            <text:p>0.07792207792207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.56774193548387" calcext:value-type="float">
            <text:p>1.56774193548387</text:p>
          </table:table-cell>
          <table:table-cell office:value-type="float" office:value="1.45161290322581" calcext:value-type="float">
            <text:p>1.45161290322581</text:p>
          </table:table-cell>
          <table:table-cell table:formula="of:=[.B156]-[.C156]" office:value-type="float" office:value="0.116129032258064" calcext:value-type="float">
            <text:p>0.11612903225806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.55769230769231" calcext:value-type="float">
            <text:p>1.55769230769231</text:p>
          </table:table-cell>
          <table:table-cell office:value-type="float" office:value="1.51923076923077" calcext:value-type="float">
            <text:p>1.51923076923077</text:p>
          </table:table-cell>
          <table:table-cell table:formula="of:=[.B157]-[.C157]" office:value-type="float" office:value="0.0384615384615385" calcext:value-type="float">
            <text:p>0.03846153846153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.5859872611465" calcext:value-type="float">
            <text:p>1.5859872611465</text:p>
          </table:table-cell>
          <table:table-cell office:value-type="float" office:value="1.50955414012739" calcext:value-type="float">
            <text:p>1.50955414012739</text:p>
          </table:table-cell>
          <table:table-cell table:formula="of:=[.B158]-[.C158]" office:value-type="float" office:value="0.0764331210191085" calcext:value-type="float">
            <text:p>0.07643312101910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.57594936708861" calcext:value-type="float">
            <text:p>1.57594936708861</text:p>
          </table:table-cell>
          <table:table-cell office:value-type="float" office:value="1.42405063291139" calcext:value-type="float">
            <text:p>1.42405063291139</text:p>
          </table:table-cell>
          <table:table-cell table:formula="of:=[.B159]-[.C159]" office:value-type="float" office:value="0.151898734177215" calcext:value-type="float">
            <text:p>0.1518987341772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.56603773584906" calcext:value-type="float">
            <text:p>1.56603773584906</text:p>
          </table:table-cell>
          <table:table-cell office:value-type="float" office:value="1.49056603773585" calcext:value-type="float">
            <text:p>1.49056603773585</text:p>
          </table:table-cell>
          <table:table-cell table:formula="of:=[.B160]-[.C160]" office:value-type="float" office:value="0.0754716981132078" calcext:value-type="float">
            <text:p>0.07547169811320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.55625" calcext:value-type="float">
            <text:p>1.55625</text:p>
          </table:table-cell>
          <table:table-cell office:value-type="float" office:value="1.48125" calcext:value-type="float">
            <text:p>1.48125</text:p>
          </table:table-cell>
          <table:table-cell table:formula="of:=[.B161]-[.C161]" office:value-type="float" office:value="0.0749999999999997" calcext:value-type="float">
            <text:p>0.07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.58385093167702" calcext:value-type="float">
            <text:p>1.58385093167702</text:p>
          </table:table-cell>
          <table:table-cell office:value-type="float" office:value="1.43478260869565" calcext:value-type="float">
            <text:p>1.43478260869565</text:p>
          </table:table-cell>
          <table:table-cell table:formula="of:=[.B162]-[.C162]" office:value-type="float" office:value="0.149068322981367" calcext:value-type="float">
            <text:p>0.14906832298136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.57407407407407" calcext:value-type="float">
            <text:p>1.57407407407407</text:p>
          </table:table-cell>
          <table:table-cell office:value-type="float" office:value="1.46296296296296" calcext:value-type="float">
            <text:p>1.46296296296296</text:p>
          </table:table-cell>
          <table:table-cell table:formula="of:=[.B163]-[.C163]" office:value-type="float" office:value="0.111111111111111" calcext:value-type="float">
            <text:p>0.11111111111111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.56441717791411" calcext:value-type="float">
            <text:p>1.56441717791411</text:p>
          </table:table-cell>
          <table:table-cell office:value-type="float" office:value="1.49079754601227" calcext:value-type="float">
            <text:p>1.49079754601227</text:p>
          </table:table-cell>
          <table:table-cell table:formula="of:=[.B164]-[.C164]" office:value-type="float" office:value="0.0736196319018405" calcext:value-type="float">
            <text:p>0.07361963190184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.55487804878049" calcext:value-type="float">
            <text:p>1.55487804878049</text:p>
          </table:table-cell>
          <table:table-cell office:value-type="float" office:value="1.44512195121951" calcext:value-type="float">
            <text:p>1.44512195121951</text:p>
          </table:table-cell>
          <table:table-cell table:formula="of:=[.B165]-[.C165]" office:value-type="float" office:value="0.109756097560976" calcext:value-type="float">
            <text:p>0.10975609756097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.58181818181818" calcext:value-type="float">
            <text:p>1.58181818181818</text:p>
          </table:table-cell>
          <table:table-cell office:value-type="float" office:value="1.47272727272727" calcext:value-type="float">
            <text:p>1.47272727272727</text:p>
          </table:table-cell>
          <table:table-cell table:formula="of:=[.B166]-[.C166]" office:value-type="float" office:value="0.109090909090909" calcext:value-type="float">
            <text:p>0.10909090909090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.57228915662651" calcext:value-type="float">
            <text:p>1.57228915662651</text:p>
          </table:table-cell>
          <table:table-cell office:value-type="float" office:value="1.42771084337349" calcext:value-type="float">
            <text:p>1.42771084337349</text:p>
          </table:table-cell>
          <table:table-cell table:formula="of:=[.B167]-[.C167]" office:value-type="float" office:value="0.144578313253012" calcext:value-type="float">
            <text:p>0.1445783132530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.56287425149701" calcext:value-type="float">
            <text:p>1.56287425149701</text:p>
          </table:table-cell>
          <table:table-cell office:value-type="float" office:value="1.52694610778443" calcext:value-type="float">
            <text:p>1.52694610778443</text:p>
          </table:table-cell>
          <table:table-cell table:formula="of:=[.B168]-[.C168]" office:value-type="float" office:value="0.0359281437125751" calcext:value-type="float">
            <text:p>0.03592814371257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.55357142857143" calcext:value-type="float">
            <text:p>1.55357142857143</text:p>
          </table:table-cell>
          <table:table-cell office:value-type="float" office:value="1.48214285714286" calcext:value-type="float">
            <text:p>1.48214285714286</text:p>
          </table:table-cell>
          <table:table-cell table:formula="of:=[.B169]-[.C169]" office:value-type="float" office:value="0.0714285714285714" calcext:value-type="float">
            <text:p>0.07142857142857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.57988165680473" calcext:value-type="float">
            <text:p>1.57988165680473</text:p>
          </table:table-cell>
          <table:table-cell office:value-type="float" office:value="1.47337278106509" calcext:value-type="float">
            <text:p>1.47337278106509</text:p>
          </table:table-cell>
          <table:table-cell table:formula="of:=[.B170]-[.C170]" office:value-type="float" office:value="0.106508875739645" calcext:value-type="float">
            <text:p>0.10650887573964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.57058823529412" calcext:value-type="float">
            <text:p>1.57058823529412</text:p>
          </table:table-cell>
          <table:table-cell office:value-type="float" office:value="1.46470588235294" calcext:value-type="float">
            <text:p>1.46470588235294</text:p>
          </table:table-cell>
          <table:table-cell table:formula="of:=[.B171]-[.C171]" office:value-type="float" office:value="0.105882352941177" calcext:value-type="float">
            <text:p>0.10588235294117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.56140350877193" calcext:value-type="float">
            <text:p>1.56140350877193</text:p>
          </table:table-cell>
          <table:table-cell office:value-type="float" office:value="1.49122807017544" calcext:value-type="float">
            <text:p>1.49122807017544</text:p>
          </table:table-cell>
          <table:table-cell table:formula="of:=[.B172]-[.C172]" office:value-type="float" office:value="0.0701754385964912" calcext:value-type="float">
            <text:p>0.07017543859649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.55232558139535" calcext:value-type="float">
            <text:p>1.55232558139535</text:p>
          </table:table-cell>
          <table:table-cell office:value-type="float" office:value="1.48255813953488" calcext:value-type="float">
            <text:p>1.48255813953488</text:p>
          </table:table-cell>
          <table:table-cell table:formula="of:=[.B173]-[.C173]" office:value-type="float" office:value="0.0697674418604652" calcext:value-type="float">
            <text:p>0.06976744186046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.57803468208092" calcext:value-type="float">
            <text:p>1.57803468208092</text:p>
          </table:table-cell>
          <table:table-cell office:value-type="float" office:value="1.4393063583815" calcext:value-type="float">
            <text:p>1.4393063583815</text:p>
          </table:table-cell>
          <table:table-cell table:formula="of:=[.B174]-[.C174]" office:value-type="float" office:value="0.138728323699422" calcext:value-type="float">
            <text:p>0.1387283236994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.56896551724138" calcext:value-type="float">
            <text:p>1.56896551724138</text:p>
          </table:table-cell>
          <table:table-cell office:value-type="float" office:value="1.43103448275862" calcext:value-type="float">
            <text:p>1.43103448275862</text:p>
          </table:table-cell>
          <table:table-cell table:formula="of:=[.B175]-[.C175]" office:value-type="float" office:value="0.137931034482758" calcext:value-type="float">
            <text:p>0.13793103448275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.56" calcext:value-type="float">
            <text:p>1.56</text:p>
          </table:table-cell>
          <table:table-cell office:value-type="float" office:value="1.45714285714286" calcext:value-type="float">
            <text:p>1.45714285714286</text:p>
          </table:table-cell>
          <table:table-cell table:formula="of:=[.B176]-[.C176]" office:value-type="float" office:value="0.102857142857143" calcext:value-type="float">
            <text:p>0.10285714285714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.55113636363636" calcext:value-type="float">
            <text:p>1.55113636363636</text:p>
          </table:table-cell>
          <table:table-cell office:value-type="float" office:value="1.44886363636364" calcext:value-type="float">
            <text:p>1.44886363636364</text:p>
          </table:table-cell>
          <table:table-cell table:formula="of:=[.B177]-[.C177]" office:value-type="float" office:value="0.102272727272727" calcext:value-type="float">
            <text:p>0.10227272727272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.57627118644068" calcext:value-type="float">
            <text:p>1.57627118644068</text:p>
          </table:table-cell>
          <table:table-cell office:value-type="float" office:value="1.47457627118644" calcext:value-type="float">
            <text:p>1.47457627118644</text:p>
          </table:table-cell>
          <table:table-cell table:formula="of:=[.B178]-[.C178]" office:value-type="float" office:value="0.101694915254237" calcext:value-type="float">
            <text:p>0.10169491525423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.56741573033708" calcext:value-type="float">
            <text:p>1.56741573033708</text:p>
          </table:table-cell>
          <table:table-cell office:value-type="float" office:value="1.5" calcext:value-type="float">
            <text:p>1.5</text:p>
          </table:table-cell>
          <table:table-cell table:formula="of:=[.B179]-[.C179]" office:value-type="float" office:value="0.0674157303370786" calcext:value-type="float">
            <text:p>0.06741573033707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.5586592178771" calcext:value-type="float">
            <text:p>1.5586592178771</text:p>
          </table:table-cell>
          <table:table-cell office:value-type="float" office:value="1.45810055865922" calcext:value-type="float">
            <text:p>1.45810055865922</text:p>
          </table:table-cell>
          <table:table-cell table:formula="of:=[.B180]-[.C180]" office:value-type="float" office:value="0.100558659217877" calcext:value-type="float">
            <text:p>0.10055865921787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.55" calcext:value-type="float">
            <text:p>1.55</text:p>
          </table:table-cell>
          <table:table-cell office:value-type="float" office:value="1.45" calcext:value-type="float">
            <text:p>1.45</text:p>
          </table:table-cell>
          <table:table-cell table:formula="of:=[.B181]-[.C181]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.57458563535912" calcext:value-type="float">
            <text:p>1.57458563535912</text:p>
          </table:table-cell>
          <table:table-cell office:value-type="float" office:value="1.44198895027624" calcext:value-type="float">
            <text:p>1.44198895027624</text:p>
          </table:table-cell>
          <table:table-cell table:formula="of:=[.B182]-[.C182]" office:value-type="float" office:value="0.132596685082873" calcext:value-type="float">
            <text:p>0.13259668508287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.56593406593407" calcext:value-type="float">
            <text:p>1.56593406593407</text:p>
          </table:table-cell>
          <table:table-cell office:value-type="float" office:value="1.46703296703297" calcext:value-type="float">
            <text:p>1.46703296703297</text:p>
          </table:table-cell>
          <table:table-cell table:formula="of:=[.B183]-[.C183]" office:value-type="float" office:value="0.098901098901099" calcext:value-type="float">
            <text:p>0.09890109890109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.55737704918033" calcext:value-type="float">
            <text:p>1.55737704918033</text:p>
          </table:table-cell>
          <table:table-cell office:value-type="float" office:value="1.45901639344262" calcext:value-type="float">
            <text:p>1.45901639344262</text:p>
          </table:table-cell>
          <table:table-cell table:formula="of:=[.B184]-[.C184]" office:value-type="float" office:value="0.0983606557377048" calcext:value-type="float">
            <text:p>0.09836065573770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.54891304347826" calcext:value-type="float">
            <text:p>1.54891304347826</text:p>
          </table:table-cell>
          <table:table-cell office:value-type="float" office:value="1.51630434782609" calcext:value-type="float">
            <text:p>1.51630434782609</text:p>
          </table:table-cell>
          <table:table-cell table:formula="of:=[.B185]-[.C185]" office:value-type="float" office:value="0.0326086956521743" calcext:value-type="float">
            <text:p>0.0326086956521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.57297297297297" calcext:value-type="float">
            <text:p>1.57297297297297</text:p>
          </table:table-cell>
          <table:table-cell office:value-type="float" office:value="1.50810810810811" calcext:value-type="float">
            <text:p>1.50810810810811</text:p>
          </table:table-cell>
          <table:table-cell table:formula="of:=[.B186]-[.C186]" office:value-type="float" office:value="0.0648648648648649" calcext:value-type="float">
            <text:p>0.06486486486486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.56451612903226" calcext:value-type="float">
            <text:p>1.56451612903226</text:p>
          </table:table-cell>
          <table:table-cell office:value-type="float" office:value="1.43548387096774" calcext:value-type="float">
            <text:p>1.43548387096774</text:p>
          </table:table-cell>
          <table:table-cell table:formula="of:=[.B187]-[.C187]" office:value-type="float" office:value="0.129032258064516" calcext:value-type="float">
            <text:p>0.1290322580645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.55614973262032" calcext:value-type="float">
            <text:p>1.55614973262032</text:p>
          </table:table-cell>
          <table:table-cell office:value-type="float" office:value="1.45989304812834" calcext:value-type="float">
            <text:p>1.45989304812834</text:p>
          </table:table-cell>
          <table:table-cell table:formula="of:=[.B188]-[.C188]" office:value-type="float" office:value="0.0962566844919786" calcext:value-type="float">
            <text:p>0.09625668449197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.54787234042553" calcext:value-type="float">
            <text:p>1.54787234042553</text:p>
          </table:table-cell>
          <table:table-cell office:value-type="float" office:value="1.45212765957447" calcext:value-type="float">
            <text:p>1.45212765957447</text:p>
          </table:table-cell>
          <table:table-cell table:formula="of:=[.B189]-[.C189]" office:value-type="float" office:value="0.095744680851064" calcext:value-type="float">
            <text:p>0.09574468085106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47619047619048" calcext:value-type="float">
            <text:p>1.47619047619048</text:p>
          </table:table-cell>
          <table:table-cell table:formula="of:=[.B190]-[.C190]" office:value-type="float" office:value="0.0952380952380951" calcext:value-type="float">
            <text:p>0.09523809523809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.56315789473684" calcext:value-type="float">
            <text:p>1.56315789473684</text:p>
          </table:table-cell>
          <table:table-cell office:value-type="float" office:value="1.46842105263158" calcext:value-type="float">
            <text:p>1.46842105263158</text:p>
          </table:table-cell>
          <table:table-cell table:formula="of:=[.B191]-[.C191]" office:value-type="float" office:value="0.0947368421052632" calcext:value-type="float">
            <text:p>0.09473684210526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.55497382198953" calcext:value-type="float">
            <text:p>1.55497382198953</text:p>
          </table:table-cell>
          <table:table-cell office:value-type="float" office:value="1.46073298429319" calcext:value-type="float">
            <text:p>1.46073298429319</text:p>
          </table:table-cell>
          <table:table-cell table:formula="of:=[.B192]-[.C192]" office:value-type="float" office:value="0.0942408376963351" calcext:value-type="float">
            <text:p>0.09424083769633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1.546875" calcext:value-type="float">
            <text:p>1.546875</text:p>
          </table:table-cell>
          <table:table-cell office:value-type="float" office:value="1.453125" calcext:value-type="float">
            <text:p>1.453125</text:p>
          </table:table-cell>
          <table:table-cell table:formula="of:=[.B193]-[.C193]" office:value-type="float" office:value="0.09375" calcext:value-type="float">
            <text:p>0.0937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.5699481865285" calcext:value-type="float">
            <text:p>1.5699481865285</text:p>
          </table:table-cell>
          <table:table-cell office:value-type="float" office:value="1.47668393782383" calcext:value-type="float">
            <text:p>1.47668393782383</text:p>
          </table:table-cell>
          <table:table-cell table:formula="of:=[.B194]-[.C194]" office:value-type="float" office:value="0.0932642487046633" calcext:value-type="float">
            <text:p>0.09326424870466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.56185567010309" calcext:value-type="float">
            <text:p>1.56185567010309</text:p>
          </table:table-cell>
          <table:table-cell office:value-type="float" office:value="1.46907216494845" calcext:value-type="float">
            <text:p>1.46907216494845</text:p>
          </table:table-cell>
          <table:table-cell table:formula="of:=[.B195]-[.C195]" office:value-type="float" office:value="0.0927835051546391" calcext:value-type="float">
            <text:p>0.09278350515463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.55384615384615" calcext:value-type="float">
            <text:p>1.55384615384615</text:p>
          </table:table-cell>
          <table:table-cell office:value-type="float" office:value="1.46153846153846" calcext:value-type="float">
            <text:p>1.46153846153846</text:p>
          </table:table-cell>
          <table:table-cell table:formula="of:=[.B196]-[.C196]" office:value-type="float" office:value="0.0923076923076924" calcext:value-type="float">
            <text:p>0.09230769230769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1.54591836734694" calcext:value-type="float">
            <text:p>1.54591836734694</text:p>
          </table:table-cell>
          <table:table-cell office:value-type="float" office:value="1.48469387755102" calcext:value-type="float">
            <text:p>1.48469387755102</text:p>
          </table:table-cell>
          <table:table-cell table:formula="of:=[.B197]-[.C197]" office:value-type="float" office:value="0.0612244897959184" calcext:value-type="float">
            <text:p>0.06122448979591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1.56852791878173" calcext:value-type="float">
            <text:p>1.56852791878173</text:p>
          </table:table-cell>
          <table:table-cell office:value-type="float" office:value="1.44670050761421" calcext:value-type="float">
            <text:p>1.44670050761421</text:p>
          </table:table-cell>
          <table:table-cell table:formula="of:=[.B198]-[.C198]" office:value-type="float" office:value="0.121827411167513" calcext:value-type="float">
            <text:p>0.1218274111675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.56060606060606" calcext:value-type="float">
            <text:p>1.56060606060606</text:p>
          </table:table-cell>
          <table:table-cell office:value-type="float" office:value="1.43939393939394" calcext:value-type="float">
            <text:p>1.43939393939394</text:p>
          </table:table-cell>
          <table:table-cell table:formula="of:=[.B199]-[.C199]" office:value-type="float" office:value="0.121212121212121" calcext:value-type="float">
            <text:p>0.12121212121212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1.55276381909548" calcext:value-type="float">
            <text:p>1.55276381909548</text:p>
          </table:table-cell>
          <table:table-cell office:value-type="float" office:value="1.4321608040201" calcext:value-type="float">
            <text:p>1.4321608040201</text:p>
          </table:table-cell>
          <table:table-cell table:formula="of:=[.B200]-[.C200]" office:value-type="float" office:value="0.120603015075377" calcext:value-type="float">
            <text:p>0.12060301507537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1.545" calcext:value-type="float">
            <text:p>1.545</text:p>
          </table:table-cell>
          <table:table-cell office:value-type="float" office:value="1.455" calcext:value-type="float">
            <text:p>1.455</text:p>
          </table:table-cell>
          <table:table-cell table:formula="of:=[.B201]-[.C201]" office:value-type="float" office:value="0.089999999999999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1.53731343283582" calcext:value-type="float">
            <text:p>1.53731343283582</text:p>
          </table:table-cell>
          <table:table-cell office:value-type="float" office:value="1.44776119402985" calcext:value-type="float">
            <text:p>1.44776119402985</text:p>
          </table:table-cell>
          <table:table-cell table:formula="of:=[.B202]-[.C202]" office:value-type="float" office:value="0.0895522388059704" calcext:value-type="float">
            <text:p>0.0895522388059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1.55940594059406" calcext:value-type="float">
            <text:p>1.55940594059406</text:p>
          </table:table-cell>
          <table:table-cell office:value-type="float" office:value="1.47029702970297" calcext:value-type="float">
            <text:p>1.47029702970297</text:p>
          </table:table-cell>
          <table:table-cell table:formula="of:=[.B203]-[.C203]" office:value-type="float" office:value="0.0891089108910892" calcext:value-type="float">
            <text:p>0.08910891089108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.43349753694581" calcext:value-type="float">
            <text:p>1.43349753694581</text:p>
          </table:table-cell>
          <table:table-cell table:formula="of:=[.B204]-[.C204]" office:value-type="float" office:value="0.118226600985222" calcext:value-type="float">
            <text:p>0.1182266009852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1.54411764705882" calcext:value-type="float">
            <text:p>1.54411764705882</text:p>
          </table:table-cell>
          <table:table-cell office:value-type="float" office:value="1.42647058823529" calcext:value-type="float">
            <text:p>1.42647058823529</text:p>
          </table:table-cell>
          <table:table-cell table:formula="of:=[.B205]-[.C205]" office:value-type="float" office:value="0.117647058823529" calcext:value-type="float">
            <text:p>0.1176470588235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1.53658536585366" calcext:value-type="float">
            <text:p>1.53658536585366</text:p>
          </table:table-cell>
          <table:table-cell office:value-type="float" office:value="1.44878048780488" calcext:value-type="float">
            <text:p>1.44878048780488</text:p>
          </table:table-cell>
          <table:table-cell table:formula="of:=[.B206]-[.C206]" office:value-type="float" office:value="0.0878048780487806" calcext:value-type="float">
            <text:p>0.08780487804878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1.52912621359223" calcext:value-type="float">
            <text:p>1.52912621359223</text:p>
          </table:table-cell>
          <table:table-cell office:value-type="float" office:value="1.4126213592233" calcext:value-type="float">
            <text:p>1.4126213592233</text:p>
          </table:table-cell>
          <table:table-cell table:formula="of:=[.B207]-[.C207]" office:value-type="float" office:value="0.116504854368932" calcext:value-type="float">
            <text:p>0.11650485436893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1.55072463768116" calcext:value-type="float">
            <text:p>1.55072463768116</text:p>
          </table:table-cell>
          <table:table-cell office:value-type="float" office:value="1.46376811594203" calcext:value-type="float">
            <text:p>1.46376811594203</text:p>
          </table:table-cell>
          <table:table-cell table:formula="of:=[.B208]-[.C208]" office:value-type="float" office:value="0.0869565217391304" calcext:value-type="float">
            <text:p>0.086956521739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1.54326923076923" calcext:value-type="float">
            <text:p>1.54326923076923</text:p>
          </table:table-cell>
          <table:table-cell office:value-type="float" office:value="1.48557692307692" calcext:value-type="float">
            <text:p>1.48557692307692</text:p>
          </table:table-cell>
          <table:table-cell table:formula="of:=[.B209]-[.C209]" office:value-type="float" office:value="0.0576923076923077" calcext:value-type="float">
            <text:p>0.05769230769230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1.53588516746411" calcext:value-type="float">
            <text:p>1.53588516746411</text:p>
          </table:table-cell>
          <table:table-cell office:value-type="float" office:value="1.42105263157895" calcext:value-type="float">
            <text:p>1.42105263157895</text:p>
          </table:table-cell>
          <table:table-cell table:formula="of:=[.B210]-[.C210]" office:value-type="float" office:value="0.114832535885167" calcext:value-type="float">
            <text:p>0.11483253588516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1.52857142857143" calcext:value-type="float">
            <text:p>1.52857142857143</text:p>
          </table:table-cell>
          <table:table-cell office:value-type="float" office:value="1.47142857142857" calcext:value-type="float">
            <text:p>1.47142857142857</text:p>
          </table:table-cell>
          <table:table-cell table:formula="of:=[.B211]-[.C211]" office:value-type="float" office:value="0.0571428571428569" calcext:value-type="float">
            <text:p>0.05714285714285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1.52132701421801" calcext:value-type="float">
            <text:p>1.52132701421801</text:p>
          </table:table-cell>
          <table:table-cell office:value-type="float" office:value="1.40758293838863" calcext:value-type="float">
            <text:p>1.40758293838863</text:p>
          </table:table-cell>
          <table:table-cell table:formula="of:=[.B212]-[.C212]" office:value-type="float" office:value="0.113744075829384" calcext:value-type="float">
            <text:p>0.11374407582938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1.54245283018868" calcext:value-type="float">
            <text:p>1.54245283018868</text:p>
          </table:table-cell>
          <table:table-cell office:value-type="float" office:value="1.37264150943396" calcext:value-type="float">
            <text:p>1.37264150943396</text:p>
          </table:table-cell>
          <table:table-cell table:formula="of:=[.B213]-[.C213]" office:value-type="float" office:value="0.169811320754717" calcext:value-type="float">
            <text:p>0.16981132075471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1.53521126760563" calcext:value-type="float">
            <text:p>1.53521126760563</text:p>
          </table:table-cell>
          <table:table-cell office:value-type="float" office:value="1.45070422535211" calcext:value-type="float">
            <text:p>1.45070422535211</text:p>
          </table:table-cell>
          <table:table-cell table:formula="of:=[.B214]-[.C214]" office:value-type="float" office:value="0.084507042253521" calcext:value-type="float">
            <text:p>0.08450704225352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1.52803738317757" calcext:value-type="float">
            <text:p>1.52803738317757</text:p>
          </table:table-cell>
          <table:table-cell office:value-type="float" office:value="1.44392523364486" calcext:value-type="float">
            <text:p>1.44392523364486</text:p>
          </table:table-cell>
          <table:table-cell table:formula="of:=[.B215]-[.C215]" office:value-type="float" office:value="0.0841121495327102" calcext:value-type="float">
            <text:p>0.0841121495327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1.52093023255814" calcext:value-type="float">
            <text:p>1.52093023255814</text:p>
          </table:table-cell>
          <table:table-cell office:value-type="float" office:value="1.4093023255814" calcext:value-type="float">
            <text:p>1.4093023255814</text:p>
          </table:table-cell>
          <table:table-cell table:formula="of:=[.B216]-[.C216]" office:value-type="float" office:value="0.111627906976744" calcext:value-type="float">
            <text:p>0.11162790697674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1.51388888888889" calcext:value-type="float">
            <text:p>1.51388888888889</text:p>
          </table:table-cell>
          <table:table-cell office:value-type="float" office:value="1.45833333333333" calcext:value-type="float">
            <text:p>1.45833333333333</text:p>
          </table:table-cell>
          <table:table-cell table:formula="of:=[.B217]-[.C217]" office:value-type="float" office:value="0.0555555555555556" calcext:value-type="float">
            <text:p>0.05555555555555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1.54377880184332" calcext:value-type="float">
            <text:p>1.54377880184332</text:p>
          </table:table-cell>
          <table:table-cell office:value-type="float" office:value="1.42396313364055" calcext:value-type="float">
            <text:p>1.42396313364055</text:p>
          </table:table-cell>
          <table:table-cell table:formula="of:=[.B218]-[.C218]" office:value-type="float" office:value="0.119815668202765" calcext:value-type="float">
            <text:p>0.1198156682027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1.53669724770642" calcext:value-type="float">
            <text:p>1.53669724770642</text:p>
          </table:table-cell>
          <table:table-cell office:value-type="float" office:value="1.44495412844037" calcext:value-type="float">
            <text:p>1.44495412844037</text:p>
          </table:table-cell>
          <table:table-cell table:formula="of:=[.B219]-[.C219]" office:value-type="float" office:value="0.0917431192660549" calcext:value-type="float">
            <text:p>0.09174311926605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1.5296803652968" calcext:value-type="float">
            <text:p>1.5296803652968</text:p>
          </table:table-cell>
          <table:table-cell office:value-type="float" office:value="1.41095890410959" calcext:value-type="float">
            <text:p>1.41095890410959</text:p>
          </table:table-cell>
          <table:table-cell table:formula="of:=[.B220]-[.C220]" office:value-type="float" office:value="0.118721461187215" calcext:value-type="float">
            <text:p>0.1187214611872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1.52272727272727" calcext:value-type="float">
            <text:p>1.52272727272727</text:p>
          </table:table-cell>
          <table:table-cell office:value-type="float" office:value="1.37727272727273" calcext:value-type="float">
            <text:p>1.37727272727273</text:p>
          </table:table-cell>
          <table:table-cell table:formula="of:=[.B221]-[.C221]" office:value-type="float" office:value="0.145454545454546" calcext:value-type="float">
            <text:p>0.14545454545454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.5158371040724" calcext:value-type="float">
            <text:p>1.5158371040724</text:p>
          </table:table-cell>
          <table:table-cell office:value-type="float" office:value="1.42533936651584" calcext:value-type="float">
            <text:p>1.42533936651584</text:p>
          </table:table-cell>
          <table:table-cell table:formula="of:=[.B222]-[.C222]" office:value-type="float" office:value="0.090497737556561" calcext:value-type="float">
            <text:p>0.09049773755656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1.54054054054054" calcext:value-type="float">
            <text:p>1.54054054054054</text:p>
          </table:table-cell>
          <table:table-cell office:value-type="float" office:value="1.41891891891892" calcext:value-type="float">
            <text:p>1.41891891891892</text:p>
          </table:table-cell>
          <table:table-cell table:formula="of:=[.B223]-[.C223]" office:value-type="float" office:value="0.121621621621622" calcext:value-type="float">
            <text:p>0.1216216216216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1.53363228699552" calcext:value-type="float">
            <text:p>1.53363228699552</text:p>
          </table:table-cell>
          <table:table-cell office:value-type="float" office:value="1.41255605381166" calcext:value-type="float">
            <text:p>1.41255605381166</text:p>
          </table:table-cell>
          <table:table-cell table:formula="of:=[.B224]-[.C224]" office:value-type="float" office:value="0.121076233183856" calcext:value-type="float">
            <text:p>0.12107623318385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1.52678571428571" calcext:value-type="float">
            <text:p>1.52678571428571</text:p>
          </table:table-cell>
          <table:table-cell office:value-type="float" office:value="1.45982142857143" calcext:value-type="float">
            <text:p>1.45982142857143</text:p>
          </table:table-cell>
          <table:table-cell table:formula="of:=[.B225]-[.C225]" office:value-type="float" office:value="0.0669642857142856" calcext:value-type="float">
            <text:p>0.06696428571428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1.52" calcext:value-type="float">
            <text:p>1.52</text:p>
          </table:table-cell>
          <table:table-cell office:value-type="float" office:value="1.4" calcext:value-type="float">
            <text:p>1.4</text:p>
          </table:table-cell>
          <table:table-cell table:formula="of:=[.B226]-[.C226]"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1.51327433628319" calcext:value-type="float">
            <text:p>1.51327433628319</text:p>
          </table:table-cell>
          <table:table-cell office:value-type="float" office:value="1.44690265486726" calcext:value-type="float">
            <text:p>1.44690265486726</text:p>
          </table:table-cell>
          <table:table-cell table:formula="of:=[.B227]-[.C227]" office:value-type="float" office:value="0.0663716814159292" calcext:value-type="float">
            <text:p>0.06637168141592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1.5374449339207" calcext:value-type="float">
            <text:p>1.5374449339207</text:p>
          </table:table-cell>
          <table:table-cell office:value-type="float" office:value="1.41409691629956" calcext:value-type="float">
            <text:p>1.41409691629956</text:p>
          </table:table-cell>
          <table:table-cell table:formula="of:=[.B228]-[.C228]" office:value-type="float" office:value="0.123348017621145" calcext:value-type="float">
            <text:p>0.12334801762114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1.53070175438597" calcext:value-type="float">
            <text:p>1.53070175438597</text:p>
          </table:table-cell>
          <table:table-cell office:value-type="float" office:value="1.43421052631579" calcext:value-type="float">
            <text:p>1.43421052631579</text:p>
          </table:table-cell>
          <table:table-cell table:formula="of:=[.B229]-[.C229]" office:value-type="float" office:value="0.0964912280701755" calcext:value-type="float">
            <text:p>0.09649122807017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1.52401746724891" calcext:value-type="float">
            <text:p>1.52401746724891</text:p>
          </table:table-cell>
          <table:table-cell office:value-type="float" office:value="1.37554585152838" calcext:value-type="float">
            <text:p>1.37554585152838</text:p>
          </table:table-cell>
          <table:table-cell table:formula="of:=[.B230]-[.C230]" office:value-type="float" office:value="0.148471615720524" calcext:value-type="float">
            <text:p>0.1484716157205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1.51739130434783" calcext:value-type="float">
            <text:p>1.51739130434783</text:p>
          </table:table-cell>
          <table:table-cell office:value-type="float" office:value="1.42173913043478" calcext:value-type="float">
            <text:p>1.42173913043478</text:p>
          </table:table-cell>
          <table:table-cell table:formula="of:=[.B231]-[.C231]" office:value-type="float" office:value="0.0956521739130434" calcext:value-type="float">
            <text:p>0.09565217391304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1.51082251082251" calcext:value-type="float">
            <text:p>1.51082251082251</text:p>
          </table:table-cell>
          <table:table-cell office:value-type="float" office:value="1.45021645021645" calcext:value-type="float">
            <text:p>1.45021645021645</text:p>
          </table:table-cell>
          <table:table-cell table:formula="of:=[.B232]-[.C232]" office:value-type="float" office:value="0.0606060606060606" calcext:value-type="float">
            <text:p>0.06060606060606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1.53448275862069" calcext:value-type="float">
            <text:p>1.53448275862069</text:p>
          </table:table-cell>
          <table:table-cell office:value-type="float" office:value="1.40948275862069" calcext:value-type="float">
            <text:p>1.40948275862069</text:p>
          </table:table-cell>
          <table:table-cell table:formula="of:=[.B233]-[.C233]" office:value-type="float" office:value="0.125" calcext:value-type="float">
            <text:p>0.1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1.52789699570815" calcext:value-type="float">
            <text:p>1.52789699570815</text:p>
          </table:table-cell>
          <table:table-cell office:value-type="float" office:value="1.40343347639485" calcext:value-type="float">
            <text:p>1.40343347639485</text:p>
          </table:table-cell>
          <table:table-cell table:formula="of:=[.B234]-[.C234]" office:value-type="float" office:value="0.124463519313305" calcext:value-type="float">
            <text:p>0.12446351931330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1.52136752136752" calcext:value-type="float">
            <text:p>1.52136752136752</text:p>
          </table:table-cell>
          <table:table-cell office:value-type="float" office:value="1.3974358974359" calcext:value-type="float">
            <text:p>1.3974358974359</text:p>
          </table:table-cell>
          <table:table-cell table:formula="of:=[.B235]-[.C235]" office:value-type="float" office:value="0.123931623931624" calcext:value-type="float">
            <text:p>0.1239316239316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1.51489361702128" calcext:value-type="float">
            <text:p>1.51489361702128</text:p>
          </table:table-cell>
          <table:table-cell office:value-type="float" office:value="1.39148936170213" calcext:value-type="float">
            <text:p>1.39148936170213</text:p>
          </table:table-cell>
          <table:table-cell table:formula="of:=[.B236]-[.C236]" office:value-type="float" office:value="0.123404255319149" calcext:value-type="float">
            <text:p>0.12340425531914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1.50847457627119" calcext:value-type="float">
            <text:p>1.50847457627119</text:p>
          </table:table-cell>
          <table:table-cell office:value-type="float" office:value="1.44915254237288" calcext:value-type="float">
            <text:p>1.44915254237288</text:p>
          </table:table-cell>
          <table:table-cell table:formula="of:=[.B237]-[.C237]" office:value-type="float" office:value="0.0593220338983052" calcext:value-type="float">
            <text:p>0.05932203389830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1.53164556962025" calcext:value-type="float">
            <text:p>1.53164556962025</text:p>
          </table:table-cell>
          <table:table-cell office:value-type="float" office:value="1.37974683544304" calcext:value-type="float">
            <text:p>1.37974683544304</text:p>
          </table:table-cell>
          <table:table-cell table:formula="of:=[.B238]-[.C238]" office:value-type="float" office:value="0.151898734177215" calcext:value-type="float">
            <text:p>0.1518987341772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1.52521008403361" calcext:value-type="float">
            <text:p>1.52521008403361</text:p>
          </table:table-cell>
          <table:table-cell office:value-type="float" office:value="1.43697478991597" calcext:value-type="float">
            <text:p>1.43697478991597</text:p>
          </table:table-cell>
          <table:table-cell table:formula="of:=[.B239]-[.C239]" office:value-type="float" office:value="0.088235294117647" calcext:value-type="float">
            <text:p>0.08823529411764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1.51882845188285" calcext:value-type="float">
            <text:p>1.51882845188285</text:p>
          </table:table-cell>
          <table:table-cell office:value-type="float" office:value="1.43096234309623" calcext:value-type="float">
            <text:p>1.43096234309623</text:p>
          </table:table-cell>
          <table:table-cell table:formula="of:=[.B240]-[.C240]" office:value-type="float" office:value="0.0878661087866108" calcext:value-type="float">
            <text:p>0.0878661087866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1.5125" calcext:value-type="float">
            <text:p>1.5125</text:p>
          </table:table-cell>
          <table:table-cell office:value-type="float" office:value="1.39583333333333" calcext:value-type="float">
            <text:p>1.39583333333333</text:p>
          </table:table-cell>
          <table:table-cell table:formula="of:=[.B241]-[.C241]" office:value-type="float" office:value="0.116666666666667" calcext:value-type="float">
            <text:p>0.1166666666666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1.50622406639004" calcext:value-type="float">
            <text:p>1.50622406639004</text:p>
          </table:table-cell>
          <table:table-cell office:value-type="float" office:value="1.39004149377593" calcext:value-type="float">
            <text:p>1.39004149377593</text:p>
          </table:table-cell>
          <table:table-cell table:formula="of:=[.B242]-[.C242]" office:value-type="float" office:value="0.116182572614108" calcext:value-type="float">
            <text:p>0.11618257261410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1.52892561983471" calcext:value-type="float">
            <text:p>1.52892561983471</text:p>
          </table:table-cell>
          <table:table-cell office:value-type="float" office:value="1.41322314049587" calcext:value-type="float">
            <text:p>1.41322314049587</text:p>
          </table:table-cell>
          <table:table-cell table:formula="of:=[.B243]-[.C243]" office:value-type="float" office:value="0.115702479338843" calcext:value-type="float">
            <text:p>0.11570247933884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1.52263374485597" calcext:value-type="float">
            <text:p>1.52263374485597</text:p>
          </table:table-cell>
          <table:table-cell office:value-type="float" office:value="1.40740740740741" calcext:value-type="float">
            <text:p>1.40740740740741</text:p>
          </table:table-cell>
          <table:table-cell table:formula="of:=[.B244]-[.C244]" office:value-type="float" office:value="0.11522633744856" calcext:value-type="float">
            <text:p>0.1152263374485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1.51639344262295" calcext:value-type="float">
            <text:p>1.51639344262295</text:p>
          </table:table-cell>
          <table:table-cell office:value-type="float" office:value="1.43032786885246" calcext:value-type="float">
            <text:p>1.43032786885246</text:p>
          </table:table-cell>
          <table:table-cell table:formula="of:=[.B245]-[.C245]" office:value-type="float" office:value="0.0860655737704918" calcext:value-type="float">
            <text:p>0.0860655737704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1.51020408163265" calcext:value-type="float">
            <text:p>1.51020408163265</text:p>
          </table:table-cell>
          <table:table-cell office:value-type="float" office:value="1.42448979591837" calcext:value-type="float">
            <text:p>1.42448979591837</text:p>
          </table:table-cell>
          <table:table-cell table:formula="of:=[.B246]-[.C246]" office:value-type="float" office:value="0.0857142857142856" calcext:value-type="float">
            <text:p>0.08571428571428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1.50406504065041" calcext:value-type="float">
            <text:p>1.50406504065041</text:p>
          </table:table-cell>
          <table:table-cell office:value-type="float" office:value="1.44715447154472" calcext:value-type="float">
            <text:p>1.44715447154472</text:p>
          </table:table-cell>
          <table:table-cell table:formula="of:=[.B247]-[.C247]" office:value-type="float" office:value="0.056910569105691" calcext:value-type="float">
            <text:p>0.05691056910569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1.52631578947368" calcext:value-type="float">
            <text:p>1.52631578947368</text:p>
          </table:table-cell>
          <table:table-cell office:value-type="float" office:value="1.4412955465587" calcext:value-type="float">
            <text:p>1.4412955465587</text:p>
          </table:table-cell>
          <table:table-cell table:formula="of:=[.B248]-[.C248]" office:value-type="float" office:value="0.0850202429149798" calcext:value-type="float">
            <text:p>0.0850202429149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1.52016129032258" calcext:value-type="float">
            <text:p>1.52016129032258</text:p>
          </table:table-cell>
          <table:table-cell office:value-type="float" office:value="1.43548387096774" calcext:value-type="float">
            <text:p>1.43548387096774</text:p>
          </table:table-cell>
          <table:table-cell table:formula="of:=[.B249]-[.C249]" office:value-type="float" office:value="0.0846774193548387" calcext:value-type="float">
            <text:p>0.08467741935483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1.5140562248996" calcext:value-type="float">
            <text:p>1.5140562248996</text:p>
          </table:table-cell>
          <table:table-cell office:value-type="float" office:value="1.4578313253012" calcext:value-type="float">
            <text:p>1.4578313253012</text:p>
          </table:table-cell>
          <table:table-cell table:formula="of:=[.B250]-[.C250]" office:value-type="float" office:value="0.0562248995983934" calcext:value-type="float">
            <text:p>0.0562248995983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1.508" calcext:value-type="float">
            <text:p>1.508</text:p>
          </table:table-cell>
          <table:table-cell office:value-type="float" office:value="1.424" calcext:value-type="float">
            <text:p>1.424</text:p>
          </table:table-cell>
          <table:table-cell table:formula="of:=[.B251]-[.C251]" office:value-type="float" office:value="0.0840000000000001" calcext:value-type="float">
            <text:p>0.08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1.50199203187251" calcext:value-type="float">
            <text:p>1.50199203187251</text:p>
          </table:table-cell>
          <table:table-cell office:value-type="float" office:value="1.39043824701195" calcext:value-type="float">
            <text:p>1.39043824701195</text:p>
          </table:table-cell>
          <table:table-cell table:formula="of:=[.B252]-[.C252]" office:value-type="float" office:value="0.111553784860558" calcext:value-type="float">
            <text:p>0.1115537848605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1.44047619047619" calcext:value-type="float">
            <text:p>1.44047619047619</text:p>
          </table:table-cell>
          <table:table-cell table:formula="of:=[.B253]-[.C253]" office:value-type="float" office:value="0.0833333333333333" calcext:value-type="float">
            <text:p>0.08333333333333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float" office:value="1.51778656126482" calcext:value-type="float">
            <text:p>1.51778656126482</text:p>
          </table:table-cell>
          <table:table-cell office:value-type="float" office:value="1.40711462450593" calcext:value-type="float">
            <text:p>1.40711462450593</text:p>
          </table:table-cell>
          <table:table-cell table:formula="of:=[.B254]-[.C254]" office:value-type="float" office:value="0.110671936758893" calcext:value-type="float">
            <text:p>0.1106719367588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1.51181102362205" calcext:value-type="float">
            <text:p>1.51181102362205</text:p>
          </table:table-cell>
          <table:table-cell office:value-type="float" office:value="1.40157480314961" calcext:value-type="float">
            <text:p>1.40157480314961</text:p>
          </table:table-cell>
          <table:table-cell table:formula="of:=[.B255]-[.C255]" office:value-type="float" office:value="0.110236220472441" calcext:value-type="float">
            <text:p>0.1102362204724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1.50588235294118" calcext:value-type="float">
            <text:p>1.50588235294118</text:p>
          </table:table-cell>
          <table:table-cell office:value-type="float" office:value="1.45098039215686" calcext:value-type="float">
            <text:p>1.45098039215686</text:p>
          </table:table-cell>
          <table:table-cell table:formula="of:=[.B256]-[.C256]" office:value-type="float" office:value="0.0549019607843138" calcext:value-type="float">
            <text:p>0.0549019607843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1.4453125" calcext:value-type="float">
            <text:p>1.4453125</text:p>
          </table:table-cell>
          <table:table-cell table:formula="of:=[.B257]-[.C257]" office:value-type="float" office:value="0.0546875" calcext:value-type="float">
            <text:p>0.054687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1.52140077821012" calcext:value-type="float">
            <text:p>1.52140077821012</text:p>
          </table:table-cell>
          <table:table-cell office:value-type="float" office:value="1.46692607003891" calcext:value-type="float">
            <text:p>1.46692607003891</text:p>
          </table:table-cell>
          <table:table-cell table:formula="of:=[.B258]-[.C258]" office:value-type="float" office:value="0.0544747081712063" calcext:value-type="float">
            <text:p>0.05447470817120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float" office:value="1.51550387596899" calcext:value-type="float">
            <text:p>1.51550387596899</text:p>
          </table:table-cell>
          <table:table-cell office:value-type="float" office:value="1.46124031007752" calcext:value-type="float">
            <text:p>1.46124031007752</text:p>
          </table:table-cell>
          <table:table-cell table:formula="of:=[.B259]-[.C259]" office:value-type="float" office:value="0.054263565891473" calcext:value-type="float">
            <text:p>0.05426356589147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float" office:value="1.50965250965251" calcext:value-type="float">
            <text:p>1.50965250965251</text:p>
          </table:table-cell>
          <table:table-cell office:value-type="float" office:value="1.42857142857143" calcext:value-type="float">
            <text:p>1.42857142857143</text:p>
          </table:table-cell>
          <table:table-cell table:formula="of:=[.B260]-[.C260]" office:value-type="float" office:value="0.0810810810810811" calcext:value-type="float">
            <text:p>0.08108108108108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float" office:value="1.50384615384615" calcext:value-type="float">
            <text:p>1.50384615384615</text:p>
          </table:table-cell>
          <table:table-cell office:value-type="float" office:value="1.45" calcext:value-type="float">
            <text:p>1.45</text:p>
          </table:table-cell>
          <table:table-cell table:formula="of:=[.B261]-[.C261]" office:value-type="float" office:value="0.0538461538461539" calcext:value-type="float">
            <text:p>0.0538461538461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float" office:value="1.49808429118774" calcext:value-type="float">
            <text:p>1.49808429118774</text:p>
          </table:table-cell>
          <table:table-cell office:value-type="float" office:value="1.4176245210728" calcext:value-type="float">
            <text:p>1.4176245210728</text:p>
          </table:table-cell>
          <table:table-cell table:formula="of:=[.B262]-[.C262]" office:value-type="float" office:value="0.0804597701149425" calcext:value-type="float">
            <text:p>0.08045977011494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float" office:value="1.51908396946565" calcext:value-type="float">
            <text:p>1.51908396946565</text:p>
          </table:table-cell>
          <table:table-cell office:value-type="float" office:value="1.43893129770992" calcext:value-type="float">
            <text:p>1.43893129770992</text:p>
          </table:table-cell>
          <table:table-cell table:formula="of:=[.B263]-[.C263]" office:value-type="float" office:value="0.0801526717557253" calcext:value-type="float">
            <text:p>0.0801526717557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float" office:value="1.51330798479087" calcext:value-type="float">
            <text:p>1.51330798479087</text:p>
          </table:table-cell>
          <table:table-cell office:value-type="float" office:value="1.43346007604563" calcext:value-type="float">
            <text:p>1.43346007604563</text:p>
          </table:table-cell>
          <table:table-cell table:formula="of:=[.B264]-[.C264]" office:value-type="float" office:value="0.0798479087452473" calcext:value-type="float">
            <text:p>0.07984790874524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float" office:value="1.50757575757576" calcext:value-type="float">
            <text:p>1.50757575757576</text:p>
          </table:table-cell>
          <table:table-cell office:value-type="float" office:value="1.4280303030303" calcext:value-type="float">
            <text:p>1.4280303030303</text:p>
          </table:table-cell>
          <table:table-cell table:formula="of:=[.B265]-[.C265]" office:value-type="float" office:value="0.0795454545454546" calcext:value-type="float">
            <text:p>0.07954545454545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float" office:value="1.50188679245283" calcext:value-type="float">
            <text:p>1.50188679245283</text:p>
          </table:table-cell>
          <table:table-cell office:value-type="float" office:value="1.44905660377358" calcext:value-type="float">
            <text:p>1.44905660377358</text:p>
          </table:table-cell>
          <table:table-cell table:formula="of:=[.B266]-[.C266]" office:value-type="float" office:value="0.0528301886792455" calcext:value-type="float">
            <text:p>0.05283018867924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float" office:value="1.49624060150376" calcext:value-type="float">
            <text:p>1.49624060150376</text:p>
          </table:table-cell>
          <table:table-cell office:value-type="float" office:value="1.39097744360902" calcext:value-type="float">
            <text:p>1.39097744360902</text:p>
          </table:table-cell>
          <table:table-cell table:formula="of:=[.B267]-[.C267]" office:value-type="float" office:value="0.105263157894737" calcext:value-type="float">
            <text:p>0.10526315789473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float" office:value="1.51685393258427" calcext:value-type="float">
            <text:p>1.51685393258427</text:p>
          </table:table-cell>
          <table:table-cell office:value-type="float" office:value="1.43820224719101" calcext:value-type="float">
            <text:p>1.43820224719101</text:p>
          </table:table-cell>
          <table:table-cell table:formula="of:=[.B268]-[.C268]" office:value-type="float" office:value="0.0786516853932584" calcext:value-type="float">
            <text:p>0.0786516853932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float" office:value="1.51119402985075" calcext:value-type="float">
            <text:p>1.51119402985075</text:p>
          </table:table-cell>
          <table:table-cell office:value-type="float" office:value="1.40671641791045" calcext:value-type="float">
            <text:p>1.40671641791045</text:p>
          </table:table-cell>
          <table:table-cell table:formula="of:=[.B269]-[.C269]" office:value-type="float" office:value="0.104477611940298" calcext:value-type="float">
            <text:p>0.10447761194029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float" office:value="1.50557620817844" calcext:value-type="float">
            <text:p>1.50557620817844</text:p>
          </table:table-cell>
          <table:table-cell office:value-type="float" office:value="1.4275092936803" calcext:value-type="float">
            <text:p>1.4275092936803</text:p>
          </table:table-cell>
          <table:table-cell table:formula="of:=[.B270]-[.C270]" office:value-type="float" office:value="0.0780669144981414" calcext:value-type="float">
            <text:p>0.0780669144981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float" office:value="1.5" calcext:value-type="float">
            <text:p>1.5</text:p>
          </table:table-cell>
          <table:table-cell office:value-type="float" office:value="1.44814814814815" calcext:value-type="float">
            <text:p>1.44814814814815</text:p>
          </table:table-cell>
          <table:table-cell table:formula="of:=[.B271]-[.C271]" office:value-type="float" office:value="0.0518518518518518" calcext:value-type="float">
            <text:p>0.05185185185185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float" office:value="1.49446494464945" calcext:value-type="float">
            <text:p>1.49446494464945</text:p>
          </table:table-cell>
          <table:table-cell office:value-type="float" office:value="1.39114391143911" calcext:value-type="float">
            <text:p>1.39114391143911</text:p>
          </table:table-cell>
          <table:table-cell table:formula="of:=[.B272]-[.C272]" office:value-type="float" office:value="0.103321033210332" calcext:value-type="float">
            <text:p>0.1033210332103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float" office:value="1.51470588235294" calcext:value-type="float">
            <text:p>1.51470588235294</text:p>
          </table:table-cell>
          <table:table-cell office:value-type="float" office:value="1.41176470588235" calcext:value-type="float">
            <text:p>1.41176470588235</text:p>
          </table:table-cell>
          <table:table-cell table:formula="of:=[.B273]-[.C273]" office:value-type="float" office:value="0.102941176470588" calcext:value-type="float">
            <text:p>0.1029411764705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float" office:value="1.50915750915751" calcext:value-type="float">
            <text:p>1.50915750915751</text:p>
          </table:table-cell>
          <table:table-cell office:value-type="float" office:value="1.45787545787546" calcext:value-type="float">
            <text:p>1.45787545787546</text:p>
          </table:table-cell>
          <table:table-cell table:formula="of:=[.B274]-[.C274]" office:value-type="float" office:value="0.0512820512820513" calcext:value-type="float">
            <text:p>0.05128205128205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float" office:value="1.5036496350365" calcext:value-type="float">
            <text:p>1.5036496350365</text:p>
          </table:table-cell>
          <table:table-cell office:value-type="float" office:value="1.4014598540146" calcext:value-type="float">
            <text:p>1.4014598540146</text:p>
          </table:table-cell>
          <table:table-cell table:formula="of:=[.B275]-[.C275]" office:value-type="float" office:value="0.102189781021898" calcext:value-type="float">
            <text:p>0.10218978102189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float" office:value="1.49818181818182" calcext:value-type="float">
            <text:p>1.49818181818182</text:p>
          </table:table-cell>
          <table:table-cell office:value-type="float" office:value="1.42181818181818" calcext:value-type="float">
            <text:p>1.42181818181818</text:p>
          </table:table-cell>
          <table:table-cell table:formula="of:=[.B276]-[.C276]" office:value-type="float" office:value="0.0763636363636364" calcext:value-type="float">
            <text:p>0.07636363636363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float" office:value="1.49275362318841" calcext:value-type="float">
            <text:p>1.49275362318841</text:p>
          </table:table-cell>
          <table:table-cell office:value-type="float" office:value="1.44202898550725" calcext:value-type="float">
            <text:p>1.44202898550725</text:p>
          </table:table-cell>
          <table:table-cell table:formula="of:=[.B277]-[.C277]" office:value-type="float" office:value="0.0507246376811594" calcext:value-type="float">
            <text:p>0.050724637681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float" office:value="1.51263537906137" calcext:value-type="float">
            <text:p>1.51263537906137</text:p>
          </table:table-cell>
          <table:table-cell office:value-type="float" office:value="1.43682310469314" calcext:value-type="float">
            <text:p>1.43682310469314</text:p>
          </table:table-cell>
          <table:table-cell table:formula="of:=[.B278]-[.C278]" office:value-type="float" office:value="0.075812274368231" calcext:value-type="float">
            <text:p>0.07581227436823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float" office:value="1.50719424460432" calcext:value-type="float">
            <text:p>1.50719424460432</text:p>
          </table:table-cell>
          <table:table-cell office:value-type="float" office:value="1.4568345323741" calcext:value-type="float">
            <text:p>1.4568345323741</text:p>
          </table:table-cell>
          <table:table-cell table:formula="of:=[.B279]-[.C279]" office:value-type="float" office:value="0.0503597122302157" calcext:value-type="float">
            <text:p>0.0503597122302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float" office:value="1.50179211469534" calcext:value-type="float">
            <text:p>1.50179211469534</text:p>
          </table:table-cell>
          <table:table-cell office:value-type="float" office:value="1.42652329749104" calcext:value-type="float">
            <text:p>1.42652329749104</text:p>
          </table:table-cell>
          <table:table-cell table:formula="of:=[.B280]-[.C280]" office:value-type="float" office:value="0.0752688172043012" calcext:value-type="float">
            <text:p>0.07526881720430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float" office:value="1.49642857142857" calcext:value-type="float">
            <text:p>1.49642857142857</text:p>
          </table:table-cell>
          <table:table-cell office:value-type="float" office:value="1.44642857142857" calcext:value-type="float">
            <text:p>1.44642857142857</text:p>
          </table:table-cell>
          <table:table-cell table:formula="of:=[.B281]-[.C281]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float" office:value="1.49110320284698" calcext:value-type="float">
            <text:p>1.49110320284698</text:p>
          </table:table-cell>
          <table:table-cell office:value-type="float" office:value="1.44128113879004" calcext:value-type="float">
            <text:p>1.44128113879004</text:p>
          </table:table-cell>
          <table:table-cell table:formula="of:=[.B282]-[.C282]" office:value-type="float" office:value="0.0498220640569396" calcext:value-type="float">
            <text:p>0.0498220640569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float" office:value="1.51063829787234" calcext:value-type="float">
            <text:p>1.51063829787234</text:p>
          </table:table-cell>
          <table:table-cell office:value-type="float" office:value="1.4113475177305" calcext:value-type="float">
            <text:p>1.4113475177305</text:p>
          </table:table-cell>
          <table:table-cell table:formula="of:=[.B283]-[.C283]" office:value-type="float" office:value="0.0992907801418441" calcext:value-type="float">
            <text:p>0.09929078014184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float" office:value="1.50530035335689" calcext:value-type="float">
            <text:p>1.50530035335689</text:p>
          </table:table-cell>
          <table:table-cell office:value-type="float" office:value="1.43109540636042" calcext:value-type="float">
            <text:p>1.43109540636042</text:p>
          </table:table-cell>
          <table:table-cell table:formula="of:=[.B284]-[.C284]" office:value-type="float" office:value="0.0742049469964665" calcext:value-type="float">
            <text:p>0.0742049469964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float" office:value="1.5" calcext:value-type="float">
            <text:p>1.5</text:p>
          </table:table-cell>
          <table:table-cell office:value-type="float" office:value="1.42605633802817" calcext:value-type="float">
            <text:p>1.42605633802817</text:p>
          </table:table-cell>
          <table:table-cell table:formula="of:=[.B285]-[.C285]" office:value-type="float" office:value="0.073943661971831" calcext:value-type="float">
            <text:p>0.07394366197183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float" office:value="1.49473684210526" calcext:value-type="float">
            <text:p>1.49473684210526</text:p>
          </table:table-cell>
          <table:table-cell office:value-type="float" office:value="1.39649122807018" calcext:value-type="float">
            <text:p>1.39649122807018</text:p>
          </table:table-cell>
          <table:table-cell table:formula="of:=[.B286]-[.C286]" office:value-type="float" office:value="0.0982456140350878" calcext:value-type="float">
            <text:p>0.0982456140350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float" office:value="1.48951048951049" calcext:value-type="float">
            <text:p>1.48951048951049</text:p>
          </table:table-cell>
          <table:table-cell office:value-type="float" office:value="1.41608391608392" calcext:value-type="float">
            <text:p>1.41608391608392</text:p>
          </table:table-cell>
          <table:table-cell table:formula="of:=[.B287]-[.C287]" office:value-type="float" office:value="0.0734265734265736" calcext:value-type="float">
            <text:p>0.07342657342657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float" office:value="1.50871080139373" calcext:value-type="float">
            <text:p>1.50871080139373</text:p>
          </table:table-cell>
          <table:table-cell office:value-type="float" office:value="1.41114982578397" calcext:value-type="float">
            <text:p>1.41114982578397</text:p>
          </table:table-cell>
          <table:table-cell table:formula="of:=[.B288]-[.C288]" office:value-type="float" office:value="0.0975609756097562" calcext:value-type="float">
            <text:p>0.09756097560975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float" office:value="1.50347222222222" calcext:value-type="float">
            <text:p>1.50347222222222</text:p>
          </table:table-cell>
          <table:table-cell office:value-type="float" office:value="1.43055555555556" calcext:value-type="float">
            <text:p>1.43055555555556</text:p>
          </table:table-cell>
          <table:table-cell table:formula="of:=[.B289]-[.C289]" office:value-type="float" office:value="0.0729166666666667" calcext:value-type="float">
            <text:p>0.0729166666666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float" office:value="1.49826989619377" calcext:value-type="float">
            <text:p>1.49826989619377</text:p>
          </table:table-cell>
          <table:table-cell office:value-type="float" office:value="1.42560553633218" calcext:value-type="float">
            <text:p>1.42560553633218</text:p>
          </table:table-cell>
          <table:table-cell table:formula="of:=[.B290]-[.C290]" office:value-type="float" office:value="0.0726643598615917" calcext:value-type="float">
            <text:p>0.0726643598615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float" office:value="1.49310344827586" calcext:value-type="float">
            <text:p>1.49310344827586</text:p>
          </table:table-cell>
          <table:table-cell office:value-type="float" office:value="1.46896551724138" calcext:value-type="float">
            <text:p>1.46896551724138</text:p>
          </table:table-cell>
          <table:table-cell table:formula="of:=[.B291]-[.C291]" office:value-type="float" office:value="0.0241379310344827" calcext:value-type="float">
            <text:p>0.02413793103448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float" office:value="1.48797250859107" calcext:value-type="float">
            <text:p>1.48797250859107</text:p>
          </table:table-cell>
          <table:table-cell office:value-type="float" office:value="1.43986254295533" calcext:value-type="float">
            <text:p>1.43986254295533</text:p>
          </table:table-cell>
          <table:table-cell table:formula="of:=[.B292]-[.C292]" office:value-type="float" office:value="0.0481099656357389" calcext:value-type="float">
            <text:p>0.04810996563573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float" office:value="1.50684931506849" calcext:value-type="float">
            <text:p>1.50684931506849</text:p>
          </table:table-cell>
          <table:table-cell office:value-type="float" office:value="1.41095890410959" calcext:value-type="float">
            <text:p>1.41095890410959</text:p>
          </table:table-cell>
          <table:table-cell table:formula="of:=[.B293]-[.C293]" office:value-type="float" office:value="0.0958904109589041" calcext:value-type="float">
            <text:p>0.09589041095890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float" office:value="1.50170648464164" calcext:value-type="float">
            <text:p>1.50170648464164</text:p>
          </table:table-cell>
          <table:table-cell office:value-type="float" office:value="1.43003412969283" calcext:value-type="float">
            <text:p>1.43003412969283</text:p>
          </table:table-cell>
          <table:table-cell table:formula="of:=[.B294]-[.C294]" office:value-type="float" office:value="0.0716723549488054" calcext:value-type="float">
            <text:p>0.07167235494880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float" office:value="1.49659863945578" calcext:value-type="float">
            <text:p>1.49659863945578</text:p>
          </table:table-cell>
          <table:table-cell office:value-type="float" office:value="1.42517006802721" calcext:value-type="float">
            <text:p>1.42517006802721</text:p>
          </table:table-cell>
          <table:table-cell table:formula="of:=[.B295]-[.C295]" office:value-type="float" office:value="0.0714285714285716" calcext:value-type="float">
            <text:p>0.07142857142857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float" office:value="1.49152542372881" calcext:value-type="float">
            <text:p>1.49152542372881</text:p>
          </table:table-cell>
          <table:table-cell office:value-type="float" office:value="1.42033898305085" calcext:value-type="float">
            <text:p>1.42033898305085</text:p>
          </table:table-cell>
          <table:table-cell table:formula="of:=[.B296]-[.C296]" office:value-type="float" office:value="0.0711864406779661" calcext:value-type="float">
            <text:p>0.07118644067796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float" office:value="1.48648648648649" calcext:value-type="float">
            <text:p>1.48648648648649</text:p>
          </table:table-cell>
          <table:table-cell office:value-type="float" office:value="1.43918918918919" calcext:value-type="float">
            <text:p>1.43918918918919</text:p>
          </table:table-cell>
          <table:table-cell table:formula="of:=[.B297]-[.C297]" office:value-type="float" office:value="0.0472972972972972" calcext:value-type="float">
            <text:p>0.04729729729729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float" office:value="1.50505050505051" calcext:value-type="float">
            <text:p>1.50505050505051</text:p>
          </table:table-cell>
          <table:table-cell office:value-type="float" office:value="1.43434343434343" calcext:value-type="float">
            <text:p>1.43434343434343</text:p>
          </table:table-cell>
          <table:table-cell table:formula="of:=[.B298]-[.C298]" office:value-type="float" office:value="0.0707070707070709" calcext:value-type="float">
            <text:p>0.07070707070707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float" office:value="1.5" calcext:value-type="float">
            <text:p>1.5</text:p>
          </table:table-cell>
          <table:table-cell office:value-type="float" office:value="1.47651006711409" calcext:value-type="float">
            <text:p>1.47651006711409</text:p>
          </table:table-cell>
          <table:table-cell table:formula="of:=[.B299]-[.C299]" office:value-type="float" office:value="0.0234899328859059" calcext:value-type="float">
            <text:p>0.02348993288590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float" office:value="1.49498327759197" calcext:value-type="float">
            <text:p>1.49498327759197</text:p>
          </table:table-cell>
          <table:table-cell office:value-type="float" office:value="1.4247491638796" calcext:value-type="float">
            <text:p>1.4247491638796</text:p>
          </table:table-cell>
          <table:table-cell table:formula="of:=[.B300]-[.C300]" office:value-type="float" office:value="0.0702341137123745" calcext:value-type="float">
            <text:p>0.07023411371237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formula="of:=[.B301]-[.C301]" office:value-type="float" office:value="0.0700000000000001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float" office:value="1.48504983388704" calcext:value-type="float">
            <text:p>1.48504983388704</text:p>
          </table:table-cell>
          <table:table-cell office:value-type="float" office:value="1.41528239202658" calcext:value-type="float">
            <text:p>1.41528239202658</text:p>
          </table:table-cell>
          <table:table-cell table:formula="of:=[.B302]-[.C302]" office:value-type="float" office:value="0.0697674418604652" calcext:value-type="float">
            <text:p>0.0697674418604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float" office:value="1.50331125827815" calcext:value-type="float">
            <text:p>1.50331125827815</text:p>
          </table:table-cell>
          <table:table-cell office:value-type="float" office:value="1.43377483443709" calcext:value-type="float">
            <text:p>1.43377483443709</text:p>
          </table:table-cell>
          <table:table-cell table:formula="of:=[.B303]-[.C303]" office:value-type="float" office:value="0.0695364238410594" calcext:value-type="float">
            <text:p>0.0695364238410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float" office:value="1.4983498349835" calcext:value-type="float">
            <text:p>1.4983498349835</text:p>
          </table:table-cell>
          <table:table-cell office:value-type="float" office:value="1.42904290429043" calcext:value-type="float">
            <text:p>1.42904290429043</text:p>
          </table:table-cell>
          <table:table-cell table:formula="of:=[.B304]-[.C304]" office:value-type="float" office:value="0.0693069306930691" calcext:value-type="float">
            <text:p>0.06930693069306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float" office:value="1.49342105263158" calcext:value-type="float">
            <text:p>1.49342105263158</text:p>
          </table:table-cell>
          <table:table-cell office:value-type="float" office:value="1.37828947368421" calcext:value-type="float">
            <text:p>1.37828947368421</text:p>
          </table:table-cell>
          <table:table-cell table:formula="of:=[.B305]-[.C305]" office:value-type="float" office:value="0.115131578947368" calcext:value-type="float">
            <text:p>0.1151315789473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float" office:value="1.48852459016393" calcext:value-type="float">
            <text:p>1.48852459016393</text:p>
          </table:table-cell>
          <table:table-cell office:value-type="float" office:value="1.39672131147541" calcext:value-type="float">
            <text:p>1.39672131147541</text:p>
          </table:table-cell>
          <table:table-cell table:formula="of:=[.B306]-[.C306]" office:value-type="float" office:value="0.0918032786885246" calcext:value-type="float">
            <text:p>0.0918032786885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float" office:value="1.48366013071895" calcext:value-type="float">
            <text:p>1.48366013071895</text:p>
          </table:table-cell>
          <table:table-cell office:value-type="float" office:value="1.3921568627451" calcext:value-type="float">
            <text:p>1.3921568627451</text:p>
          </table:table-cell>
          <table:table-cell table:formula="of:=[.B307]-[.C307]" office:value-type="float" office:value="0.0915032679738563" calcext:value-type="float">
            <text:p>0.09150326797385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float" office:value="1.50162866449511" calcext:value-type="float">
            <text:p>1.50162866449511</text:p>
          </table:table-cell>
          <table:table-cell office:value-type="float" office:value="1.43322475570033" calcext:value-type="float">
            <text:p>1.43322475570033</text:p>
          </table:table-cell>
          <table:table-cell table:formula="of:=[.B308]-[.C308]" office:value-type="float" office:value="0.0684039087947883" calcext:value-type="float">
            <text:p>0.0684039087947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float" office:value="1.49675324675325" calcext:value-type="float">
            <text:p>1.49675324675325</text:p>
          </table:table-cell>
          <table:table-cell office:value-type="float" office:value="1.40584415584416" calcext:value-type="float">
            <text:p>1.40584415584416</text:p>
          </table:table-cell>
          <table:table-cell table:formula="of:=[.B309]-[.C309]" office:value-type="float" office:value="0.0909090909090908" calcext:value-type="float">
            <text:p>0.09090909090909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float" office:value="1.49190938511327" calcext:value-type="float">
            <text:p>1.49190938511327</text:p>
          </table:table-cell>
          <table:table-cell office:value-type="float" office:value="1.42394822006473" calcext:value-type="float">
            <text:p>1.42394822006473</text:p>
          </table:table-cell>
          <table:table-cell table:formula="of:=[.B310]-[.C310]" office:value-type="float" office:value="0.0679611650485437" calcext:value-type="float">
            <text:p>0.06796116504854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float" office:value="1.48709677419355" calcext:value-type="float">
            <text:p>1.48709677419355</text:p>
          </table:table-cell>
          <table:table-cell office:value-type="float" office:value="1.39677419354839" calcext:value-type="float">
            <text:p>1.39677419354839</text:p>
          </table:table-cell>
          <table:table-cell table:formula="of:=[.B311]-[.C311]" office:value-type="float" office:value="0.0903225806451613" calcext:value-type="float">
            <text:p>0.09032258064516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float" office:value="1.48231511254019" calcext:value-type="float">
            <text:p>1.48231511254019</text:p>
          </table:table-cell>
          <table:table-cell office:value-type="float" office:value="1.43729903536978" calcext:value-type="float">
            <text:p>1.43729903536978</text:p>
          </table:table-cell>
          <table:table-cell table:formula="of:=[.B312]-[.C312]" office:value-type="float" office:value="0.045016077170418" calcext:value-type="float">
            <text:p>0.04501607717041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float" office:value="1.5" calcext:value-type="float">
            <text:p>1.5</text:p>
          </table:table-cell>
          <table:table-cell office:value-type="float" office:value="1.43269230769231" calcext:value-type="float">
            <text:p>1.43269230769231</text:p>
          </table:table-cell>
          <table:table-cell table:formula="of:=[.B313]-[.C313]" office:value-type="float" office:value="0.0673076923076923" calcext:value-type="float">
            <text:p>0.0673076923076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float" office:value="1.49520766773163" calcext:value-type="float">
            <text:p>1.49520766773163</text:p>
          </table:table-cell>
          <table:table-cell office:value-type="float" office:value="1.42811501597444" calcext:value-type="float">
            <text:p>1.42811501597444</text:p>
          </table:table-cell>
          <table:table-cell table:formula="of:=[.B314]-[.C314]" office:value-type="float" office:value="0.0670926517571886" calcext:value-type="float">
            <text:p>0.06709265175718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float" office:value="1.49044585987261" calcext:value-type="float">
            <text:p>1.49044585987261</text:p>
          </table:table-cell>
          <table:table-cell office:value-type="float" office:value="1.37898089171975" calcext:value-type="float">
            <text:p>1.37898089171975</text:p>
          </table:table-cell>
          <table:table-cell table:formula="of:=[.B315]-[.C315]" office:value-type="float" office:value="0.111464968152866" calcext:value-type="float">
            <text:p>0.11146496815286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float" office:value="1.48571428571429" calcext:value-type="float">
            <text:p>1.48571428571429</text:p>
          </table:table-cell>
          <table:table-cell office:value-type="float" office:value="1.41904761904762" calcext:value-type="float">
            <text:p>1.41904761904762</text:p>
          </table:table-cell>
          <table:table-cell table:formula="of:=[.B316]-[.C316]" office:value-type="float" office:value="0.0666666666666667" calcext:value-type="float">
            <text:p>0.0666666666666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float" office:value="1.48101265822785" calcext:value-type="float">
            <text:p>1.48101265822785</text:p>
          </table:table-cell>
          <table:table-cell office:value-type="float" office:value="1.43670886075949" calcext:value-type="float">
            <text:p>1.43670886075949</text:p>
          </table:table-cell>
          <table:table-cell table:formula="of:=[.B317]-[.C317]" office:value-type="float" office:value="0.0443037974683542" calcext:value-type="float">
            <text:p>0.0443037974683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float" office:value="1.49842271293375" calcext:value-type="float">
            <text:p>1.49842271293375</text:p>
          </table:table-cell>
          <table:table-cell office:value-type="float" office:value="1.43217665615142" calcext:value-type="float">
            <text:p>1.43217665615142</text:p>
          </table:table-cell>
          <table:table-cell table:formula="of:=[.B318]-[.C318]" office:value-type="float" office:value="0.0662460567823344" calcext:value-type="float">
            <text:p>0.06624605678233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float" office:value="1.4937106918239" calcext:value-type="float">
            <text:p>1.4937106918239</text:p>
          </table:table-cell>
          <table:table-cell office:value-type="float" office:value="1.42767295597484" calcext:value-type="float">
            <text:p>1.42767295597484</text:p>
          </table:table-cell>
          <table:table-cell table:formula="of:=[.B319]-[.C319]" office:value-type="float" office:value="0.0660377358490567" calcext:value-type="float">
            <text:p>0.06603773584905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float" office:value="1.48902821316614" calcext:value-type="float">
            <text:p>1.48902821316614</text:p>
          </table:table-cell>
          <table:table-cell office:value-type="float" office:value="1.42319749216301" calcext:value-type="float">
            <text:p>1.42319749216301</text:p>
          </table:table-cell>
          <table:table-cell table:formula="of:=[.B320]-[.C320]" office:value-type="float" office:value="0.0658307210031348" calcext:value-type="float">
            <text:p>0.06583072100313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float" office:value="1.484375" calcext:value-type="float">
            <text:p>1.484375</text:p>
          </table:table-cell>
          <table:table-cell office:value-type="float" office:value="1.41875" calcext:value-type="float">
            <text:p>1.41875</text:p>
          </table:table-cell>
          <table:table-cell table:formula="of:=[.B321]-[.C321]" office:value-type="float" office:value="0.065625" calcext:value-type="float">
            <text:p>0.065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float" office:value="1.4797507788162" calcext:value-type="float">
            <text:p>1.4797507788162</text:p>
          </table:table-cell>
          <table:table-cell office:value-type="float" office:value="1.41433021806854" calcext:value-type="float">
            <text:p>1.41433021806854</text:p>
          </table:table-cell>
          <table:table-cell table:formula="of:=[.B322]-[.C322]" office:value-type="float" office:value="0.0654205607476637" calcext:value-type="float">
            <text:p>0.06542056074766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float" office:value="1.49689440993789" calcext:value-type="float">
            <text:p>1.49689440993789</text:p>
          </table:table-cell>
          <table:table-cell office:value-type="float" office:value="1.45341614906832" calcext:value-type="float">
            <text:p>1.45341614906832</text:p>
          </table:table-cell>
          <table:table-cell table:formula="of:=[.B323]-[.C323]" office:value-type="float" office:value="0.0434782608695652" calcext:value-type="float">
            <text:p>0.0434782608695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float" office:value="1.4922600619195" calcext:value-type="float">
            <text:p>1.4922600619195</text:p>
          </table:table-cell>
          <table:table-cell office:value-type="float" office:value="1.42724458204334" calcext:value-type="float">
            <text:p>1.42724458204334</text:p>
          </table:table-cell>
          <table:table-cell table:formula="of:=[.B324]-[.C324]" office:value-type="float" office:value="0.0650154798761609" calcext:value-type="float">
            <text:p>0.06501547987616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float" office:value="1.48765432098765" calcext:value-type="float">
            <text:p>1.48765432098765</text:p>
          </table:table-cell>
          <table:table-cell office:value-type="float" office:value="1.44444444444444" calcext:value-type="float">
            <text:p>1.44444444444444</text:p>
          </table:table-cell>
          <table:table-cell table:formula="of:=[.B325]-[.C325]" office:value-type="float" office:value="0.0432098765432098" calcext:value-type="float">
            <text:p>0.0432098765432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float" office:value="1.48307692307692" calcext:value-type="float">
            <text:p>1.48307692307692</text:p>
          </table:table-cell>
          <table:table-cell office:value-type="float" office:value="1.41846153846154" calcext:value-type="float">
            <text:p>1.41846153846154</text:p>
          </table:table-cell>
          <table:table-cell table:formula="of:=[.B326]-[.C326]" office:value-type="float" office:value="0.0646153846153847" calcext:value-type="float">
            <text:p>0.06461538461538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float" office:value="1.47852760736196" calcext:value-type="float">
            <text:p>1.47852760736196</text:p>
          </table:table-cell>
          <table:table-cell office:value-type="float" office:value="1.39263803680982" calcext:value-type="float">
            <text:p>1.39263803680982</text:p>
          </table:table-cell>
          <table:table-cell table:formula="of:=[.B327]-[.C327]" office:value-type="float" office:value="0.0858895705521472" calcext:value-type="float">
            <text:p>0.08588957055214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float" office:value="1.4954128440367" calcext:value-type="float">
            <text:p>1.4954128440367</text:p>
          </table:table-cell>
          <table:table-cell office:value-type="float" office:value="1.45259938837921" calcext:value-type="float">
            <text:p>1.45259938837921</text:p>
          </table:table-cell>
          <table:table-cell table:formula="of:=[.B328]-[.C328]" office:value-type="float" office:value="0.0428134556574922" calcext:value-type="float">
            <text:p>0.0428134556574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float" office:value="1.49085365853659" calcext:value-type="float">
            <text:p>1.49085365853659</text:p>
          </table:table-cell>
          <table:table-cell office:value-type="float" office:value="1.44817073170732" calcext:value-type="float">
            <text:p>1.44817073170732</text:p>
          </table:table-cell>
          <table:table-cell table:formula="of:=[.B329]-[.C329]" office:value-type="float" office:value="0.0426829268292683" calcext:value-type="float">
            <text:p>0.0426829268292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float" office:value="1.48632218844985" calcext:value-type="float">
            <text:p>1.48632218844985</text:p>
          </table:table-cell>
          <table:table-cell office:value-type="float" office:value="1.42249240121581" calcext:value-type="float">
            <text:p>1.42249240121581</text:p>
          </table:table-cell>
          <table:table-cell table:formula="of:=[.B330]-[.C330]" office:value-type="float" office:value="0.0638297872340425" calcext:value-type="float">
            <text:p>0.06382978723404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float" office:value="1.48181818181818" calcext:value-type="float">
            <text:p>1.48181818181818</text:p>
          </table:table-cell>
          <table:table-cell office:value-type="float" office:value="1.41818181818182" calcext:value-type="float">
            <text:p>1.41818181818182</text:p>
          </table:table-cell>
          <table:table-cell table:formula="of:=[.B331]-[.C331]" office:value-type="float" office:value="0.0636363636363637" calcext:value-type="float">
            <text:p>0.06363636363636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float" office:value="1.4773413897281" calcext:value-type="float">
            <text:p>1.4773413897281</text:p>
          </table:table-cell>
          <table:table-cell office:value-type="float" office:value="1.41389728096677" calcext:value-type="float">
            <text:p>1.41389728096677</text:p>
          </table:table-cell>
          <table:table-cell table:formula="of:=[.B332]-[.C332]" office:value-type="float" office:value="0.0634441087613293" calcext:value-type="float">
            <text:p>0.06344410876132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float" office:value="1.49397590361446" calcext:value-type="float">
            <text:p>1.49397590361446</text:p>
          </table:table-cell>
          <table:table-cell office:value-type="float" office:value="1.38855421686747" calcext:value-type="float">
            <text:p>1.38855421686747</text:p>
          </table:table-cell>
          <table:table-cell table:formula="of:=[.B333]-[.C333]" office:value-type="float" office:value="0.105421686746988" calcext:value-type="float">
            <text:p>0.1054216867469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float" office:value="1.48948948948949" calcext:value-type="float">
            <text:p>1.48948948948949</text:p>
          </table:table-cell>
          <table:table-cell office:value-type="float" office:value="1.40540540540541" calcext:value-type="float">
            <text:p>1.40540540540541</text:p>
          </table:table-cell>
          <table:table-cell table:formula="of:=[.B334]-[.C334]" office:value-type="float" office:value="0.084084084084084" calcext:value-type="float">
            <text:p>0.08408408408408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float" office:value="1.48502994011976" calcext:value-type="float">
            <text:p>1.48502994011976</text:p>
          </table:table-cell>
          <table:table-cell office:value-type="float" office:value="1.42215568862275" calcext:value-type="float">
            <text:p>1.42215568862275</text:p>
          </table:table-cell>
          <table:table-cell table:formula="of:=[.B335]-[.C335]" office:value-type="float" office:value="0.062874251497006" calcext:value-type="float">
            <text:p>0.06287425149700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float" office:value="1.48059701492537" calcext:value-type="float">
            <text:p>1.48059701492537</text:p>
          </table:table-cell>
          <table:table-cell office:value-type="float" office:value="1.43880597014925" calcext:value-type="float">
            <text:p>1.43880597014925</text:p>
          </table:table-cell>
          <table:table-cell table:formula="of:=[.B336]-[.C336]" office:value-type="float" office:value="0.0417910447761194" calcext:value-type="float">
            <text:p>0.0417910447761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float" office:value="1.47619047619048" calcext:value-type="float">
            <text:p>1.47619047619048</text:p>
          </table:table-cell>
          <table:table-cell office:value-type="float" office:value="1.45535714285714" calcext:value-type="float">
            <text:p>1.45535714285714</text:p>
          </table:table-cell>
          <table:table-cell table:formula="of:=[.B337]-[.C337]" office:value-type="float" office:value="0.0208333333333335" calcext:value-type="float">
            <text:p>0.02083333333333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float" office:value="1.49258160237389" calcext:value-type="float">
            <text:p>1.49258160237389</text:p>
          </table:table-cell>
          <table:table-cell office:value-type="float" office:value="1.40949554896142" calcext:value-type="float">
            <text:p>1.40949554896142</text:p>
          </table:table-cell>
          <table:table-cell table:formula="of:=[.B338]-[.C338]" office:value-type="float" office:value="0.0830860534124629" calcext:value-type="float">
            <text:p>0.08308605341246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float" office:value="1.48816568047337" calcext:value-type="float">
            <text:p>1.48816568047337</text:p>
          </table:table-cell>
          <table:table-cell office:value-type="float" office:value="1.42603550295858" calcext:value-type="float">
            <text:p>1.42603550295858</text:p>
          </table:table-cell>
          <table:table-cell table:formula="of:=[.B339]-[.C339]" office:value-type="float" office:value="0.0621301775147929" calcext:value-type="float">
            <text:p>0.0621301775147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float" office:value="1.48377581120944" calcext:value-type="float">
            <text:p>1.48377581120944</text:p>
          </table:table-cell>
          <table:table-cell office:value-type="float" office:value="1.40117994100295" calcext:value-type="float">
            <text:p>1.40117994100295</text:p>
          </table:table-cell>
          <table:table-cell table:formula="of:=[.B340]-[.C340]" office:value-type="float" office:value="0.0825958702064895" calcext:value-type="float">
            <text:p>0.0825958702064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float" office:value="1.47941176470588" calcext:value-type="float">
            <text:p>1.47941176470588</text:p>
          </table:table-cell>
          <table:table-cell office:value-type="float" office:value="1.43823529411765" calcext:value-type="float">
            <text:p>1.43823529411765</text:p>
          </table:table-cell>
          <table:table-cell table:formula="of:=[.B341]-[.C341]" office:value-type="float" office:value="0.0411764705882354" calcext:value-type="float">
            <text:p>0.04117647058823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float" office:value="1.47507331378299" calcext:value-type="float">
            <text:p>1.47507331378299</text:p>
          </table:table-cell>
          <table:table-cell office:value-type="float" office:value="1.43401759530792" calcext:value-type="float">
            <text:p>1.43401759530792</text:p>
          </table:table-cell>
          <table:table-cell table:formula="of:=[.B342]-[.C342]" office:value-type="float" office:value="0.0410557184750733" calcext:value-type="float">
            <text:p>0.04105571847507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float" office:value="1.49122807017544" calcext:value-type="float">
            <text:p>1.49122807017544</text:p>
          </table:table-cell>
          <table:table-cell office:value-type="float" office:value="1.4093567251462" calcext:value-type="float">
            <text:p>1.4093567251462</text:p>
          </table:table-cell>
          <table:table-cell table:formula="of:=[.B343]-[.C343]" office:value-type="float" office:value="0.0818713450292396" calcext:value-type="float">
            <text:p>0.081871345029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float" office:value="1.4868804664723" calcext:value-type="float">
            <text:p>1.4868804664723</text:p>
          </table:table-cell>
          <table:table-cell office:value-type="float" office:value="1.42565597667638" calcext:value-type="float">
            <text:p>1.42565597667638</text:p>
          </table:table-cell>
          <table:table-cell table:formula="of:=[.B344]-[.C344]" office:value-type="float" office:value="0.0612244897959184" calcext:value-type="float">
            <text:p>0.0612244897959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float" office:value="1.48255813953488" calcext:value-type="float">
            <text:p>1.48255813953488</text:p>
          </table:table-cell>
          <table:table-cell office:value-type="float" office:value="1.38081395348837" calcext:value-type="float">
            <text:p>1.38081395348837</text:p>
          </table:table-cell>
          <table:table-cell table:formula="of:=[.B345]-[.C345]" office:value-type="float" office:value="0.101744186046512" calcext:value-type="float">
            <text:p>0.1017441860465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float" office:value="1.47826086956522" calcext:value-type="float">
            <text:p>1.47826086956522</text:p>
          </table:table-cell>
          <table:table-cell office:value-type="float" office:value="1.43768115942029" calcext:value-type="float">
            <text:p>1.43768115942029</text:p>
          </table:table-cell>
          <table:table-cell table:formula="of:=[.B346]-[.C346]" office:value-type="float" office:value="0.0405797101449275" calcext:value-type="float">
            <text:p>0.04057971014492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float" office:value="1.47398843930636" calcext:value-type="float">
            <text:p>1.47398843930636</text:p>
          </table:table-cell>
          <table:table-cell office:value-type="float" office:value="1.43352601156069" calcext:value-type="float">
            <text:p>1.43352601156069</text:p>
          </table:table-cell>
          <table:table-cell table:formula="of:=[.B347]-[.C347]" office:value-type="float" office:value="0.0404624277456649" calcext:value-type="float">
            <text:p>0.0404624277456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float" office:value="1.48991354466859" calcext:value-type="float">
            <text:p>1.48991354466859</text:p>
          </table:table-cell>
          <table:table-cell office:value-type="float" office:value="1.40922190201729" calcext:value-type="float">
            <text:p>1.40922190201729</text:p>
          </table:table-cell>
          <table:table-cell table:formula="of:=[.B348]-[.C348]" office:value-type="float" office:value="0.0806916426512967" calcext:value-type="float">
            <text:p>0.08069164265129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float" office:value="1.48563218390805" calcext:value-type="float">
            <text:p>1.48563218390805</text:p>
          </table:table-cell>
          <table:table-cell office:value-type="float" office:value="1.46551724137931" calcext:value-type="float">
            <text:p>1.46551724137931</text:p>
          </table:table-cell>
          <table:table-cell table:formula="of:=[.B349]-[.C349]" office:value-type="float" office:value="0.0201149425287357" calcext:value-type="float">
            <text:p>0.02011494252873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float" office:value="1.48137535816619" calcext:value-type="float">
            <text:p>1.48137535816619</text:p>
          </table:table-cell>
          <table:table-cell office:value-type="float" office:value="1.44126074498567" calcext:value-type="float">
            <text:p>1.44126074498567</text:p>
          </table:table-cell>
          <table:table-cell table:formula="of:=[.B350]-[.C350]" office:value-type="float" office:value="0.0401146131805157" calcext:value-type="float">
            <text:p>0.0401146131805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float" office:value="1.47714285714286" calcext:value-type="float">
            <text:p>1.47714285714286</text:p>
          </table:table-cell>
          <table:table-cell office:value-type="float" office:value="1.39714285714286" calcext:value-type="float">
            <text:p>1.39714285714286</text:p>
          </table:table-cell>
          <table:table-cell table:formula="of:=[.B351]-[.C351]" office:value-type="float" office:value="0.0799999999999999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float" office:value="1.47293447293447" calcext:value-type="float">
            <text:p>1.47293447293447</text:p>
          </table:table-cell>
          <table:table-cell office:value-type="float" office:value="1.39316239316239" calcext:value-type="float">
            <text:p>1.39316239316239</text:p>
          </table:table-cell>
          <table:table-cell table:formula="of:=[.B352]-[.C352]" office:value-type="float" office:value="0.0797720797720798" calcext:value-type="float">
            <text:p>0.0797720797720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float" office:value="1.48863636363636" calcext:value-type="float">
            <text:p>1.48863636363636</text:p>
          </table:table-cell>
          <table:table-cell office:value-type="float" office:value="1.40909090909091" calcext:value-type="float">
            <text:p>1.40909090909091</text:p>
          </table:table-cell>
          <table:table-cell table:formula="of:=[.B353]-[.C353]" office:value-type="float" office:value="0.0795454545454544" calcext:value-type="float">
            <text:p>0.0795454545454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float" office:value="1.48441926345609" calcext:value-type="float">
            <text:p>1.48441926345609</text:p>
          </table:table-cell>
          <table:table-cell office:value-type="float" office:value="1.44475920679887" calcext:value-type="float">
            <text:p>1.44475920679887</text:p>
          </table:table-cell>
          <table:table-cell table:formula="of:=[.B354]-[.C354]" office:value-type="float" office:value="0.0396600566572238" calcext:value-type="float">
            <text:p>0.0396600566572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float" office:value="1.48022598870057" calcext:value-type="float">
            <text:p>1.48022598870057</text:p>
          </table:table-cell>
          <table:table-cell office:value-type="float" office:value="1.40112994350282" calcext:value-type="float">
            <text:p>1.40112994350282</text:p>
          </table:table-cell>
          <table:table-cell table:formula="of:=[.B355]-[.C355]" office:value-type="float" office:value="0.0790960451977401" calcext:value-type="float">
            <text:p>0.0790960451977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float" office:value="1.47605633802817" calcext:value-type="float">
            <text:p>1.47605633802817</text:p>
          </table:table-cell>
          <table:table-cell office:value-type="float" office:value="1.4169014084507" calcext:value-type="float">
            <text:p>1.4169014084507</text:p>
          </table:table-cell>
          <table:table-cell table:formula="of:=[.B356]-[.C356]" office:value-type="float" office:value="0.0591549295774647" calcext:value-type="float">
            <text:p>0.0591549295774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float" office:value="1.47191011235955" calcext:value-type="float">
            <text:p>1.47191011235955</text:p>
          </table:table-cell>
          <table:table-cell office:value-type="float" office:value="1.41292134831461" calcext:value-type="float">
            <text:p>1.41292134831461</text:p>
          </table:table-cell>
          <table:table-cell table:formula="of:=[.B357]-[.C357]" office:value-type="float" office:value="0.0589887640449438" calcext:value-type="float">
            <text:p>0.05898876404494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float" office:value="1.48739495798319" calcext:value-type="float">
            <text:p>1.48739495798319</text:p>
          </table:table-cell>
          <table:table-cell office:value-type="float" office:value="1.42857142857143" calcext:value-type="float">
            <text:p>1.42857142857143</text:p>
          </table:table-cell>
          <table:table-cell table:formula="of:=[.B358]-[.C358]" office:value-type="float" office:value="0.0588235294117647" calcext:value-type="float">
            <text:p>0.0588235294117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float" office:value="1.48324022346369" calcext:value-type="float">
            <text:p>1.48324022346369</text:p>
          </table:table-cell>
          <table:table-cell office:value-type="float" office:value="1.42458100558659" calcext:value-type="float">
            <text:p>1.42458100558659</text:p>
          </table:table-cell>
          <table:table-cell table:formula="of:=[.B359]-[.C359]" office:value-type="float" office:value="0.0586592178770951" calcext:value-type="float">
            <text:p>0.05865921787709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float" office:value="1.47910863509749" calcext:value-type="float">
            <text:p>1.47910863509749</text:p>
          </table:table-cell>
          <table:table-cell office:value-type="float" office:value="1.42061281337047" calcext:value-type="float">
            <text:p>1.42061281337047</text:p>
          </table:table-cell>
          <table:table-cell table:formula="of:=[.B360]-[.C360]" office:value-type="float" office:value="0.0584958217270195" calcext:value-type="float">
            <text:p>0.0584958217270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float" office:value="1.475" calcext:value-type="float">
            <text:p>1.475</text:p>
          </table:table-cell>
          <table:table-cell office:value-type="float" office:value="1.43611111111111" calcext:value-type="float">
            <text:p>1.43611111111111</text:p>
          </table:table-cell>
          <table:table-cell table:formula="of:=[.B361]-[.C361]" office:value-type="float" office:value="0.038888888888889" calcext:value-type="float">
            <text:p>0.03888888888888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float" office:value="1.47091412742382" calcext:value-type="float">
            <text:p>1.47091412742382</text:p>
          </table:table-cell>
          <table:table-cell office:value-type="float" office:value="1.43213296398892" calcext:value-type="float">
            <text:p>1.43213296398892</text:p>
          </table:table-cell>
          <table:table-cell table:formula="of:=[.B362]-[.C362]" office:value-type="float" office:value="0.0387811634349029" calcext:value-type="float">
            <text:p>0.03878116343490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float" office:value="1.48618784530387" calcext:value-type="float">
            <text:p>1.48618784530387</text:p>
          </table:table-cell>
          <table:table-cell office:value-type="float" office:value="1.40883977900552" calcext:value-type="float">
            <text:p>1.40883977900552</text:p>
          </table:table-cell>
          <table:table-cell table:formula="of:=[.B363]-[.C363]" office:value-type="float" office:value="0.0773480662983426" calcext:value-type="float">
            <text:p>0.07734806629834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float" office:value="1.48209366391185" calcext:value-type="float">
            <text:p>1.48209366391185</text:p>
          </table:table-cell>
          <table:table-cell office:value-type="float" office:value="1.42424242424242" calcext:value-type="float">
            <text:p>1.42424242424242</text:p>
          </table:table-cell>
          <table:table-cell table:formula="of:=[.B364]-[.C364]" office:value-type="float" office:value="0.0578512396694215" calcext:value-type="float">
            <text:p>0.0578512396694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float" office:value="1.47802197802198" calcext:value-type="float">
            <text:p>1.47802197802198</text:p>
          </table:table-cell>
          <table:table-cell office:value-type="float" office:value="1.4010989010989" calcext:value-type="float">
            <text:p>1.4010989010989</text:p>
          </table:table-cell>
          <table:table-cell table:formula="of:=[.B365]-[.C365]" office:value-type="float" office:value="0.0769230769230771" calcext:value-type="float">
            <text:p>0.07692307692307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float" office:value="1.47397260273973" calcext:value-type="float">
            <text:p>1.47397260273973</text:p>
          </table:table-cell>
          <table:table-cell office:value-type="float" office:value="1.35890410958904" calcext:value-type="float">
            <text:p>1.35890410958904</text:p>
          </table:table-cell>
          <table:table-cell table:formula="of:=[.B366]-[.C366]" office:value-type="float" office:value="0.115068493150685" calcext:value-type="float">
            <text:p>0.11506849315068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float" office:value="1.46994535519126" calcext:value-type="float">
            <text:p>1.46994535519126</text:p>
          </table:table-cell>
          <table:table-cell office:value-type="float" office:value="1.41256830601093" calcext:value-type="float">
            <text:p>1.41256830601093</text:p>
          </table:table-cell>
          <table:table-cell table:formula="of:=[.B367]-[.C367]" office:value-type="float" office:value="0.057377049180328" calcext:value-type="float">
            <text:p>0.05737704918032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float" office:value="1.4850136239782" calcext:value-type="float">
            <text:p>1.4850136239782</text:p>
          </table:table-cell>
          <table:table-cell office:value-type="float" office:value="1.40871934604905" calcext:value-type="float">
            <text:p>1.40871934604905</text:p>
          </table:table-cell>
          <table:table-cell table:formula="of:=[.B368]-[.C368]" office:value-type="float" office:value="0.0762942779291553" calcext:value-type="float">
            <text:p>0.07629427792915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float" office:value="1.48097826086957" calcext:value-type="float">
            <text:p>1.48097826086957</text:p>
          </table:table-cell>
          <table:table-cell office:value-type="float" office:value="1.38586956521739" calcext:value-type="float">
            <text:p>1.38586956521739</text:p>
          </table:table-cell>
          <table:table-cell table:formula="of:=[.B369]-[.C369]" office:value-type="float" office:value="0.0951086956521738" calcext:value-type="float">
            <text:p>0.09510869565217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float" office:value="1.4769647696477" calcext:value-type="float">
            <text:p>1.4769647696477</text:p>
          </table:table-cell>
          <table:table-cell office:value-type="float" office:value="1.40108401084011" calcext:value-type="float">
            <text:p>1.40108401084011</text:p>
          </table:table-cell>
          <table:table-cell table:formula="of:=[.B370]-[.C370]" office:value-type="float" office:value="0.075880758807588" calcext:value-type="float">
            <text:p>0.0758807588075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float" office:value="1.47297297297297" calcext:value-type="float">
            <text:p>1.47297297297297</text:p>
          </table:table-cell>
          <table:table-cell office:value-type="float" office:value="1.3972972972973" calcext:value-type="float">
            <text:p>1.3972972972973</text:p>
          </table:table-cell>
          <table:table-cell table:formula="of:=[.B371]-[.C371]" office:value-type="float" office:value="0.0756756756756758" calcext:value-type="float">
            <text:p>0.07567567567567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float" office:value="1.46900269541779" calcext:value-type="float">
            <text:p>1.46900269541779</text:p>
          </table:table-cell>
          <table:table-cell office:value-type="float" office:value="1.39353099730458" calcext:value-type="float">
            <text:p>1.39353099730458</text:p>
          </table:table-cell>
          <table:table-cell table:formula="of:=[.B372]-[.C372]" office:value-type="float" office:value="0.0754716981132075" calcext:value-type="float">
            <text:p>0.07547169811320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float" office:value="1.48387096774194" calcext:value-type="float">
            <text:p>1.48387096774194</text:p>
          </table:table-cell>
          <table:table-cell office:value-type="float" office:value="1.42741935483871" calcext:value-type="float">
            <text:p>1.42741935483871</text:p>
          </table:table-cell>
          <table:table-cell table:formula="of:=[.B373]-[.C373]" office:value-type="float" office:value="0.0564516129032258" calcext:value-type="float">
            <text:p>0.05645161290322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float" office:value="1.4798927613941" calcext:value-type="float">
            <text:p>1.4798927613941</text:p>
          </table:table-cell>
          <table:table-cell office:value-type="float" office:value="1.38605898123324" calcext:value-type="float">
            <text:p>1.38605898123324</text:p>
          </table:table-cell>
          <table:table-cell table:formula="of:=[.B374]-[.C374]" office:value-type="float" office:value="0.093833780160858" calcext:value-type="float">
            <text:p>0.0938337801608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float" office:value="1.47593582887701" calcext:value-type="float">
            <text:p>1.47593582887701</text:p>
          </table:table-cell>
          <table:table-cell office:value-type="float" office:value="1.38235294117647" calcext:value-type="float">
            <text:p>1.38235294117647</text:p>
          </table:table-cell>
          <table:table-cell table:formula="of:=[.B375]-[.C375]" office:value-type="float" office:value="0.0935828877005347" calcext:value-type="float">
            <text:p>0.09358288770053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float" office:value="1.472" calcext:value-type="float">
            <text:p>1.472</text:p>
          </table:table-cell>
          <table:table-cell office:value-type="float" office:value="1.416" calcext:value-type="float">
            <text:p>1.416</text:p>
          </table:table-cell>
          <table:table-cell table:formula="of:=[.B376]-[.C376]" office:value-type="float" office:value="0.0560000000000001" calcext:value-type="float">
            <text:p>0.05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float" office:value="1.46808510638298" calcext:value-type="float">
            <text:p>1.46808510638298</text:p>
          </table:table-cell>
          <table:table-cell office:value-type="float" office:value="1.41223404255319" calcext:value-type="float">
            <text:p>1.41223404255319</text:p>
          </table:table-cell>
          <table:table-cell table:formula="of:=[.B377]-[.C377]" office:value-type="float" office:value="0.0558510638297873" calcext:value-type="float">
            <text:p>0.05585106382978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float" office:value="1.48275862068966" calcext:value-type="float">
            <text:p>1.48275862068966</text:p>
          </table:table-cell>
          <table:table-cell office:value-type="float" office:value="1.44562334217507" calcext:value-type="float">
            <text:p>1.44562334217507</text:p>
          </table:table-cell>
          <table:table-cell table:formula="of:=[.B378]-[.C378]" office:value-type="float" office:value="0.0371352785145889" calcext:value-type="float">
            <text:p>0.03713527851458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float" office:value="1.47883597883598" calcext:value-type="float">
            <text:p>1.47883597883598</text:p>
          </table:table-cell>
          <table:table-cell office:value-type="float" office:value="1.42328042328042" calcext:value-type="float">
            <text:p>1.42328042328042</text:p>
          </table:table-cell>
          <table:table-cell table:formula="of:=[.B379]-[.C379]" office:value-type="float" office:value="0.0555555555555556" calcext:value-type="float">
            <text:p>0.05555555555555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float" office:value="1.47493403693931" calcext:value-type="float">
            <text:p>1.47493403693931</text:p>
          </table:table-cell>
          <table:table-cell office:value-type="float" office:value="1.41952506596306" calcext:value-type="float">
            <text:p>1.41952506596306</text:p>
          </table:table-cell>
          <table:table-cell table:formula="of:=[.B380]-[.C380]" office:value-type="float" office:value="0.0554089709762533" calcext:value-type="float">
            <text:p>0.05540897097625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float" office:value="1.47105263157895" calcext:value-type="float">
            <text:p>1.47105263157895</text:p>
          </table:table-cell>
          <table:table-cell office:value-type="float" office:value="1.39736842105263" calcext:value-type="float">
            <text:p>1.39736842105263</text:p>
          </table:table-cell>
          <table:table-cell table:formula="of:=[.B381]-[.C381]" office:value-type="float" office:value="0.0736842105263158" calcext:value-type="float">
            <text:p>0.0736842105263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float" office:value="1.46719160104987" calcext:value-type="float">
            <text:p>1.46719160104987</text:p>
          </table:table-cell>
          <table:table-cell office:value-type="float" office:value="1.39370078740157" calcext:value-type="float">
            <text:p>1.39370078740157</text:p>
          </table:table-cell>
          <table:table-cell table:formula="of:=[.B382]-[.C382]" office:value-type="float" office:value="0.0734908136482939" calcext:value-type="float">
            <text:p>0.07349081364829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float" office:value="1.48167539267016" calcext:value-type="float">
            <text:p>1.48167539267016</text:p>
          </table:table-cell>
          <table:table-cell office:value-type="float" office:value="1.39005235602094" calcext:value-type="float">
            <text:p>1.39005235602094</text:p>
          </table:table-cell>
          <table:table-cell table:formula="of:=[.B383]-[.C383]" office:value-type="float" office:value="0.0916230366492148" calcext:value-type="float">
            <text:p>0.0916230366492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float" office:value="1.47780678851175" calcext:value-type="float">
            <text:p>1.47780678851175</text:p>
          </table:table-cell>
          <table:table-cell office:value-type="float" office:value="1.36814621409922" calcext:value-type="float">
            <text:p>1.36814621409922</text:p>
          </table:table-cell>
          <table:table-cell table:formula="of:=[.B384]-[.C384]" office:value-type="float" office:value="0.109660574412533" calcext:value-type="float">
            <text:p>0.10966057441253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float" office:value="1.47395833333333" calcext:value-type="float">
            <text:p>1.47395833333333</text:p>
          </table:table-cell>
          <table:table-cell office:value-type="float" office:value="1.40104166666667" calcext:value-type="float">
            <text:p>1.40104166666667</text:p>
          </table:table-cell>
          <table:table-cell table:formula="of:=[.B385]-[.C385]" office:value-type="float" office:value="0.0729166666666665" calcext:value-type="float">
            <text:p>0.0729166666666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float" office:value="1.47012987012987" calcext:value-type="float">
            <text:p>1.47012987012987</text:p>
          </table:table-cell>
          <table:table-cell office:value-type="float" office:value="1.41558441558442" calcext:value-type="float">
            <text:p>1.41558441558442</text:p>
          </table:table-cell>
          <table:table-cell table:formula="of:=[.B386]-[.C386]" office:value-type="float" office:value="0.0545454545454547" calcext:value-type="float">
            <text:p>0.05454545454545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float" office:value="1.46632124352332" calcext:value-type="float">
            <text:p>1.46632124352332</text:p>
          </table:table-cell>
          <table:table-cell office:value-type="float" office:value="1.37564766839378" calcext:value-type="float">
            <text:p>1.37564766839378</text:p>
          </table:table-cell>
          <table:table-cell table:formula="of:=[.B387]-[.C387]" office:value-type="float" office:value="0.0906735751295338" calcext:value-type="float">
            <text:p>0.09067357512953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float" office:value="1.48062015503876" calcext:value-type="float">
            <text:p>1.48062015503876</text:p>
          </table:table-cell>
          <table:table-cell office:value-type="float" office:value="1.39018087855297" calcext:value-type="float">
            <text:p>1.39018087855297</text:p>
          </table:table-cell>
          <table:table-cell table:formula="of:=[.B388]-[.C388]" office:value-type="float" office:value="0.090439276485788" calcext:value-type="float">
            <text:p>0.0904392764857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float" office:value="1.47680412371134" calcext:value-type="float">
            <text:p>1.47680412371134</text:p>
          </table:table-cell>
          <table:table-cell office:value-type="float" office:value="1.40463917525773" calcext:value-type="float">
            <text:p>1.40463917525773</text:p>
          </table:table-cell>
          <table:table-cell table:formula="of:=[.B389]-[.C389]" office:value-type="float" office:value="0.0721649484536084" calcext:value-type="float">
            <text:p>0.07216494845360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float" office:value="1.47300771208226" calcext:value-type="float">
            <text:p>1.47300771208226</text:p>
          </table:table-cell>
          <table:table-cell office:value-type="float" office:value="1.38303341902314" calcext:value-type="float">
            <text:p>1.38303341902314</text:p>
          </table:table-cell>
          <table:table-cell table:formula="of:=[.B390]-[.C390]" office:value-type="float" office:value="0.0899742930591261" calcext:value-type="float">
            <text:p>0.08997429305912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float" office:value="1.46923076923077" calcext:value-type="float">
            <text:p>1.46923076923077</text:p>
          </table:table-cell>
          <table:table-cell office:value-type="float" office:value="1.37948717948718" calcext:value-type="float">
            <text:p>1.37948717948718</text:p>
          </table:table-cell>
          <table:table-cell table:formula="of:=[.B391]-[.C391]" office:value-type="float" office:value="0.0897435897435899" calcext:value-type="float">
            <text:p>0.089743589743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float" office:value="1.46547314578005" calcext:value-type="float">
            <text:p>1.46547314578005</text:p>
          </table:table-cell>
          <table:table-cell office:value-type="float" office:value="1.37595907928389" calcext:value-type="float">
            <text:p>1.37595907928389</text:p>
          </table:table-cell>
          <table:table-cell table:formula="of:=[.B392]-[.C392]" office:value-type="float" office:value="0.0895140664961638" calcext:value-type="float">
            <text:p>0.08951406649616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float" office:value="1.47959183673469" calcext:value-type="float">
            <text:p>1.47959183673469</text:p>
          </table:table-cell>
          <table:table-cell office:value-type="float" office:value="1.40816326530612" calcext:value-type="float">
            <text:p>1.40816326530612</text:p>
          </table:table-cell>
          <table:table-cell table:formula="of:=[.B393]-[.C393]" office:value-type="float" office:value="0.0714285714285714" calcext:value-type="float">
            <text:p>0.07142857142857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float" office:value="1.47582697201018" calcext:value-type="float">
            <text:p>1.47582697201018</text:p>
          </table:table-cell>
          <table:table-cell office:value-type="float" office:value="1.40458015267176" calcext:value-type="float">
            <text:p>1.40458015267176</text:p>
          </table:table-cell>
          <table:table-cell table:formula="of:=[.B394]-[.C394]" office:value-type="float" office:value="0.0712468193384226" calcext:value-type="float">
            <text:p>0.0712468193384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float" office:value="1.47208121827411" calcext:value-type="float">
            <text:p>1.47208121827411</text:p>
          </table:table-cell>
          <table:table-cell office:value-type="float" office:value="1.38324873096447" calcext:value-type="float">
            <text:p>1.38324873096447</text:p>
          </table:table-cell>
          <table:table-cell table:formula="of:=[.B395]-[.C395]" office:value-type="float" office:value="0.0888324873096447" calcext:value-type="float">
            <text:p>0.08883248730964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float" office:value="1.46835443037975" calcext:value-type="float">
            <text:p>1.46835443037975</text:p>
          </table:table-cell>
          <table:table-cell office:value-type="float" office:value="1.39746835443038" calcext:value-type="float">
            <text:p>1.39746835443038</text:p>
          </table:table-cell>
          <table:table-cell table:formula="of:=[.B396]-[.C396]" office:value-type="float" office:value="0.0708860759493672" calcext:value-type="float">
            <text:p>0.0708860759493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float" office:value="1.46464646464646" calcext:value-type="float">
            <text:p>1.46464646464646</text:p>
          </table:table-cell>
          <table:table-cell office:value-type="float" office:value="1.41161616161616" calcext:value-type="float">
            <text:p>1.41161616161616</text:p>
          </table:table-cell>
          <table:table-cell table:formula="of:=[.B397]-[.C397]" office:value-type="float" office:value="0.0530303030303032" calcext:value-type="float">
            <text:p>0.05303030303030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float" office:value="1.47858942065491" calcext:value-type="float">
            <text:p>1.47858942065491</text:p>
          </table:table-cell>
          <table:table-cell office:value-type="float" office:value="1.3904282115869" calcext:value-type="float">
            <text:p>1.3904282115869</text:p>
          </table:table-cell>
          <table:table-cell table:formula="of:=[.B398]-[.C398]" office:value-type="float" office:value="0.0881612090680104" calcext:value-type="float">
            <text:p>0.0881612090680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float" office:value="1.4748743718593" calcext:value-type="float">
            <text:p>1.4748743718593</text:p>
          </table:table-cell>
          <table:table-cell office:value-type="float" office:value="1.40452261306533" calcext:value-type="float">
            <text:p>1.40452261306533</text:p>
          </table:table-cell>
          <table:table-cell table:formula="of:=[.B399]-[.C399]" office:value-type="float" office:value="0.0703517587939699" calcext:value-type="float">
            <text:p>0.0703517587939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float" office:value="1.47117794486216" calcext:value-type="float">
            <text:p>1.47117794486216</text:p>
          </table:table-cell>
          <table:table-cell office:value-type="float" office:value="1.41854636591479" calcext:value-type="float">
            <text:p>1.41854636591479</text:p>
          </table:table-cell>
          <table:table-cell table:formula="of:=[.B400]-[.C400]" office:value-type="float" office:value="0.0526315789473684" calcext:value-type="float">
            <text:p>0.0526315789473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float" office:value="1.4675" calcext:value-type="float">
            <text:p>1.4675</text:p>
          </table:table-cell>
          <table:table-cell office:value-type="float" office:value="1.3625" calcext:value-type="float">
            <text:p>1.3625</text:p>
          </table:table-cell>
          <table:table-cell table:formula="of:=[.B401]-[.C401]" office:value-type="float" office:value="0.105" calcext:value-type="float">
            <text:p>0.10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float" office:value="1.46384039900249" calcext:value-type="float">
            <text:p>1.46384039900249</text:p>
          </table:table-cell>
          <table:table-cell office:value-type="float" office:value="1.39401496259352" calcext:value-type="float">
            <text:p>1.39401496259352</text:p>
          </table:table-cell>
          <table:table-cell table:formula="of:=[.B402]-[.C402]" office:value-type="float" office:value="0.0698254364089774" calcext:value-type="float">
            <text:p>0.06982543640897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float" office:value="1.47761194029851" calcext:value-type="float">
            <text:p>1.47761194029851</text:p>
          </table:table-cell>
          <table:table-cell office:value-type="float" office:value="1.40796019900498" calcext:value-type="float">
            <text:p>1.40796019900498</text:p>
          </table:table-cell>
          <table:table-cell table:formula="of:=[.B403]-[.C403]" office:value-type="float" office:value="0.0696517412935325" calcext:value-type="float">
            <text:p>0.06965174129353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float" office:value="1.47394540942928" calcext:value-type="float">
            <text:p>1.47394540942928</text:p>
          </table:table-cell>
          <table:table-cell office:value-type="float" office:value="1.40446650124069" calcext:value-type="float">
            <text:p>1.40446650124069</text:p>
          </table:table-cell>
          <table:table-cell table:formula="of:=[.B404]-[.C404]" office:value-type="float" office:value="0.0694789081885856" calcext:value-type="float">
            <text:p>0.06947890818858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float" office:value="1.47029702970297" calcext:value-type="float">
            <text:p>1.47029702970297</text:p>
          </table:table-cell>
          <table:table-cell office:value-type="float" office:value="1.41831683168317" calcext:value-type="float">
            <text:p>1.41831683168317</text:p>
          </table:table-cell>
          <table:table-cell table:formula="of:=[.B405]-[.C405]" office:value-type="float" office:value="0.051980198019802" calcext:value-type="float">
            <text:p>0.05198019801980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41481481481481" calcext:value-type="float">
            <text:p>1.41481481481481</text:p>
          </table:table-cell>
          <table:table-cell table:formula="of:=[.B406]-[.C406]" office:value-type="float" office:value="0.0518518518518518" calcext:value-type="float">
            <text:p>0.05185185185185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float" office:value="1.46305418719212" calcext:value-type="float">
            <text:p>1.46305418719212</text:p>
          </table:table-cell>
          <table:table-cell office:value-type="float" office:value="1.41133004926108" calcext:value-type="float">
            <text:p>1.41133004926108</text:p>
          </table:table-cell>
          <table:table-cell table:formula="of:=[.B407]-[.C407]" office:value-type="float" office:value="0.0517241379310345" calcext:value-type="float">
            <text:p>0.05172413793103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float" office:value="1.47665847665848" calcext:value-type="float">
            <text:p>1.47665847665848</text:p>
          </table:table-cell>
          <table:table-cell office:value-type="float" office:value="1.40786240786241" calcext:value-type="float">
            <text:p>1.40786240786241</text:p>
          </table:table-cell>
          <table:table-cell table:formula="of:=[.B408]-[.C408]" office:value-type="float" office:value="0.0687960687960689" calcext:value-type="float">
            <text:p>0.06879606879606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float" office:value="1.47303921568627" calcext:value-type="float">
            <text:p>1.47303921568627</text:p>
          </table:table-cell>
          <table:table-cell office:value-type="float" office:value="1.40441176470588" calcext:value-type="float">
            <text:p>1.40441176470588</text:p>
          </table:table-cell>
          <table:table-cell table:formula="of:=[.B409]-[.C409]" office:value-type="float" office:value="0.0686274509803924" calcext:value-type="float">
            <text:p>0.0686274509803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float" office:value="1.46943765281174" calcext:value-type="float">
            <text:p>1.46943765281174</text:p>
          </table:table-cell>
          <table:table-cell office:value-type="float" office:value="1.3838630806846" calcext:value-type="float">
            <text:p>1.3838630806846</text:p>
          </table:table-cell>
          <table:table-cell table:formula="of:=[.B410]-[.C410]" office:value-type="float" office:value="0.0855745721271393" calcext:value-type="float">
            <text:p>0.08557457212713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float" office:value="1.46585365853659" calcext:value-type="float">
            <text:p>1.46585365853659</text:p>
          </table:table-cell>
          <table:table-cell office:value-type="float" office:value="1.38048780487805" calcext:value-type="float">
            <text:p>1.38048780487805</text:p>
          </table:table-cell>
          <table:table-cell table:formula="of:=[.B411]-[.C411]" office:value-type="float" office:value="0.0853658536585367" calcext:value-type="float">
            <text:p>0.08536585365853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float" office:value="1.46228710462287" calcext:value-type="float">
            <text:p>1.46228710462287</text:p>
          </table:table-cell>
          <table:table-cell office:value-type="float" office:value="1.37712895377129" calcext:value-type="float">
            <text:p>1.37712895377129</text:p>
          </table:table-cell>
          <table:table-cell table:formula="of:=[.B412]-[.C412]" office:value-type="float" office:value="0.0851581508515815" calcext:value-type="float">
            <text:p>0.08515815085158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float" office:value="1.47572815533981" calcext:value-type="float">
            <text:p>1.47572815533981</text:p>
          </table:table-cell>
          <table:table-cell office:value-type="float" office:value="1.39077669902913" calcext:value-type="float">
            <text:p>1.39077669902913</text:p>
          </table:table-cell>
          <table:table-cell table:formula="of:=[.B413]-[.C413]" office:value-type="float" office:value="0.0849514563106797" calcext:value-type="float">
            <text:p>0.084951456310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float" office:value="1.47215496368039" calcext:value-type="float">
            <text:p>1.47215496368039</text:p>
          </table:table-cell>
          <table:table-cell office:value-type="float" office:value="1.4043583535109" calcext:value-type="float">
            <text:p>1.4043583535109</text:p>
          </table:table-cell>
          <table:table-cell table:formula="of:=[.B414]-[.C414]" office:value-type="float" office:value="0.0677966101694916" calcext:value-type="float">
            <text:p>0.0677966101694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float" office:value="1.46859903381643" calcext:value-type="float">
            <text:p>1.46859903381643</text:p>
          </table:table-cell>
          <table:table-cell office:value-type="float" office:value="1.41787439613527" calcext:value-type="float">
            <text:p>1.41787439613527</text:p>
          </table:table-cell>
          <table:table-cell table:formula="of:=[.B415]-[.C415]" office:value-type="float" office:value="0.0507246376811594" calcext:value-type="float">
            <text:p>0.050724637681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float" office:value="1.46506024096386" calcext:value-type="float">
            <text:p>1.46506024096386</text:p>
          </table:table-cell>
          <table:table-cell office:value-type="float" office:value="1.39759036144578" calcext:value-type="float">
            <text:p>1.39759036144578</text:p>
          </table:table-cell>
          <table:table-cell table:formula="of:=[.B416]-[.C416]" office:value-type="float" office:value="0.0674698795180722" calcext:value-type="float">
            <text:p>0.06746987951807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float" office:value="1.46153846153846" calcext:value-type="float">
            <text:p>1.46153846153846</text:p>
          </table:table-cell>
          <table:table-cell office:value-type="float" office:value="1.39423076923077" calcext:value-type="float">
            <text:p>1.39423076923077</text:p>
          </table:table-cell>
          <table:table-cell table:formula="of:=[.B417]-[.C417]" office:value-type="float" office:value="0.0673076923076923" calcext:value-type="float">
            <text:p>0.0673076923076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float" office:value="1.47482014388489" calcext:value-type="float">
            <text:p>1.47482014388489</text:p>
          </table:table-cell>
          <table:table-cell office:value-type="float" office:value="1.40767386091127" calcext:value-type="float">
            <text:p>1.40767386091127</text:p>
          </table:table-cell>
          <table:table-cell table:formula="of:=[.B418]-[.C418]" office:value-type="float" office:value="0.0671462829736209" calcext:value-type="float">
            <text:p>0.06714628297362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float" office:value="1.47129186602871" calcext:value-type="float">
            <text:p>1.47129186602871</text:p>
          </table:table-cell>
          <table:table-cell office:value-type="float" office:value="1.37081339712919" calcext:value-type="float">
            <text:p>1.37081339712919</text:p>
          </table:table-cell>
          <table:table-cell table:formula="of:=[.B419]-[.C419]" office:value-type="float" office:value="0.100478468899522" calcext:value-type="float">
            <text:p>0.1004784688995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float" office:value="1.46778042959427" calcext:value-type="float">
            <text:p>1.46778042959427</text:p>
          </table:table-cell>
          <table:table-cell office:value-type="float" office:value="1.38424821002387" calcext:value-type="float">
            <text:p>1.38424821002387</text:p>
          </table:table-cell>
          <table:table-cell table:formula="of:=[.B420]-[.C420]" office:value-type="float" office:value="0.0835322195704056" calcext:value-type="float">
            <text:p>0.08353221957040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float" office:value="1.46428571428571" calcext:value-type="float">
            <text:p>1.46428571428571</text:p>
          </table:table-cell>
          <table:table-cell office:value-type="float" office:value="1.34761904761905" calcext:value-type="float">
            <text:p>1.34761904761905</text:p>
          </table:table-cell>
          <table:table-cell table:formula="of:=[.B421]-[.C421]" office:value-type="float" office:value="0.116666666666666" calcext:value-type="float">
            <text:p>0.11666666666666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float" office:value="1.46080760095012" calcext:value-type="float">
            <text:p>1.46080760095012</text:p>
          </table:table-cell>
          <table:table-cell office:value-type="float" office:value="1.39429928741093" calcext:value-type="float">
            <text:p>1.39429928741093</text:p>
          </table:table-cell>
          <table:table-cell table:formula="of:=[.B422]-[.C422]" office:value-type="float" office:value="0.0665083135391924" calcext:value-type="float">
            <text:p>0.0665083135391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float" office:value="1.4739336492891" calcext:value-type="float">
            <text:p>1.4739336492891</text:p>
          </table:table-cell>
          <table:table-cell office:value-type="float" office:value="1.39099526066351" calcext:value-type="float">
            <text:p>1.39099526066351</text:p>
          </table:table-cell>
          <table:table-cell table:formula="of:=[.B423]-[.C423]" office:value-type="float" office:value="0.0829383886255923" calcext:value-type="float">
            <text:p>0.0829383886255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float" office:value="1.47044917257683" calcext:value-type="float">
            <text:p>1.47044917257683</text:p>
          </table:table-cell>
          <table:table-cell office:value-type="float" office:value="1.38770685579196" calcext:value-type="float">
            <text:p>1.38770685579196</text:p>
          </table:table-cell>
          <table:table-cell table:formula="of:=[.B424]-[.C424]" office:value-type="float" office:value="0.08274231678487" calcext:value-type="float">
            <text:p>0.0827423167848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float" office:value="1.46698113207547" calcext:value-type="float">
            <text:p>1.46698113207547</text:p>
          </table:table-cell>
          <table:table-cell office:value-type="float" office:value="1.40094339622642" calcext:value-type="float">
            <text:p>1.40094339622642</text:p>
          </table:table-cell>
          <table:table-cell table:formula="of:=[.B425]-[.C425]" office:value-type="float" office:value="0.0660377358490567" calcext:value-type="float">
            <text:p>0.06603773584905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float" office:value="1.46352941176471" calcext:value-type="float">
            <text:p>1.46352941176471</text:p>
          </table:table-cell>
          <table:table-cell office:value-type="float" office:value="1.41411764705882" calcext:value-type="float">
            <text:p>1.41411764705882</text:p>
          </table:table-cell>
          <table:table-cell table:formula="of:=[.B426]-[.C426]" office:value-type="float" office:value="0.0494117647058825" calcext:value-type="float">
            <text:p>0.04941176470588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float" office:value="1.46009389671362" calcext:value-type="float">
            <text:p>1.46009389671362</text:p>
          </table:table-cell>
          <table:table-cell office:value-type="float" office:value="1.41079812206573" calcext:value-type="float">
            <text:p>1.41079812206573</text:p>
          </table:table-cell>
          <table:table-cell table:formula="of:=[.B427]-[.C427]" office:value-type="float" office:value="0.0492957746478873" calcext:value-type="float">
            <text:p>0.04929577464788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float" office:value="1.47306791569087" calcext:value-type="float">
            <text:p>1.47306791569087</text:p>
          </table:table-cell>
          <table:table-cell office:value-type="float" office:value="1.39110070257611" calcext:value-type="float">
            <text:p>1.39110070257611</text:p>
          </table:table-cell>
          <table:table-cell table:formula="of:=[.B428]-[.C428]" office:value-type="float" office:value="0.0819672131147542" calcext:value-type="float">
            <text:p>0.0819672131147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float" office:value="1.4696261682243" calcext:value-type="float">
            <text:p>1.4696261682243</text:p>
          </table:table-cell>
          <table:table-cell office:value-type="float" office:value="1.40420560747664" calcext:value-type="float">
            <text:p>1.40420560747664</text:p>
          </table:table-cell>
          <table:table-cell table:formula="of:=[.B429]-[.C429]" office:value-type="float" office:value="0.0654205607476635" calcext:value-type="float">
            <text:p>0.06542056074766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float" office:value="1.46620046620047" calcext:value-type="float">
            <text:p>1.46620046620047</text:p>
          </table:table-cell>
          <table:table-cell office:value-type="float" office:value="1.36829836829837" calcext:value-type="float">
            <text:p>1.36829836829837</text:p>
          </table:table-cell>
          <table:table-cell table:formula="of:=[.B430]-[.C430]" office:value-type="float" office:value="0.0979020979020979" calcext:value-type="float">
            <text:p>0.09790209790209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float" office:value="1.46279069767442" calcext:value-type="float">
            <text:p>1.46279069767442</text:p>
          </table:table-cell>
          <table:table-cell office:value-type="float" office:value="1.38139534883721" calcext:value-type="float">
            <text:p>1.38139534883721</text:p>
          </table:table-cell>
          <table:table-cell table:formula="of:=[.B431]-[.C431]" office:value-type="float" office:value="0.0813953488372092" calcext:value-type="float">
            <text:p>0.08139534883720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float" office:value="1.45939675174014" calcext:value-type="float">
            <text:p>1.45939675174014</text:p>
          </table:table-cell>
          <table:table-cell office:value-type="float" office:value="1.39443155452436" calcext:value-type="float">
            <text:p>1.39443155452436</text:p>
          </table:table-cell>
          <table:table-cell table:formula="of:=[.B432]-[.C432]" office:value-type="float" office:value="0.0649651972157772" calcext:value-type="float">
            <text:p>0.06496519721577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float" office:value="1.47222222222222" calcext:value-type="float">
            <text:p>1.47222222222222</text:p>
          </table:table-cell>
          <table:table-cell office:value-type="float" office:value="1.375" calcext:value-type="float">
            <text:p>1.375</text:p>
          </table:table-cell>
          <table:table-cell table:formula="of:=[.B433]-[.C433]" office:value-type="float" office:value="0.0972222222222223" calcext:value-type="float">
            <text:p>0.0972222222222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float" office:value="1.46882217090069" calcext:value-type="float">
            <text:p>1.46882217090069</text:p>
          </table:table-cell>
          <table:table-cell office:value-type="float" office:value="1.40415704387991" calcext:value-type="float">
            <text:p>1.40415704387991</text:p>
          </table:table-cell>
          <table:table-cell table:formula="of:=[.B434]-[.C434]" office:value-type="float" office:value="0.0646651270207852" calcext:value-type="float">
            <text:p>0.06466512702078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float" office:value="1.46543778801843" calcext:value-type="float">
            <text:p>1.46543778801843</text:p>
          </table:table-cell>
          <table:table-cell office:value-type="float" office:value="1.38479262672811" calcext:value-type="float">
            <text:p>1.38479262672811</text:p>
          </table:table-cell>
          <table:table-cell table:formula="of:=[.B435]-[.C435]" office:value-type="float" office:value="0.0806451612903227" calcext:value-type="float">
            <text:p>0.0806451612903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float" office:value="1.46206896551724" calcext:value-type="float">
            <text:p>1.46206896551724</text:p>
          </table:table-cell>
          <table:table-cell office:value-type="float" office:value="1.39770114942529" calcext:value-type="float">
            <text:p>1.39770114942529</text:p>
          </table:table-cell>
          <table:table-cell table:formula="of:=[.B436]-[.C436]" office:value-type="float" office:value="0.0643678160919541" calcext:value-type="float">
            <text:p>0.0643678160919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float" office:value="1.45871559633028" calcext:value-type="float">
            <text:p>1.45871559633028</text:p>
          </table:table-cell>
          <table:table-cell office:value-type="float" office:value="1.37844036697248" calcext:value-type="float">
            <text:p>1.37844036697248</text:p>
          </table:table-cell>
          <table:table-cell table:formula="of:=[.B437]-[.C437]" office:value-type="float" office:value="0.0802752293577982" calcext:value-type="float">
            <text:p>0.08027522935779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float" office:value="1.47139588100687" calcext:value-type="float">
            <text:p>1.47139588100687</text:p>
          </table:table-cell>
          <table:table-cell office:value-type="float" office:value="1.39130434782609" calcext:value-type="float">
            <text:p>1.39130434782609</text:p>
          </table:table-cell>
          <table:table-cell table:formula="of:=[.B438]-[.C438]" office:value-type="float" office:value="0.0800915331807781" calcext:value-type="float">
            <text:p>0.08009153318077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float" office:value="1.46803652968037" calcext:value-type="float">
            <text:p>1.46803652968037</text:p>
          </table:table-cell>
          <table:table-cell office:value-type="float" office:value="1.4041095890411" calcext:value-type="float">
            <text:p>1.4041095890411</text:p>
          </table:table-cell>
          <table:table-cell table:formula="of:=[.B439]-[.C439]" office:value-type="float" office:value="0.0639269406392693" calcext:value-type="float">
            <text:p>0.06392694063926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float" office:value="1.46469248291572" calcext:value-type="float">
            <text:p>1.46469248291572</text:p>
          </table:table-cell>
          <table:table-cell office:value-type="float" office:value="1.36902050113895" calcext:value-type="float">
            <text:p>1.36902050113895</text:p>
          </table:table-cell>
          <table:table-cell table:formula="of:=[.B440]-[.C440]" office:value-type="float" office:value="0.0956719817767653" calcext:value-type="float">
            <text:p>0.0956719817767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float" office:value="1.46136363636364" calcext:value-type="float">
            <text:p>1.46136363636364</text:p>
          </table:table-cell>
          <table:table-cell office:value-type="float" office:value="1.39772727272727" calcext:value-type="float">
            <text:p>1.39772727272727</text:p>
          </table:table-cell>
          <table:table-cell table:formula="of:=[.B441]-[.C441]" office:value-type="float" office:value="0.0636363636363637" calcext:value-type="float">
            <text:p>0.06363636363636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float" office:value="1.45804988662132" calcext:value-type="float">
            <text:p>1.45804988662132</text:p>
          </table:table-cell>
          <table:table-cell office:value-type="float" office:value="1.37868480725624" calcext:value-type="float">
            <text:p>1.37868480725624</text:p>
          </table:table-cell>
          <table:table-cell table:formula="of:=[.B442]-[.C442]" office:value-type="float" office:value="0.0793650793650793" calcext:value-type="float">
            <text:p>0.07936507936507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.40723981900453" calcext:value-type="float">
            <text:p>1.40723981900453</text:p>
          </table:table-cell>
          <table:table-cell table:formula="of:=[.B443]-[.C443]" office:value-type="float" office:value="0.0633484162895928" calcext:value-type="float">
            <text:p>0.0633484162895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float" office:value="1.46726862302483" calcext:value-type="float">
            <text:p>1.46726862302483</text:p>
          </table:table-cell>
          <table:table-cell office:value-type="float" office:value="1.3882618510158" calcext:value-type="float">
            <text:p>1.3882618510158</text:p>
          </table:table-cell>
          <table:table-cell table:formula="of:=[.B444]-[.C444]" office:value-type="float" office:value="0.0790067720090293" calcext:value-type="float">
            <text:p>0.07900677200902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float" office:value="1.46396396396396" calcext:value-type="float">
            <text:p>1.46396396396396</text:p>
          </table:table-cell>
          <table:table-cell office:value-type="float" office:value="1.36936936936937" calcext:value-type="float">
            <text:p>1.36936936936937</text:p>
          </table:table-cell>
          <table:table-cell table:formula="of:=[.B445]-[.C445]" office:value-type="float" office:value="0.0945945945945945" calcext:value-type="float">
            <text:p>0.09459459459459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float" office:value="1.46067415730337" calcext:value-type="float">
            <text:p>1.46067415730337</text:p>
          </table:table-cell>
          <table:table-cell office:value-type="float" office:value="1.39775280898876" calcext:value-type="float">
            <text:p>1.39775280898876</text:p>
          </table:table-cell>
          <table:table-cell table:formula="of:=[.B446]-[.C446]" office:value-type="float" office:value="0.0629213483146067" calcext:value-type="float">
            <text:p>0.06292134831460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float" office:value="1.45739910313901" calcext:value-type="float">
            <text:p>1.45739910313901</text:p>
          </table:table-cell>
          <table:table-cell office:value-type="float" office:value="1.39461883408072" calcext:value-type="float">
            <text:p>1.39461883408072</text:p>
          </table:table-cell>
          <table:table-cell table:formula="of:=[.B447]-[.C447]" office:value-type="float" office:value="0.0627802690582959" calcext:value-type="float">
            <text:p>0.06278026905829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float" office:value="1.46979865771812" calcext:value-type="float">
            <text:p>1.46979865771812</text:p>
          </table:table-cell>
          <table:table-cell office:value-type="float" office:value="1.39149888143177" calcext:value-type="float">
            <text:p>1.39149888143177</text:p>
          </table:table-cell>
          <table:table-cell table:formula="of:=[.B448]-[.C448]" office:value-type="float" office:value="0.0782997762863535" calcext:value-type="float">
            <text:p>0.0782997762863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float" office:value="1.46651785714286" calcext:value-type="float">
            <text:p>1.46651785714286</text:p>
          </table:table-cell>
          <table:table-cell office:value-type="float" office:value="1.38839285714286" calcext:value-type="float">
            <text:p>1.38839285714286</text:p>
          </table:table-cell>
          <table:table-cell table:formula="of:=[.B449]-[.C449]" office:value-type="float" office:value="0.078125" calcext:value-type="float">
            <text:p>0.0781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float" office:value="1.46325167037862" calcext:value-type="float">
            <text:p>1.46325167037862</text:p>
          </table:table-cell>
          <table:table-cell office:value-type="float" office:value="1.36971046770601" calcext:value-type="float">
            <text:p>1.36971046770601</text:p>
          </table:table-cell>
          <table:table-cell table:formula="of:=[.B450]-[.C450]" office:value-type="float" office:value="0.0935412026726057" calcext:value-type="float">
            <text:p>0.09354120267260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float" office:value="1.46" calcext:value-type="float">
            <text:p>1.46</text:p>
          </table:table-cell>
          <table:table-cell office:value-type="float" office:value="1.38222222222222" calcext:value-type="float">
            <text:p>1.38222222222222</text:p>
          </table:table-cell>
          <table:table-cell table:formula="of:=[.B451]-[.C451]" office:value-type="float" office:value="0.0777777777777777" calcext:value-type="float">
            <text:p>0.07777777777777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float" office:value="1.45676274944568" calcext:value-type="float">
            <text:p>1.45676274944568</text:p>
          </table:table-cell>
          <table:table-cell office:value-type="float" office:value="1.36363636363636" calcext:value-type="float">
            <text:p>1.36363636363636</text:p>
          </table:table-cell>
          <table:table-cell table:formula="of:=[.B452]-[.C452]" office:value-type="float" office:value="0.0931263858093128" calcext:value-type="float">
            <text:p>0.09312638580931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float" office:value="1.46902654867257" calcext:value-type="float">
            <text:p>1.46902654867257</text:p>
          </table:table-cell>
          <table:table-cell office:value-type="float" office:value="1.37610619469027" calcext:value-type="float">
            <text:p>1.37610619469027</text:p>
          </table:table-cell>
          <table:table-cell table:formula="of:=[.B453]-[.C453]" office:value-type="float" office:value="0.0929203539823009" calcext:value-type="float">
            <text:p>0.09292035398230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float" office:value="1.46578366445916" calcext:value-type="float">
            <text:p>1.46578366445916</text:p>
          </table:table-cell>
          <table:table-cell office:value-type="float" office:value="1.38852097130243" calcext:value-type="float">
            <text:p>1.38852097130243</text:p>
          </table:table-cell>
          <table:table-cell table:formula="of:=[.B454]-[.C454]" office:value-type="float" office:value="0.0772626931567328" calcext:value-type="float">
            <text:p>0.07726269315673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float" office:value="1.4625550660793" calcext:value-type="float">
            <text:p>1.4625550660793</text:p>
          </table:table-cell>
          <table:table-cell office:value-type="float" office:value="1.40088105726872" calcext:value-type="float">
            <text:p>1.40088105726872</text:p>
          </table:table-cell>
          <table:table-cell table:formula="of:=[.B455]-[.C455]" office:value-type="float" office:value="0.0616740088105727" calcext:value-type="float">
            <text:p>0.06167400881057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float" office:value="1.45934065934066" calcext:value-type="float">
            <text:p>1.45934065934066</text:p>
          </table:table-cell>
          <table:table-cell office:value-type="float" office:value="1.3978021978022" calcext:value-type="float">
            <text:p>1.3978021978022</text:p>
          </table:table-cell>
          <table:table-cell table:formula="of:=[.B456]-[.C456]" office:value-type="float" office:value="0.0615384615384615" calcext:value-type="float">
            <text:p>0.06153846153846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float" office:value="1.45614035087719" calcext:value-type="float">
            <text:p>1.45614035087719</text:p>
          </table:table-cell>
          <table:table-cell office:value-type="float" office:value="1.39473684210526" calcext:value-type="float">
            <text:p>1.39473684210526</text:p>
          </table:table-cell>
          <table:table-cell table:formula="of:=[.B457]-[.C457]" office:value-type="float" office:value="0.06140350877193" calcext:value-type="float">
            <text:p>0.061403508771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float" office:value="1.46827133479212" calcext:value-type="float">
            <text:p>1.46827133479212</text:p>
          </table:table-cell>
          <table:table-cell office:value-type="float" office:value="1.39168490153173" calcext:value-type="float">
            <text:p>1.39168490153173</text:p>
          </table:table-cell>
          <table:table-cell table:formula="of:=[.B458]-[.C458]" office:value-type="float" office:value="0.0765864332603938" calcext:value-type="float">
            <text:p>0.07658643326039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float" office:value="1.46506550218341" calcext:value-type="float">
            <text:p>1.46506550218341</text:p>
          </table:table-cell>
          <table:table-cell office:value-type="float" office:value="1.38864628820961" calcext:value-type="float">
            <text:p>1.38864628820961</text:p>
          </table:table-cell>
          <table:table-cell table:formula="of:=[.B459]-[.C459]" office:value-type="float" office:value="0.0764192139737991" calcext:value-type="float">
            <text:p>0.07641921397379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float" office:value="1.46187363834423" calcext:value-type="float">
            <text:p>1.46187363834423</text:p>
          </table:table-cell>
          <table:table-cell office:value-type="float" office:value="1.40087145969499" calcext:value-type="float">
            <text:p>1.40087145969499</text:p>
          </table:table-cell>
          <table:table-cell table:formula="of:=[.B460]-[.C460]" office:value-type="float" office:value="0.0610021786492374" calcext:value-type="float">
            <text:p>0.06100217864923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float" office:value="1.45869565217391" calcext:value-type="float">
            <text:p>1.45869565217391</text:p>
          </table:table-cell>
          <table:table-cell office:value-type="float" office:value="1.39782608695652" calcext:value-type="float">
            <text:p>1.39782608695652</text:p>
          </table:table-cell>
          <table:table-cell table:formula="of:=[.B461]-[.C461]" office:value-type="float" office:value="0.0608695652173914" calcext:value-type="float">
            <text:p>0.06086956521739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float" office:value="1.45553145336226" calcext:value-type="float">
            <text:p>1.45553145336226</text:p>
          </table:table-cell>
          <table:table-cell office:value-type="float" office:value="1.39479392624729" calcext:value-type="float">
            <text:p>1.39479392624729</text:p>
          </table:table-cell>
          <table:table-cell table:formula="of:=[.B462]-[.C462]" office:value-type="float" office:value="0.0607375271149673" calcext:value-type="float">
            <text:p>0.0607375271149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float" office:value="1.46753246753247" calcext:value-type="float">
            <text:p>1.46753246753247</text:p>
          </table:table-cell>
          <table:table-cell office:value-type="float" office:value="1.39177489177489" calcext:value-type="float">
            <text:p>1.39177489177489</text:p>
          </table:table-cell>
          <table:table-cell table:formula="of:=[.B463]-[.C463]" office:value-type="float" office:value="0.0757575757575757" calcext:value-type="float">
            <text:p>0.07575757575757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float" office:value="1.46436285097192" calcext:value-type="float">
            <text:p>1.46436285097192</text:p>
          </table:table-cell>
          <table:table-cell office:value-type="float" office:value="1.40388768898488" calcext:value-type="float">
            <text:p>1.40388768898488</text:p>
          </table:table-cell>
          <table:table-cell table:formula="of:=[.B464]-[.C464]" office:value-type="float" office:value="0.060475161987041" calcext:value-type="float">
            <text:p>0.0604751619870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float" office:value="1.46120689655172" calcext:value-type="float">
            <text:p>1.46120689655172</text:p>
          </table:table-cell>
          <table:table-cell office:value-type="float" office:value="1.40086206896552" calcext:value-type="float">
            <text:p>1.40086206896552</text:p>
          </table:table-cell>
          <table:table-cell table:formula="of:=[.B465]-[.C465]" office:value-type="float" office:value="0.0603448275862069" calcext:value-type="float">
            <text:p>0.06034482758620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float" office:value="1.45806451612903" calcext:value-type="float">
            <text:p>1.45806451612903</text:p>
          </table:table-cell>
          <table:table-cell office:value-type="float" office:value="1.36774193548387" calcext:value-type="float">
            <text:p>1.36774193548387</text:p>
          </table:table-cell>
          <table:table-cell table:formula="of:=[.B466]-[.C466]" office:value-type="float" office:value="0.0903225806451613" calcext:value-type="float">
            <text:p>0.09032258064516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float" office:value="1.4549356223176" calcext:value-type="float">
            <text:p>1.4549356223176</text:p>
          </table:table-cell>
          <table:table-cell office:value-type="float" office:value="1.37982832618026" calcext:value-type="float">
            <text:p>1.37982832618026</text:p>
          </table:table-cell>
          <table:table-cell table:formula="of:=[.B467]-[.C467]" office:value-type="float" office:value="0.0751072961373391" calcext:value-type="float">
            <text:p>0.07510729613733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float" office:value="1.46680942184154" calcext:value-type="float">
            <text:p>1.46680942184154</text:p>
          </table:table-cell>
          <table:table-cell office:value-type="float" office:value="1.39186295503212" calcext:value-type="float">
            <text:p>1.39186295503212</text:p>
          </table:table-cell>
          <table:table-cell table:formula="of:=[.B468]-[.C468]" office:value-type="float" office:value="0.0749464668094217" calcext:value-type="float">
            <text:p>0.0749464668094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float" office:value="1.46367521367521" calcext:value-type="float">
            <text:p>1.46367521367521</text:p>
          </table:table-cell>
          <table:table-cell office:value-type="float" office:value="1.37393162393162" calcext:value-type="float">
            <text:p>1.37393162393162</text:p>
          </table:table-cell>
          <table:table-cell table:formula="of:=[.B469]-[.C469]" office:value-type="float" office:value="0.0897435897435896" calcext:value-type="float">
            <text:p>0.089743589743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float" office:value="1.46055437100213" calcext:value-type="float">
            <text:p>1.46055437100213</text:p>
          </table:table-cell>
          <table:table-cell office:value-type="float" office:value="1.40085287846482" calcext:value-type="float">
            <text:p>1.40085287846482</text:p>
          </table:table-cell>
          <table:table-cell table:formula="of:=[.B470]-[.C470]" office:value-type="float" office:value="0.0597014925373134" calcext:value-type="float">
            <text:p>0.05970149253731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float" office:value="1.45744680851064" calcext:value-type="float">
            <text:p>1.45744680851064</text:p>
          </table:table-cell>
          <table:table-cell office:value-type="float" office:value="1.38297872340426" calcext:value-type="float">
            <text:p>1.38297872340426</text:p>
          </table:table-cell>
          <table:table-cell table:formula="of:=[.B471]-[.C471]" office:value-type="float" office:value="0.0744680851063828" calcext:value-type="float">
            <text:p>0.07446808510638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float" office:value="1.45435244161359" calcext:value-type="float">
            <text:p>1.45435244161359</text:p>
          </table:table-cell>
          <table:table-cell office:value-type="float" office:value="1.3651804670913" calcext:value-type="float">
            <text:p>1.3651804670913</text:p>
          </table:table-cell>
          <table:table-cell table:formula="of:=[.B472]-[.C472]" office:value-type="float" office:value="0.089171974522293" calcext:value-type="float">
            <text:p>0.0891719745222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float" office:value="1.46610169491525" calcext:value-type="float">
            <text:p>1.46610169491525</text:p>
          </table:table-cell>
          <table:table-cell office:value-type="float" office:value="1.3771186440678" calcext:value-type="float">
            <text:p>1.3771186440678</text:p>
          </table:table-cell>
          <table:table-cell table:formula="of:=[.B473]-[.C473]" office:value-type="float" office:value="0.0889830508474576" calcext:value-type="float">
            <text:p>0.0889830508474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float" office:value="1.4630021141649" calcext:value-type="float">
            <text:p>1.4630021141649</text:p>
          </table:table-cell>
          <table:table-cell office:value-type="float" office:value="1.37420718816068" calcext:value-type="float">
            <text:p>1.37420718816068</text:p>
          </table:table-cell>
          <table:table-cell table:formula="of:=[.B474]-[.C474]" office:value-type="float" office:value="0.0887949260042282" calcext:value-type="float">
            <text:p>0.08879492600422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float" office:value="1.45991561181435" calcext:value-type="float">
            <text:p>1.45991561181435</text:p>
          </table:table-cell>
          <table:table-cell office:value-type="float" office:value="1.35654008438819" calcext:value-type="float">
            <text:p>1.35654008438819</text:p>
          </table:table-cell>
          <table:table-cell table:formula="of:=[.B475]-[.C475]" office:value-type="float" office:value="0.10337552742616" calcext:value-type="float">
            <text:p>0.103375527426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float" office:value="1.45684210526316" calcext:value-type="float">
            <text:p>1.45684210526316</text:p>
          </table:table-cell>
          <table:table-cell office:value-type="float" office:value="1.41263157894737" calcext:value-type="float">
            <text:p>1.41263157894737</text:p>
          </table:table-cell>
          <table:table-cell table:formula="of:=[.B476]-[.C476]" office:value-type="float" office:value="0.0442105263157897" calcext:value-type="float">
            <text:p>0.0442105263157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float" office:value="1.45378151260504" calcext:value-type="float">
            <text:p>1.45378151260504</text:p>
          </table:table-cell>
          <table:table-cell office:value-type="float" office:value="1.35084033613445" calcext:value-type="float">
            <text:p>1.35084033613445</text:p>
          </table:table-cell>
          <table:table-cell table:formula="of:=[.B477]-[.C477]" office:value-type="float" office:value="0.102941176470588" calcext:value-type="float">
            <text:p>0.1029411764705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float" office:value="1.46540880503145" calcext:value-type="float">
            <text:p>1.46540880503145</text:p>
          </table:table-cell>
          <table:table-cell office:value-type="float" office:value="1.39203354297694" calcext:value-type="float">
            <text:p>1.39203354297694</text:p>
          </table:table-cell>
          <table:table-cell table:formula="of:=[.B478]-[.C478]" office:value-type="float" office:value="0.0733752620545072" calcext:value-type="float">
            <text:p>0.07337526205450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float" office:value="1.46234309623431" calcext:value-type="float">
            <text:p>1.46234309623431</text:p>
          </table:table-cell>
          <table:table-cell office:value-type="float" office:value="1.3744769874477" calcext:value-type="float">
            <text:p>1.3744769874477</text:p>
          </table:table-cell>
          <table:table-cell table:formula="of:=[.B479]-[.C479]" office:value-type="float" office:value="0.0878661087866108" calcext:value-type="float">
            <text:p>0.0878661087866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float" office:value="1.45929018789144" calcext:value-type="float">
            <text:p>1.45929018789144</text:p>
          </table:table-cell>
          <table:table-cell office:value-type="float" office:value="1.38622129436326" calcext:value-type="float">
            <text:p>1.38622129436326</text:p>
          </table:table-cell>
          <table:table-cell table:formula="of:=[.B480]-[.C480]" office:value-type="float" office:value="0.0730688935281838" calcext:value-type="float">
            <text:p>0.07306889352818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float" office:value="1.45625" calcext:value-type="float">
            <text:p>1.45625</text:p>
          </table:table-cell>
          <table:table-cell office:value-type="float" office:value="1.38333333333333" calcext:value-type="float">
            <text:p>1.38333333333333</text:p>
          </table:table-cell>
          <table:table-cell table:formula="of:=[.B481]-[.C481]" office:value-type="float" office:value="0.0729166666666667" calcext:value-type="float">
            <text:p>0.0729166666666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float" office:value="1.45322245322245" calcext:value-type="float">
            <text:p>1.45322245322245</text:p>
          </table:table-cell>
          <table:table-cell office:value-type="float" office:value="1.3950103950104" calcext:value-type="float">
            <text:p>1.3950103950104</text:p>
          </table:table-cell>
          <table:table-cell table:formula="of:=[.B482]-[.C482]" office:value-type="float" office:value="0.058212058212058" calcext:value-type="float">
            <text:p>0.0582120582120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float" office:value="1.46473029045643" calcext:value-type="float">
            <text:p>1.46473029045643</text:p>
          </table:table-cell>
          <table:table-cell office:value-type="float" office:value="1.39211618257261" calcext:value-type="float">
            <text:p>1.39211618257261</text:p>
          </table:table-cell>
          <table:table-cell table:formula="of:=[.B483]-[.C483]" office:value-type="float" office:value="0.0726141078838174" calcext:value-type="float">
            <text:p>0.0726141078838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float" office:value="1.46169772256729" calcext:value-type="float">
            <text:p>1.46169772256729</text:p>
          </table:table-cell>
          <table:table-cell office:value-type="float" office:value="1.34575569358178" calcext:value-type="float">
            <text:p>1.34575569358178</text:p>
          </table:table-cell>
          <table:table-cell table:formula="of:=[.B484]-[.C484]" office:value-type="float" office:value="0.115942028985507" calcext:value-type="float">
            <text:p>0.11594202898550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float" office:value="1.45867768595041" calcext:value-type="float">
            <text:p>1.45867768595041</text:p>
          </table:table-cell>
          <table:table-cell office:value-type="float" office:value="1.37190082644628" calcext:value-type="float">
            <text:p>1.37190082644628</text:p>
          </table:table-cell>
          <table:table-cell table:formula="of:=[.B485]-[.C485]" office:value-type="float" office:value="0.086776859504132" calcext:value-type="float">
            <text:p>0.0867768595041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float" office:value="1.45567010309278" calcext:value-type="float">
            <text:p>1.45567010309278</text:p>
          </table:table-cell>
          <table:table-cell office:value-type="float" office:value="1.36907216494845" calcext:value-type="float">
            <text:p>1.36907216494845</text:p>
          </table:table-cell>
          <table:table-cell table:formula="of:=[.B486]-[.C486]" office:value-type="float" office:value="0.0865979381443298" calcext:value-type="float">
            <text:p>0.0865979381443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float" office:value="1.45267489711934" calcext:value-type="float">
            <text:p>1.45267489711934</text:p>
          </table:table-cell>
          <table:table-cell office:value-type="float" office:value="1.36625514403292" calcext:value-type="float">
            <text:p>1.36625514403292</text:p>
          </table:table-cell>
          <table:table-cell table:formula="of:=[.B487]-[.C487]" office:value-type="float" office:value="0.0864197530864197" calcext:value-type="float">
            <text:p>0.0864197530864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float" office:value="1.46406570841889" calcext:value-type="float">
            <text:p>1.46406570841889</text:p>
          </table:table-cell>
          <table:table-cell office:value-type="float" office:value="1.36344969199179" calcext:value-type="float">
            <text:p>1.36344969199179</text:p>
          </table:table-cell>
          <table:table-cell table:formula="of:=[.B488]-[.C488]" office:value-type="float" office:value="0.100616016427105" calcext:value-type="float">
            <text:p>0.10061601642710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float" office:value="1.46106557377049" calcext:value-type="float">
            <text:p>1.46106557377049</text:p>
          </table:table-cell>
          <table:table-cell office:value-type="float" office:value="1.38934426229508" calcext:value-type="float">
            <text:p>1.38934426229508</text:p>
          </table:table-cell>
          <table:table-cell table:formula="of:=[.B489]-[.C489]" office:value-type="float" office:value="0.0717213114754098" calcext:value-type="float">
            <text:p>0.071721311475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float" office:value="1.45807770961145" calcext:value-type="float">
            <text:p>1.45807770961145</text:p>
          </table:table-cell>
          <table:table-cell office:value-type="float" office:value="1.40081799591002" calcext:value-type="float">
            <text:p>1.40081799591002</text:p>
          </table:table-cell>
          <table:table-cell table:formula="of:=[.B490]-[.C490]" office:value-type="float" office:value="0.0572597137014315" calcext:value-type="float">
            <text:p>0.0572597137014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float" office:value="1.45510204081633" calcext:value-type="float">
            <text:p>1.45510204081633</text:p>
          </table:table-cell>
          <table:table-cell office:value-type="float" office:value="1.35510204081633" calcext:value-type="float">
            <text:p>1.35510204081633</text:p>
          </table:table-cell>
          <table:table-cell table:formula="of:=[.B491]-[.C491]" office:value-type="float" office:value="0.0999999999999999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float" office:value="1.45213849287169" calcext:value-type="float">
            <text:p>1.45213849287169</text:p>
          </table:table-cell>
          <table:table-cell office:value-type="float" office:value="1.38085539714868" calcext:value-type="float">
            <text:p>1.38085539714868</text:p>
          </table:table-cell>
          <table:table-cell table:formula="of:=[.B492]-[.C492]" office:value-type="float" office:value="0.0712830957230144" calcext:value-type="float">
            <text:p>0.0712830957230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float" office:value="1.46341463414634" calcext:value-type="float">
            <text:p>1.46341463414634</text:p>
          </table:table-cell>
          <table:table-cell office:value-type="float" office:value="1.36382113821138" calcext:value-type="float">
            <text:p>1.36382113821138</text:p>
          </table:table-cell>
          <table:table-cell table:formula="of:=[.B493]-[.C493]" office:value-type="float" office:value="0.0995934959349594" calcext:value-type="float">
            <text:p>0.0995934959349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float" office:value="1.4604462474645" calcext:value-type="float">
            <text:p>1.4604462474645</text:p>
          </table:table-cell>
          <table:table-cell office:value-type="float" office:value="1.34685598377282" calcext:value-type="float">
            <text:p>1.34685598377282</text:p>
          </table:table-cell>
          <table:table-cell table:formula="of:=[.B494]-[.C494]" office:value-type="float" office:value="0.113590263691683" calcext:value-type="float">
            <text:p>0.11359026369168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float" office:value="1.45748987854251" calcext:value-type="float">
            <text:p>1.45748987854251</text:p>
          </table:table-cell>
          <table:table-cell office:value-type="float" office:value="1.40080971659919" calcext:value-type="float">
            <text:p>1.40080971659919</text:p>
          </table:table-cell>
          <table:table-cell table:formula="of:=[.B495]-[.C495]" office:value-type="float" office:value="0.0566801619433199" calcext:value-type="float">
            <text:p>0.056680161943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38383838383838" calcext:value-type="float">
            <text:p>1.38383838383838</text:p>
          </table:table-cell>
          <table:table-cell table:formula="of:=[.B496]-[.C496]" office:value-type="float" office:value="0.0707070707070707" calcext:value-type="float">
            <text:p>0.07070707070707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1.36693548387097" calcext:value-type="float">
            <text:p>1.36693548387097</text:p>
          </table:table-cell>
          <table:table-cell table:formula="of:=[.B497]-[.C497]" office:value-type="float" office:value="0.0846774193548387" calcext:value-type="float">
            <text:p>0.08467741935483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float" office:value="1.46277665995976" calcext:value-type="float">
            <text:p>1.46277665995976</text:p>
          </table:table-cell>
          <table:table-cell office:value-type="float" office:value="1.37826961770624" calcext:value-type="float">
            <text:p>1.37826961770624</text:p>
          </table:table-cell>
          <table:table-cell table:formula="of:=[.B498]-[.C498]" office:value-type="float" office:value="0.084507042253521" calcext:value-type="float">
            <text:p>0.08450704225352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float" office:value="1.45983935742972" calcext:value-type="float">
            <text:p>1.45983935742972</text:p>
          </table:table-cell>
          <table:table-cell office:value-type="float" office:value="1.34738955823293" calcext:value-type="float">
            <text:p>1.34738955823293</text:p>
          </table:table-cell>
          <table:table-cell table:formula="of:=[.B499]-[.C499]" office:value-type="float" office:value="0.112449799196787" calcext:value-type="float">
            <text:p>0.11244979919678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float" office:value="1.45691382765531" calcext:value-type="float">
            <text:p>1.45691382765531</text:p>
          </table:table-cell>
          <table:table-cell office:value-type="float" office:value="1.35871743486974" calcext:value-type="float">
            <text:p>1.35871743486974</text:p>
          </table:table-cell>
          <table:table-cell table:formula="of:=[.B500]-[.C500]" office:value-type="float" office:value="0.0981963927855711" calcext:value-type="float">
            <text:p>0.09819639278557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float" office:value="1.454" calcext:value-type="float">
            <text:p>1.454</text:p>
          </table:table-cell>
          <table:table-cell office:value-type="float" office:value="1.384" calcext:value-type="float">
            <text:p>1.384</text:p>
          </table:table-cell>
          <table:table-cell table:formula="of:=[.B501]-[.C501]" office:value-type="float" office:value="0.0700000000000001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float" office:value="1.45109780439122" calcext:value-type="float">
            <text:p>1.45109780439122</text:p>
          </table:table-cell>
          <table:table-cell office:value-type="float" office:value="1.35329341317365" calcext:value-type="float">
            <text:p>1.35329341317365</text:p>
          </table:table-cell>
          <table:table-cell table:formula="of:=[.B502]-[.C502]" office:value-type="float" office:value="0.0978043912175648" calcext:value-type="float">
            <text:p>0.0978043912175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float" office:value="1.46215139442231" calcext:value-type="float">
            <text:p>1.46215139442231</text:p>
          </table:table-cell>
          <table:table-cell office:value-type="float" office:value="1.39243027888446" calcext:value-type="float">
            <text:p>1.39243027888446</text:p>
          </table:table-cell>
          <table:table-cell table:formula="of:=[.B503]-[.C503]" office:value-type="float" office:value="0.0697211155378485" calcext:value-type="float">
            <text:p>0.06972111553784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float" office:value="1.45924453280318" calcext:value-type="float">
            <text:p>1.45924453280318</text:p>
          </table:table-cell>
          <table:table-cell office:value-type="float" office:value="1.37574552683897" calcext:value-type="float">
            <text:p>1.37574552683897</text:p>
          </table:table-cell>
          <table:table-cell table:formula="of:=[.B504]-[.C504]" office:value-type="float" office:value="0.0834990059642149" calcext:value-type="float">
            <text:p>0.0834990059642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float" office:value="1.45634920634921" calcext:value-type="float">
            <text:p>1.45634920634921</text:p>
          </table:table-cell>
          <table:table-cell office:value-type="float" office:value="1.37301587301587" calcext:value-type="float">
            <text:p>1.37301587301587</text:p>
          </table:table-cell>
          <table:table-cell table:formula="of:=[.B505]-[.C505]" office:value-type="float" office:value="0.0833333333333333" calcext:value-type="float">
            <text:p>0.08333333333333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float" office:value="1.45346534653465" calcext:value-type="float">
            <text:p>1.45346534653465</text:p>
          </table:table-cell>
          <table:table-cell office:value-type="float" office:value="1.37029702970297" calcext:value-type="float">
            <text:p>1.37029702970297</text:p>
          </table:table-cell>
          <table:table-cell table:formula="of:=[.B506]-[.C506]" office:value-type="float" office:value="0.083168316831683" calcext:value-type="float">
            <text:p>0.08316831683168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float" office:value="1.45059288537549" calcext:value-type="float">
            <text:p>1.45059288537549</text:p>
          </table:table-cell>
          <table:table-cell office:value-type="float" office:value="1.38142292490119" calcext:value-type="float">
            <text:p>1.38142292490119</text:p>
          </table:table-cell>
          <table:table-cell table:formula="of:=[.B507]-[.C507]" office:value-type="float" office:value="0.0691699604743083" calcext:value-type="float">
            <text:p>0.06916996047430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float" office:value="1.46153846153846" calcext:value-type="float">
            <text:p>1.46153846153846</text:p>
          </table:table-cell>
          <table:table-cell office:value-type="float" office:value="1.39250493096647" calcext:value-type="float">
            <text:p>1.39250493096647</text:p>
          </table:table-cell>
          <table:table-cell table:formula="of:=[.B508]-[.C508]" office:value-type="float" office:value="0.069033530571992" calcext:value-type="float">
            <text:p>0.0690335305719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float" office:value="1.45866141732283" calcext:value-type="float">
            <text:p>1.45866141732283</text:p>
          </table:table-cell>
          <table:table-cell office:value-type="float" office:value="1.34842519685039" calcext:value-type="float">
            <text:p>1.34842519685039</text:p>
          </table:table-cell>
          <table:table-cell table:formula="of:=[.B509]-[.C509]" office:value-type="float" office:value="0.110236220472441" calcext:value-type="float">
            <text:p>0.1102362204724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float" office:value="1.45579567779961" calcext:value-type="float">
            <text:p>1.45579567779961</text:p>
          </table:table-cell>
          <table:table-cell office:value-type="float" office:value="1.38703339882122" calcext:value-type="float">
            <text:p>1.38703339882122</text:p>
          </table:table-cell>
          <table:table-cell table:formula="of:=[.B510]-[.C510]" office:value-type="float" office:value="0.068762278978389" calcext:value-type="float">
            <text:p>0.06876227897838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float" office:value="1.45294117647059" calcext:value-type="float">
            <text:p>1.45294117647059</text:p>
          </table:table-cell>
          <table:table-cell office:value-type="float" office:value="1.3843137254902" calcext:value-type="float">
            <text:p>1.3843137254902</text:p>
          </table:table-cell>
          <table:table-cell table:formula="of:=[.B511]-[.C511]" office:value-type="float" office:value="0.0686274509803921" calcext:value-type="float">
            <text:p>0.06862745098039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float" office:value="1.45009784735812" calcext:value-type="float">
            <text:p>1.45009784735812</text:p>
          </table:table-cell>
          <table:table-cell office:value-type="float" office:value="1.3679060665362" calcext:value-type="float">
            <text:p>1.3679060665362</text:p>
          </table:table-cell>
          <table:table-cell table:formula="of:=[.B512]-[.C512]" office:value-type="float" office:value="0.0821917808219179" calcext:value-type="float">
            <text:p>0.08219178082191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float" office:value="1.4609375" calcext:value-type="float">
            <text:p>1.4609375</text:p>
          </table:table-cell>
          <table:table-cell office:value-type="float" office:value="1.37890625" calcext:value-type="float">
            <text:p>1.37890625</text:p>
          </table:table-cell>
          <table:table-cell table:formula="of:=[.B513]-[.C513]" office:value-type="float" office:value="0.08203125" calcext:value-type="float">
            <text:p>0.082031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float" office:value="1.45808966861598" calcext:value-type="float">
            <text:p>1.45808966861598</text:p>
          </table:table-cell>
          <table:table-cell office:value-type="float" office:value="1.37621832358674" calcext:value-type="float">
            <text:p>1.37621832358674</text:p>
          </table:table-cell>
          <table:table-cell table:formula="of:=[.B514]-[.C514]" office:value-type="float" office:value="0.0818713450292396" calcext:value-type="float">
            <text:p>0.081871345029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float" office:value="1.45525291828794" calcext:value-type="float">
            <text:p>1.45525291828794</text:p>
          </table:table-cell>
          <table:table-cell office:value-type="float" office:value="1.37354085603113" calcext:value-type="float">
            <text:p>1.37354085603113</text:p>
          </table:table-cell>
          <table:table-cell table:formula="of:=[.B515]-[.C515]" office:value-type="float" office:value="0.0817120622568093" calcext:value-type="float">
            <text:p>0.08171206225680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float" office:value="1.45242718446602" calcext:value-type="float">
            <text:p>1.45242718446602</text:p>
          </table:table-cell>
          <table:table-cell office:value-type="float" office:value="1.35728155339806" calcext:value-type="float">
            <text:p>1.35728155339806</text:p>
          </table:table-cell>
          <table:table-cell table:formula="of:=[.B516]-[.C516]" office:value-type="float" office:value="0.0951456310679613" calcext:value-type="float">
            <text:p>0.09514563106796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float" office:value="1.44961240310078" calcext:value-type="float">
            <text:p>1.44961240310078</text:p>
          </table:table-cell>
          <table:table-cell office:value-type="float" office:value="1.36821705426357" calcext:value-type="float">
            <text:p>1.36821705426357</text:p>
          </table:table-cell>
          <table:table-cell table:formula="of:=[.B517]-[.C517]" office:value-type="float" office:value="0.0813953488372092" calcext:value-type="float">
            <text:p>0.08139534883720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float" office:value="1.46034816247582" calcext:value-type="float">
            <text:p>1.46034816247582</text:p>
          </table:table-cell>
          <table:table-cell office:value-type="float" office:value="1.36557059961315" calcext:value-type="float">
            <text:p>1.36557059961315</text:p>
          </table:table-cell>
          <table:table-cell table:formula="of:=[.B518]-[.C518]" office:value-type="float" office:value="0.0947775628626692" calcext:value-type="float">
            <text:p>0.09477756286266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float" office:value="1.45752895752896" calcext:value-type="float">
            <text:p>1.45752895752896</text:p>
          </table:table-cell>
          <table:table-cell office:value-type="float" office:value="1.37644787644788" calcext:value-type="float">
            <text:p>1.37644787644788</text:p>
          </table:table-cell>
          <table:table-cell table:formula="of:=[.B519]-[.C519]" office:value-type="float" office:value="0.0810810810810811" calcext:value-type="float">
            <text:p>0.08108108108108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float" office:value="1.45472061657033" calcext:value-type="float">
            <text:p>1.45472061657033</text:p>
          </table:table-cell>
          <table:table-cell office:value-type="float" office:value="1.373795761079" calcext:value-type="float">
            <text:p>1.373795761079</text:p>
          </table:table-cell>
          <table:table-cell table:formula="of:=[.B520]-[.C520]" office:value-type="float" office:value="0.0809248554913293" calcext:value-type="float">
            <text:p>0.08092485549132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float" office:value="1.45192307692308" calcext:value-type="float">
            <text:p>1.45192307692308</text:p>
          </table:table-cell>
          <table:table-cell office:value-type="float" office:value="1.35769230769231" calcext:value-type="float">
            <text:p>1.35769230769231</text:p>
          </table:table-cell>
          <table:table-cell table:formula="of:=[.B521]-[.C521]" office:value-type="float" office:value="0.0942307692307691" calcext:value-type="float">
            <text:p>0.09423076923076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float" office:value="1.44913627639155" calcext:value-type="float">
            <text:p>1.44913627639155</text:p>
          </table:table-cell>
          <table:table-cell office:value-type="float" office:value="1.38195777351248" calcext:value-type="float">
            <text:p>1.38195777351248</text:p>
          </table:table-cell>
          <table:table-cell table:formula="of:=[.B522]-[.C522]" office:value-type="float" office:value="0.0671785028790788" calcext:value-type="float">
            <text:p>0.06717850287907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float" office:value="1.44636015325671" calcext:value-type="float">
            <text:p>1.44636015325671</text:p>
          </table:table-cell>
          <table:table-cell office:value-type="float" office:value="1.39272030651341" calcext:value-type="float">
            <text:p>1.39272030651341</text:p>
          </table:table-cell>
          <table:table-cell table:formula="of:=[.B523]-[.C523]" office:value-type="float" office:value="0.053639846743295" calcext:value-type="float">
            <text:p>0.05363984674329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float" office:value="1.45697896749522" calcext:value-type="float">
            <text:p>1.45697896749522</text:p>
          </table:table-cell>
          <table:table-cell office:value-type="float" office:value="1.39005736137667" calcext:value-type="float">
            <text:p>1.39005736137667</text:p>
          </table:table-cell>
          <table:table-cell table:formula="of:=[.B524]-[.C524]" office:value-type="float" office:value="0.0669216061185467" calcext:value-type="float">
            <text:p>0.06692160611854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float" office:value="1.45419847328244" calcext:value-type="float">
            <text:p>1.45419847328244</text:p>
          </table:table-cell>
          <table:table-cell office:value-type="float" office:value="1.37404580152672" calcext:value-type="float">
            <text:p>1.37404580152672</text:p>
          </table:table-cell>
          <table:table-cell table:formula="of:=[.B525]-[.C525]" office:value-type="float" office:value="0.080152671755725" calcext:value-type="float">
            <text:p>0.0801526717557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float" office:value="1.45142857142857" calcext:value-type="float">
            <text:p>1.45142857142857</text:p>
          </table:table-cell>
          <table:table-cell office:value-type="float" office:value="1.3847619047619" calcext:value-type="float">
            <text:p>1.3847619047619</text:p>
          </table:table-cell>
          <table:table-cell table:formula="of:=[.B526]-[.C526]" office:value-type="float" office:value="0.0666666666666667" calcext:value-type="float">
            <text:p>0.06666666666666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float" office:value="1.44866920152091" calcext:value-type="float">
            <text:p>1.44866920152091</text:p>
          </table:table-cell>
          <table:table-cell office:value-type="float" office:value="1.35551330798479" calcext:value-type="float">
            <text:p>1.35551330798479</text:p>
          </table:table-cell>
          <table:table-cell table:formula="of:=[.B527]-[.C527]" office:value-type="float" office:value="0.0931558935361216" calcext:value-type="float">
            <text:p>0.0931558935361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float" office:value="1.44592030360531" calcext:value-type="float">
            <text:p>1.44592030360531</text:p>
          </table:table-cell>
          <table:table-cell office:value-type="float" office:value="1.37950664136622" calcext:value-type="float">
            <text:p>1.37950664136622</text:p>
          </table:table-cell>
          <table:table-cell table:formula="of:=[.B528]-[.C528]" office:value-type="float" office:value="0.0664136622390892" calcext:value-type="float">
            <text:p>0.06641366223908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float" office:value="1.44318181818182" calcext:value-type="float">
            <text:p>1.44318181818182</text:p>
          </table:table-cell>
          <table:table-cell office:value-type="float" office:value="1.35037878787879" calcext:value-type="float">
            <text:p>1.35037878787879</text:p>
          </table:table-cell>
          <table:table-cell table:formula="of:=[.B529]-[.C529]" office:value-type="float" office:value="0.0928030303030303" calcext:value-type="float">
            <text:p>0.0928030303030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float" office:value="1.45368620037807" calcext:value-type="float">
            <text:p>1.45368620037807</text:p>
          </table:table-cell>
          <table:table-cell office:value-type="float" office:value="1.34782608695652" calcext:value-type="float">
            <text:p>1.34782608695652</text:p>
          </table:table-cell>
          <table:table-cell table:formula="of:=[.B530]-[.C530]" office:value-type="float" office:value="0.10586011342155" calcext:value-type="float">
            <text:p>0.1058601134215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float" office:value="1.45094339622642" calcext:value-type="float">
            <text:p>1.45094339622642</text:p>
          </table:table-cell>
          <table:table-cell office:value-type="float" office:value="1.39811320754717" calcext:value-type="float">
            <text:p>1.39811320754717</text:p>
          </table:table-cell>
          <table:table-cell table:formula="of:=[.B531]-[.C531]" office:value-type="float" office:value="0.0528301886792453" calcext:value-type="float">
            <text:p>0.05283018867924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float" office:value="1.44821092278719" calcext:value-type="float">
            <text:p>1.44821092278719</text:p>
          </table:table-cell>
          <table:table-cell office:value-type="float" office:value="1.38229755178908" calcext:value-type="float">
            <text:p>1.38229755178908</text:p>
          </table:table-cell>
          <table:table-cell table:formula="of:=[.B532]-[.C532]" office:value-type="float" office:value="0.0659133709981168" calcext:value-type="float">
            <text:p>0.06591337099811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float" office:value="1.44548872180451" calcext:value-type="float">
            <text:p>1.44548872180451</text:p>
          </table:table-cell>
          <table:table-cell office:value-type="float" office:value="1.34022556390977" calcext:value-type="float">
            <text:p>1.34022556390977</text:p>
          </table:table-cell>
          <table:table-cell table:formula="of:=[.B533]-[.C533]" office:value-type="float" office:value="0.105263157894737" calcext:value-type="float">
            <text:p>0.10526315789473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float" office:value="1.44277673545966" calcext:value-type="float">
            <text:p>1.44277673545966</text:p>
          </table:table-cell>
          <table:table-cell office:value-type="float" office:value="1.36397748592871" calcext:value-type="float">
            <text:p>1.36397748592871</text:p>
          </table:table-cell>
          <table:table-cell table:formula="of:=[.B534]-[.C534]" office:value-type="float" office:value="0.0787992495309569" calcext:value-type="float">
            <text:p>0.07879924953095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float" office:value="1.44007490636704" calcext:value-type="float">
            <text:p>1.44007490636704</text:p>
          </table:table-cell>
          <table:table-cell office:value-type="float" office:value="1.37453183520599" calcext:value-type="float">
            <text:p>1.37453183520599</text:p>
          </table:table-cell>
          <table:table-cell table:formula="of:=[.B535]-[.C535]" office:value-type="float" office:value="0.0655430711610487" calcext:value-type="float">
            <text:p>0.06554307116104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float" office:value="1.45046728971963" calcext:value-type="float">
            <text:p>1.45046728971963</text:p>
          </table:table-cell>
          <table:table-cell office:value-type="float" office:value="1.37196261682243" calcext:value-type="float">
            <text:p>1.37196261682243</text:p>
          </table:table-cell>
          <table:table-cell table:formula="of:=[.B536]-[.C536]" office:value-type="float" office:value="0.0785046728971963" calcext:value-type="float">
            <text:p>0.07850467289719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float" office:value="1.44776119402985" calcext:value-type="float">
            <text:p>1.44776119402985</text:p>
          </table:table-cell>
          <table:table-cell office:value-type="float" office:value="1.38246268656716" calcext:value-type="float">
            <text:p>1.38246268656716</text:p>
          </table:table-cell>
          <table:table-cell table:formula="of:=[.B537]-[.C537]" office:value-type="float" office:value="0.0652985074626866" calcext:value-type="float">
            <text:p>0.06529850746268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float" office:value="1.44506517690875" calcext:value-type="float">
            <text:p>1.44506517690875</text:p>
          </table:table-cell>
          <table:table-cell office:value-type="float" office:value="1.35381750465549" calcext:value-type="float">
            <text:p>1.35381750465549</text:p>
          </table:table-cell>
          <table:table-cell table:formula="of:=[.B538]-[.C538]" office:value-type="float" office:value="0.0912476722532589" calcext:value-type="float">
            <text:p>0.0912476722532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float" office:value="1.44237918215613" calcext:value-type="float">
            <text:p>1.44237918215613</text:p>
          </table:table-cell>
          <table:table-cell office:value-type="float" office:value="1.36431226765799" calcext:value-type="float">
            <text:p>1.36431226765799</text:p>
          </table:table-cell>
          <table:table-cell table:formula="of:=[.B539]-[.C539]" office:value-type="float" office:value="0.0780669144981412" calcext:value-type="float">
            <text:p>0.07806691449814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float" office:value="1.43970315398887" calcext:value-type="float">
            <text:p>1.43970315398887</text:p>
          </table:table-cell>
          <table:table-cell office:value-type="float" office:value="1.38775510204082" calcext:value-type="float">
            <text:p>1.38775510204082</text:p>
          </table:table-cell>
          <table:table-cell table:formula="of:=[.B540]-[.C540]" office:value-type="float" office:value="0.051948051948052" calcext:value-type="float">
            <text:p>0.05194805194805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float" office:value="1.43703703703704" calcext:value-type="float">
            <text:p>1.43703703703704</text:p>
          </table:table-cell>
          <table:table-cell office:value-type="float" office:value="1.35925925925926" calcext:value-type="float">
            <text:p>1.35925925925926</text:p>
          </table:table-cell>
          <table:table-cell table:formula="of:=[.B541]-[.C541]" office:value-type="float" office:value="0.0777777777777779" calcext:value-type="float">
            <text:p>0.07777777777777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float" office:value="1.45101663585952" calcext:value-type="float">
            <text:p>1.45101663585952</text:p>
          </table:table-cell>
          <table:table-cell office:value-type="float" office:value="1.36968576709797" calcext:value-type="float">
            <text:p>1.36968576709797</text:p>
          </table:table-cell>
          <table:table-cell table:formula="of:=[.B542]-[.C542]" office:value-type="float" office:value="0.0813308687615526" calcext:value-type="float">
            <text:p>0.0813308687615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float" office:value="1.44833948339483" calcext:value-type="float">
            <text:p>1.44833948339483</text:p>
          </table:table-cell>
          <table:table-cell office:value-type="float" office:value="1.3929889298893" calcext:value-type="float">
            <text:p>1.3929889298893</text:p>
          </table:table-cell>
          <table:table-cell table:formula="of:=[.B543]-[.C543]" office:value-type="float" office:value="0.0553505535055352" calcext:value-type="float">
            <text:p>0.0553505535055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float" office:value="1.44567219152855" calcext:value-type="float">
            <text:p>1.44567219152855</text:p>
          </table:table-cell>
          <table:table-cell office:value-type="float" office:value="1.37753222836096" calcext:value-type="float">
            <text:p>1.37753222836096</text:p>
          </table:table-cell>
          <table:table-cell table:formula="of:=[.B544]-[.C544]" office:value-type="float" office:value="0.0681399631675874" calcext:value-type="float">
            <text:p>0.06813996316758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float" office:value="1.44301470588235" calcext:value-type="float">
            <text:p>1.44301470588235</text:p>
          </table:table-cell>
          <table:table-cell office:value-type="float" office:value="1.36213235294118" calcext:value-type="float">
            <text:p>1.36213235294118</text:p>
          </table:table-cell>
          <table:table-cell table:formula="of:=[.B545]-[.C545]" office:value-type="float" office:value="0.0808823529411766" calcext:value-type="float">
            <text:p>0.08088235294117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float" office:value="1.44036697247706" calcext:value-type="float">
            <text:p>1.44036697247706</text:p>
          </table:table-cell>
          <table:table-cell office:value-type="float" office:value="1.37247706422018" calcext:value-type="float">
            <text:p>1.37247706422018</text:p>
          </table:table-cell>
          <table:table-cell table:formula="of:=[.B546]-[.C546]" office:value-type="float" office:value="0.0678899082568807" calcext:value-type="float">
            <text:p>0.06788990825688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float" office:value="1.43772893772894" calcext:value-type="float">
            <text:p>1.43772893772894</text:p>
          </table:table-cell>
          <table:table-cell office:value-type="float" office:value="1.36996336996337" calcext:value-type="float">
            <text:p>1.36996336996337</text:p>
          </table:table-cell>
          <table:table-cell table:formula="of:=[.B547]-[.C547]" office:value-type="float" office:value="0.0677655677655678" calcext:value-type="float">
            <text:p>0.0677655677655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float" office:value="1.44972577696527" calcext:value-type="float">
            <text:p>1.44972577696527</text:p>
          </table:table-cell>
          <table:table-cell office:value-type="float" office:value="1.38025594149909" calcext:value-type="float">
            <text:p>1.38025594149909</text:p>
          </table:table-cell>
          <table:table-cell table:formula="of:=[.B548]-[.C548]" office:value-type="float" office:value="0.0694698354661794" calcext:value-type="float">
            <text:p>0.06946983546617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float" office:value="1.4470802919708" calcext:value-type="float">
            <text:p>1.4470802919708</text:p>
          </table:table-cell>
          <table:table-cell office:value-type="float" office:value="1.3521897810219" calcext:value-type="float">
            <text:p>1.3521897810219</text:p>
          </table:table-cell>
          <table:table-cell table:formula="of:=[.B549]-[.C549]" office:value-type="float" office:value="0.0948905109489051" calcext:value-type="float">
            <text:p>0.0948905109489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1.3879781420765" calcext:value-type="float">
            <text:p>1.3879781420765</text:p>
          </table:table-cell>
          <table:table-cell table:formula="of:=[.B550]-[.C550]" office:value-type="float" office:value="0.0564663023679417" calcext:value-type="float">
            <text:p>0.0564663023679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float" office:value="1.44181818181818" calcext:value-type="float">
            <text:p>1.44181818181818</text:p>
          </table:table-cell>
          <table:table-cell office:value-type="float" office:value="1.37272727272727" calcext:value-type="float">
            <text:p>1.37272727272727</text:p>
          </table:table-cell>
          <table:table-cell table:formula="of:=[.B551]-[.C551]" office:value-type="float" office:value="0.0690909090909091" calcext:value-type="float">
            <text:p>0.06909090909090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float" office:value="1.43920145190563" calcext:value-type="float">
            <text:p>1.43920145190563</text:p>
          </table:table-cell>
          <table:table-cell office:value-type="float" office:value="1.38294010889292" calcext:value-type="float">
            <text:p>1.38294010889292</text:p>
          </table:table-cell>
          <table:table-cell table:formula="of:=[.B552]-[.C552]" office:value-type="float" office:value="0.0562613430127041" calcext:value-type="float">
            <text:p>0.0562613430127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float" office:value="1.43659420289855" calcext:value-type="float">
            <text:p>1.43659420289855</text:p>
          </table:table-cell>
          <table:table-cell office:value-type="float" office:value="1.39311594202899" calcext:value-type="float">
            <text:p>1.39311594202899</text:p>
          </table:table-cell>
          <table:table-cell table:formula="of:=[.B553]-[.C553]" office:value-type="float" office:value="0.0434782608695652" calcext:value-type="float">
            <text:p>0.0434782608695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float" office:value="1.44846292947559" calcext:value-type="float">
            <text:p>1.44846292947559</text:p>
          </table:table-cell>
          <table:table-cell office:value-type="float" office:value="1.37793851717902" calcext:value-type="float">
            <text:p>1.37793851717902</text:p>
          </table:table-cell>
          <table:table-cell table:formula="of:=[.B554]-[.C554]" office:value-type="float" office:value="0.0705244122965643" calcext:value-type="float">
            <text:p>0.07052441229656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float" office:value="1.44584837545126" calcext:value-type="float">
            <text:p>1.44584837545126</text:p>
          </table:table-cell>
          <table:table-cell office:value-type="float" office:value="1.33754512635379" calcext:value-type="float">
            <text:p>1.33754512635379</text:p>
          </table:table-cell>
          <table:table-cell table:formula="of:=[.B555]-[.C555]" office:value-type="float" office:value="0.108303249097473" calcext:value-type="float">
            <text:p>0.10830324909747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float" office:value="1.44324324324324" calcext:value-type="float">
            <text:p>1.44324324324324</text:p>
          </table:table-cell>
          <table:table-cell office:value-type="float" office:value="1.34774774774775" calcext:value-type="float">
            <text:p>1.34774774774775</text:p>
          </table:table-cell>
          <table:table-cell table:formula="of:=[.B556]-[.C556]" office:value-type="float" office:value="0.0954954954954954" calcext:value-type="float">
            <text:p>0.09549549549549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float" office:value="1.44064748201439" calcext:value-type="float">
            <text:p>1.44064748201439</text:p>
          </table:table-cell>
          <table:table-cell office:value-type="float" office:value="1.35791366906475" calcext:value-type="float">
            <text:p>1.35791366906475</text:p>
          </table:table-cell>
          <table:table-cell table:formula="of:=[.B557]-[.C557]" office:value-type="float" office:value="0.0827338129496402" calcext:value-type="float">
            <text:p>0.0827338129496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float" office:value="1.43806104129264" calcext:value-type="float">
            <text:p>1.43806104129264</text:p>
          </table:table-cell>
          <table:table-cell office:value-type="float" office:value="1.36804308797127" calcext:value-type="float">
            <text:p>1.36804308797127</text:p>
          </table:table-cell>
          <table:table-cell table:formula="of:=[.B558]-[.C558]" office:value-type="float" office:value="0.0700179533213645" calcext:value-type="float">
            <text:p>0.0700179533213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float" office:value="1.43548387096774" calcext:value-type="float">
            <text:p>1.43548387096774</text:p>
          </table:table-cell>
          <table:table-cell office:value-type="float" office:value="1.37813620071685" calcext:value-type="float">
            <text:p>1.37813620071685</text:p>
          </table:table-cell>
          <table:table-cell table:formula="of:=[.B559]-[.C559]" office:value-type="float" office:value="0.0573476702508962" calcext:value-type="float">
            <text:p>0.0573476702508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float" office:value="1.44722719141324" calcext:value-type="float">
            <text:p>1.44722719141324</text:p>
          </table:table-cell>
          <table:table-cell office:value-type="float" office:value="1.36314847942755" calcext:value-type="float">
            <text:p>1.36314847942755</text:p>
          </table:table-cell>
          <table:table-cell table:formula="of:=[.B560]-[.C560]" office:value-type="float" office:value="0.0840787119856887" calcext:value-type="float">
            <text:p>0.08407871198568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float" office:value="1.44464285714286" calcext:value-type="float">
            <text:p>1.44464285714286</text:p>
          </table:table-cell>
          <table:table-cell office:value-type="float" office:value="1.36071428571429" calcext:value-type="float">
            <text:p>1.36071428571429</text:p>
          </table:table-cell>
          <table:table-cell table:formula="of:=[.B561]-[.C561]" office:value-type="float" office:value="0.0839285714285714" calcext:value-type="float">
            <text:p>0.08392857142857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float" office:value="1.44206773618538" calcext:value-type="float">
            <text:p>1.44206773618538</text:p>
          </table:table-cell>
          <table:table-cell office:value-type="float" office:value="1.35828877005348" calcext:value-type="float">
            <text:p>1.35828877005348</text:p>
          </table:table-cell>
          <table:table-cell table:formula="of:=[.B562]-[.C562]" office:value-type="float" office:value="0.0837789661319073" calcext:value-type="float">
            <text:p>0.08377896613190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float" office:value="1.43950177935943" calcext:value-type="float">
            <text:p>1.43950177935943</text:p>
          </table:table-cell>
          <table:table-cell office:value-type="float" office:value="1.355871886121" calcext:value-type="float">
            <text:p>1.355871886121</text:p>
          </table:table-cell>
          <table:table-cell table:formula="of:=[.B563]-[.C563]" office:value-type="float" office:value="0.0836298932384343" calcext:value-type="float">
            <text:p>0.0836298932384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float" office:value="1.43694493783304" calcext:value-type="float">
            <text:p>1.43694493783304</text:p>
          </table:table-cell>
          <table:table-cell office:value-type="float" office:value="1.35346358792185" calcext:value-type="float">
            <text:p>1.35346358792185</text:p>
          </table:table-cell>
          <table:table-cell table:formula="of:=[.B564]-[.C564]" office:value-type="float" office:value="0.0834813499111899" calcext:value-type="float">
            <text:p>0.0834813499111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float" office:value="1.43439716312057" calcext:value-type="float">
            <text:p>1.43439716312057</text:p>
          </table:table-cell>
          <table:table-cell office:value-type="float" office:value="1.35106382978723" calcext:value-type="float">
            <text:p>1.35106382978723</text:p>
          </table:table-cell>
          <table:table-cell table:formula="of:=[.B565]-[.C565]" office:value-type="float" office:value="0.0833333333333335" calcext:value-type="float">
            <text:p>0.0833333333333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float" office:value="1.44601769911504" calcext:value-type="float">
            <text:p>1.44601769911504</text:p>
          </table:table-cell>
          <table:table-cell office:value-type="float" office:value="1.37345132743363" calcext:value-type="float">
            <text:p>1.37345132743363</text:p>
          </table:table-cell>
          <table:table-cell table:formula="of:=[.B566]-[.C566]" office:value-type="float" office:value="0.0725663716814158" calcext:value-type="float">
            <text:p>0.0725663716814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float" office:value="1.4434628975265" calcext:value-type="float">
            <text:p>1.4434628975265</text:p>
          </table:table-cell>
          <table:table-cell office:value-type="float" office:value="1.386925795053" calcext:value-type="float">
            <text:p>1.386925795053</text:p>
          </table:table-cell>
          <table:table-cell table:formula="of:=[.B567]-[.C567]" office:value-type="float" office:value="0.0565371024734982" calcext:value-type="float">
            <text:p>0.05653710247349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float" office:value="1.44091710758377" calcext:value-type="float">
            <text:p>1.44091710758377</text:p>
          </table:table-cell>
          <table:table-cell office:value-type="float" office:value="1.36860670194004" calcext:value-type="float">
            <text:p>1.36860670194004</text:p>
          </table:table-cell>
          <table:table-cell table:formula="of:=[.B568]-[.C568]" office:value-type="float" office:value="0.0723104056437391" calcext:value-type="float">
            <text:p>0.07231040564373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float" office:value="1.43838028169014" calcext:value-type="float">
            <text:p>1.43838028169014</text:p>
          </table:table-cell>
          <table:table-cell office:value-type="float" office:value="1.36619718309859" calcext:value-type="float">
            <text:p>1.36619718309859</text:p>
          </table:table-cell>
          <table:table-cell table:formula="of:=[.B569]-[.C569]" office:value-type="float" office:value="0.0721830985915493" calcext:value-type="float">
            <text:p>0.07218309859154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office:value-type="float" office:value="1.43585237258348" calcext:value-type="float">
            <text:p>1.43585237258348</text:p>
          </table:table-cell>
          <table:table-cell office:value-type="float" office:value="1.37961335676626" calcext:value-type="float">
            <text:p>1.37961335676626</text:p>
          </table:table-cell>
          <table:table-cell table:formula="of:=[.B570]-[.C570]" office:value-type="float" office:value="0.0562390158172232" calcext:value-type="float">
            <text:p>0.0562390158172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1.37719298245614" calcext:value-type="float">
            <text:p>1.37719298245614</text:p>
          </table:table-cell>
          <table:table-cell table:formula="of:=[.B571]-[.C571]" office:value-type="float" office:value="0.0561403508771929" calcext:value-type="float">
            <text:p>0.05614035087719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float" office:value="1.44483362521891" calcext:value-type="float">
            <text:p>1.44483362521891</text:p>
          </table:table-cell>
          <table:table-cell office:value-type="float" office:value="1.34676007005254" calcext:value-type="float">
            <text:p>1.34676007005254</text:p>
          </table:table-cell>
          <table:table-cell table:formula="of:=[.B572]-[.C572]" office:value-type="float" office:value="0.0980735551663747" calcext:value-type="float">
            <text:p>0.0980735551663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float" office:value="1.44230769230769" calcext:value-type="float">
            <text:p>1.44230769230769</text:p>
          </table:table-cell>
          <table:table-cell office:value-type="float" office:value="1.33216783216783" calcext:value-type="float">
            <text:p>1.33216783216783</text:p>
          </table:table-cell>
          <table:table-cell table:formula="of:=[.B573]-[.C573]" office:value-type="float" office:value="0.11013986013986" calcext:value-type="float">
            <text:p>0.1101398601398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float" office:value="1.43979057591623" calcext:value-type="float">
            <text:p>1.43979057591623</text:p>
          </table:table-cell>
          <table:table-cell office:value-type="float" office:value="1.3542757417103" calcext:value-type="float">
            <text:p>1.3542757417103</text:p>
          </table:table-cell>
          <table:table-cell table:formula="of:=[.B574]-[.C574]" office:value-type="float" office:value="0.0855148342059337" calcext:value-type="float">
            <text:p>0.0855148342059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office:value-type="float" office:value="1.43728222996516" calcext:value-type="float">
            <text:p>1.43728222996516</text:p>
          </table:table-cell>
          <table:table-cell office:value-type="float" office:value="1.3815331010453" calcext:value-type="float">
            <text:p>1.3815331010453</text:p>
          </table:table-cell>
          <table:table-cell table:formula="of:=[.B575]-[.C575]" office:value-type="float" office:value="0.0557491289198606" calcext:value-type="float">
            <text:p>0.05574912891986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float" office:value="1.43478260869565" calcext:value-type="float">
            <text:p>1.43478260869565</text:p>
          </table:table-cell>
          <table:table-cell office:value-type="float" office:value="1.36521739130435" calcext:value-type="float">
            <text:p>1.36521739130435</text:p>
          </table:table-cell>
          <table:table-cell table:formula="of:=[.B576]-[.C576]" office:value-type="float" office:value="0.0695652173913044" calcext:value-type="float">
            <text:p>0.0695652173913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float" office:value="1.43229166666667" calcext:value-type="float">
            <text:p>1.43229166666667</text:p>
          </table:table-cell>
          <table:table-cell office:value-type="float" office:value="1.34722222222222" calcext:value-type="float">
            <text:p>1.34722222222222</text:p>
          </table:table-cell>
          <table:table-cell table:formula="of:=[.B577]-[.C577]" office:value-type="float" office:value="0.0850694444444444" calcext:value-type="float">
            <text:p>0.0850694444444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float" office:value="1.44367417677643" calcext:value-type="float">
            <text:p>1.44367417677643</text:p>
          </table:table-cell>
          <table:table-cell office:value-type="float" office:value="1.37435008665511" calcext:value-type="float">
            <text:p>1.37435008665511</text:p>
          </table:table-cell>
          <table:table-cell table:formula="of:=[.B578]-[.C578]" office:value-type="float" office:value="0.0693240901213172" calcext:value-type="float">
            <text:p>0.0693240901213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float" office:value="1.44117647058824" calcext:value-type="float">
            <text:p>1.44117647058824</text:p>
          </table:table-cell>
          <table:table-cell office:value-type="float" office:value="1.33044982698962" calcext:value-type="float">
            <text:p>1.33044982698962</text:p>
          </table:table-cell>
          <table:table-cell table:formula="of:=[.B579]-[.C579]" office:value-type="float" office:value="0.110726643598616" calcext:value-type="float">
            <text:p>0.1107266435986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float" office:value="1.43868739205527" calcext:value-type="float">
            <text:p>1.43868739205527</text:p>
          </table:table-cell>
          <table:table-cell office:value-type="float" office:value="1.36960276338515" calcext:value-type="float">
            <text:p>1.36960276338515</text:p>
          </table:table-cell>
          <table:table-cell table:formula="of:=[.B580]-[.C580]" office:value-type="float" office:value="0.0690846286701208" calcext:value-type="float">
            <text:p>0.0690846286701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float" office:value="1.43620689655172" calcext:value-type="float">
            <text:p>1.43620689655172</text:p>
          </table:table-cell>
          <table:table-cell office:value-type="float" office:value="1.35344827586207" calcext:value-type="float">
            <text:p>1.35344827586207</text:p>
          </table:table-cell>
          <table:table-cell table:formula="of:=[.B581]-[.C581]" office:value-type="float" office:value="0.0827586206896551" calcext:value-type="float">
            <text:p>0.0827586206896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float" office:value="1.43373493975904" calcext:value-type="float">
            <text:p>1.43373493975904</text:p>
          </table:table-cell>
          <table:table-cell office:value-type="float" office:value="1.35111876075732" calcext:value-type="float">
            <text:p>1.35111876075732</text:p>
          </table:table-cell>
          <table:table-cell table:formula="of:=[.B582]-[.C582]" office:value-type="float" office:value="0.0826161790017212" calcext:value-type="float">
            <text:p>0.0826161790017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float" office:value="1.43127147766323" calcext:value-type="float">
            <text:p>1.43127147766323</text:p>
          </table:table-cell>
          <table:table-cell office:value-type="float" office:value="1.36254295532646" calcext:value-type="float">
            <text:p>1.36254295532646</text:p>
          </table:table-cell>
          <table:table-cell table:formula="of:=[.B583]-[.C583]" office:value-type="float" office:value="0.0687285223367697" calcext:value-type="float">
            <text:p>0.0687285223367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office:value-type="float" office:value="1.44253859348199" calcext:value-type="float">
            <text:p>1.44253859348199</text:p>
          </table:table-cell>
          <table:table-cell office:value-type="float" office:value="1.34648370497427" calcext:value-type="float">
            <text:p>1.34648370497427</text:p>
          </table:table-cell>
          <table:table-cell table:formula="of:=[.B584]-[.C584]" office:value-type="float" office:value="0.0960548885077186" calcext:value-type="float">
            <text:p>0.09605488850771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float" office:value="1.44006849315069" calcext:value-type="float">
            <text:p>1.44006849315069</text:p>
          </table:table-cell>
          <table:table-cell office:value-type="float" office:value="1.37157534246575" calcext:value-type="float">
            <text:p>1.37157534246575</text:p>
          </table:table-cell>
          <table:table-cell table:formula="of:=[.B585]-[.C585]" office:value-type="float" office:value="0.0684931506849313" calcext:value-type="float">
            <text:p>0.0684931506849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float" office:value="1.43760683760684" calcext:value-type="float">
            <text:p>1.43760683760684</text:p>
          </table:table-cell>
          <table:table-cell office:value-type="float" office:value="1.35555555555556" calcext:value-type="float">
            <text:p>1.35555555555556</text:p>
          </table:table-cell>
          <table:table-cell table:formula="of:=[.B586]-[.C586]" office:value-type="float" office:value="0.082051282051282" calcext:value-type="float">
            <text:p>0.08205128205128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float" office:value="1.43515358361775" calcext:value-type="float">
            <text:p>1.43515358361775</text:p>
          </table:table-cell>
          <table:table-cell office:value-type="float" office:value="1.36689419795222" calcext:value-type="float">
            <text:p>1.36689419795222</text:p>
          </table:table-cell>
          <table:table-cell table:formula="of:=[.B587]-[.C587]" office:value-type="float" office:value="0.0682593856655289" calcext:value-type="float">
            <text:p>0.0682593856655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float" office:value="1.43270868824532" calcext:value-type="float">
            <text:p>1.43270868824532</text:p>
          </table:table-cell>
          <table:table-cell office:value-type="float" office:value="1.39182282793867" calcext:value-type="float">
            <text:p>1.39182282793867</text:p>
          </table:table-cell>
          <table:table-cell table:formula="of:=[.B588]-[.C588]" office:value-type="float" office:value="0.0408858603066438" calcext:value-type="float">
            <text:p>0.0408858603066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float" office:value="1.43027210884354" calcext:value-type="float">
            <text:p>1.43027210884354</text:p>
          </table:table-cell>
          <table:table-cell office:value-type="float" office:value="1.36224489795918" calcext:value-type="float">
            <text:p>1.36224489795918</text:p>
          </table:table-cell>
          <table:table-cell table:formula="of:=[.B589]-[.C589]" office:value-type="float" office:value="0.0680272108843538" calcext:value-type="float">
            <text:p>0.0680272108843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float" office:value="1.44142614601019" calcext:value-type="float">
            <text:p>1.44142614601019</text:p>
          </table:table-cell>
          <table:table-cell office:value-type="float" office:value="1.35993208828523" calcext:value-type="float">
            <text:p>1.35993208828523</text:p>
          </table:table-cell>
          <table:table-cell table:formula="of:=[.B590]-[.C590]" office:value-type="float" office:value="0.0814940577249574" calcext:value-type="float">
            <text:p>0.08149405772495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float" office:value="1.43898305084746" calcext:value-type="float">
            <text:p>1.43898305084746</text:p>
          </table:table-cell>
          <table:table-cell office:value-type="float" office:value="1.34406779661017" calcext:value-type="float">
            <text:p>1.34406779661017</text:p>
          </table:table-cell>
          <table:table-cell table:formula="of:=[.B591]-[.C591]" office:value-type="float" office:value="0.0949152542372882" calcext:value-type="float">
            <text:p>0.09491525423728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float" office:value="1.43654822335025" calcext:value-type="float">
            <text:p>1.43654822335025</text:p>
          </table:table-cell>
          <table:table-cell office:value-type="float" office:value="1.34179357021997" calcext:value-type="float">
            <text:p>1.34179357021997</text:p>
          </table:table-cell>
          <table:table-cell table:formula="of:=[.B592]-[.C592]" office:value-type="float" office:value="0.0947546531302876" calcext:value-type="float">
            <text:p>0.09475465313028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float" office:value="1.43412162162162" calcext:value-type="float">
            <text:p>1.43412162162162</text:p>
          </table:table-cell>
          <table:table-cell office:value-type="float" office:value="1.39358108108108" calcext:value-type="float">
            <text:p>1.39358108108108</text:p>
          </table:table-cell>
          <table:table-cell table:formula="of:=[.B593]-[.C593]" office:value-type="float" office:value="0.0405405405405406" calcext:value-type="float">
            <text:p>0.04054054054054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float" office:value="1.43170320404722" calcext:value-type="float">
            <text:p>1.43170320404722</text:p>
          </table:table-cell>
          <table:table-cell office:value-type="float" office:value="1.35075885328836" calcext:value-type="float">
            <text:p>1.35075885328836</text:p>
          </table:table-cell>
          <table:table-cell table:formula="of:=[.B594]-[.C594]" office:value-type="float" office:value="0.0809443507588532" calcext:value-type="float">
            <text:p>0.0809443507588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float" office:value="1.42929292929293" calcext:value-type="float">
            <text:p>1.42929292929293</text:p>
          </table:table-cell>
          <table:table-cell office:value-type="float" office:value="1.37542087542088" calcext:value-type="float">
            <text:p>1.37542087542088</text:p>
          </table:table-cell>
          <table:table-cell table:formula="of:=[.B595]-[.C595]" office:value-type="float" office:value="0.0538720538720539" calcext:value-type="float">
            <text:p>0.0538720538720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float" office:value="1.44033613445378" calcext:value-type="float">
            <text:p>1.44033613445378</text:p>
          </table:table-cell>
          <table:table-cell office:value-type="float" office:value="1.35966386554622" calcext:value-type="float">
            <text:p>1.35966386554622</text:p>
          </table:table-cell>
          <table:table-cell table:formula="of:=[.B596]-[.C596]" office:value-type="float" office:value="0.080672268907563" calcext:value-type="float">
            <text:p>0.08067226890756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float" office:value="1.43791946308725" calcext:value-type="float">
            <text:p>1.43791946308725</text:p>
          </table:table-cell>
          <table:table-cell office:value-type="float" office:value="1.34395973154362" calcext:value-type="float">
            <text:p>1.34395973154362</text:p>
          </table:table-cell>
          <table:table-cell table:formula="of:=[.B597]-[.C597]" office:value-type="float" office:value="0.093959731543624" calcext:value-type="float">
            <text:p>0.09395973154362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float" office:value="1.43551088777219" calcext:value-type="float">
            <text:p>1.43551088777219</text:p>
          </table:table-cell>
          <table:table-cell office:value-type="float" office:value="1.34170854271357" calcext:value-type="float">
            <text:p>1.34170854271357</text:p>
          </table:table-cell>
          <table:table-cell table:formula="of:=[.B598]-[.C598]" office:value-type="float" office:value="0.0938023450586265" calcext:value-type="float">
            <text:p>0.093802345058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float" office:value="1.43311036789298" calcext:value-type="float">
            <text:p>1.43311036789298</text:p>
          </table:table-cell>
          <table:table-cell office:value-type="float" office:value="1.35284280936455" calcext:value-type="float">
            <text:p>1.35284280936455</text:p>
          </table:table-cell>
          <table:table-cell table:formula="of:=[.B599]-[.C599]" office:value-type="float" office:value="0.080267558528428" calcext:value-type="float">
            <text:p>0.08026755852842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float" office:value="1.43071786310518" calcext:value-type="float">
            <text:p>1.43071786310518</text:p>
          </table:table-cell>
          <table:table-cell office:value-type="float" office:value="1.37729549248748" calcext:value-type="float">
            <text:p>1.37729549248748</text:p>
          </table:table-cell>
          <table:table-cell table:formula="of:=[.B600]-[.C600]" office:value-type="float" office:value="0.0534223706176962" calcext:value-type="float">
            <text:p>0.0534223706176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float" office:value="1.42833333333333" calcext:value-type="float">
            <text:p>1.42833333333333</text:p>
          </table:table-cell>
          <table:table-cell office:value-type="float" office:value="1.335" calcext:value-type="float">
            <text:p>1.335</text:p>
          </table:table-cell>
          <table:table-cell table:formula="of:=[.B601]-[.C601]" office:value-type="float" office:value="0.0933333333333333" calcext:value-type="float">
            <text:p>0.09333333333333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float" office:value="1.43926788685524" calcext:value-type="float">
            <text:p>1.43926788685524</text:p>
          </table:table-cell>
          <table:table-cell office:value-type="float" office:value="1.34608985024958" calcext:value-type="float">
            <text:p>1.34608985024958</text:p>
          </table:table-cell>
          <table:table-cell table:formula="of:=[.B602]-[.C602]" office:value-type="float" office:value="0.0931780366056572" calcext:value-type="float">
            <text:p>0.0931780366056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float" office:value="1.43687707641196" calcext:value-type="float">
            <text:p>1.43687707641196</text:p>
          </table:table-cell>
          <table:table-cell office:value-type="float" office:value="1.34385382059801" calcext:value-type="float">
            <text:p>1.34385382059801</text:p>
          </table:table-cell>
          <table:table-cell table:formula="of:=[.B603]-[.C603]" office:value-type="float" office:value="0.0930232558139534" calcext:value-type="float">
            <text:p>0.0930232558139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float" office:value="1.43449419568823" calcext:value-type="float">
            <text:p>1.43449419568823</text:p>
          </table:table-cell>
          <table:table-cell office:value-type="float" office:value="1.35489220563847" calcext:value-type="float">
            <text:p>1.35489220563847</text:p>
          </table:table-cell>
          <table:table-cell table:formula="of:=[.B604]-[.C604]" office:value-type="float" office:value="0.0796019900497513" calcext:value-type="float">
            <text:p>0.0796019900497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float" office:value="1.43211920529801" calcext:value-type="float">
            <text:p>1.43211920529801</text:p>
          </table:table-cell>
          <table:table-cell office:value-type="float" office:value="1.3658940397351" calcext:value-type="float">
            <text:p>1.3658940397351</text:p>
          </table:table-cell>
          <table:table-cell table:formula="of:=[.B605]-[.C605]" office:value-type="float" office:value="0.0662251655629138" calcext:value-type="float">
            <text:p>0.0662251655629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float" office:value="1.4297520661157" calcext:value-type="float">
            <text:p>1.4297520661157</text:p>
          </table:table-cell>
          <table:table-cell office:value-type="float" office:value="1.36363636363636" calcext:value-type="float">
            <text:p>1.36363636363636</text:p>
          </table:table-cell>
          <table:table-cell table:formula="of:=[.B606]-[.C606]" office:value-type="float" office:value="0.0661157024793388" calcext:value-type="float">
            <text:p>0.06611570247933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float" office:value="1.42739273927393" calcext:value-type="float">
            <text:p>1.42739273927393</text:p>
          </table:table-cell>
          <table:table-cell office:value-type="float" office:value="1.34818481848185" calcext:value-type="float">
            <text:p>1.34818481848185</text:p>
          </table:table-cell>
          <table:table-cell table:formula="of:=[.B607]-[.C607]" office:value-type="float" office:value="0.0792079207920793" calcext:value-type="float">
            <text:p>0.07920792079207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float" office:value="1.43822075782537" calcext:value-type="float">
            <text:p>1.43822075782537</text:p>
          </table:table-cell>
          <table:table-cell office:value-type="float" office:value="1.34596375617792" calcext:value-type="float">
            <text:p>1.34596375617792</text:p>
          </table:table-cell>
          <table:table-cell table:formula="of:=[.B608]-[.C608]" office:value-type="float" office:value="0.0922570016474464" calcext:value-type="float">
            <text:p>0.0922570016474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float" office:value="1.43585526315789" calcext:value-type="float">
            <text:p>1.43585526315789</text:p>
          </table:table-cell>
          <table:table-cell office:value-type="float" office:value="1.37006578947368" calcext:value-type="float">
            <text:p>1.37006578947368</text:p>
          </table:table-cell>
          <table:table-cell table:formula="of:=[.B609]-[.C609]" office:value-type="float" office:value="0.0657894736842104" calcext:value-type="float">
            <text:p>0.065789473684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float" office:value="1.43349753694581" calcext:value-type="float">
            <text:p>1.43349753694581</text:p>
          </table:table-cell>
          <table:table-cell office:value-type="float" office:value="1.34154351395731" calcext:value-type="float">
            <text:p>1.34154351395731</text:p>
          </table:table-cell>
          <table:table-cell table:formula="of:=[.B610]-[.C610]" office:value-type="float" office:value="0.0919540229885056" calcext:value-type="float">
            <text:p>0.09195402298850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float" office:value="1.43114754098361" calcext:value-type="float">
            <text:p>1.43114754098361</text:p>
          </table:table-cell>
          <table:table-cell office:value-type="float" office:value="1.3655737704918" calcext:value-type="float">
            <text:p>1.3655737704918</text:p>
          </table:table-cell>
          <table:table-cell table:formula="of:=[.B611]-[.C611]" office:value-type="float" office:value="0.0655737704918034" calcext:value-type="float">
            <text:p>0.06557377049180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float" office:value="1.42880523731588" calcext:value-type="float">
            <text:p>1.42880523731588</text:p>
          </table:table-cell>
          <table:table-cell office:value-type="float" office:value="1.35024549918167" calcext:value-type="float">
            <text:p>1.35024549918167</text:p>
          </table:table-cell>
          <table:table-cell table:formula="of:=[.B612]-[.C612]" office:value-type="float" office:value="0.0785597381342063" calcext:value-type="float">
            <text:p>0.07855973813420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float" office:value="1.42647058823529" calcext:value-type="float">
            <text:p>1.42647058823529</text:p>
          </table:table-cell>
          <table:table-cell office:value-type="float" office:value="1.36111111111111" calcext:value-type="float">
            <text:p>1.36111111111111</text:p>
          </table:table-cell>
          <table:table-cell table:formula="of:=[.B613]-[.C613]" office:value-type="float" office:value="0.065359477124183" calcext:value-type="float">
            <text:p>0.06535947712418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float" office:value="1.43719412724307" calcext:value-type="float">
            <text:p>1.43719412724307</text:p>
          </table:table-cell>
          <table:table-cell office:value-type="float" office:value="1.34584013050571" calcext:value-type="float">
            <text:p>1.34584013050571</text:p>
          </table:table-cell>
          <table:table-cell table:formula="of:=[.B614]-[.C614]" office:value-type="float" office:value="0.0913539967373571" calcext:value-type="float">
            <text:p>0.0913539967373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float" office:value="1.43485342019544" calcext:value-type="float">
            <text:p>1.43485342019544</text:p>
          </table:table-cell>
          <table:table-cell office:value-type="float" office:value="1.36970684039088" calcext:value-type="float">
            <text:p>1.36970684039088</text:p>
          </table:table-cell>
          <table:table-cell table:formula="of:=[.B615]-[.C615]" office:value-type="float" office:value="0.0651465798045603" calcext:value-type="float">
            <text:p>0.065146579804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float" office:value="1.43252032520325" calcext:value-type="float">
            <text:p>1.43252032520325</text:p>
          </table:table-cell>
          <table:table-cell office:value-type="float" office:value="1.36747967479675" calcext:value-type="float">
            <text:p>1.36747967479675</text:p>
          </table:table-cell>
          <table:table-cell table:formula="of:=[.B616]-[.C616]" office:value-type="float" office:value="0.065040650406504" calcext:value-type="float">
            <text:p>0.0650406504065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float" office:value="1.43019480519481" calcext:value-type="float">
            <text:p>1.43019480519481</text:p>
          </table:table-cell>
          <table:table-cell office:value-type="float" office:value="1.36525974025974" calcext:value-type="float">
            <text:p>1.36525974025974</text:p>
          </table:table-cell>
          <table:table-cell table:formula="of:=[.B617]-[.C617]" office:value-type="float" office:value="0.0649350649350651" calcext:value-type="float">
            <text:p>0.0649350649350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float" office:value="1.42787682333874" calcext:value-type="float">
            <text:p>1.42787682333874</text:p>
          </table:table-cell>
          <table:table-cell office:value-type="float" office:value="1.37601296596434" calcext:value-type="float">
            <text:p>1.37601296596434</text:p>
          </table:table-cell>
          <table:table-cell table:formula="of:=[.B618]-[.C618]" office:value-type="float" office:value="0.0518638573743921" calcext:value-type="float">
            <text:p>0.05186385737439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float" office:value="1.42556634304207" calcext:value-type="float">
            <text:p>1.42556634304207</text:p>
          </table:table-cell>
          <table:table-cell office:value-type="float" office:value="1.36084142394822" calcext:value-type="float">
            <text:p>1.36084142394822</text:p>
          </table:table-cell>
          <table:table-cell table:formula="of:=[.B619]-[.C619]" office:value-type="float" office:value="0.0647249190938513" calcext:value-type="float">
            <text:p>0.0647249190938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float" office:value="1.43618739903069" calcext:value-type="float">
            <text:p>1.43618739903069</text:p>
          </table:table-cell>
          <table:table-cell office:value-type="float" office:value="1.34571890145396" calcext:value-type="float">
            <text:p>1.34571890145396</text:p>
          </table:table-cell>
          <table:table-cell table:formula="of:=[.B620]-[.C620]" office:value-type="float" office:value="0.0904684975767367" calcext:value-type="float">
            <text:p>0.09046849757673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float" office:value="1.43387096774194" calcext:value-type="float">
            <text:p>1.43387096774194</text:p>
          </table:table-cell>
          <table:table-cell office:value-type="float" office:value="1.35645161290323" calcext:value-type="float">
            <text:p>1.35645161290323</text:p>
          </table:table-cell>
          <table:table-cell table:formula="of:=[.B621]-[.C621]" office:value-type="float" office:value="0.0774193548387097" calcext:value-type="float">
            <text:p>0.0774193548387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float" office:value="1.43156199677939" calcext:value-type="float">
            <text:p>1.43156199677939</text:p>
          </table:table-cell>
          <table:table-cell office:value-type="float" office:value="1.36714975845411" calcext:value-type="float">
            <text:p>1.36714975845411</text:p>
          </table:table-cell>
          <table:table-cell table:formula="of:=[.B622]-[.C622]" office:value-type="float" office:value="0.0644122383252816" calcext:value-type="float">
            <text:p>0.06441223832528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float" office:value="1.42926045016077" calcext:value-type="float">
            <text:p>1.42926045016077</text:p>
          </table:table-cell>
          <table:table-cell office:value-type="float" office:value="1.37781350482315" calcext:value-type="float">
            <text:p>1.37781350482315</text:p>
          </table:table-cell>
          <table:table-cell table:formula="of:=[.B623]-[.C623]" office:value-type="float" office:value="0.0514469453376205" calcext:value-type="float">
            <text:p>0.0514469453376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float" office:value="1.42696629213483" calcext:value-type="float">
            <text:p>1.42696629213483</text:p>
          </table:table-cell>
          <table:table-cell office:value-type="float" office:value="1.36276083467095" calcext:value-type="float">
            <text:p>1.36276083467095</text:p>
          </table:table-cell>
          <table:table-cell table:formula="of:=[.B624]-[.C624]" office:value-type="float" office:value="0.0642054574638844" calcext:value-type="float">
            <text:p>0.06420545746388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float" office:value="1.42467948717949" calcext:value-type="float">
            <text:p>1.42467948717949</text:p>
          </table:table-cell>
          <table:table-cell office:value-type="float" office:value="1.37339743589744" calcext:value-type="float">
            <text:p>1.37339743589744</text:p>
          </table:table-cell>
          <table:table-cell table:formula="of:=[.B625]-[.C625]" office:value-type="float" office:value="0.0512820512820511" calcext:value-type="float">
            <text:p>0.0512820512820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float" office:value="1.4352" calcext:value-type="float">
            <text:p>1.4352</text:p>
          </table:table-cell>
          <table:table-cell office:value-type="float" office:value="1.3456" calcext:value-type="float">
            <text:p>1.3456</text:p>
          </table:table-cell>
          <table:table-cell table:formula="of:=[.B626]-[.C626]" office:value-type="float" office:value="0.0895999999999999" calcext:value-type="float">
            <text:p>0.08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float" office:value="1.43290734824281" calcext:value-type="float">
            <text:p>1.43290734824281</text:p>
          </table:table-cell>
          <table:table-cell office:value-type="float" office:value="1.34345047923323" calcext:value-type="float">
            <text:p>1.34345047923323</text:p>
          </table:table-cell>
          <table:table-cell table:formula="of:=[.B627]-[.C627]" office:value-type="float" office:value="0.0894568690095843" calcext:value-type="float">
            <text:p>0.08945686900958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float" office:value="1.43062200956938" calcext:value-type="float">
            <text:p>1.43062200956938</text:p>
          </table:table-cell>
          <table:table-cell office:value-type="float" office:value="1.37958532695375" calcext:value-type="float">
            <text:p>1.37958532695375</text:p>
          </table:table-cell>
          <table:table-cell table:formula="of:=[.B628]-[.C628]" office:value-type="float" office:value="0.0510366826156299" calcext:value-type="float">
            <text:p>0.0510366826156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float" office:value="1.42834394904459" calcext:value-type="float">
            <text:p>1.42834394904459</text:p>
          </table:table-cell>
          <table:table-cell office:value-type="float" office:value="1.35191082802548" calcext:value-type="float">
            <text:p>1.35191082802548</text:p>
          </table:table-cell>
          <table:table-cell table:formula="of:=[.B629]-[.C629]" office:value-type="float" office:value="0.0764331210191083" calcext:value-type="float">
            <text:p>0.07643312101910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float" office:value="1.42607313195548" calcext:value-type="float">
            <text:p>1.42607313195548</text:p>
          </table:table-cell>
          <table:table-cell office:value-type="float" office:value="1.34976152623211" calcext:value-type="float">
            <text:p>1.34976152623211</text:p>
          </table:table-cell>
          <table:table-cell table:formula="of:=[.B630]-[.C630]" office:value-type="float" office:value="0.0763116057233704" calcext:value-type="float">
            <text:p>0.0763116057233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office:value-type="float" office:value="1.42380952380952" calcext:value-type="float">
            <text:p>1.42380952380952</text:p>
          </table:table-cell>
          <table:table-cell office:value-type="float" office:value="1.37301587301587" calcext:value-type="float">
            <text:p>1.37301587301587</text:p>
          </table:table-cell>
          <table:table-cell table:formula="of:=[.B631]-[.C631]" office:value-type="float" office:value="0.0507936507936508" calcext:value-type="float">
            <text:p>0.0507936507936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office:value-type="float" office:value="1.43423137876387" calcext:value-type="float">
            <text:p>1.43423137876387</text:p>
          </table:table-cell>
          <table:table-cell office:value-type="float" office:value="1.3581616481775" calcext:value-type="float">
            <text:p>1.3581616481775</text:p>
          </table:table-cell>
          <table:table-cell table:formula="of:=[.B632]-[.C632]" office:value-type="float" office:value="0.0760697305863709" calcext:value-type="float">
            <text:p>0.07606973058637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float" office:value="1.43196202531646" calcext:value-type="float">
            <text:p>1.43196202531646</text:p>
          </table:table-cell>
          <table:table-cell office:value-type="float" office:value="1.36867088607595" calcext:value-type="float">
            <text:p>1.36867088607595</text:p>
          </table:table-cell>
          <table:table-cell table:formula="of:=[.B633]-[.C633]" office:value-type="float" office:value="0.0632911392405064" calcext:value-type="float">
            <text:p>0.06329113924050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float" office:value="1.42969984202212" calcext:value-type="float">
            <text:p>1.42969984202212</text:p>
          </table:table-cell>
          <table:table-cell office:value-type="float" office:value="1.34123222748815" calcext:value-type="float">
            <text:p>1.34123222748815</text:p>
          </table:table-cell>
          <table:table-cell table:formula="of:=[.B634]-[.C634]" office:value-type="float" office:value="0.0884676145339653" calcext:value-type="float">
            <text:p>0.0884676145339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office:value-type="float" office:value="1.42744479495268" calcext:value-type="float">
            <text:p>1.42744479495268</text:p>
          </table:table-cell>
          <table:table-cell office:value-type="float" office:value="1.36435331230284" calcext:value-type="float">
            <text:p>1.36435331230284</text:p>
          </table:table-cell>
          <table:table-cell table:formula="of:=[.B635]-[.C635]" office:value-type="float" office:value="0.0630914826498423" calcext:value-type="float">
            <text:p>0.0630914826498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float" office:value="1.4251968503937" calcext:value-type="float">
            <text:p>1.4251968503937</text:p>
          </table:table-cell>
          <table:table-cell office:value-type="float" office:value="1.31181102362205" calcext:value-type="float">
            <text:p>1.31181102362205</text:p>
          </table:table-cell>
          <table:table-cell table:formula="of:=[.B636]-[.C636]" office:value-type="float" office:value="0.113385826771653" calcext:value-type="float">
            <text:p>0.1133858267716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float" office:value="1.42295597484277" calcext:value-type="float">
            <text:p>1.42295597484277</text:p>
          </table:table-cell>
          <table:table-cell office:value-type="float" office:value="1.33490566037736" calcext:value-type="float">
            <text:p>1.33490566037736</text:p>
          </table:table-cell>
          <table:table-cell table:formula="of:=[.B637]-[.C637]" office:value-type="float" office:value="0.0880503144654088" calcext:value-type="float">
            <text:p>0.08805031446540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float" office:value="1.43328100470958" calcext:value-type="float">
            <text:p>1.43328100470958</text:p>
          </table:table-cell>
          <table:table-cell office:value-type="float" office:value="1.35792778649922" calcext:value-type="float">
            <text:p>1.35792778649922</text:p>
          </table:table-cell>
          <table:table-cell table:formula="of:=[.B638]-[.C638]" office:value-type="float" office:value="0.0753532182103611" calcext:value-type="float">
            <text:p>0.07535321821036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float" office:value="1.43103448275862" calcext:value-type="float">
            <text:p>1.43103448275862</text:p>
          </table:table-cell>
          <table:table-cell office:value-type="float" office:value="1.34326018808777" calcext:value-type="float">
            <text:p>1.34326018808777</text:p>
          </table:table-cell>
          <table:table-cell table:formula="of:=[.B639]-[.C639]" office:value-type="float" office:value="0.0877742946708464" calcext:value-type="float">
            <text:p>0.08777429467084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float" office:value="1.42879499217527" calcext:value-type="float">
            <text:p>1.42879499217527</text:p>
          </table:table-cell>
          <table:table-cell office:value-type="float" office:value="1.36619718309859" calcext:value-type="float">
            <text:p>1.36619718309859</text:p>
          </table:table-cell>
          <table:table-cell table:formula="of:=[.B640]-[.C640]" office:value-type="float" office:value="0.0625978090766823" calcext:value-type="float">
            <text:p>0.06259780907668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float" office:value="1.4265625" calcext:value-type="float">
            <text:p>1.4265625</text:p>
          </table:table-cell>
          <table:table-cell office:value-type="float" office:value="1.3640625" calcext:value-type="float">
            <text:p>1.3640625</text:p>
          </table:table-cell>
          <table:table-cell table:formula="of:=[.B641]-[.C641]" office:value-type="float" office:value="0.0625" calcext:value-type="float">
            <text:p>0.06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float" office:value="1.42433697347894" calcext:value-type="float">
            <text:p>1.42433697347894</text:p>
          </table:table-cell>
          <table:table-cell office:value-type="float" office:value="1.3619344773791" calcext:value-type="float">
            <text:p>1.3619344773791</text:p>
          </table:table-cell>
          <table:table-cell table:formula="of:=[.B642]-[.C642]" office:value-type="float" office:value="0.0624024960998439" calcext:value-type="float">
            <text:p>0.0624024960998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float" office:value="1.42211838006231" calcext:value-type="float">
            <text:p>1.42211838006231</text:p>
          </table:table-cell>
          <table:table-cell office:value-type="float" office:value="1.35981308411215" calcext:value-type="float">
            <text:p>1.35981308411215</text:p>
          </table:table-cell>
          <table:table-cell table:formula="of:=[.B643]-[.C643]" office:value-type="float" office:value="0.0623052959501558" calcext:value-type="float">
            <text:p>0.0623052959501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float" office:value="1.43234836702955" calcext:value-type="float">
            <text:p>1.43234836702955</text:p>
          </table:table-cell>
          <table:table-cell office:value-type="float" office:value="1.38258164852255" calcext:value-type="float">
            <text:p>1.38258164852255</text:p>
          </table:table-cell>
          <table:table-cell table:formula="of:=[.B644]-[.C644]" office:value-type="float" office:value="0.0497667185069985" calcext:value-type="float">
            <text:p>0.04976671850699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float" office:value="1.43012422360248" calcext:value-type="float">
            <text:p>1.43012422360248</text:p>
          </table:table-cell>
          <table:table-cell office:value-type="float" office:value="1.39285714285714" calcext:value-type="float">
            <text:p>1.39285714285714</text:p>
          </table:table-cell>
          <table:table-cell table:formula="of:=[.B645]-[.C645]" office:value-type="float" office:value="0.0372670807453417" calcext:value-type="float">
            <text:p>0.0372670807453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float" office:value="1.42790697674419" calcext:value-type="float">
            <text:p>1.42790697674419</text:p>
          </table:table-cell>
          <table:table-cell office:value-type="float" office:value="1.36589147286822" calcext:value-type="float">
            <text:p>1.36589147286822</text:p>
          </table:table-cell>
          <table:table-cell table:formula="of:=[.B646]-[.C646]" office:value-type="float" office:value="0.0620155038759691" calcext:value-type="float">
            <text:p>0.0620155038759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float" office:value="1.42569659442724" calcext:value-type="float">
            <text:p>1.42569659442724</text:p>
          </table:table-cell>
          <table:table-cell office:value-type="float" office:value="1.35139318885449" calcext:value-type="float">
            <text:p>1.35139318885449</text:p>
          </table:table-cell>
          <table:table-cell table:formula="of:=[.B647]-[.C647]" office:value-type="float" office:value="0.0743034055727554" calcext:value-type="float">
            <text:p>0.0743034055727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float" office:value="1.42349304482226" calcext:value-type="float">
            <text:p>1.42349304482226</text:p>
          </table:table-cell>
          <table:table-cell office:value-type="float" office:value="1.37403400309119" calcext:value-type="float">
            <text:p>1.37403400309119</text:p>
          </table:table-cell>
          <table:table-cell table:formula="of:=[.B648]-[.C648]" office:value-type="float" office:value="0.0494590417310663" calcext:value-type="float">
            <text:p>0.04945904173106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float" office:value="1.4212962962963" calcext:value-type="float">
            <text:p>1.4212962962963</text:p>
          </table:table-cell>
          <table:table-cell office:value-type="float" office:value="1.37191358024691" calcext:value-type="float">
            <text:p>1.37191358024691</text:p>
          </table:table-cell>
          <table:table-cell table:formula="of:=[.B649]-[.C649]" office:value-type="float" office:value="0.0493827160493827" calcext:value-type="float">
            <text:p>0.04938271604938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float" office:value="1.43143297380586" calcext:value-type="float">
            <text:p>1.43143297380586</text:p>
          </table:table-cell>
          <table:table-cell office:value-type="float" office:value="1.35747303543914" calcext:value-type="float">
            <text:p>1.35747303543914</text:p>
          </table:table-cell>
          <table:table-cell table:formula="of:=[.B650]-[.C650]" office:value-type="float" office:value="0.073959938366718" calcext:value-type="float">
            <text:p>0.0739599383667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float" office:value="1.42923076923077" calcext:value-type="float">
            <text:p>1.42923076923077</text:p>
          </table:table-cell>
          <table:table-cell office:value-type="float" office:value="1.36769230769231" calcext:value-type="float">
            <text:p>1.36769230769231</text:p>
          </table:table-cell>
          <table:table-cell table:formula="of:=[.B651]-[.C651]" office:value-type="float" office:value="0.0615384615384615" calcext:value-type="float">
            <text:p>0.06153846153846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float" office:value="1.42703533026114" calcext:value-type="float">
            <text:p>1.42703533026114</text:p>
          </table:table-cell>
          <table:table-cell office:value-type="float" office:value="1.35330261136713" calcext:value-type="float">
            <text:p>1.35330261136713</text:p>
          </table:table-cell>
          <table:table-cell table:formula="of:=[.B652]-[.C652]" office:value-type="float" office:value="0.0737327188940091" calcext:value-type="float">
            <text:p>0.07373271889400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office:value-type="float" office:value="1.42484662576687" calcext:value-type="float">
            <text:p>1.42484662576687</text:p>
          </table:table-cell>
          <table:table-cell office:value-type="float" office:value="1.36349693251534" calcext:value-type="float">
            <text:p>1.36349693251534</text:p>
          </table:table-cell>
          <table:table-cell table:formula="of:=[.B653]-[.C653]" office:value-type="float" office:value="0.0613496932515338" calcext:value-type="float">
            <text:p>0.0613496932515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float" office:value="1.42266462480858" calcext:value-type="float">
            <text:p>1.42266462480858</text:p>
          </table:table-cell>
          <table:table-cell office:value-type="float" office:value="1.3614088820827" calcext:value-type="float">
            <text:p>1.3614088820827</text:p>
          </table:table-cell>
          <table:table-cell table:formula="of:=[.B654]-[.C654]" office:value-type="float" office:value="0.0612557427258804" calcext:value-type="float">
            <text:p>0.06125574272588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float" office:value="1.42048929663609" calcext:value-type="float">
            <text:p>1.42048929663609</text:p>
          </table:table-cell>
          <table:table-cell office:value-type="float" office:value="1.35932721712538" calcext:value-type="float">
            <text:p>1.35932721712538</text:p>
          </table:table-cell>
          <table:table-cell table:formula="of:=[.B655]-[.C655]" office:value-type="float" office:value="0.0611620795107033" calcext:value-type="float">
            <text:p>0.06116207951070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float" office:value="1.43053435114504" calcext:value-type="float">
            <text:p>1.43053435114504</text:p>
          </table:table-cell>
          <table:table-cell office:value-type="float" office:value="1.36946564885496" calcext:value-type="float">
            <text:p>1.36946564885496</text:p>
          </table:table-cell>
          <table:table-cell table:formula="of:=[.B656]-[.C656]" office:value-type="float" office:value="0.061068702290076" calcext:value-type="float">
            <text:p>0.06106870229007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float" office:value="1.42835365853659" calcext:value-type="float">
            <text:p>1.42835365853659</text:p>
          </table:table-cell>
          <table:table-cell office:value-type="float" office:value="1.35518292682927" calcext:value-type="float">
            <text:p>1.35518292682927</text:p>
          </table:table-cell>
          <table:table-cell table:formula="of:=[.B657]-[.C657]" office:value-type="float" office:value="0.0731707317073171" calcext:value-type="float">
            <text:p>0.0731707317073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float" office:value="1.4261796042618" calcext:value-type="float">
            <text:p>1.4261796042618</text:p>
          </table:table-cell>
          <table:table-cell office:value-type="float" office:value="1.37747336377473" calcext:value-type="float">
            <text:p>1.37747336377473</text:p>
          </table:table-cell>
          <table:table-cell table:formula="of:=[.B658]-[.C658]" office:value-type="float" office:value="0.0487062404870624" calcext:value-type="float">
            <text:p>0.04870624048706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float" office:value="1.42401215805471" calcext:value-type="float">
            <text:p>1.42401215805471</text:p>
          </table:table-cell>
          <table:table-cell office:value-type="float" office:value="1.36322188449848" calcext:value-type="float">
            <text:p>1.36322188449848</text:p>
          </table:table-cell>
          <table:table-cell table:formula="of:=[.B659]-[.C659]" office:value-type="float" office:value="0.0607902735562309" calcext:value-type="float">
            <text:p>0.0607902735562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float" office:value="1.42185128983308" calcext:value-type="float">
            <text:p>1.42185128983308</text:p>
          </table:table-cell>
          <table:table-cell office:value-type="float" office:value="1.34901365705615" calcext:value-type="float">
            <text:p>1.34901365705615</text:p>
          </table:table-cell>
          <table:table-cell table:formula="of:=[.B660]-[.C660]" office:value-type="float" office:value="0.0728376327769347" calcext:value-type="float">
            <text:p>0.0728376327769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float" office:value="1.41969696969697" calcext:value-type="float">
            <text:p>1.41969696969697</text:p>
          </table:table-cell>
          <table:table-cell office:value-type="float" office:value="1.37121212121212" calcext:value-type="float">
            <text:p>1.37121212121212</text:p>
          </table:table-cell>
          <table:table-cell table:formula="of:=[.B661]-[.C661]" office:value-type="float" office:value="0.0484848484848486" calcext:value-type="float">
            <text:p>0.04848484848484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float" office:value="1.42965204236006" calcext:value-type="float">
            <text:p>1.42965204236006</text:p>
          </table:table-cell>
          <table:table-cell office:value-type="float" office:value="1.35703479576399" calcext:value-type="float">
            <text:p>1.35703479576399</text:p>
          </table:table-cell>
          <table:table-cell table:formula="of:=[.B662]-[.C662]" office:value-type="float" office:value="0.0726172465960666" calcext:value-type="float">
            <text:p>0.07261724659606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float" office:value="1.42749244712991" calcext:value-type="float">
            <text:p>1.42749244712991</text:p>
          </table:table-cell>
          <table:table-cell office:value-type="float" office:value="1.35498489425982" calcext:value-type="float">
            <text:p>1.35498489425982</text:p>
          </table:table-cell>
          <table:table-cell table:formula="of:=[.B663]-[.C663]" office:value-type="float" office:value="0.0725075528700905" calcext:value-type="float">
            <text:p>0.07250755287009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float" office:value="1.42533936651584" calcext:value-type="float">
            <text:p>1.42533936651584</text:p>
          </table:table-cell>
          <table:table-cell office:value-type="float" office:value="1.35294117647059" calcext:value-type="float">
            <text:p>1.35294117647059</text:p>
          </table:table-cell>
          <table:table-cell table:formula="of:=[.B664]-[.C664]" office:value-type="float" office:value="0.0723981900452488" calcext:value-type="float">
            <text:p>0.07239819004524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float" office:value="1.42319277108434" calcext:value-type="float">
            <text:p>1.42319277108434</text:p>
          </table:table-cell>
          <table:table-cell office:value-type="float" office:value="1.36295180722892" calcext:value-type="float">
            <text:p>1.36295180722892</text:p>
          </table:table-cell>
          <table:table-cell table:formula="of:=[.B665]-[.C665]" office:value-type="float" office:value="0.0602409638554216" calcext:value-type="float">
            <text:p>0.0602409638554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float" office:value="1.42105263157895" calcext:value-type="float">
            <text:p>1.42105263157895</text:p>
          </table:table-cell>
          <table:table-cell office:value-type="float" office:value="1.37293233082707" calcext:value-type="float">
            <text:p>1.37293233082707</text:p>
          </table:table-cell>
          <table:table-cell table:formula="of:=[.B666]-[.C666]" office:value-type="float" office:value="0.0481203007518798" calcext:value-type="float">
            <text:p>0.0481203007518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float" office:value="1.41891891891892" calcext:value-type="float">
            <text:p>1.41891891891892</text:p>
          </table:table-cell>
          <table:table-cell office:value-type="float" office:value="1.34684684684685" calcext:value-type="float">
            <text:p>1.34684684684685</text:p>
          </table:table-cell>
          <table:table-cell table:formula="of:=[.B667]-[.C667]" office:value-type="float" office:value="0.072072072072072" calcext:value-type="float">
            <text:p>0.07207207207207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office:value-type="float" office:value="1.4287856071964" calcext:value-type="float">
            <text:p>1.4287856071964</text:p>
          </table:table-cell>
          <table:table-cell office:value-type="float" office:value="1.3568215892054" calcext:value-type="float">
            <text:p>1.3568215892054</text:p>
          </table:table-cell>
          <table:table-cell table:formula="of:=[.B668]-[.C668]" office:value-type="float" office:value="0.0719640179910046" calcext:value-type="float">
            <text:p>0.0719640179910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float" office:value="1.42664670658683" calcext:value-type="float">
            <text:p>1.42664670658683</text:p>
          </table:table-cell>
          <table:table-cell office:value-type="float" office:value="1.36676646706587" calcext:value-type="float">
            <text:p>1.36676646706587</text:p>
          </table:table-cell>
          <table:table-cell table:formula="of:=[.B669]-[.C669]" office:value-type="float" office:value="0.0598802395209579" calcext:value-type="float">
            <text:p>0.05988023952095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float" office:value="1.42451420029895" calcext:value-type="float">
            <text:p>1.42451420029895</text:p>
          </table:table-cell>
          <table:table-cell office:value-type="float" office:value="1.37668161434978" calcext:value-type="float">
            <text:p>1.37668161434978</text:p>
          </table:table-cell>
          <table:table-cell table:formula="of:=[.B670]-[.C670]" office:value-type="float" office:value="0.0478325859491779" calcext:value-type="float">
            <text:p>0.04783258594917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float" office:value="1.42238805970149" calcext:value-type="float">
            <text:p>1.42238805970149</text:p>
          </table:table-cell>
          <table:table-cell office:value-type="float" office:value="1.36268656716418" calcext:value-type="float">
            <text:p>1.36268656716418</text:p>
          </table:table-cell>
          <table:table-cell table:formula="of:=[.B671]-[.C671]" office:value-type="float" office:value="0.0597014925373136" calcext:value-type="float">
            <text:p>0.0597014925373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office:value-type="float" office:value="1.42026825633383" calcext:value-type="float">
            <text:p>1.42026825633383</text:p>
          </table:table-cell>
          <table:table-cell office:value-type="float" office:value="1.3725782414307" calcext:value-type="float">
            <text:p>1.3725782414307</text:p>
          </table:table-cell>
          <table:table-cell table:formula="of:=[.B672]-[.C672]" office:value-type="float" office:value="0.0476900149031296" calcext:value-type="float">
            <text:p>0.0476900149031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float" office:value="1.41815476190476" calcext:value-type="float">
            <text:p>1.41815476190476</text:p>
          </table:table-cell>
          <table:table-cell office:value-type="float" office:value="1.34672619047619" calcext:value-type="float">
            <text:p>1.34672619047619</text:p>
          </table:table-cell>
          <table:table-cell table:formula="of:=[.B673]-[.C673]" office:value-type="float" office:value="0.0714285714285714" calcext:value-type="float">
            <text:p>0.07142857142857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float" office:value="1.42793462109955" calcext:value-type="float">
            <text:p>1.42793462109955</text:p>
          </table:table-cell>
          <table:table-cell office:value-type="float" office:value="1.36849925705795" calcext:value-type="float">
            <text:p>1.36849925705795</text:p>
          </table:table-cell>
          <table:table-cell table:formula="of:=[.B674]-[.C674]" office:value-type="float" office:value="0.0594353640416048" calcext:value-type="float">
            <text:p>0.0594353640416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float" office:value="1.42581602373887" calcext:value-type="float">
            <text:p>1.42581602373887</text:p>
          </table:table-cell>
          <table:table-cell office:value-type="float" office:value="1.35459940652819" calcext:value-type="float">
            <text:p>1.35459940652819</text:p>
          </table:table-cell>
          <table:table-cell table:formula="of:=[.B675]-[.C675]" office:value-type="float" office:value="0.0712166172106825" calcext:value-type="float">
            <text:p>0.07121661721068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float" office:value="1.4237037037037" calcext:value-type="float">
            <text:p>1.4237037037037</text:p>
          </table:table-cell>
          <table:table-cell office:value-type="float" office:value="1.3762962962963" calcext:value-type="float">
            <text:p>1.3762962962963</text:p>
          </table:table-cell>
          <table:table-cell table:formula="of:=[.B676]-[.C676]" office:value-type="float" office:value="0.0474074074074073" calcext:value-type="float">
            <text:p>0.04740740740740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float" office:value="1.42159763313609" calcext:value-type="float">
            <text:p>1.42159763313609</text:p>
          </table:table-cell>
          <table:table-cell office:value-type="float" office:value="1.37426035502959" calcext:value-type="float">
            <text:p>1.37426035502959</text:p>
          </table:table-cell>
          <table:table-cell table:formula="of:=[.B677]-[.C677]" office:value-type="float" office:value="0.0473372781065089" calcext:value-type="float">
            <text:p>0.04733727810650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float" office:value="1.41949778434269" calcext:value-type="float">
            <text:p>1.41949778434269</text:p>
          </table:table-cell>
          <table:table-cell office:value-type="float" office:value="1.37223042836041" calcext:value-type="float">
            <text:p>1.37223042836041</text:p>
          </table:table-cell>
          <table:table-cell table:formula="of:=[.B678]-[.C678]" office:value-type="float" office:value="0.0472673559822747" calcext:value-type="float">
            <text:p>0.0472673559822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float" office:value="1.41740412979351" calcext:value-type="float">
            <text:p>1.41740412979351</text:p>
          </table:table-cell>
          <table:table-cell office:value-type="float" office:value="1.33480825958702" calcext:value-type="float">
            <text:p>1.33480825958702</text:p>
          </table:table-cell>
          <table:table-cell table:formula="of:=[.B679]-[.C679]" office:value-type="float" office:value="0.0825958702064897" calcext:value-type="float">
            <text:p>0.0825958702064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float" office:value="1.42709867452136" calcext:value-type="float">
            <text:p>1.42709867452136</text:p>
          </table:table-cell>
          <table:table-cell office:value-type="float" office:value="1.32106038291605" calcext:value-type="float">
            <text:p>1.32106038291605</text:p>
          </table:table-cell>
          <table:table-cell table:formula="of:=[.B680]-[.C680]" office:value-type="float" office:value="0.106038291605302" calcext:value-type="float">
            <text:p>0.10603829160530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float" office:value="1.425" calcext:value-type="float">
            <text:p>1.425</text:p>
          </table:table-cell>
          <table:table-cell office:value-type="float" office:value="1.37794117647059" calcext:value-type="float">
            <text:p>1.37794117647059</text:p>
          </table:table-cell>
          <table:table-cell table:formula="of:=[.B681]-[.C681]" office:value-type="float" office:value="0.0470588235294118" calcext:value-type="float">
            <text:p>0.04705882352941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float" office:value="1.42290748898678" calcext:value-type="float">
            <text:p>1.42290748898678</text:p>
          </table:table-cell>
          <table:table-cell office:value-type="float" office:value="1.35242290748899" calcext:value-type="float">
            <text:p>1.35242290748899</text:p>
          </table:table-cell>
          <table:table-cell table:formula="of:=[.B682]-[.C682]" office:value-type="float" office:value="0.0704845814977972" calcext:value-type="float">
            <text:p>0.07048458149779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float" office:value="1.4208211143695" calcext:value-type="float">
            <text:p>1.4208211143695</text:p>
          </table:table-cell>
          <table:table-cell office:value-type="float" office:value="1.37390029325513" calcext:value-type="float">
            <text:p>1.37390029325513</text:p>
          </table:table-cell>
          <table:table-cell table:formula="of:=[.B683]-[.C683]" office:value-type="float" office:value="0.0469208211143697" calcext:value-type="float">
            <text:p>0.0469208211143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float" office:value="1.41874084919473" calcext:value-type="float">
            <text:p>1.41874084919473</text:p>
          </table:table-cell>
          <table:table-cell office:value-type="float" office:value="1.37188872620791" calcext:value-type="float">
            <text:p>1.37188872620791</text:p>
          </table:table-cell>
          <table:table-cell table:formula="of:=[.B684]-[.C684]" office:value-type="float" office:value="0.0468521229868228" calcext:value-type="float">
            <text:p>0.0468521229868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float" office:value="1.41666666666667" calcext:value-type="float">
            <text:p>1.41666666666667</text:p>
          </table:table-cell>
          <table:table-cell office:value-type="float" office:value="1.34649122807018" calcext:value-type="float">
            <text:p>1.34649122807018</text:p>
          </table:table-cell>
          <table:table-cell table:formula="of:=[.B685]-[.C685]" office:value-type="float" office:value="0.0701754385964912" calcext:value-type="float">
            <text:p>0.07017543859649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float" office:value="1.42627737226277" calcext:value-type="float">
            <text:p>1.42627737226277</text:p>
          </table:table-cell>
          <table:table-cell office:value-type="float" office:value="1.36788321167883" calcext:value-type="float">
            <text:p>1.36788321167883</text:p>
          </table:table-cell>
          <table:table-cell table:formula="of:=[.B686]-[.C686]" office:value-type="float" office:value="0.0583941605839415" calcext:value-type="float">
            <text:p>0.0583941605839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float" office:value="1.42419825072886" calcext:value-type="float">
            <text:p>1.42419825072886</text:p>
          </table:table-cell>
          <table:table-cell office:value-type="float" office:value="1.33090379008746" calcext:value-type="float">
            <text:p>1.33090379008746</text:p>
          </table:table-cell>
          <table:table-cell table:formula="of:=[.B687]-[.C687]" office:value-type="float" office:value="0.0932944606413995" calcext:value-type="float">
            <text:p>0.09329446064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float" office:value="1.42212518195051" calcext:value-type="float">
            <text:p>1.42212518195051</text:p>
          </table:table-cell>
          <table:table-cell office:value-type="float" office:value="1.36390101892285" calcext:value-type="float">
            <text:p>1.36390101892285</text:p>
          </table:table-cell>
          <table:table-cell table:formula="of:=[.B688]-[.C688]" office:value-type="float" office:value="0.0582241630276563" calcext:value-type="float">
            <text:p>0.0582241630276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float" office:value="1.42005813953488" calcext:value-type="float">
            <text:p>1.42005813953488</text:p>
          </table:table-cell>
          <table:table-cell office:value-type="float" office:value="1.36191860465116" calcext:value-type="float">
            <text:p>1.36191860465116</text:p>
          </table:table-cell>
          <table:table-cell table:formula="of:=[.B689]-[.C689]" office:value-type="float" office:value="0.0581395348837208" calcext:value-type="float">
            <text:p>0.0581395348837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float" office:value="1.41799709724238" calcext:value-type="float">
            <text:p>1.41799709724238</text:p>
          </table:table-cell>
          <table:table-cell office:value-type="float" office:value="1.37155297532656" calcext:value-type="float">
            <text:p>1.37155297532656</text:p>
          </table:table-cell>
          <table:table-cell table:formula="of:=[.B690]-[.C690]" office:value-type="float" office:value="0.04644412191582" calcext:value-type="float">
            <text:p>0.0464441219158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float" office:value="1.41594202898551" calcext:value-type="float">
            <text:p>1.41594202898551</text:p>
          </table:table-cell>
          <table:table-cell office:value-type="float" office:value="1.33478260869565" calcext:value-type="float">
            <text:p>1.33478260869565</text:p>
          </table:table-cell>
          <table:table-cell table:formula="of:=[.B691]-[.C691]" office:value-type="float" office:value="0.0811594202898549" calcext:value-type="float">
            <text:p>0.0811594202898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float" office:value="1.42547033285094" calcext:value-type="float">
            <text:p>1.42547033285094</text:p>
          </table:table-cell>
          <table:table-cell office:value-type="float" office:value="1.36758321273517" calcext:value-type="float">
            <text:p>1.36758321273517</text:p>
          </table:table-cell>
          <table:table-cell table:formula="of:=[.B692]-[.C692]" office:value-type="float" office:value="0.0578871201157742" calcext:value-type="float">
            <text:p>0.05788712011577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float" office:value="1.42341040462428" calcext:value-type="float">
            <text:p>1.42341040462428</text:p>
          </table:table-cell>
          <table:table-cell office:value-type="float" office:value="1.35404624277457" calcext:value-type="float">
            <text:p>1.35404624277457</text:p>
          </table:table-cell>
          <table:table-cell table:formula="of:=[.B693]-[.C693]" office:value-type="float" office:value="0.069364161849711" calcext:value-type="float">
            <text:p>0.06936416184971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float" office:value="1.42135642135642" calcext:value-type="float">
            <text:p>1.42135642135642</text:p>
          </table:table-cell>
          <table:table-cell office:value-type="float" office:value="1.35209235209235" calcext:value-type="float">
            <text:p>1.35209235209235</text:p>
          </table:table-cell>
          <table:table-cell table:formula="of:=[.B694]-[.C694]" office:value-type="float" office:value="0.0692640692640694" calcext:value-type="float">
            <text:p>0.0692640692640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float" office:value="1.4193083573487" calcext:value-type="float">
            <text:p>1.4193083573487</text:p>
          </table:table-cell>
          <table:table-cell office:value-type="float" office:value="1.36167146974063" calcext:value-type="float">
            <text:p>1.36167146974063</text:p>
          </table:table-cell>
          <table:table-cell table:formula="of:=[.B695]-[.C695]" office:value-type="float" office:value="0.0576368876080691" calcext:value-type="float">
            <text:p>0.0576368876080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float" office:value="1.41726618705036" calcext:value-type="float">
            <text:p>1.41726618705036</text:p>
          </table:table-cell>
          <table:table-cell office:value-type="float" office:value="1.33669064748201" calcext:value-type="float">
            <text:p>1.33669064748201</text:p>
          </table:table-cell>
          <table:table-cell table:formula="of:=[.B696]-[.C696]" office:value-type="float" office:value="0.0805755395683454" calcext:value-type="float">
            <text:p>0.08057553956834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float" office:value="1.41522988505747" calcext:value-type="float">
            <text:p>1.41522988505747</text:p>
          </table:table-cell>
          <table:table-cell office:value-type="float" office:value="1.36925287356322" calcext:value-type="float">
            <text:p>1.36925287356322</text:p>
          </table:table-cell>
          <table:table-cell table:formula="of:=[.B697]-[.C697]" office:value-type="float" office:value="0.0459770114942528" calcext:value-type="float">
            <text:p>0.0459770114942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float" office:value="1.42467718794835" calcext:value-type="float">
            <text:p>1.42467718794835</text:p>
          </table:table-cell>
          <table:table-cell office:value-type="float" office:value="1.36728837876614" calcext:value-type="float">
            <text:p>1.36728837876614</text:p>
          </table:table-cell>
          <table:table-cell table:formula="of:=[.B698]-[.C698]" office:value-type="float" office:value="0.0573888091822095" calcext:value-type="float">
            <text:p>0.057388809182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float" office:value="1.42263610315186" calcext:value-type="float">
            <text:p>1.42263610315186</text:p>
          </table:table-cell>
          <table:table-cell office:value-type="float" office:value="1.36532951289398" calcext:value-type="float">
            <text:p>1.36532951289398</text:p>
          </table:table-cell>
          <table:table-cell table:formula="of:=[.B699]-[.C699]" office:value-type="float" office:value="0.0573065902578795" calcext:value-type="float">
            <text:p>0.0573065902578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float" office:value="1.4206008583691" calcext:value-type="float">
            <text:p>1.4206008583691</text:p>
          </table:table-cell>
          <table:table-cell office:value-type="float" office:value="1.3519313304721" calcext:value-type="float">
            <text:p>1.3519313304721</text:p>
          </table:table-cell>
          <table:table-cell table:formula="of:=[.B700]-[.C700]" office:value-type="float" office:value="0.0686695278969958" calcext:value-type="float">
            <text:p>0.0686695278969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float" office:value="1.41857142857143" calcext:value-type="float">
            <text:p>1.41857142857143</text:p>
          </table:table-cell>
          <table:table-cell office:value-type="float" office:value="1.36142857142857" calcext:value-type="float">
            <text:p>1.36142857142857</text:p>
          </table:table-cell>
          <table:table-cell table:formula="of:=[.B701]-[.C701]" office:value-type="float" office:value="0.0571428571428572" calcext:value-type="float">
            <text:p>0.0571428571428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office:value-type="float" office:value="1.41654778887304" calcext:value-type="float">
            <text:p>1.41654778887304</text:p>
          </table:table-cell>
          <table:table-cell office:value-type="float" office:value="1.34807417974322" calcext:value-type="float">
            <text:p>1.34807417974322</text:p>
          </table:table-cell>
          <table:table-cell table:formula="of:=[.B702]-[.C702]" office:value-type="float" office:value="0.0684736091298146" calcext:value-type="float">
            <text:p>0.0684736091298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office:value-type="float" office:value="1.41452991452991" calcext:value-type="float">
            <text:p>1.41452991452991</text:p>
          </table:table-cell>
          <table:table-cell office:value-type="float" office:value="1.36894586894587" calcext:value-type="float">
            <text:p>1.36894586894587</text:p>
          </table:table-cell>
          <table:table-cell table:formula="of:=[.B703]-[.C703]" office:value-type="float" office:value="0.0455840455840455" calcext:value-type="float">
            <text:p>0.04558404558404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float" office:value="1.42389758179232" calcext:value-type="float">
            <text:p>1.42389758179232</text:p>
          </table:table-cell>
          <table:table-cell office:value-type="float" office:value="1.34423897581792" calcext:value-type="float">
            <text:p>1.34423897581792</text:p>
          </table:table-cell>
          <table:table-cell table:formula="of:=[.B704]-[.C704]" office:value-type="float" office:value="0.0796586059743956" calcext:value-type="float">
            <text:p>0.0796586059743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float" office:value="1.421875" calcext:value-type="float">
            <text:p>1.421875</text:p>
          </table:table-cell>
          <table:table-cell office:value-type="float" office:value="1.35369318181818" calcext:value-type="float">
            <text:p>1.35369318181818</text:p>
          </table:table-cell>
          <table:table-cell table:formula="of:=[.B705]-[.C705]" office:value-type="float" office:value="0.0681818181818181" calcext:value-type="float">
            <text:p>0.0681818181818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float" office:value="1.41985815602837" calcext:value-type="float">
            <text:p>1.41985815602837</text:p>
          </table:table-cell>
          <table:table-cell office:value-type="float" office:value="1.34042553191489" calcext:value-type="float">
            <text:p>1.34042553191489</text:p>
          </table:table-cell>
          <table:table-cell table:formula="of:=[.B706]-[.C706]" office:value-type="float" office:value="0.0794326241134751" calcext:value-type="float">
            <text:p>0.0794326241134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float" office:value="1.41784702549575" calcext:value-type="float">
            <text:p>1.41784702549575</text:p>
          </table:table-cell>
          <table:table-cell office:value-type="float" office:value="1.34985835694051" calcext:value-type="float">
            <text:p>1.34985835694051</text:p>
          </table:table-cell>
          <table:table-cell table:formula="of:=[.B707]-[.C707]" office:value-type="float" office:value="0.0679886685552409" calcext:value-type="float">
            <text:p>0.06798866855524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float" office:value="1.41584158415842" calcext:value-type="float">
            <text:p>1.41584158415842</text:p>
          </table:table-cell>
          <table:table-cell office:value-type="float" office:value="1.35926449787836" calcext:value-type="float">
            <text:p>1.35926449787836</text:p>
          </table:table-cell>
          <table:table-cell table:formula="of:=[.B708]-[.C708]" office:value-type="float" office:value="0.0565770862800565" calcext:value-type="float">
            <text:p>0.0565770862800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float" office:value="1.4138418079096" calcext:value-type="float">
            <text:p>1.4138418079096</text:p>
          </table:table-cell>
          <table:table-cell office:value-type="float" office:value="1.34604519774011" calcext:value-type="float">
            <text:p>1.34604519774011</text:p>
          </table:table-cell>
          <table:table-cell table:formula="of:=[.B709]-[.C709]" office:value-type="float" office:value="0.0677966101694916" calcext:value-type="float">
            <text:p>0.06779661016949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office:value-type="float" office:value="1.42313117066291" calcext:value-type="float">
            <text:p>1.42313117066291</text:p>
          </table:table-cell>
          <table:table-cell office:value-type="float" office:value="1.36671368124118" calcext:value-type="float">
            <text:p>1.36671368124118</text:p>
          </table:table-cell>
          <table:table-cell table:formula="of:=[.B710]-[.C710]" office:value-type="float" office:value="0.0564174894217206" calcext:value-type="float">
            <text:p>0.0564174894217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float" office:value="1.42112676056338" calcext:value-type="float">
            <text:p>1.42112676056338</text:p>
          </table:table-cell>
          <table:table-cell office:value-type="float" office:value="1.35352112676056" calcext:value-type="float">
            <text:p>1.35352112676056</text:p>
          </table:table-cell>
          <table:table-cell table:formula="of:=[.B711]-[.C711]" office:value-type="float" office:value="0.067605633802817" calcext:value-type="float">
            <text:p>0.0676056338028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float" office:value="1.41912798874824" calcext:value-type="float">
            <text:p>1.41912798874824</text:p>
          </table:table-cell>
          <table:table-cell office:value-type="float" office:value="1.36286919831224" calcext:value-type="float">
            <text:p>1.36286919831224</text:p>
          </table:table-cell>
          <table:table-cell table:formula="of:=[.B712]-[.C712]" office:value-type="float" office:value="0.0562587904360057" calcext:value-type="float">
            <text:p>0.05625879043600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office:value-type="float" office:value="1.41713483146067" calcext:value-type="float">
            <text:p>1.41713483146067</text:p>
          </table:table-cell>
          <table:table-cell office:value-type="float" office:value="1.37219101123596" calcext:value-type="float">
            <text:p>1.37219101123596</text:p>
          </table:table-cell>
          <table:table-cell table:formula="of:=[.B713]-[.C713]" office:value-type="float" office:value="0.0449438202247192" calcext:value-type="float">
            <text:p>0.04494382022471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float" office:value="1.41514726507714" calcext:value-type="float">
            <text:p>1.41514726507714</text:p>
          </table:table-cell>
          <table:table-cell office:value-type="float" office:value="1.35904628330996" calcext:value-type="float">
            <text:p>1.35904628330996</text:p>
          </table:table-cell>
          <table:table-cell table:formula="of:=[.B714]-[.C714]" office:value-type="float" office:value="0.0561009817671809" calcext:value-type="float">
            <text:p>0.05610098176718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float" office:value="1.41316526610644" calcext:value-type="float">
            <text:p>1.41316526610644</text:p>
          </table:table-cell>
          <table:table-cell office:value-type="float" office:value="1.36834733893557" calcext:value-type="float">
            <text:p>1.36834733893557</text:p>
          </table:table-cell>
          <table:table-cell table:formula="of:=[.B715]-[.C715]" office:value-type="float" office:value="0.0448179271708684" calcext:value-type="float">
            <text:p>0.0448179271708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float" office:value="1.42237762237762" calcext:value-type="float">
            <text:p>1.42237762237762</text:p>
          </table:table-cell>
          <table:table-cell office:value-type="float" office:value="1.35524475524476" calcext:value-type="float">
            <text:p>1.35524475524476</text:p>
          </table:table-cell>
          <table:table-cell table:formula="of:=[.B716]-[.C716]" office:value-type="float" office:value="0.067132867132867" calcext:value-type="float">
            <text:p>0.06713286713286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office:value-type="float" office:value="1.42039106145251" calcext:value-type="float">
            <text:p>1.42039106145251</text:p>
          </table:table-cell>
          <table:table-cell office:value-type="float" office:value="1.3645251396648" calcext:value-type="float">
            <text:p>1.3645251396648</text:p>
          </table:table-cell>
          <table:table-cell table:formula="of:=[.B717]-[.C717]" office:value-type="float" office:value="0.0558659217877098" calcext:value-type="float">
            <text:p>0.0558659217877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float" office:value="1.418410041841" calcext:value-type="float">
            <text:p>1.418410041841</text:p>
          </table:table-cell>
          <table:table-cell office:value-type="float" office:value="1.3626220362622" calcext:value-type="float">
            <text:p>1.3626220362622</text:p>
          </table:table-cell>
          <table:table-cell table:formula="of:=[.B718]-[.C718]" office:value-type="float" office:value="0.0557880055788005" calcext:value-type="float">
            <text:p>0.05578800557880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float" office:value="1.41643454038997" calcext:value-type="float">
            <text:p>1.41643454038997</text:p>
          </table:table-cell>
          <table:table-cell office:value-type="float" office:value="1.34958217270195" calcext:value-type="float">
            <text:p>1.34958217270195</text:p>
          </table:table-cell>
          <table:table-cell table:formula="of:=[.B719]-[.C719]" office:value-type="float" office:value="0.0668523676880222" calcext:value-type="float">
            <text:p>0.0668523676880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float" office:value="1.4144645340751" calcext:value-type="float">
            <text:p>1.4144645340751</text:p>
          </table:table-cell>
          <table:table-cell office:value-type="float" office:value="1.36995827538248" calcext:value-type="float">
            <text:p>1.36995827538248</text:p>
          </table:table-cell>
          <table:table-cell table:formula="of:=[.B720]-[.C720]" office:value-type="float" office:value="0.0445062586926286" calcext:value-type="float">
            <text:p>0.0445062586926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float" office:value="1.4125" calcext:value-type="float">
            <text:p>1.4125</text:p>
          </table:table-cell>
          <table:table-cell office:value-type="float" office:value="1.33472222222222" calcext:value-type="float">
            <text:p>1.33472222222222</text:p>
          </table:table-cell>
          <table:table-cell table:formula="of:=[.B721]-[.C721]" office:value-type="float" office:value="0.0777777777777779" calcext:value-type="float">
            <text:p>0.07777777777777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float" office:value="1.42163661581137" calcext:value-type="float">
            <text:p>1.42163661581137</text:p>
          </table:table-cell>
          <table:table-cell office:value-type="float" office:value="1.34396671289875" calcext:value-type="float">
            <text:p>1.34396671289875</text:p>
          </table:table-cell>
          <table:table-cell table:formula="of:=[.B722]-[.C722]" office:value-type="float" office:value="0.0776699029126213" calcext:value-type="float">
            <text:p>0.0776699029126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float" office:value="1.4196675900277" calcext:value-type="float">
            <text:p>1.4196675900277</text:p>
          </table:table-cell>
          <table:table-cell office:value-type="float" office:value="1.36426592797784" calcext:value-type="float">
            <text:p>1.36426592797784</text:p>
          </table:table-cell>
          <table:table-cell table:formula="of:=[.B723]-[.C723]" office:value-type="float" office:value="0.0554016620498616" calcext:value-type="float">
            <text:p>0.05540166204986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float" office:value="1.41770401106501" calcext:value-type="float">
            <text:p>1.41770401106501</text:p>
          </table:table-cell>
          <table:table-cell office:value-type="float" office:value="1.36237897648686" calcext:value-type="float">
            <text:p>1.36237897648686</text:p>
          </table:table-cell>
          <table:table-cell table:formula="of:=[.B724]-[.C724]" office:value-type="float" office:value="0.0553250345781466" calcext:value-type="float">
            <text:p>0.0553250345781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float" office:value="1.41574585635359" calcext:value-type="float">
            <text:p>1.41574585635359</text:p>
          </table:table-cell>
          <table:table-cell office:value-type="float" office:value="1.36049723756906" calcext:value-type="float">
            <text:p>1.36049723756906</text:p>
          </table:table-cell>
          <table:table-cell table:formula="of:=[.B725]-[.C725]" office:value-type="float" office:value="0.0552486187845305" calcext:value-type="float">
            <text:p>0.0552486187845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float" office:value="1.41379310344828" calcext:value-type="float">
            <text:p>1.41379310344828</text:p>
          </table:table-cell>
          <table:table-cell office:value-type="float" office:value="1.36965517241379" calcext:value-type="float">
            <text:p>1.36965517241379</text:p>
          </table:table-cell>
          <table:table-cell table:formula="of:=[.B726]-[.C726]" office:value-type="float" office:value="0.0441379310344827" calcext:value-type="float">
            <text:p>0.04413793103448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float" office:value="1.41184573002755" calcext:value-type="float">
            <text:p>1.41184573002755</text:p>
          </table:table-cell>
          <table:table-cell office:value-type="float" office:value="1.33471074380165" calcext:value-type="float">
            <text:p>1.33471074380165</text:p>
          </table:table-cell>
          <table:table-cell table:formula="of:=[.B727]-[.C727]" office:value-type="float" office:value="0.0771349862258952" calcext:value-type="float">
            <text:p>0.07713498622589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float" office:value="1.42090784044017" calcext:value-type="float">
            <text:p>1.42090784044017</text:p>
          </table:table-cell>
          <table:table-cell office:value-type="float" office:value="1.37689133425034" calcext:value-type="float">
            <text:p>1.37689133425034</text:p>
          </table:table-cell>
          <table:table-cell table:formula="of:=[.B728]-[.C728]" office:value-type="float" office:value="0.0440165061898212" calcext:value-type="float">
            <text:p>0.0440165061898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float" office:value="1.41895604395604" calcext:value-type="float">
            <text:p>1.41895604395604</text:p>
          </table:table-cell>
          <table:table-cell office:value-type="float" office:value="1.35302197802198" calcext:value-type="float">
            <text:p>1.35302197802198</text:p>
          </table:table-cell>
          <table:table-cell table:formula="of:=[.B729]-[.C729]" office:value-type="float" office:value="0.0659340659340659" calcext:value-type="float">
            <text:p>0.06593406593406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float" office:value="1.41700960219479" calcext:value-type="float">
            <text:p>1.41700960219479</text:p>
          </table:table-cell>
          <table:table-cell office:value-type="float" office:value="1.36213991769547" calcext:value-type="float">
            <text:p>1.36213991769547</text:p>
          </table:table-cell>
          <table:table-cell table:formula="of:=[.B730]-[.C730]" office:value-type="float" office:value="0.0548696844993142" calcext:value-type="float">
            <text:p>0.0548696844993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float" office:value="1.41506849315069" calcext:value-type="float">
            <text:p>1.41506849315069</text:p>
          </table:table-cell>
          <table:table-cell office:value-type="float" office:value="1.36027397260274" calcext:value-type="float">
            <text:p>1.36027397260274</text:p>
          </table:table-cell>
          <table:table-cell table:formula="of:=[.B731]-[.C731]" office:value-type="float" office:value="0.0547945205479452" calcext:value-type="float">
            <text:p>0.05479452054794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float" office:value="1.41313269493844" calcext:value-type="float">
            <text:p>1.41313269493844</text:p>
          </table:table-cell>
          <table:table-cell office:value-type="float" office:value="1.34746922024624" calcext:value-type="float">
            <text:p>1.34746922024624</text:p>
          </table:table-cell>
          <table:table-cell table:formula="of:=[.B732]-[.C732]" office:value-type="float" office:value="0.0656634746922025" calcext:value-type="float">
            <text:p>0.06566347469220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float" office:value="1.41120218579235" calcext:value-type="float">
            <text:p>1.41120218579235</text:p>
          </table:table-cell>
          <table:table-cell office:value-type="float" office:value="1.36748633879781" calcext:value-type="float">
            <text:p>1.36748633879781</text:p>
          </table:table-cell>
          <table:table-cell table:formula="of:=[.B733]-[.C733]" office:value-type="float" office:value="0.0437158469945356" calcext:value-type="float">
            <text:p>0.04371584699453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float" office:value="1.42019099590723" calcext:value-type="float">
            <text:p>1.42019099590723</text:p>
          </table:table-cell>
          <table:table-cell office:value-type="float" office:value="1.3656207366985" calcext:value-type="float">
            <text:p>1.3656207366985</text:p>
          </table:table-cell>
          <table:table-cell table:formula="of:=[.B734]-[.C734]" office:value-type="float" office:value="0.0545702592087312" calcext:value-type="float">
            <text:p>0.0545702592087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float" office:value="1.41825613079019" calcext:value-type="float">
            <text:p>1.41825613079019</text:p>
          </table:table-cell>
          <table:table-cell office:value-type="float" office:value="1.34196185286104" calcext:value-type="float">
            <text:p>1.34196185286104</text:p>
          </table:table-cell>
          <table:table-cell table:formula="of:=[.B735]-[.C735]" office:value-type="float" office:value="0.0762942779291551" calcext:value-type="float">
            <text:p>0.0762942779291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office:value-type="float" office:value="1.41632653061225" calcext:value-type="float">
            <text:p>1.41632653061225</text:p>
          </table:table-cell>
          <table:table-cell office:value-type="float" office:value="1.37278911564626" calcext:value-type="float">
            <text:p>1.37278911564626</text:p>
          </table:table-cell>
          <table:table-cell table:formula="of:=[.B736]-[.C736]" office:value-type="float" office:value="0.0435374149659864" calcext:value-type="float">
            <text:p>0.04353741496598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float" office:value="1.41440217391304" calcext:value-type="float">
            <text:p>1.41440217391304</text:p>
          </table:table-cell>
          <table:table-cell office:value-type="float" office:value="1.3491847826087" calcext:value-type="float">
            <text:p>1.3491847826087</text:p>
          </table:table-cell>
          <table:table-cell table:formula="of:=[.B737]-[.C737]" office:value-type="float" office:value="0.0652173913043479" calcext:value-type="float">
            <text:p>0.06521739130434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float" office:value="1.41248303934871" calcext:value-type="float">
            <text:p>1.41248303934871</text:p>
          </table:table-cell>
          <table:table-cell office:value-type="float" office:value="1.35820895522388" calcext:value-type="float">
            <text:p>1.35820895522388</text:p>
          </table:table-cell>
          <table:table-cell table:formula="of:=[.B738]-[.C738]" office:value-type="float" office:value="0.0542740841248306" calcext:value-type="float">
            <text:p>0.0542740841248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float" office:value="1.41056910569106" calcext:value-type="float">
            <text:p>1.41056910569106</text:p>
          </table:table-cell>
          <table:table-cell office:value-type="float" office:value="1.35636856368564" calcext:value-type="float">
            <text:p>1.35636856368564</text:p>
          </table:table-cell>
          <table:table-cell table:formula="of:=[.B739]-[.C739]" office:value-type="float" office:value="0.0542005420054201" calcext:value-type="float">
            <text:p>0.054200542005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float" office:value="1.41948579161028" calcext:value-type="float">
            <text:p>1.41948579161028</text:p>
          </table:table-cell>
          <table:table-cell office:value-type="float" office:value="1.35453315290934" calcext:value-type="float">
            <text:p>1.35453315290934</text:p>
          </table:table-cell>
          <table:table-cell table:formula="of:=[.B740]-[.C740]" office:value-type="float" office:value="0.0649526387009471" calcext:value-type="float">
            <text:p>0.0649526387009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float" office:value="1.41756756756757" calcext:value-type="float">
            <text:p>1.41756756756757</text:p>
          </table:table-cell>
          <table:table-cell office:value-type="float" office:value="1.37432432432432" calcext:value-type="float">
            <text:p>1.37432432432432</text:p>
          </table:table-cell>
          <table:table-cell table:formula="of:=[.B741]-[.C741]" office:value-type="float" office:value="0.0432432432432432" calcext:value-type="float">
            <text:p>0.04324324324324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float" office:value="1.41565452091768" calcext:value-type="float">
            <text:p>1.41565452091768</text:p>
          </table:table-cell>
          <table:table-cell office:value-type="float" office:value="1.36167341430499" calcext:value-type="float">
            <text:p>1.36167341430499</text:p>
          </table:table-cell>
          <table:table-cell table:formula="of:=[.B742]-[.C742]" office:value-type="float" office:value="0.0539811066126854" calcext:value-type="float">
            <text:p>0.05398110661268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float" office:value="1.41374663072776" calcext:value-type="float">
            <text:p>1.41374663072776</text:p>
          </table:table-cell>
          <table:table-cell office:value-type="float" office:value="1.37061994609164" calcext:value-type="float">
            <text:p>1.37061994609164</text:p>
          </table:table-cell>
          <table:table-cell table:formula="of:=[.B743]-[.C743]" office:value-type="float" office:value="0.0431266846361187" calcext:value-type="float">
            <text:p>0.04312668463611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float" office:value="1.41184387617766" calcext:value-type="float">
            <text:p>1.41184387617766</text:p>
          </table:table-cell>
          <table:table-cell office:value-type="float" office:value="1.34724091520861" calcext:value-type="float">
            <text:p>1.34724091520861</text:p>
          </table:table-cell>
          <table:table-cell table:formula="of:=[.B744]-[.C744]" office:value-type="float" office:value="0.0646029609690444" calcext:value-type="float">
            <text:p>0.0646029609690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float" office:value="1.40994623655914" calcext:value-type="float">
            <text:p>1.40994623655914</text:p>
          </table:table-cell>
          <table:table-cell office:value-type="float" office:value="1.36693548387097" calcext:value-type="float">
            <text:p>1.36693548387097</text:p>
          </table:table-cell>
          <table:table-cell table:formula="of:=[.B745]-[.C745]" office:value-type="float" office:value="0.043010752688172" calcext:value-type="float">
            <text:p>0.04301075268817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office:value-type="float" office:value="1.41879194630872" calcext:value-type="float">
            <text:p>1.41879194630872</text:p>
          </table:table-cell>
          <table:table-cell office:value-type="float" office:value="1.35436241610738" calcext:value-type="float">
            <text:p>1.35436241610738</text:p>
          </table:table-cell>
          <table:table-cell table:formula="of:=[.B746]-[.C746]" office:value-type="float" office:value="0.0644295302013422" calcext:value-type="float">
            <text:p>0.0644295302013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float" office:value="1.41689008042895" calcext:value-type="float">
            <text:p>1.41689008042895</text:p>
          </table:table-cell>
          <table:table-cell office:value-type="float" office:value="1.34182305630027" calcext:value-type="float">
            <text:p>1.34182305630027</text:p>
          </table:table-cell>
          <table:table-cell table:formula="of:=[.B747]-[.C747]" office:value-type="float" office:value="0.0750670241286864" calcext:value-type="float">
            <text:p>0.07506702412868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float" office:value="1.41499330655957" calcext:value-type="float">
            <text:p>1.41499330655957</text:p>
          </table:table-cell>
          <table:table-cell office:value-type="float" office:value="1.34002677376171" calcext:value-type="float">
            <text:p>1.34002677376171</text:p>
          </table:table-cell>
          <table:table-cell table:formula="of:=[.B748]-[.C748]" office:value-type="float" office:value="0.0749665327978581" calcext:value-type="float">
            <text:p>0.07496653279785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float" office:value="1.41310160427808" calcext:value-type="float">
            <text:p>1.41310160427808</text:p>
          </table:table-cell>
          <table:table-cell office:value-type="float" office:value="1.3596256684492" calcext:value-type="float">
            <text:p>1.3596256684492</text:p>
          </table:table-cell>
          <table:table-cell table:formula="of:=[.B749]-[.C749]" office:value-type="float" office:value="0.053475935828877" calcext:value-type="float">
            <text:p>0.05347593582887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float" office:value="1.41121495327103" calcext:value-type="float">
            <text:p>1.41121495327103</text:p>
          </table:table-cell>
          <table:table-cell office:value-type="float" office:value="1.35781041388518" calcext:value-type="float">
            <text:p>1.35781041388518</text:p>
          </table:table-cell>
          <table:table-cell table:formula="of:=[.B750]-[.C750]" office:value-type="float" office:value="0.0534045393858478" calcext:value-type="float">
            <text:p>0.05340453938584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float" office:value="1.40933333333333" calcext:value-type="float">
            <text:p>1.40933333333333</text:p>
          </table:table-cell>
          <table:table-cell office:value-type="float" office:value="1.37733333333333" calcext:value-type="float">
            <text:p>1.37733333333333</text:p>
          </table:table-cell>
          <table:table-cell table:formula="of:=[.B751]-[.C751]" office:value-type="float" office:value="0.032" calcext:value-type="float">
            <text:p>0.0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float" office:value="1.41810918774967" calcext:value-type="float">
            <text:p>1.41810918774967</text:p>
          </table:table-cell>
          <table:table-cell office:value-type="float" office:value="1.35419440745672" calcext:value-type="float">
            <text:p>1.35419440745672</text:p>
          </table:table-cell>
          <table:table-cell table:formula="of:=[.B752]-[.C752]" office:value-type="float" office:value="0.063914780292943" calcext:value-type="float">
            <text:p>0.06391478029294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float" office:value="1.41622340425532" calcext:value-type="float">
            <text:p>1.41622340425532</text:p>
          </table:table-cell>
          <table:table-cell office:value-type="float" office:value="1.36303191489362" calcext:value-type="float">
            <text:p>1.36303191489362</text:p>
          </table:table-cell>
          <table:table-cell table:formula="of:=[.B753]-[.C753]" office:value-type="float" office:value="0.0531914893617023" calcext:value-type="float">
            <text:p>0.05319148936170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float" office:value="1.41434262948207" calcext:value-type="float">
            <text:p>1.41434262948207</text:p>
          </table:table-cell>
          <table:table-cell office:value-type="float" office:value="1.36122177954847" calcext:value-type="float">
            <text:p>1.36122177954847</text:p>
          </table:table-cell>
          <table:table-cell table:formula="of:=[.B754]-[.C754]" office:value-type="float" office:value="0.0531208499335991" calcext:value-type="float">
            <text:p>0.05312084993359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float" office:value="1.41246684350133" calcext:value-type="float">
            <text:p>1.41246684350133</text:p>
          </table:table-cell>
          <table:table-cell office:value-type="float" office:value="1.37002652519894" calcext:value-type="float">
            <text:p>1.37002652519894</text:p>
          </table:table-cell>
          <table:table-cell table:formula="of:=[.B755]-[.C755]" office:value-type="float" office:value="0.0424403183023874" calcext:value-type="float">
            <text:p>0.04244031830238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float" office:value="1.41059602649007" calcext:value-type="float">
            <text:p>1.41059602649007</text:p>
          </table:table-cell>
          <table:table-cell office:value-type="float" office:value="1.3682119205298" calcext:value-type="float">
            <text:p>1.3682119205298</text:p>
          </table:table-cell>
          <table:table-cell table:formula="of:=[.B756]-[.C756]" office:value-type="float" office:value="0.042384105960265" calcext:value-type="float">
            <text:p>0.0423841059602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float" office:value="1.40873015873016" calcext:value-type="float">
            <text:p>1.40873015873016</text:p>
          </table:table-cell>
          <table:table-cell office:value-type="float" office:value="1.3452380952381" calcext:value-type="float">
            <text:p>1.3452380952381</text:p>
          </table:table-cell>
          <table:table-cell table:formula="of:=[.B757]-[.C757]" office:value-type="float" office:value="0.0634920634920635" calcext:value-type="float">
            <text:p>0.06349206349206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float" office:value="1.41743725231176" calcext:value-type="float">
            <text:p>1.41743725231176</text:p>
          </table:table-cell>
          <table:table-cell office:value-type="float" office:value="1.36459709379128" calcext:value-type="float">
            <text:p>1.36459709379128</text:p>
          </table:table-cell>
          <table:table-cell table:formula="of:=[.B758]-[.C758]" office:value-type="float" office:value="0.0528401585204754" calcext:value-type="float">
            <text:p>0.0528401585204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float" office:value="1.4155672823219" calcext:value-type="float">
            <text:p>1.4155672823219</text:p>
          </table:table-cell>
          <table:table-cell office:value-type="float" office:value="1.34168865435356" calcext:value-type="float">
            <text:p>1.34168865435356</text:p>
          </table:table-cell>
          <table:table-cell table:formula="of:=[.B759]-[.C759]" office:value-type="float" office:value="0.0738786279683377" calcext:value-type="float">
            <text:p>0.07387862796833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float" office:value="1.4137022397892" calcext:value-type="float">
            <text:p>1.4137022397892</text:p>
          </table:table-cell>
          <table:table-cell office:value-type="float" office:value="1.32938076416337" calcext:value-type="float">
            <text:p>1.32938076416337</text:p>
          </table:table-cell>
          <table:table-cell table:formula="of:=[.B760]-[.C760]" office:value-type="float" office:value="0.0843214756258235" calcext:value-type="float">
            <text:p>0.08432147562582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float" office:value="1.41184210526316" calcext:value-type="float">
            <text:p>1.41184210526316</text:p>
          </table:table-cell>
          <table:table-cell office:value-type="float" office:value="1.34868421052632" calcext:value-type="float">
            <text:p>1.34868421052632</text:p>
          </table:table-cell>
          <table:table-cell table:formula="of:=[.B761]-[.C761]" office:value-type="float" office:value="0.0631578947368421" calcext:value-type="float">
            <text:p>0.0631578947368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float" office:value="1.40998685939553" calcext:value-type="float">
            <text:p>1.40998685939553</text:p>
          </table:table-cell>
          <table:table-cell office:value-type="float" office:value="1.36793692509855" calcext:value-type="float">
            <text:p>1.36793692509855</text:p>
          </table:table-cell>
          <table:table-cell table:formula="of:=[.B762]-[.C762]" office:value-type="float" office:value="0.0420499342969778" calcext:value-type="float">
            <text:p>0.04204993429697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float" office:value="1.40813648293963" calcext:value-type="float">
            <text:p>1.40813648293963</text:p>
          </table:table-cell>
          <table:table-cell office:value-type="float" office:value="1.36614173228346" calcext:value-type="float">
            <text:p>1.36614173228346</text:p>
          </table:table-cell>
          <table:table-cell table:formula="of:=[.B763]-[.C763]" office:value-type="float" office:value="0.041994750656168" calcext:value-type="float">
            <text:p>0.0419947506561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float" office:value="1.41677588466579" calcext:value-type="float">
            <text:p>1.41677588466579</text:p>
          </table:table-cell>
          <table:table-cell office:value-type="float" office:value="1.34338138925295" calcext:value-type="float">
            <text:p>1.34338138925295</text:p>
          </table:table-cell>
          <table:table-cell table:formula="of:=[.B764]-[.C764]" office:value-type="float" office:value="0.073394495412844" calcext:value-type="float">
            <text:p>0.0733944954128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float" office:value="1.41492146596859" calcext:value-type="float">
            <text:p>1.41492146596859</text:p>
          </table:table-cell>
          <table:table-cell office:value-type="float" office:value="1.34162303664921" calcext:value-type="float">
            <text:p>1.34162303664921</text:p>
          </table:table-cell>
          <table:table-cell table:formula="of:=[.B765]-[.C765]" office:value-type="float" office:value="0.0732984293193719" calcext:value-type="float">
            <text:p>0.07329842931937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float" office:value="1.41307189542484" calcext:value-type="float">
            <text:p>1.41307189542484</text:p>
          </table:table-cell>
          <table:table-cell office:value-type="float" office:value="1.36078431372549" calcext:value-type="float">
            <text:p>1.36078431372549</text:p>
          </table:table-cell>
          <table:table-cell table:formula="of:=[.B766]-[.C766]" office:value-type="float" office:value="0.0522875816993464" calcext:value-type="float">
            <text:p>0.0522875816993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float" office:value="1.411227154047" calcext:value-type="float">
            <text:p>1.411227154047</text:p>
          </table:table-cell>
          <table:table-cell office:value-type="float" office:value="1.35900783289817" calcext:value-type="float">
            <text:p>1.35900783289817</text:p>
          </table:table-cell>
          <table:table-cell table:formula="of:=[.B767]-[.C767]" office:value-type="float" office:value="0.0522193211488251" calcext:value-type="float">
            <text:p>0.0522193211488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float" office:value="1.40938722294655" calcext:value-type="float">
            <text:p>1.40938722294655</text:p>
          </table:table-cell>
          <table:table-cell office:value-type="float" office:value="1.3780964797914" calcext:value-type="float">
            <text:p>1.3780964797914</text:p>
          </table:table-cell>
          <table:table-cell table:formula="of:=[.B768]-[.C768]" office:value-type="float" office:value="0.0312907431551499" calcext:value-type="float">
            <text:p>0.031290743155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float" office:value="1.40755208333333" calcext:value-type="float">
            <text:p>1.40755208333333</text:p>
          </table:table-cell>
          <table:table-cell office:value-type="float" office:value="1.34505208333333" calcext:value-type="float">
            <text:p>1.34505208333333</text:p>
          </table:table-cell>
          <table:table-cell table:formula="of:=[.B769]-[.C769]" office:value-type="float" office:value="0.0625" calcext:value-type="float">
            <text:p>0.06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office:value-type="float" office:value="1.41612483745124" calcext:value-type="float">
            <text:p>1.41612483745124</text:p>
          </table:table-cell>
          <table:table-cell office:value-type="float" office:value="1.35370611183355" calcext:value-type="float">
            <text:p>1.35370611183355</text:p>
          </table:table-cell>
          <table:table-cell table:formula="of:=[.B770]-[.C770]" office:value-type="float" office:value="0.0624187256176854" calcext:value-type="float">
            <text:p>0.06241872561768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float" office:value="1.41428571428571" calcext:value-type="float">
            <text:p>1.41428571428571</text:p>
          </table:table-cell>
          <table:table-cell office:value-type="float" office:value="1.36233766233766" calcext:value-type="float">
            <text:p>1.36233766233766</text:p>
          </table:table-cell>
          <table:table-cell table:formula="of:=[.B771]-[.C771]" office:value-type="float" office:value="0.051948051948052" calcext:value-type="float">
            <text:p>0.05194805194805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float" office:value="1.4124513618677" calcext:value-type="float">
            <text:p>1.4124513618677</text:p>
          </table:table-cell>
          <table:table-cell office:value-type="float" office:value="1.33981841763943" calcext:value-type="float">
            <text:p>1.33981841763943</text:p>
          </table:table-cell>
          <table:table-cell table:formula="of:=[.B772]-[.C772]" office:value-type="float" office:value="0.0726329442282752" calcext:value-type="float">
            <text:p>0.0726329442282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office:value-type="float" office:value="1.41062176165803" calcext:value-type="float">
            <text:p>1.41062176165803</text:p>
          </table:table-cell>
          <table:table-cell office:value-type="float" office:value="1.3380829015544" calcext:value-type="float">
            <text:p>1.3380829015544</text:p>
          </table:table-cell>
          <table:table-cell table:formula="of:=[.B773]-[.C773]" office:value-type="float" office:value="0.0725388601036268" calcext:value-type="float">
            <text:p>0.072538860103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float" office:value="1.40879689521345" calcext:value-type="float">
            <text:p>1.40879689521345</text:p>
          </table:table-cell>
          <table:table-cell office:value-type="float" office:value="1.34670116429495" calcext:value-type="float">
            <text:p>1.34670116429495</text:p>
          </table:table-cell>
          <table:table-cell table:formula="of:=[.B774]-[.C774]" office:value-type="float" office:value="0.0620957309184993" calcext:value-type="float">
            <text:p>0.06209573091849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float" office:value="1.40697674418605" calcext:value-type="float">
            <text:p>1.40697674418605</text:p>
          </table:table-cell>
          <table:table-cell office:value-type="float" office:value="1.35529715762274" calcext:value-type="float">
            <text:p>1.35529715762274</text:p>
          </table:table-cell>
          <table:table-cell table:formula="of:=[.B775]-[.C775]" office:value-type="float" office:value="0.0516795865633075" calcext:value-type="float">
            <text:p>0.05167958656330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float" office:value="1.41548387096774" calcext:value-type="float">
            <text:p>1.41548387096774</text:p>
          </table:table-cell>
          <table:table-cell office:value-type="float" office:value="1.34322580645161" calcext:value-type="float">
            <text:p>1.34322580645161</text:p>
          </table:table-cell>
          <table:table-cell table:formula="of:=[.B776]-[.C776]" office:value-type="float" office:value="0.072258064516129" calcext:value-type="float">
            <text:p>0.0722580645161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float" office:value="1.41365979381443" calcext:value-type="float">
            <text:p>1.41365979381443</text:p>
          </table:table-cell>
          <table:table-cell office:value-type="float" office:value="1.36211340206186" calcext:value-type="float">
            <text:p>1.36211340206186</text:p>
          </table:table-cell>
          <table:table-cell table:formula="of:=[.B777]-[.C777]" office:value-type="float" office:value="0.0515463917525774" calcext:value-type="float">
            <text:p>0.05154639175257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float" office:value="1.41184041184041" calcext:value-type="float">
            <text:p>1.41184041184041</text:p>
          </table:table-cell>
          <table:table-cell office:value-type="float" office:value="1.36036036036036" calcext:value-type="float">
            <text:p>1.36036036036036</text:p>
          </table:table-cell>
          <table:table-cell table:formula="of:=[.B778]-[.C778]" office:value-type="float" office:value="0.0514800514800513" calcext:value-type="float">
            <text:p>0.0514800514800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float" office:value="1.41002570694087" calcext:value-type="float">
            <text:p>1.41002570694087</text:p>
          </table:table-cell>
          <table:table-cell office:value-type="float" office:value="1.36889460154242" calcext:value-type="float">
            <text:p>1.36889460154242</text:p>
          </table:table-cell>
          <table:table-cell table:formula="of:=[.B779]-[.C779]" office:value-type="float" office:value="0.0411311053984578" calcext:value-type="float">
            <text:p>0.04113110539845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float" office:value="1.40821566110398" calcext:value-type="float">
            <text:p>1.40821566110398</text:p>
          </table:table-cell>
          <table:table-cell office:value-type="float" office:value="1.35686777920411" calcext:value-type="float">
            <text:p>1.35686777920411</text:p>
          </table:table-cell>
          <table:table-cell table:formula="of:=[.B780]-[.C780]" office:value-type="float" office:value="0.0513478818998718" calcext:value-type="float">
            <text:p>0.05134788189987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float" office:value="1.40641025641026" calcext:value-type="float">
            <text:p>1.40641025641026</text:p>
          </table:table-cell>
          <table:table-cell office:value-type="float" office:value="1.36538461538462" calcext:value-type="float">
            <text:p>1.36538461538462</text:p>
          </table:table-cell>
          <table:table-cell table:formula="of:=[.B781]-[.C781]" office:value-type="float" office:value="0.0410256410256411" calcext:value-type="float">
            <text:p>0.04102564102564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float" office:value="1.41485275288092" calcext:value-type="float">
            <text:p>1.41485275288092</text:p>
          </table:table-cell>
          <table:table-cell office:value-type="float" office:value="1.35339308578745" calcext:value-type="float">
            <text:p>1.35339308578745</text:p>
          </table:table-cell>
          <table:table-cell table:formula="of:=[.B782]-[.C782]" office:value-type="float" office:value="0.06145966709347" calcext:value-type="float">
            <text:p>0.061459667093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float" office:value="1.41304347826087" calcext:value-type="float">
            <text:p>1.41304347826087</text:p>
          </table:table-cell>
          <table:table-cell office:value-type="float" office:value="1.34143222506394" calcext:value-type="float">
            <text:p>1.34143222506394</text:p>
          </table:table-cell>
          <table:table-cell table:formula="of:=[.B783]-[.C783]" office:value-type="float" office:value="0.0716112531969311" calcext:value-type="float">
            <text:p>0.0716112531969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float" office:value="1.41123882503193" calcext:value-type="float">
            <text:p>1.41123882503193</text:p>
          </table:table-cell>
          <table:table-cell office:value-type="float" office:value="1.36015325670498" calcext:value-type="float">
            <text:p>1.36015325670498</text:p>
          </table:table-cell>
          <table:table-cell table:formula="of:=[.B784]-[.C784]" office:value-type="float" office:value="0.0510855683269478" calcext:value-type="float">
            <text:p>0.05108556832694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float" office:value="1.4094387755102" calcext:value-type="float">
            <text:p>1.4094387755102</text:p>
          </table:table-cell>
          <table:table-cell office:value-type="float" office:value="1.34821428571429" calcext:value-type="float">
            <text:p>1.34821428571429</text:p>
          </table:table-cell>
          <table:table-cell table:formula="of:=[.B785]-[.C785]" office:value-type="float" office:value="0.0612244897959182" calcext:value-type="float">
            <text:p>0.0612244897959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float" office:value="1.40764331210191" calcext:value-type="float">
            <text:p>1.40764331210191</text:p>
          </table:table-cell>
          <table:table-cell office:value-type="float" office:value="1.34649681528662" calcext:value-type="float">
            <text:p>1.34649681528662</text:p>
          </table:table-cell>
          <table:table-cell table:formula="of:=[.B786]-[.C786]" office:value-type="float" office:value="0.0611464968152866" calcext:value-type="float">
            <text:p>0.06114649681528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float" office:value="1.4058524173028" calcext:value-type="float">
            <text:p>1.4058524173028</text:p>
          </table:table-cell>
          <table:table-cell office:value-type="float" office:value="1.36513994910941" calcext:value-type="float">
            <text:p>1.36513994910941</text:p>
          </table:table-cell>
          <table:table-cell table:formula="of:=[.B787]-[.C787]" office:value-type="float" office:value="0.0407124681933844" calcext:value-type="float">
            <text:p>0.04071246819338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float" office:value="1.41423125794155" calcext:value-type="float">
            <text:p>1.41423125794155</text:p>
          </table:table-cell>
          <table:table-cell office:value-type="float" office:value="1.3430749682338" calcext:value-type="float">
            <text:p>1.3430749682338</text:p>
          </table:table-cell>
          <table:table-cell table:formula="of:=[.B788]-[.C788]" office:value-type="float" office:value="0.0711562897077509" calcext:value-type="float">
            <text:p>0.0711562897077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float" office:value="1.41243654822335" calcext:value-type="float">
            <text:p>1.41243654822335</text:p>
          </table:table-cell>
          <table:table-cell office:value-type="float" office:value="1.36167512690355" calcext:value-type="float">
            <text:p>1.36167512690355</text:p>
          </table:table-cell>
          <table:table-cell table:formula="of:=[.B789]-[.C789]" office:value-type="float" office:value="0.0507614213197971" calcext:value-type="float">
            <text:p>0.05076142131979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float" office:value="1.4106463878327" calcext:value-type="float">
            <text:p>1.4106463878327</text:p>
          </table:table-cell>
          <table:table-cell office:value-type="float" office:value="1.34980988593156" calcext:value-type="float">
            <text:p>1.34980988593156</text:p>
          </table:table-cell>
          <table:table-cell table:formula="of:=[.B790]-[.C790]" office:value-type="float" office:value="0.0608365019011405" calcext:value-type="float">
            <text:p>0.06083650190114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float" office:value="1.40886075949367" calcext:value-type="float">
            <text:p>1.40886075949367</text:p>
          </table:table-cell>
          <table:table-cell office:value-type="float" office:value="1.32784810126582" calcext:value-type="float">
            <text:p>1.32784810126582</text:p>
          </table:table-cell>
          <table:table-cell table:formula="of:=[.B791]-[.C791]" office:value-type="float" office:value="0.0810126582278481" calcext:value-type="float">
            <text:p>0.08101265822784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float" office:value="1.4070796460177" calcext:value-type="float">
            <text:p>1.4070796460177</text:p>
          </table:table-cell>
          <table:table-cell office:value-type="float" office:value="1.37673830594185" calcext:value-type="float">
            <text:p>1.37673830594185</text:p>
          </table:table-cell>
          <table:table-cell table:formula="of:=[.B792]-[.C792]" office:value-type="float" office:value="0.0303413400758532" calcext:value-type="float">
            <text:p>0.0303413400758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float" office:value="1.40530303030303" calcext:value-type="float">
            <text:p>1.40530303030303</text:p>
          </table:table-cell>
          <table:table-cell office:value-type="float" office:value="1.34469696969697" calcext:value-type="float">
            <text:p>1.34469696969697</text:p>
          </table:table-cell>
          <table:table-cell table:formula="of:=[.B793]-[.C793]" office:value-type="float" office:value="0.0606060606060606" calcext:value-type="float">
            <text:p>0.06060606060606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float" office:value="1.41361916771753" calcext:value-type="float">
            <text:p>1.41361916771753</text:p>
          </table:table-cell>
          <table:table-cell office:value-type="float" office:value="1.3530895334174" calcext:value-type="float">
            <text:p>1.3530895334174</text:p>
          </table:table-cell>
          <table:table-cell table:formula="of:=[.B794]-[.C794]" office:value-type="float" office:value="0.060529634300126" calcext:value-type="float">
            <text:p>0.0605296343001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office:value-type="float" office:value="1.41183879093199" calcext:value-type="float">
            <text:p>1.41183879093199</text:p>
          </table:table-cell>
          <table:table-cell office:value-type="float" office:value="1.36146095717884" calcext:value-type="float">
            <text:p>1.36146095717884</text:p>
          </table:table-cell>
          <table:table-cell table:formula="of:=[.B795]-[.C795]" office:value-type="float" office:value="0.0503778337531484" calcext:value-type="float">
            <text:p>0.05037783375314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float" office:value="1.41006289308176" calcext:value-type="float">
            <text:p>1.41006289308176</text:p>
          </table:table-cell>
          <table:table-cell office:value-type="float" office:value="1.35974842767296" calcext:value-type="float">
            <text:p>1.35974842767296</text:p>
          </table:table-cell>
          <table:table-cell table:formula="of:=[.B796]-[.C796]" office:value-type="float" office:value="0.050314465408805" calcext:value-type="float">
            <text:p>0.0503144654088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float" office:value="1.40829145728643" calcext:value-type="float">
            <text:p>1.40829145728643</text:p>
          </table:table-cell>
          <table:table-cell office:value-type="float" office:value="1.35804020100503" calcext:value-type="float">
            <text:p>1.35804020100503</text:p>
          </table:table-cell>
          <table:table-cell table:formula="of:=[.B797]-[.C797]" office:value-type="float" office:value="0.050251256281407" calcext:value-type="float">
            <text:p>0.05025125628140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float" office:value="1.40652446675031" calcext:value-type="float">
            <text:p>1.40652446675031</text:p>
          </table:table-cell>
          <table:table-cell office:value-type="float" office:value="1.35633626097867" calcext:value-type="float">
            <text:p>1.35633626097867</text:p>
          </table:table-cell>
          <table:table-cell table:formula="of:=[.B798]-[.C798]" office:value-type="float" office:value="0.0501882057716436" calcext:value-type="float">
            <text:p>0.0501882057716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float" office:value="1.4047619047619" calcext:value-type="float">
            <text:p>1.4047619047619</text:p>
          </table:table-cell>
          <table:table-cell office:value-type="float" office:value="1.3546365914787" calcext:value-type="float">
            <text:p>1.3546365914787</text:p>
          </table:table-cell>
          <table:table-cell table:formula="of:=[.B799]-[.C799]" office:value-type="float" office:value="0.050125313283208" calcext:value-type="float">
            <text:p>0.05012531328320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float" office:value="1.41301627033792" calcext:value-type="float">
            <text:p>1.41301627033792</text:p>
          </table:table-cell>
          <table:table-cell office:value-type="float" office:value="1.36295369211514" calcext:value-type="float">
            <text:p>1.36295369211514</text:p>
          </table:table-cell>
          <table:table-cell table:formula="of:=[.B800]-[.C800]" office:value-type="float" office:value="0.0500625782227784" calcext:value-type="float">
            <text:p>0.05006257822277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office:value-type="float" office:value="1.41125" calcext:value-type="float">
            <text:p>1.41125</text:p>
          </table:table-cell>
          <table:table-cell office:value-type="float" office:value="1.36125" calcext:value-type="float">
            <text:p>1.36125</text:p>
          </table:table-cell>
          <table:table-cell table:formula="of:=[.B801]-[.C801]"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float" office:value="1.40948813982522" calcext:value-type="float">
            <text:p>1.40948813982522</text:p>
          </table:table-cell>
          <table:table-cell office:value-type="float" office:value="1.34956304619226" calcext:value-type="float">
            <text:p>1.34956304619226</text:p>
          </table:table-cell>
          <table:table-cell table:formula="of:=[.B802]-[.C802]" office:value-type="float" office:value="0.0599250936329587" calcext:value-type="float">
            <text:p>0.05992509363295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float" office:value="1.40773067331671" calcext:value-type="float">
            <text:p>1.40773067331671</text:p>
          </table:table-cell>
          <table:table-cell office:value-type="float" office:value="1.34788029925187" calcext:value-type="float">
            <text:p>1.34788029925187</text:p>
          </table:table-cell>
          <table:table-cell table:formula="of:=[.B803]-[.C803]" office:value-type="float" office:value="0.059850374064838" calcext:value-type="float">
            <text:p>0.05985037406483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float" office:value="1.40597758405978" calcext:value-type="float">
            <text:p>1.40597758405978</text:p>
          </table:table-cell>
          <table:table-cell office:value-type="float" office:value="1.35616438356164" calcext:value-type="float">
            <text:p>1.35616438356164</text:p>
          </table:table-cell>
          <table:table-cell table:formula="of:=[.B804]-[.C804]" office:value-type="float" office:value="0.0498132004981322" calcext:value-type="float">
            <text:p>0.0498132004981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float" office:value="1.40422885572139" calcext:value-type="float">
            <text:p>1.40422885572139</text:p>
          </table:table-cell>
          <table:table-cell office:value-type="float" office:value="1.36442786069652" calcext:value-type="float">
            <text:p>1.36442786069652</text:p>
          </table:table-cell>
          <table:table-cell table:formula="of:=[.B805]-[.C805]" office:value-type="float" office:value="0.0398009950248757" calcext:value-type="float">
            <text:p>0.03980099502487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float" office:value="1.41242236024845" calcext:value-type="float">
            <text:p>1.41242236024845</text:p>
          </table:table-cell>
          <table:table-cell office:value-type="float" office:value="1.3527950310559" calcext:value-type="float">
            <text:p>1.3527950310559</text:p>
          </table:table-cell>
          <table:table-cell table:formula="of:=[.B806]-[.C806]" office:value-type="float" office:value="0.0596273291925464" calcext:value-type="float">
            <text:p>0.0596273291925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float" office:value="1.4106699751861" calcext:value-type="float">
            <text:p>1.4106699751861</text:p>
          </table:table-cell>
          <table:table-cell office:value-type="float" office:value="1.36104218362283" calcext:value-type="float">
            <text:p>1.36104218362283</text:p>
          </table:table-cell>
          <table:table-cell table:formula="of:=[.B807]-[.C807]" office:value-type="float" office:value="0.0496277915632755" calcext:value-type="float">
            <text:p>0.04962779156327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float" office:value="1.4089219330855" calcext:value-type="float">
            <text:p>1.4089219330855</text:p>
          </table:table-cell>
          <table:table-cell office:value-type="float" office:value="1.35935563816605" calcext:value-type="float">
            <text:p>1.35935563816605</text:p>
          </table:table-cell>
          <table:table-cell table:formula="of:=[.B808]-[.C808]" office:value-type="float" office:value="0.0495662949194549" calcext:value-type="float">
            <text:p>0.0495662949194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float" office:value="1.40717821782178" calcext:value-type="float">
            <text:p>1.40717821782178</text:p>
          </table:table-cell>
          <table:table-cell office:value-type="float" office:value="1.34777227722772" calcext:value-type="float">
            <text:p>1.34777227722772</text:p>
          </table:table-cell>
          <table:table-cell table:formula="of:=[.B809]-[.C809]" office:value-type="float" office:value="0.0594059405940595" calcext:value-type="float">
            <text:p>0.0594059405940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float" office:value="1.40543881334981" calcext:value-type="float">
            <text:p>1.40543881334981</text:p>
          </table:table-cell>
          <table:table-cell office:value-type="float" office:value="1.34610630407911" calcext:value-type="float">
            <text:p>1.34610630407911</text:p>
          </table:table-cell>
          <table:table-cell table:formula="of:=[.B810]-[.C810]" office:value-type="float" office:value="0.0593325092707047" calcext:value-type="float">
            <text:p>0.0593325092707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office:value-type="float" office:value="1.4037037037037" calcext:value-type="float">
            <text:p>1.4037037037037</text:p>
          </table:table-cell>
          <table:table-cell office:value-type="float" office:value="1.3641975308642" calcext:value-type="float">
            <text:p>1.3641975308642</text:p>
          </table:table-cell>
          <table:table-cell table:formula="of:=[.B811]-[.C811]" office:value-type="float" office:value="0.0395061728395061" calcext:value-type="float">
            <text:p>0.03950617283950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float" office:value="1.41183723797781" calcext:value-type="float">
            <text:p>1.41183723797781</text:p>
          </table:table-cell>
          <table:table-cell office:value-type="float" office:value="1.35265104808878" calcext:value-type="float">
            <text:p>1.35265104808878</text:p>
          </table:table-cell>
          <table:table-cell table:formula="of:=[.B812]-[.C812]" office:value-type="float" office:value="0.059186189889026" calcext:value-type="float">
            <text:p>0.0591861898890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float" office:value="1.41009852216749" calcext:value-type="float">
            <text:p>1.41009852216749</text:p>
          </table:table-cell>
          <table:table-cell office:value-type="float" office:value="1.36083743842365" calcext:value-type="float">
            <text:p>1.36083743842365</text:p>
          </table:table-cell>
          <table:table-cell table:formula="of:=[.B813]-[.C813]" office:value-type="float" office:value="0.0492610837438425" calcext:value-type="float">
            <text:p>0.04926108374384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float" office:value="1.40836408364084" calcext:value-type="float">
            <text:p>1.40836408364084</text:p>
          </table:table-cell>
          <table:table-cell office:value-type="float" office:value="1.35916359163592" calcext:value-type="float">
            <text:p>1.35916359163592</text:p>
          </table:table-cell>
          <table:table-cell table:formula="of:=[.B814]-[.C814]" office:value-type="float" office:value="0.0492004920049201" calcext:value-type="float">
            <text:p>0.0492004920049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float" office:value="1.40663390663391" calcext:value-type="float">
            <text:p>1.40663390663391</text:p>
          </table:table-cell>
          <table:table-cell office:value-type="float" office:value="1.36732186732187" calcext:value-type="float">
            <text:p>1.36732186732187</text:p>
          </table:table-cell>
          <table:table-cell table:formula="of:=[.B815]-[.C815]" office:value-type="float" office:value="0.0393120393120394" calcext:value-type="float">
            <text:p>0.039312039312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float" office:value="1.40490797546012" calcext:value-type="float">
            <text:p>1.40490797546012</text:p>
          </table:table-cell>
          <table:table-cell office:value-type="float" office:value="1.3558282208589" calcext:value-type="float">
            <text:p>1.3558282208589</text:p>
          </table:table-cell>
          <table:table-cell table:formula="of:=[.B816]-[.C816]" office:value-type="float" office:value="0.0490797546012272" calcext:value-type="float">
            <text:p>0.0490797546012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float" office:value="1.4031862745098" calcext:value-type="float">
            <text:p>1.4031862745098</text:p>
          </table:table-cell>
          <table:table-cell office:value-type="float" office:value="1.34436274509804" calcext:value-type="float">
            <text:p>1.34436274509804</text:p>
          </table:table-cell>
          <table:table-cell table:formula="of:=[.B817]-[.C817]" office:value-type="float" office:value="0.0588235294117645" calcext:value-type="float">
            <text:p>0.0588235294117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float" office:value="1.41126070991432" calcext:value-type="float">
            <text:p>1.41126070991432</text:p>
          </table:table-cell>
          <table:table-cell office:value-type="float" office:value="1.37209302325581" calcext:value-type="float">
            <text:p>1.37209302325581</text:p>
          </table:table-cell>
          <table:table-cell table:formula="of:=[.B818]-[.C818]" office:value-type="float" office:value="0.0391676866585067" calcext:value-type="float">
            <text:p>0.03916768665850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float" office:value="1.40953545232274" calcext:value-type="float">
            <text:p>1.40953545232274</text:p>
          </table:table-cell>
          <table:table-cell office:value-type="float" office:value="1.34107579462103" calcext:value-type="float">
            <text:p>1.34107579462103</text:p>
          </table:table-cell>
          <table:table-cell table:formula="of:=[.B819]-[.C819]" office:value-type="float" office:value="0.0684596577017114" calcext:value-type="float">
            <text:p>0.06845965770171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float" office:value="1.40781440781441" calcext:value-type="float">
            <text:p>1.40781440781441</text:p>
          </table:table-cell>
          <table:table-cell office:value-type="float" office:value="1.35897435897436" calcext:value-type="float">
            <text:p>1.35897435897436</text:p>
          </table:table-cell>
          <table:table-cell table:formula="of:=[.B820]-[.C820]" office:value-type="float" office:value="0.0488400488400491" calcext:value-type="float">
            <text:p>0.04884004884004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float" office:value="1.40609756097561" calcext:value-type="float">
            <text:p>1.40609756097561</text:p>
          </table:table-cell>
          <table:table-cell office:value-type="float" office:value="1.33780487804878" calcext:value-type="float">
            <text:p>1.33780487804878</text:p>
          </table:table-cell>
          <table:table-cell table:formula="of:=[.B821]-[.C821]" office:value-type="float" office:value="0.0682926829268291" calcext:value-type="float">
            <text:p>0.0682926829268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float" office:value="1.40438489646772" calcext:value-type="float">
            <text:p>1.40438489646772</text:p>
          </table:table-cell>
          <table:table-cell office:value-type="float" office:value="1.36540803897686" calcext:value-type="float">
            <text:p>1.36540803897686</text:p>
          </table:table-cell>
          <table:table-cell table:formula="of:=[.B822]-[.C822]" office:value-type="float" office:value="0.0389768574908649" calcext:value-type="float">
            <text:p>0.0389768574908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float" office:value="1.40267639902676" calcext:value-type="float">
            <text:p>1.40267639902676</text:p>
          </table:table-cell>
          <table:table-cell office:value-type="float" office:value="1.34428223844282" calcext:value-type="float">
            <text:p>1.34428223844282</text:p>
          </table:table-cell>
          <table:table-cell table:formula="of:=[.B823]-[.C823]" office:value-type="float" office:value="0.0583941605839415" calcext:value-type="float">
            <text:p>0.0583941605839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office:value-type="float" office:value="1.41069258809235" calcext:value-type="float">
            <text:p>1.41069258809235</text:p>
          </table:table-cell>
          <table:table-cell office:value-type="float" office:value="1.36208991494532" calcext:value-type="float">
            <text:p>1.36208991494532</text:p>
          </table:table-cell>
          <table:table-cell table:formula="of:=[.B824]-[.C824]" office:value-type="float" office:value="0.048602673147023" calcext:value-type="float">
            <text:p>0.0486026731470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office:value-type="float" office:value="1.40898058252427" calcext:value-type="float">
            <text:p>1.40898058252427</text:p>
          </table:table-cell>
          <table:table-cell office:value-type="float" office:value="1.37014563106796" calcext:value-type="float">
            <text:p>1.37014563106796</text:p>
          </table:table-cell>
          <table:table-cell table:formula="of:=[.B825]-[.C825]" office:value-type="float" office:value="0.0388349514563107" calcext:value-type="float">
            <text:p>0.03883495145631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office:value-type="float" office:value="1.40727272727273" calcext:value-type="float">
            <text:p>1.40727272727273</text:p>
          </table:table-cell>
          <table:table-cell office:value-type="float" office:value="1.34909090909091" calcext:value-type="float">
            <text:p>1.34909090909091</text:p>
          </table:table-cell>
          <table:table-cell table:formula="of:=[.B826]-[.C826]" office:value-type="float" office:value="0.0581818181818181" calcext:value-type="float">
            <text:p>0.0581818181818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float" office:value="1.40556900726392" calcext:value-type="float">
            <text:p>1.40556900726392</text:p>
          </table:table-cell>
          <table:table-cell office:value-type="float" office:value="1.34745762711864" calcext:value-type="float">
            <text:p>1.34745762711864</text:p>
          </table:table-cell>
          <table:table-cell table:formula="of:=[.B827]-[.C827]" office:value-type="float" office:value="0.0581113801452784" calcext:value-type="float">
            <text:p>0.05811138014527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float" office:value="1.40386940749698" calcext:value-type="float">
            <text:p>1.40386940749698</text:p>
          </table:table-cell>
          <table:table-cell office:value-type="float" office:value="1.37484885126965" calcext:value-type="float">
            <text:p>1.37484885126965</text:p>
          </table:table-cell>
          <table:table-cell table:formula="of:=[.B828]-[.C828]" office:value-type="float" office:value="0.0290205562273278" calcext:value-type="float">
            <text:p>0.02902055622732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float" office:value="1.40217391304348" calcext:value-type="float">
            <text:p>1.40217391304348</text:p>
          </table:table-cell>
          <table:table-cell office:value-type="float" office:value="1.36352657004831" calcext:value-type="float">
            <text:p>1.36352657004831</text:p>
          </table:table-cell>
          <table:table-cell table:formula="of:=[.B829]-[.C829]" office:value-type="float" office:value="0.038647342995169" calcext:value-type="float">
            <text:p>0.0386473429951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float" office:value="1.41013268998794" calcext:value-type="float">
            <text:p>1.41013268998794</text:p>
          </table:table-cell>
          <table:table-cell office:value-type="float" office:value="1.35223160434258" calcext:value-type="float">
            <text:p>1.35223160434258</text:p>
          </table:table-cell>
          <table:table-cell table:formula="of:=[.B830]-[.C830]" office:value-type="float" office:value="0.0579010856453557" calcext:value-type="float">
            <text:p>0.0579010856453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float" office:value="1.40843373493976" calcext:value-type="float">
            <text:p>1.40843373493976</text:p>
          </table:table-cell>
          <table:table-cell office:value-type="float" office:value="1.33132530120482" calcext:value-type="float">
            <text:p>1.33132530120482</text:p>
          </table:table-cell>
          <table:table-cell table:formula="of:=[.B831]-[.C831]" office:value-type="float" office:value="0.0771084337349399" calcext:value-type="float">
            <text:p>0.077108433734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float" office:value="1.40673886883273" calcext:value-type="float">
            <text:p>1.40673886883273</text:p>
          </table:table-cell>
          <table:table-cell office:value-type="float" office:value="1.34897713598075" calcext:value-type="float">
            <text:p>1.34897713598075</text:p>
          </table:table-cell>
          <table:table-cell table:formula="of:=[.B832]-[.C832]" office:value-type="float" office:value="0.0577617328519855" calcext:value-type="float">
            <text:p>0.05776173285198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float" office:value="1.40504807692308" calcext:value-type="float">
            <text:p>1.40504807692308</text:p>
          </table:table-cell>
          <table:table-cell office:value-type="float" office:value="1.34735576923077" calcext:value-type="float">
            <text:p>1.34735576923077</text:p>
          </table:table-cell>
          <table:table-cell table:formula="of:=[.B833]-[.C833]" office:value-type="float" office:value="0.0576923076923077" calcext:value-type="float">
            <text:p>0.05769230769230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float" office:value="1.40336134453782" calcext:value-type="float">
            <text:p>1.40336134453782</text:p>
          </table:table-cell>
          <table:table-cell office:value-type="float" office:value="1.3265306122449" calcext:value-type="float">
            <text:p>1.3265306122449</text:p>
          </table:table-cell>
          <table:table-cell table:formula="of:=[.B834]-[.C834]" office:value-type="float" office:value="0.0768307322929172" calcext:value-type="float">
            <text:p>0.0768307322929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office:value-type="float" office:value="1.40167865707434" calcext:value-type="float">
            <text:p>1.40167865707434</text:p>
          </table:table-cell>
          <table:table-cell office:value-type="float" office:value="1.3537170263789" calcext:value-type="float">
            <text:p>1.3537170263789</text:p>
          </table:table-cell>
          <table:table-cell table:formula="of:=[.B835]-[.C835]" office:value-type="float" office:value="0.0479616306954436" calcext:value-type="float">
            <text:p>0.0479616306954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float" office:value="1.40958083832335" calcext:value-type="float">
            <text:p>1.40958083832335</text:p>
          </table:table-cell>
          <table:table-cell office:value-type="float" office:value="1.37125748502994" calcext:value-type="float">
            <text:p>1.37125748502994</text:p>
          </table:table-cell>
          <table:table-cell table:formula="of:=[.B836]-[.C836]" office:value-type="float" office:value="0.0383233532934131" calcext:value-type="float">
            <text:p>0.03832335329341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office:value-type="float" office:value="1.40789473684211" calcext:value-type="float">
            <text:p>1.40789473684211</text:p>
          </table:table-cell>
          <table:table-cell office:value-type="float" office:value="1.36004784688995" calcext:value-type="float">
            <text:p>1.36004784688995</text:p>
          </table:table-cell>
          <table:table-cell table:formula="of:=[.B837]-[.C837]" office:value-type="float" office:value="0.0478468899521531" calcext:value-type="float">
            <text:p>0.0478468899521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float" office:value="1.40621266427718" calcext:value-type="float">
            <text:p>1.40621266427718</text:p>
          </table:table-cell>
          <table:table-cell office:value-type="float" office:value="1.3584229390681" calcext:value-type="float">
            <text:p>1.3584229390681</text:p>
          </table:table-cell>
          <table:table-cell table:formula="of:=[.B838]-[.C838]" office:value-type="float" office:value="0.04778972520908" calcext:value-type="float">
            <text:p>0.0477897252090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float" office:value="1.40453460620525" calcext:value-type="float">
            <text:p>1.40453460620525</text:p>
          </table:table-cell>
          <table:table-cell office:value-type="float" office:value="1.35680190930788" calcext:value-type="float">
            <text:p>1.35680190930788</text:p>
          </table:table-cell>
          <table:table-cell table:formula="of:=[.B839]-[.C839]" office:value-type="float" office:value="0.0477326968973748" calcext:value-type="float">
            <text:p>0.0477326968973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office:value-type="float" office:value="1.40286054827175" calcext:value-type="float">
            <text:p>1.40286054827175</text:p>
          </table:table-cell>
          <table:table-cell office:value-type="float" office:value="1.34564958283671" calcext:value-type="float">
            <text:p>1.34564958283671</text:p>
          </table:table-cell>
          <table:table-cell table:formula="of:=[.B840]-[.C840]" office:value-type="float" office:value="0.0572109654350417" calcext:value-type="float">
            <text:p>0.0572109654350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float" office:value="1.40119047619048" calcext:value-type="float">
            <text:p>1.40119047619048</text:p>
          </table:table-cell>
          <table:table-cell office:value-type="float" office:value="1.37261904761905" calcext:value-type="float">
            <text:p>1.37261904761905</text:p>
          </table:table-cell>
          <table:table-cell table:formula="of:=[.B841]-[.C841]" office:value-type="float" office:value="0.0285714285714285" calcext:value-type="float">
            <text:p>0.0285714285714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float" office:value="1.4090368608799" calcext:value-type="float">
            <text:p>1.4090368608799</text:p>
          </table:table-cell>
          <table:table-cell office:value-type="float" office:value="1.37098692033294" calcext:value-type="float">
            <text:p>1.37098692033294</text:p>
          </table:table-cell>
          <table:table-cell table:formula="of:=[.B842]-[.C842]" office:value-type="float" office:value="0.0380499405469679" calcext:value-type="float">
            <text:p>0.0380499405469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office:value-type="float" office:value="1.40736342042755" calcext:value-type="float">
            <text:p>1.40736342042755</text:p>
          </table:table-cell>
          <table:table-cell office:value-type="float" office:value="1.34085510688836" calcext:value-type="float">
            <text:p>1.34085510688836</text:p>
          </table:table-cell>
          <table:table-cell table:formula="of:=[.B843]-[.C843]" office:value-type="float" office:value="0.0665083135391924" calcext:value-type="float">
            <text:p>0.06650831353919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float" office:value="1.40569395017794" calcext:value-type="float">
            <text:p>1.40569395017794</text:p>
          </table:table-cell>
          <table:table-cell office:value-type="float" office:value="1.3582443653618" calcext:value-type="float">
            <text:p>1.3582443653618</text:p>
          </table:table-cell>
          <table:table-cell table:formula="of:=[.B844]-[.C844]" office:value-type="float" office:value="0.0474495848161329" calcext:value-type="float">
            <text:p>0.04744958481613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float" office:value="1.40402843601896" calcext:value-type="float">
            <text:p>1.40402843601896</text:p>
          </table:table-cell>
          <table:table-cell office:value-type="float" office:value="1.36611374407583" calcext:value-type="float">
            <text:p>1.36611374407583</text:p>
          </table:table-cell>
          <table:table-cell table:formula="of:=[.B845]-[.C845]" office:value-type="float" office:value="0.0379146919431281" calcext:value-type="float">
            <text:p>0.03791469194312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office:value-type="float" office:value="1.40236686390533" calcext:value-type="float">
            <text:p>1.40236686390533</text:p>
          </table:table-cell>
          <table:table-cell office:value-type="float" office:value="1.35502958579882" calcext:value-type="float">
            <text:p>1.35502958579882</text:p>
          </table:table-cell>
          <table:table-cell table:formula="of:=[.B846]-[.C846]" office:value-type="float" office:value="0.0473372781065089" calcext:value-type="float">
            <text:p>0.04733727810650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office:value-type="float" office:value="1.40070921985816" calcext:value-type="float">
            <text:p>1.40070921985816</text:p>
          </table:table-cell>
          <table:table-cell office:value-type="float" office:value="1.35342789598109" calcext:value-type="float">
            <text:p>1.35342789598109</text:p>
          </table:table-cell>
          <table:table-cell table:formula="of:=[.B847]-[.C847]" office:value-type="float" office:value="0.0472813238770686" calcext:value-type="float">
            <text:p>0.0472813238770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float" office:value="1.40850059031877" calcext:value-type="float">
            <text:p>1.40850059031877</text:p>
          </table:table-cell>
          <table:table-cell office:value-type="float" office:value="1.36127508854782" calcext:value-type="float">
            <text:p>1.36127508854782</text:p>
          </table:table-cell>
          <table:table-cell table:formula="of:=[.B848]-[.C848]" office:value-type="float" office:value="0.0472255017709564" calcext:value-type="float">
            <text:p>0.0472255017709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float" office:value="1.40683962264151" calcext:value-type="float">
            <text:p>1.40683962264151</text:p>
          </table:table-cell>
          <table:table-cell office:value-type="float" office:value="1.34080188679245" calcext:value-type="float">
            <text:p>1.34080188679245</text:p>
          </table:table-cell>
          <table:table-cell table:formula="of:=[.B849]-[.C849]" office:value-type="float" office:value="0.0660377358490563" calcext:value-type="float">
            <text:p>0.0660377358490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float" office:value="1.40518256772674" calcext:value-type="float">
            <text:p>1.40518256772674</text:p>
          </table:table-cell>
          <table:table-cell office:value-type="float" office:value="1.35806831566549" calcext:value-type="float">
            <text:p>1.35806831566549</text:p>
          </table:table-cell>
          <table:table-cell table:formula="of:=[.B850]-[.C850]" office:value-type="float" office:value="0.0471142520612482" calcext:value-type="float">
            <text:p>0.04711425206124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float" office:value="1.40352941176471" calcext:value-type="float">
            <text:p>1.40352941176471</text:p>
          </table:table-cell>
          <table:table-cell office:value-type="float" office:value="1.34705882352941" calcext:value-type="float">
            <text:p>1.34705882352941</text:p>
          </table:table-cell>
          <table:table-cell table:formula="of:=[.B851]-[.C851]" office:value-type="float" office:value="0.0564705882352943" calcext:value-type="float">
            <text:p>0.0564705882352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float" office:value="1.40188014101058" calcext:value-type="float">
            <text:p>1.40188014101058</text:p>
          </table:table-cell>
          <table:table-cell office:value-type="float" office:value="1.35487661574618" calcext:value-type="float">
            <text:p>1.35487661574618</text:p>
          </table:table-cell>
          <table:table-cell table:formula="of:=[.B852]-[.C852]" office:value-type="float" office:value="0.0470035252643948" calcext:value-type="float">
            <text:p>0.04700352526439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float" office:value="1.40023474178404" calcext:value-type="float">
            <text:p>1.40023474178404</text:p>
          </table:table-cell>
          <table:table-cell office:value-type="float" office:value="1.33450704225352" calcext:value-type="float">
            <text:p>1.33450704225352</text:p>
          </table:table-cell>
          <table:table-cell table:formula="of:=[.B853]-[.C853]" office:value-type="float" office:value="0.0657276995305163" calcext:value-type="float">
            <text:p>0.0657276995305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float" office:value="1.40797186400938" calcext:value-type="float">
            <text:p>1.40797186400938</text:p>
          </table:table-cell>
          <table:table-cell office:value-type="float" office:value="1.35169988276671" calcext:value-type="float">
            <text:p>1.35169988276671</text:p>
          </table:table-cell>
          <table:table-cell table:formula="of:=[.B854]-[.C854]" office:value-type="float" office:value="0.0562719812426729" calcext:value-type="float">
            <text:p>0.05627198124267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float" office:value="1.40632318501171" calcext:value-type="float">
            <text:p>1.40632318501171</text:p>
          </table:table-cell>
          <table:table-cell office:value-type="float" office:value="1.35011709601874" calcext:value-type="float">
            <text:p>1.35011709601874</text:p>
          </table:table-cell>
          <table:table-cell table:formula="of:=[.B855]-[.C855]" office:value-type="float" office:value="0.0562060889929741" calcext:value-type="float">
            <text:p>0.05620608899297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float" office:value="1.4046783625731" calcext:value-type="float">
            <text:p>1.4046783625731</text:p>
          </table:table-cell>
          <table:table-cell office:value-type="float" office:value="1.3672514619883" calcext:value-type="float">
            <text:p>1.3672514619883</text:p>
          </table:table-cell>
          <table:table-cell table:formula="of:=[.B856]-[.C856]" office:value-type="float" office:value="0.0374269005847954" calcext:value-type="float">
            <text:p>0.03742690058479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office:value-type="float" office:value="1.40303738317757" calcext:value-type="float">
            <text:p>1.40303738317757</text:p>
          </table:table-cell>
          <table:table-cell office:value-type="float" office:value="1.33761682242991" calcext:value-type="float">
            <text:p>1.33761682242991</text:p>
          </table:table-cell>
          <table:table-cell table:formula="of:=[.B857]-[.C857]" office:value-type="float" office:value="0.0654205607476635" calcext:value-type="float">
            <text:p>0.06542056074766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float" office:value="1.40140023337223" calcext:value-type="float">
            <text:p>1.40140023337223</text:p>
          </table:table-cell>
          <table:table-cell office:value-type="float" office:value="1.35472578763127" calcext:value-type="float">
            <text:p>1.35472578763127</text:p>
          </table:table-cell>
          <table:table-cell table:formula="of:=[.B858]-[.C858]" office:value-type="float" office:value="0.0466744457409567" calcext:value-type="float">
            <text:p>0.0466744457409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float" office:value="1.3997668997669" calcext:value-type="float">
            <text:p>1.3997668997669</text:p>
          </table:table-cell>
          <table:table-cell office:value-type="float" office:value="1.35314685314685" calcext:value-type="float">
            <text:p>1.35314685314685</text:p>
          </table:table-cell>
          <table:table-cell table:formula="of:=[.B859]-[.C859]" office:value-type="float" office:value="0.0466200466200466" calcext:value-type="float">
            <text:p>0.0466200466200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float" office:value="1.40745052386496" calcext:value-type="float">
            <text:p>1.40745052386496</text:p>
          </table:table-cell>
          <table:table-cell office:value-type="float" office:value="1.35157159487777" calcext:value-type="float">
            <text:p>1.35157159487777</text:p>
          </table:table-cell>
          <table:table-cell table:formula="of:=[.B860]-[.C860]" office:value-type="float" office:value="0.0558789289871942" calcext:value-type="float">
            <text:p>0.0558789289871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float" office:value="1.40581395348837" calcext:value-type="float">
            <text:p>1.40581395348837</text:p>
          </table:table-cell>
          <table:table-cell office:value-type="float" office:value="1.3406976744186" calcext:value-type="float">
            <text:p>1.3406976744186</text:p>
          </table:table-cell>
          <table:table-cell table:formula="of:=[.B861]-[.C861]" office:value-type="float" office:value="0.0651162790697675" calcext:value-type="float">
            <text:p>0.0651162790697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float" office:value="1.40418118466899" calcext:value-type="float">
            <text:p>1.40418118466899</text:p>
          </table:table-cell>
          <table:table-cell office:value-type="float" office:value="1.34843205574913" calcext:value-type="float">
            <text:p>1.34843205574913</text:p>
          </table:table-cell>
          <table:table-cell table:formula="of:=[.B862]-[.C862]" office:value-type="float" office:value="0.0557491289198606" calcext:value-type="float">
            <text:p>0.05574912891986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float" office:value="1.40255220417633" calcext:value-type="float">
            <text:p>1.40255220417633</text:p>
          </table:table-cell>
          <table:table-cell office:value-type="float" office:value="1.34686774941995" calcext:value-type="float">
            <text:p>1.34686774941995</text:p>
          </table:table-cell>
          <table:table-cell table:formula="of:=[.B863]-[.C863]" office:value-type="float" office:value="0.0556844547563804" calcext:value-type="float">
            <text:p>0.0556844547563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float" office:value="1.40092699884125" calcext:value-type="float">
            <text:p>1.40092699884125</text:p>
          </table:table-cell>
          <table:table-cell office:value-type="float" office:value="1.35457705677868" calcext:value-type="float">
            <text:p>1.35457705677868</text:p>
          </table:table-cell>
          <table:table-cell table:formula="of:=[.B864]-[.C864]" office:value-type="float" office:value="0.0463499420625724" calcext:value-type="float">
            <text:p>0.04634994206257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float" office:value="1.39930555555556" calcext:value-type="float">
            <text:p>1.39930555555556</text:p>
          </table:table-cell>
          <table:table-cell office:value-type="float" office:value="1.36226851851852" calcext:value-type="float">
            <text:p>1.36226851851852</text:p>
          </table:table-cell>
          <table:table-cell table:formula="of:=[.B865]-[.C865]" office:value-type="float" office:value="0.037037037037037" calcext:value-type="float">
            <text:p>0.03703703703703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float" office:value="1.40693641618497" calcext:value-type="float">
            <text:p>1.40693641618497</text:p>
          </table:table-cell>
          <table:table-cell office:value-type="float" office:value="1.3514450867052" calcext:value-type="float">
            <text:p>1.3514450867052</text:p>
          </table:table-cell>
          <table:table-cell table:formula="of:=[.B866]-[.C866]" office:value-type="float" office:value="0.0554913294797688" calcext:value-type="float">
            <text:p>0.0554913294797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float" office:value="1.40531177829099" calcext:value-type="float">
            <text:p>1.40531177829099</text:p>
          </table:table-cell>
          <table:table-cell office:value-type="float" office:value="1.35912240184758" calcext:value-type="float">
            <text:p>1.35912240184758</text:p>
          </table:table-cell>
          <table:table-cell table:formula="of:=[.B867]-[.C867]" office:value-type="float" office:value="0.0461893764434178" calcext:value-type="float">
            <text:p>0.0461893764434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float" office:value="1.40369088811995" calcext:value-type="float">
            <text:p>1.40369088811995</text:p>
          </table:table-cell>
          <table:table-cell office:value-type="float" office:value="1.3760092272203" calcext:value-type="float">
            <text:p>1.3760092272203</text:p>
          </table:table-cell>
          <table:table-cell table:formula="of:=[.B868]-[.C868]" office:value-type="float" office:value="0.0276816608996542" calcext:value-type="float">
            <text:p>0.0276816608996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float" office:value="1.40207373271889" calcext:value-type="float">
            <text:p>1.40207373271889</text:p>
          </table:table-cell>
          <table:table-cell office:value-type="float" office:value="1.31912442396313" calcext:value-type="float">
            <text:p>1.31912442396313</text:p>
          </table:table-cell>
          <table:table-cell table:formula="of:=[.B869]-[.C869]" office:value-type="float" office:value="0.0829493087557604" calcext:value-type="float">
            <text:p>0.08294930875576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float" office:value="1.40046029919448" calcext:value-type="float">
            <text:p>1.40046029919448</text:p>
          </table:table-cell>
          <table:table-cell office:value-type="float" office:value="1.36363636363636" calcext:value-type="float">
            <text:p>1.36363636363636</text:p>
          </table:table-cell>
          <table:table-cell table:formula="of:=[.B870]-[.C870]" office:value-type="float" office:value="0.0368239355581128" calcext:value-type="float">
            <text:p>0.03682393555811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float" office:value="1.39885057471264" calcext:value-type="float">
            <text:p>1.39885057471264</text:p>
          </table:table-cell>
          <table:table-cell office:value-type="float" office:value="1.35287356321839" calcext:value-type="float">
            <text:p>1.35287356321839</text:p>
          </table:table-cell>
          <table:table-cell table:formula="of:=[.B871]-[.C871]" office:value-type="float" office:value="0.0459770114942528" calcext:value-type="float">
            <text:p>0.0459770114942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float" office:value="1.40642939150402" calcext:value-type="float">
            <text:p>1.40642939150402</text:p>
          </table:table-cell>
          <table:table-cell office:value-type="float" office:value="1.36050516647532" calcext:value-type="float">
            <text:p>1.36050516647532</text:p>
          </table:table-cell>
          <table:table-cell table:formula="of:=[.B872]-[.C872]" office:value-type="float" office:value="0.0459242250287026" calcext:value-type="float">
            <text:p>0.04592422502870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float" office:value="1.40481651376147" calcext:value-type="float">
            <text:p>1.40481651376147</text:p>
          </table:table-cell>
          <table:table-cell office:value-type="float" office:value="1.34059633027523" calcext:value-type="float">
            <text:p>1.34059633027523</text:p>
          </table:table-cell>
          <table:table-cell table:formula="of:=[.B873]-[.C873]" office:value-type="float" office:value="0.0642201834862386" calcext:value-type="float">
            <text:p>0.06422018348623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float" office:value="1.40320733104238" calcext:value-type="float">
            <text:p>1.40320733104238</text:p>
          </table:table-cell>
          <table:table-cell office:value-type="float" office:value="1.3573883161512" calcext:value-type="float">
            <text:p>1.3573883161512</text:p>
          </table:table-cell>
          <table:table-cell table:formula="of:=[.B874]-[.C874]" office:value-type="float" office:value="0.0458190148911797" calcext:value-type="float">
            <text:p>0.045819014891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float" office:value="1.40160183066362" calcext:value-type="float">
            <text:p>1.40160183066362</text:p>
          </table:table-cell>
          <table:table-cell office:value-type="float" office:value="1.3466819221968" calcext:value-type="float">
            <text:p>1.3466819221968</text:p>
          </table:table-cell>
          <table:table-cell table:formula="of:=[.B875]-[.C875]" office:value-type="float" office:value="0.0549199084668193" calcext:value-type="float">
            <text:p>0.05491990846681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float" office:value="1.4" calcext:value-type="float">
            <text:p>1.4</text:p>
          </table:table-cell>
          <table:table-cell office:value-type="float" office:value="1.34514285714286" calcext:value-type="float">
            <text:p>1.34514285714286</text:p>
          </table:table-cell>
          <table:table-cell table:formula="of:=[.B876]-[.C876]" office:value-type="float" office:value="0.0548571428571427" calcext:value-type="float">
            <text:p>0.05485714285714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float" office:value="1.39840182648402" calcext:value-type="float">
            <text:p>1.39840182648402</text:p>
          </table:table-cell>
          <table:table-cell office:value-type="float" office:value="1.33447488584475" calcext:value-type="float">
            <text:p>1.33447488584475</text:p>
          </table:table-cell>
          <table:table-cell table:formula="of:=[.B877]-[.C877]" office:value-type="float" office:value="0.0639269406392695" calcext:value-type="float">
            <text:p>0.063926940639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float" office:value="1.40592930444698" calcext:value-type="float">
            <text:p>1.40592930444698</text:p>
          </table:table-cell>
          <table:table-cell office:value-type="float" office:value="1.34207525655644" calcext:value-type="float">
            <text:p>1.34207525655644</text:p>
          </table:table-cell>
          <table:table-cell table:formula="of:=[.B878]-[.C878]" office:value-type="float" office:value="0.0638540478905358" calcext:value-type="float">
            <text:p>0.06385404789053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float" office:value="1.40432801822323" calcext:value-type="float">
            <text:p>1.40432801822323</text:p>
          </table:table-cell>
          <table:table-cell office:value-type="float" office:value="1.35876993166287" calcext:value-type="float">
            <text:p>1.35876993166287</text:p>
          </table:table-cell>
          <table:table-cell table:formula="of:=[.B879]-[.C879]" office:value-type="float" office:value="0.0455580865603646" calcext:value-type="float">
            <text:p>0.0455580865603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office:value-type="float" office:value="1.40273037542662" calcext:value-type="float">
            <text:p>1.40273037542662</text:p>
          </table:table-cell>
          <table:table-cell office:value-type="float" office:value="1.3481228668942" calcext:value-type="float">
            <text:p>1.3481228668942</text:p>
          </table:table-cell>
          <table:table-cell table:formula="of:=[.B880]-[.C880]" office:value-type="float" office:value="0.0546075085324231" calcext:value-type="float">
            <text:p>0.0546075085324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float" office:value="1.40113636363636" calcext:value-type="float">
            <text:p>1.40113636363636</text:p>
          </table:table-cell>
          <table:table-cell office:value-type="float" office:value="1.3375" calcext:value-type="float">
            <text:p>1.3375</text:p>
          </table:table-cell>
          <table:table-cell table:formula="of:=[.B881]-[.C881]" office:value-type="float" office:value="0.0636363636363637" calcext:value-type="float">
            <text:p>0.06363636363636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float" office:value="1.39954597048808" calcext:value-type="float">
            <text:p>1.39954597048808</text:p>
          </table:table-cell>
          <table:table-cell office:value-type="float" office:value="1.34506242905789" calcext:value-type="float">
            <text:p>1.34506242905789</text:p>
          </table:table-cell>
          <table:table-cell table:formula="of:=[.B882]-[.C882]" office:value-type="float" office:value="0.054483541430193" calcext:value-type="float">
            <text:p>0.05448354143019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float" office:value="1.39795918367347" calcext:value-type="float">
            <text:p>1.39795918367347</text:p>
          </table:table-cell>
          <table:table-cell office:value-type="float" office:value="1.36167800453515" calcext:value-type="float">
            <text:p>1.36167800453515</text:p>
          </table:table-cell>
          <table:table-cell table:formula="of:=[.B883]-[.C883]" office:value-type="float" office:value="0.0362811791383222" calcext:value-type="float">
            <text:p>0.0362811791383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float" office:value="1.40543601359003" calcext:value-type="float">
            <text:p>1.40543601359003</text:p>
          </table:table-cell>
          <table:table-cell office:value-type="float" office:value="1.36013590033975" calcext:value-type="float">
            <text:p>1.36013590033975</text:p>
          </table:table-cell>
          <table:table-cell table:formula="of:=[.B884]-[.C884]" office:value-type="float" office:value="0.0453001132502831" calcext:value-type="float">
            <text:p>0.04530011325028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float" office:value="1.40384615384615" calcext:value-type="float">
            <text:p>1.40384615384615</text:p>
          </table:table-cell>
          <table:table-cell office:value-type="float" office:value="1.35859728506787" calcext:value-type="float">
            <text:p>1.35859728506787</text:p>
          </table:table-cell>
          <table:table-cell table:formula="of:=[.B885]-[.C885]" office:value-type="float" office:value="0.0452488687782804" calcext:value-type="float">
            <text:p>0.0452488687782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float" office:value="1.40225988700565" calcext:value-type="float">
            <text:p>1.40225988700565</text:p>
          </table:table-cell>
          <table:table-cell office:value-type="float" office:value="1.35706214689266" calcext:value-type="float">
            <text:p>1.35706214689266</text:p>
          </table:table-cell>
          <table:table-cell table:formula="of:=[.B886]-[.C886]" office:value-type="float" office:value="0.0451977401129944" calcext:value-type="float">
            <text:p>0.0451977401129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float" office:value="1.40067720090293" calcext:value-type="float">
            <text:p>1.40067720090293</text:p>
          </table:table-cell>
          <table:table-cell office:value-type="float" office:value="1.32844243792325" calcext:value-type="float">
            <text:p>1.32844243792325</text:p>
          </table:table-cell>
          <table:table-cell table:formula="of:=[.B887]-[.C887]" office:value-type="float" office:value="0.0722347629796838" calcext:value-type="float">
            <text:p>0.07223476297968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float" office:value="1.39909808342728" calcext:value-type="float">
            <text:p>1.39909808342728</text:p>
          </table:table-cell>
          <table:table-cell office:value-type="float" office:value="1.34498308906426" calcext:value-type="float">
            <text:p>1.34498308906426</text:p>
          </table:table-cell>
          <table:table-cell table:formula="of:=[.B888]-[.C888]" office:value-type="float" office:value="0.0541149943630215" calcext:value-type="float">
            <text:p>0.0541149943630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float" office:value="1.39752252252252" calcext:value-type="float">
            <text:p>1.39752252252252</text:p>
          </table:table-cell>
          <table:table-cell office:value-type="float" office:value="1.35247747747748" calcext:value-type="float">
            <text:p>1.35247747747748</text:p>
          </table:table-cell>
          <table:table-cell table:formula="of:=[.B889]-[.C889]" office:value-type="float" office:value="0.045045045045045" calcext:value-type="float">
            <text:p>0.04504504504504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float" office:value="1.40494938132733" calcext:value-type="float">
            <text:p>1.40494938132733</text:p>
          </table:table-cell>
          <table:table-cell office:value-type="float" office:value="1.34195725534308" calcext:value-type="float">
            <text:p>1.34195725534308</text:p>
          </table:table-cell>
          <table:table-cell table:formula="of:=[.B890]-[.C890]" office:value-type="float" office:value="0.0629921259842521" calcext:value-type="float">
            <text:p>0.06299212598425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float" office:value="1.40337078651685" calcext:value-type="float">
            <text:p>1.40337078651685</text:p>
          </table:table-cell>
          <table:table-cell office:value-type="float" office:value="1.3314606741573" calcext:value-type="float">
            <text:p>1.3314606741573</text:p>
          </table:table-cell>
          <table:table-cell table:formula="of:=[.B891]-[.C891]" office:value-type="float" office:value="0.0719101123595505" calcext:value-type="float">
            <text:p>0.0719101123595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float" office:value="1.40179573512907" calcext:value-type="float">
            <text:p>1.40179573512907</text:p>
          </table:table-cell>
          <table:table-cell office:value-type="float" office:value="1.33894500561167" calcext:value-type="float">
            <text:p>1.33894500561167</text:p>
          </table:table-cell>
          <table:table-cell table:formula="of:=[.B892]-[.C892]" office:value-type="float" office:value="0.0628507295173961" calcext:value-type="float">
            <text:p>0.0628507295173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float" office:value="1.40022421524664" calcext:value-type="float">
            <text:p>1.40022421524664</text:p>
          </table:table-cell>
          <table:table-cell office:value-type="float" office:value="1.33744394618834" calcext:value-type="float">
            <text:p>1.33744394618834</text:p>
          </table:table-cell>
          <table:table-cell table:formula="of:=[.B893]-[.C893]" office:value-type="float" office:value="0.0627802690582961" calcext:value-type="float">
            <text:p>0.0627802690582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float" office:value="1.3986562150056" calcext:value-type="float">
            <text:p>1.3986562150056</text:p>
          </table:table-cell>
          <table:table-cell office:value-type="float" office:value="1.37178051511758" calcext:value-type="float">
            <text:p>1.37178051511758</text:p>
          </table:table-cell>
          <table:table-cell table:formula="of:=[.B894]-[.C894]" office:value-type="float" office:value="0.0268756998880177" calcext:value-type="float">
            <text:p>0.0268756998880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float" office:value="1.39709172259508" calcext:value-type="float">
            <text:p>1.39709172259508</text:p>
          </table:table-cell>
          <table:table-cell office:value-type="float" office:value="1.35234899328859" calcext:value-type="float">
            <text:p>1.35234899328859</text:p>
          </table:table-cell>
          <table:table-cell table:formula="of:=[.B895]-[.C895]" office:value-type="float" office:value="0.0447427293064877" calcext:value-type="float">
            <text:p>0.04474272930648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float" office:value="1.40446927374302" calcext:value-type="float">
            <text:p>1.40446927374302</text:p>
          </table:table-cell>
          <table:table-cell office:value-type="float" office:value="1.33296089385475" calcext:value-type="float">
            <text:p>1.33296089385475</text:p>
          </table:table-cell>
          <table:table-cell table:formula="of:=[.B896]-[.C896]" office:value-type="float" office:value="0.0715083798882681" calcext:value-type="float">
            <text:p>0.0715083798882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float" office:value="1.40290178571429" calcext:value-type="float">
            <text:p>1.40290178571429</text:p>
          </table:table-cell>
          <table:table-cell office:value-type="float" office:value="1.34933035714286" calcext:value-type="float">
            <text:p>1.34933035714286</text:p>
          </table:table-cell>
          <table:table-cell table:formula="of:=[.B897]-[.C897]" office:value-type="float" office:value="0.0535714285714286" calcext:value-type="float">
            <text:p>0.0535714285714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float" office:value="1.40133779264214" calcext:value-type="float">
            <text:p>1.40133779264214</text:p>
          </table:table-cell>
          <table:table-cell office:value-type="float" office:value="1.32998885172798" calcext:value-type="float">
            <text:p>1.32998885172798</text:p>
          </table:table-cell>
          <table:table-cell table:formula="of:=[.B898]-[.C898]" office:value-type="float" office:value="0.0713489409141583" calcext:value-type="float">
            <text:p>0.07134894091415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float" office:value="1.39977728285078" calcext:value-type="float">
            <text:p>1.39977728285078</text:p>
          </table:table-cell>
          <table:table-cell office:value-type="float" office:value="1.32850779510022" calcext:value-type="float">
            <text:p>1.32850779510022</text:p>
          </table:table-cell>
          <table:table-cell table:formula="of:=[.B899]-[.C899]" office:value-type="float" office:value="0.0712694877505569" calcext:value-type="float">
            <text:p>0.0712694877505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office:value-type="float" office:value="1.39822024471635" calcext:value-type="float">
            <text:p>1.39822024471635</text:p>
          </table:table-cell>
          <table:table-cell office:value-type="float" office:value="1.35372636262514" calcext:value-type="float">
            <text:p>1.35372636262514</text:p>
          </table:table-cell>
          <table:table-cell table:formula="of:=[.B900]-[.C900]" office:value-type="float" office:value="0.0444938820912124" calcext:value-type="float">
            <text:p>0.04449388209121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float" office:value="1.39666666666667" calcext:value-type="float">
            <text:p>1.39666666666667</text:p>
          </table:table-cell>
          <table:table-cell office:value-type="float" office:value="1.34333333333333" calcext:value-type="float">
            <text:p>1.34333333333333</text:p>
          </table:table-cell>
          <table:table-cell table:formula="of:=[.B901]-[.C901]" office:value-type="float" office:value="0.0533333333333335" calcext:value-type="float">
            <text:p>0.0533333333333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float" office:value="1.40399556048835" calcext:value-type="float">
            <text:p>1.40399556048835</text:p>
          </table:table-cell>
          <table:table-cell office:value-type="float" office:value="1.34184239733629" calcext:value-type="float">
            <text:p>1.34184239733629</text:p>
          </table:table-cell>
          <table:table-cell table:formula="of:=[.B902]-[.C902]" office:value-type="float" office:value="0.0621531631520533" calcext:value-type="float">
            <text:p>0.0621531631520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float" office:value="1.40243902439024" calcext:value-type="float">
            <text:p>1.40243902439024</text:p>
          </table:table-cell>
          <table:table-cell office:value-type="float" office:value="1.34035476718404" calcext:value-type="float">
            <text:p>1.34035476718404</text:p>
          </table:table-cell>
          <table:table-cell table:formula="of:=[.B903]-[.C903]" office:value-type="float" office:value="0.0620842572062084" calcext:value-type="float">
            <text:p>0.06208425720620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float" office:value="1.40088593576966" calcext:value-type="float">
            <text:p>1.40088593576966</text:p>
          </table:table-cell>
          <table:table-cell office:value-type="float" office:value="1.33887043189369" calcext:value-type="float">
            <text:p>1.33887043189369</text:p>
          </table:table-cell>
          <table:table-cell table:formula="of:=[.B904]-[.C904]" office:value-type="float" office:value="0.0620155038759691" calcext:value-type="float">
            <text:p>0.0620155038759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float" office:value="1.39933628318584" calcext:value-type="float">
            <text:p>1.39933628318584</text:p>
          </table:table-cell>
          <table:table-cell office:value-type="float" office:value="1.35508849557522" calcext:value-type="float">
            <text:p>1.35508849557522</text:p>
          </table:table-cell>
          <table:table-cell table:formula="of:=[.B905]-[.C905]" office:value-type="float" office:value="0.0442477876106195" calcext:value-type="float">
            <text:p>0.0442477876106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float" office:value="1.39779005524862" calcext:value-type="float">
            <text:p>1.39779005524862</text:p>
          </table:table-cell>
          <table:table-cell office:value-type="float" office:value="1.35359116022099" calcext:value-type="float">
            <text:p>1.35359116022099</text:p>
          </table:table-cell>
          <table:table-cell table:formula="of:=[.B906]-[.C906]" office:value-type="float" office:value="0.0441988950276244" calcext:value-type="float">
            <text:p>0.0441988950276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float" office:value="1.3962472406181" calcext:value-type="float">
            <text:p>1.3962472406181</text:p>
          </table:table-cell>
          <table:table-cell office:value-type="float" office:value="1.34326710816777" calcext:value-type="float">
            <text:p>1.34326710816777</text:p>
          </table:table-cell>
          <table:table-cell table:formula="of:=[.B907]-[.C907]" office:value-type="float" office:value="0.052980132450331" calcext:value-type="float">
            <text:p>0.0529801324503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float" office:value="1.40352811466373" calcext:value-type="float">
            <text:p>1.40352811466373</text:p>
          </table:table-cell>
          <table:table-cell office:value-type="float" office:value="1.34178610804851" calcext:value-type="float">
            <text:p>1.34178610804851</text:p>
          </table:table-cell>
          <table:table-cell table:formula="of:=[.B908]-[.C908]" office:value-type="float" office:value="0.061742006615215" calcext:value-type="float">
            <text:p>0.0617420066152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float" office:value="1.40198237885463" calcext:value-type="float">
            <text:p>1.40198237885463</text:p>
          </table:table-cell>
          <table:table-cell office:value-type="float" office:value="1.3579295154185" calcext:value-type="float">
            <text:p>1.3579295154185</text:p>
          </table:table-cell>
          <table:table-cell table:formula="of:=[.B909]-[.C909]" office:value-type="float" office:value="0.0440528634361232" calcext:value-type="float">
            <text:p>0.0440528634361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float" office:value="1.4004400440044" calcext:value-type="float">
            <text:p>1.4004400440044</text:p>
          </table:table-cell>
          <table:table-cell office:value-type="float" office:value="1.34763476347635" calcext:value-type="float">
            <text:p>1.34763476347635</text:p>
          </table:table-cell>
          <table:table-cell table:formula="of:=[.B910]-[.C910]" office:value-type="float" office:value="0.0528052805280528" calcext:value-type="float">
            <text:p>0.0528052805280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float" office:value="1.3989010989011" calcext:value-type="float">
            <text:p>1.3989010989011</text:p>
          </table:table-cell>
          <table:table-cell office:value-type="float" office:value="1.34615384615385" calcext:value-type="float">
            <text:p>1.34615384615385</text:p>
          </table:table-cell>
          <table:table-cell table:formula="of:=[.B911]-[.C911]" office:value-type="float" office:value="0.0527472527472526" calcext:value-type="float">
            <text:p>0.0527472527472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float" office:value="1.397365532382" calcext:value-type="float">
            <text:p>1.397365532382</text:p>
          </table:table-cell>
          <table:table-cell office:value-type="float" office:value="1.34467618002195" calcext:value-type="float">
            <text:p>1.34467618002195</text:p>
          </table:table-cell>
          <table:table-cell table:formula="of:=[.B912]-[.C912]" office:value-type="float" office:value="0.0526893523600438" calcext:value-type="float">
            <text:p>0.05268935236004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office:value-type="float" office:value="1.39583333333333" calcext:value-type="float">
            <text:p>1.39583333333333</text:p>
          </table:table-cell>
          <table:table-cell office:value-type="float" office:value="1.3344298245614" calcext:value-type="float">
            <text:p>1.3344298245614</text:p>
          </table:table-cell>
          <table:table-cell table:formula="of:=[.B913]-[.C913]" office:value-type="float" office:value="0.0614035087719298" calcext:value-type="float">
            <text:p>0.0614035087719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float" office:value="1.40306681270537" calcext:value-type="float">
            <text:p>1.40306681270537</text:p>
          </table:table-cell>
          <table:table-cell office:value-type="float" office:value="1.3592552026287" calcext:value-type="float">
            <text:p>1.3592552026287</text:p>
          </table:table-cell>
          <table:table-cell table:formula="of:=[.B914]-[.C914]" office:value-type="float" office:value="0.0438116100766703" calcext:value-type="float">
            <text:p>0.0438116100766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float" office:value="1.40153172866521" calcext:value-type="float">
            <text:p>1.40153172866521</text:p>
          </table:table-cell>
          <table:table-cell office:value-type="float" office:value="1.35776805251641" calcext:value-type="float">
            <text:p>1.35776805251641</text:p>
          </table:table-cell>
          <table:table-cell table:formula="of:=[.B915]-[.C915]" office:value-type="float" office:value="0.0437636761487965" calcext:value-type="float">
            <text:p>0.04376367614879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float" office:value="1.4" calcext:value-type="float">
            <text:p>1.4</text:p>
          </table:table-cell>
          <table:table-cell office:value-type="float" office:value="1.35628415300546" calcext:value-type="float">
            <text:p>1.35628415300546</text:p>
          </table:table-cell>
          <table:table-cell table:formula="of:=[.B916]-[.C916]" office:value-type="float" office:value="0.0437158469945353" calcext:value-type="float">
            <text:p>0.0437158469945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float" office:value="1.39847161572052" calcext:value-type="float">
            <text:p>1.39847161572052</text:p>
          </table:table-cell>
          <table:table-cell office:value-type="float" office:value="1.35480349344978" calcext:value-type="float">
            <text:p>1.35480349344978</text:p>
          </table:table-cell>
          <table:table-cell table:formula="of:=[.B917]-[.C917]" office:value-type="float" office:value="0.0436681222707425" calcext:value-type="float">
            <text:p>0.04366812227074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float" office:value="1.3969465648855" calcext:value-type="float">
            <text:p>1.3969465648855</text:p>
          </table:table-cell>
          <table:table-cell office:value-type="float" office:value="1.33587786259542" calcext:value-type="float">
            <text:p>1.33587786259542</text:p>
          </table:table-cell>
          <table:table-cell table:formula="of:=[.B918]-[.C918]" office:value-type="float" office:value="0.0610687022900764" calcext:value-type="float">
            <text:p>0.06106870229007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float" office:value="1.39542483660131" calcext:value-type="float">
            <text:p>1.39542483660131</text:p>
          </table:table-cell>
          <table:table-cell office:value-type="float" office:value="1.34313725490196" calcext:value-type="float">
            <text:p>1.34313725490196</text:p>
          </table:table-cell>
          <table:table-cell table:formula="of:=[.B919]-[.C919]" office:value-type="float" office:value="0.0522875816993464" calcext:value-type="float">
            <text:p>0.0522875816993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float" office:value="1.40261153427639" calcext:value-type="float">
            <text:p>1.40261153427639</text:p>
          </table:table-cell>
          <table:table-cell office:value-type="float" office:value="1.32426550598477" calcext:value-type="float">
            <text:p>1.32426550598477</text:p>
          </table:table-cell>
          <table:table-cell table:formula="of:=[.B920]-[.C920]" office:value-type="float" office:value="0.0783460282916213" calcext:value-type="float">
            <text:p>0.0783460282916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float" office:value="1.40108695652174" calcext:value-type="float">
            <text:p>1.40108695652174</text:p>
          </table:table-cell>
          <table:table-cell office:value-type="float" office:value="1.36630434782609" calcext:value-type="float">
            <text:p>1.36630434782609</text:p>
          </table:table-cell>
          <table:table-cell table:formula="of:=[.B921]-[.C921]" office:value-type="float" office:value="0.0347826086956522" calcext:value-type="float">
            <text:p>0.03478260869565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float" office:value="1.39956568946797" calcext:value-type="float">
            <text:p>1.39956568946797</text:p>
          </table:table-cell>
          <table:table-cell office:value-type="float" office:value="1.3213897937025" calcext:value-type="float">
            <text:p>1.3213897937025</text:p>
          </table:table-cell>
          <table:table-cell table:formula="of:=[.B922]-[.C922]" office:value-type="float" office:value="0.0781758957654724" calcext:value-type="float">
            <text:p>0.07817589576547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float" office:value="1.39804772234273" calcext:value-type="float">
            <text:p>1.39804772234273</text:p>
          </table:table-cell>
          <table:table-cell office:value-type="float" office:value="1.33731019522777" calcext:value-type="float">
            <text:p>1.33731019522777</text:p>
          </table:table-cell>
          <table:table-cell table:formula="of:=[.B923]-[.C923]" office:value-type="float" office:value="0.0607375271149675" calcext:value-type="float">
            <text:p>0.0607375271149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float" office:value="1.39653304442037" calcext:value-type="float">
            <text:p>1.39653304442037</text:p>
          </table:table-cell>
          <table:table-cell office:value-type="float" office:value="1.35319609967497" calcext:value-type="float">
            <text:p>1.35319609967497</text:p>
          </table:table-cell>
          <table:table-cell table:formula="of:=[.B924]-[.C924]" office:value-type="float" office:value="0.0433369447453953" calcext:value-type="float">
            <text:p>0.04333694474539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float" office:value="1.39502164502165" calcext:value-type="float">
            <text:p>1.39502164502165</text:p>
          </table:table-cell>
          <table:table-cell office:value-type="float" office:value="1.34307359307359" calcext:value-type="float">
            <text:p>1.34307359307359</text:p>
          </table:table-cell>
          <table:table-cell table:formula="of:=[.B925]-[.C925]" office:value-type="float" office:value="0.051948051948052" calcext:value-type="float">
            <text:p>0.05194805194805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float" office:value="1.40216216216216" calcext:value-type="float">
            <text:p>1.40216216216216</text:p>
          </table:table-cell>
          <table:table-cell office:value-type="float" office:value="1.34162162162162" calcext:value-type="float">
            <text:p>1.34162162162162</text:p>
          </table:table-cell>
          <table:table-cell table:formula="of:=[.B926]-[.C926]" office:value-type="float" office:value="0.0605405405405404" calcext:value-type="float">
            <text:p>0.060540540540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float" office:value="1.40064794816415" calcext:value-type="float">
            <text:p>1.40064794816415</text:p>
          </table:table-cell>
          <table:table-cell office:value-type="float" office:value="1.32289416846652" calcext:value-type="float">
            <text:p>1.32289416846652</text:p>
          </table:table-cell>
          <table:table-cell table:formula="of:=[.B927]-[.C927]" office:value-type="float" office:value="0.0777537796976242" calcext:value-type="float">
            <text:p>0.07775377969762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float" office:value="1.39913700107875" calcext:value-type="float">
            <text:p>1.39913700107875</text:p>
          </table:table-cell>
          <table:table-cell office:value-type="float" office:value="1.35598705501618" calcext:value-type="float">
            <text:p>1.35598705501618</text:p>
          </table:table-cell>
          <table:table-cell table:formula="of:=[.B928]-[.C928]" office:value-type="float" office:value="0.0431499460625675" calcext:value-type="float">
            <text:p>0.0431499460625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float" office:value="1.39762931034483" calcext:value-type="float">
            <text:p>1.39762931034483</text:p>
          </table:table-cell>
          <table:table-cell office:value-type="float" office:value="1.36314655172414" calcext:value-type="float">
            <text:p>1.36314655172414</text:p>
          </table:table-cell>
          <table:table-cell table:formula="of:=[.B929]-[.C929]" office:value-type="float" office:value="0.0344827586206897" calcext:value-type="float">
            <text:p>0.034482758620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float" office:value="1.39612486544672" calcext:value-type="float">
            <text:p>1.39612486544672</text:p>
          </table:table-cell>
          <table:table-cell office:value-type="float" office:value="1.35306781485468" calcext:value-type="float">
            <text:p>1.35306781485468</text:p>
          </table:table-cell>
          <table:table-cell table:formula="of:=[.B930]-[.C930]" office:value-type="float" office:value="0.0430570505920345" calcext:value-type="float">
            <text:p>0.0430570505920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float" office:value="1.39462365591398" calcext:value-type="float">
            <text:p>1.39462365591398</text:p>
          </table:table-cell>
          <table:table-cell office:value-type="float" office:value="1.3258064516129" calcext:value-type="float">
            <text:p>1.3258064516129</text:p>
          </table:table-cell>
          <table:table-cell table:formula="of:=[.B931]-[.C931]" office:value-type="float" office:value="0.0688172043010751" calcext:value-type="float">
            <text:p>0.06881720430107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float" office:value="1.40171858216971" calcext:value-type="float">
            <text:p>1.40171858216971</text:p>
          </table:table-cell>
          <table:table-cell office:value-type="float" office:value="1.35016111707841" calcext:value-type="float">
            <text:p>1.35016111707841</text:p>
          </table:table-cell>
          <table:table-cell table:formula="of:=[.B932]-[.C932]" office:value-type="float" office:value="0.0515574650912998" calcext:value-type="float">
            <text:p>0.051557465091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float" office:value="1.40021459227468" calcext:value-type="float">
            <text:p>1.40021459227468</text:p>
          </table:table-cell>
          <table:table-cell office:value-type="float" office:value="1.33154506437768" calcext:value-type="float">
            <text:p>1.33154506437768</text:p>
          </table:table-cell>
          <table:table-cell table:formula="of:=[.B933]-[.C933]" office:value-type="float" office:value="0.0686695278969955" calcext:value-type="float">
            <text:p>0.06866952789699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float" office:value="1.39871382636656" calcext:value-type="float">
            <text:p>1.39871382636656</text:p>
          </table:table-cell>
          <table:table-cell office:value-type="float" office:value="1.35584137191854" calcext:value-type="float">
            <text:p>1.35584137191854</text:p>
          </table:table-cell>
          <table:table-cell table:formula="of:=[.B934]-[.C934]" office:value-type="float" office:value="0.0428724544480172" calcext:value-type="float">
            <text:p>0.0428724544480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float" office:value="1.39721627408994" calcext:value-type="float">
            <text:p>1.39721627408994</text:p>
          </table:table-cell>
          <table:table-cell office:value-type="float" office:value="1.32869379014989" calcext:value-type="float">
            <text:p>1.32869379014989</text:p>
          </table:table-cell>
          <table:table-cell table:formula="of:=[.B935]-[.C935]" office:value-type="float" office:value="0.0685224839400427" calcext:value-type="float">
            <text:p>0.06852248394004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float" office:value="1.39572192513369" calcext:value-type="float">
            <text:p>1.39572192513369</text:p>
          </table:table-cell>
          <table:table-cell office:value-type="float" office:value="1.35294117647059" calcext:value-type="float">
            <text:p>1.35294117647059</text:p>
          </table:table-cell>
          <table:table-cell table:formula="of:=[.B936]-[.C936]" office:value-type="float" office:value="0.0427807486631016" calcext:value-type="float">
            <text:p>0.04278074866310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office:value-type="float" office:value="1.39423076923077" calcext:value-type="float">
            <text:p>1.39423076923077</text:p>
          </table:table-cell>
          <table:table-cell office:value-type="float" office:value="1.34294871794872" calcext:value-type="float">
            <text:p>1.34294871794872</text:p>
          </table:table-cell>
          <table:table-cell table:formula="of:=[.B937]-[.C937]" office:value-type="float" office:value="0.0512820512820513" calcext:value-type="float">
            <text:p>0.0512820512820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float" office:value="1.40128068303095" calcext:value-type="float">
            <text:p>1.40128068303095</text:p>
          </table:table-cell>
          <table:table-cell office:value-type="float" office:value="1.32443970117396" calcext:value-type="float">
            <text:p>1.32443970117396</text:p>
          </table:table-cell>
          <table:table-cell table:formula="of:=[.B938]-[.C938]" office:value-type="float" office:value="0.0768409818569904" calcext:value-type="float">
            <text:p>0.0768409818569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float" office:value="1.3997867803838" calcext:value-type="float">
            <text:p>1.3997867803838</text:p>
          </table:table-cell>
          <table:table-cell office:value-type="float" office:value="1.32302771855011" calcext:value-type="float">
            <text:p>1.32302771855011</text:p>
          </table:table-cell>
          <table:table-cell table:formula="of:=[.B939]-[.C939]" office:value-type="float" office:value="0.0767590618336886" calcext:value-type="float">
            <text:p>0.07675906183368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float" office:value="1.39829605963791" calcext:value-type="float">
            <text:p>1.39829605963791</text:p>
          </table:table-cell>
          <table:table-cell office:value-type="float" office:value="1.33865814696486" calcext:value-type="float">
            <text:p>1.33865814696486</text:p>
          </table:table-cell>
          <table:table-cell table:formula="of:=[.B940]-[.C940]" office:value-type="float" office:value="0.0596379126730564" calcext:value-type="float">
            <text:p>0.0596379126730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float" office:value="1.3968085106383" calcext:value-type="float">
            <text:p>1.3968085106383</text:p>
          </table:table-cell>
          <table:table-cell office:value-type="float" office:value="1.34574468085106" calcext:value-type="float">
            <text:p>1.34574468085106</text:p>
          </table:table-cell>
          <table:table-cell table:formula="of:=[.B941]-[.C941]" office:value-type="float" office:value="0.0510638297872341" calcext:value-type="float">
            <text:p>0.0510638297872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float" office:value="1.39532412327311" calcext:value-type="float">
            <text:p>1.39532412327311</text:p>
          </table:table-cell>
          <table:table-cell office:value-type="float" office:value="1.33581296493092" calcext:value-type="float">
            <text:p>1.33581296493092</text:p>
          </table:table-cell>
          <table:table-cell table:formula="of:=[.B942]-[.C942]" office:value-type="float" office:value="0.0595111583421892" calcext:value-type="float">
            <text:p>0.05951115834218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float" office:value="1.39384288747346" calcext:value-type="float">
            <text:p>1.39384288747346</text:p>
          </table:table-cell>
          <table:table-cell office:value-type="float" office:value="1.35138004246285" calcext:value-type="float">
            <text:p>1.35138004246285</text:p>
          </table:table-cell>
          <table:table-cell table:formula="of:=[.B943]-[.C943]" office:value-type="float" office:value="0.0424628450106157" calcext:value-type="float">
            <text:p>0.0424628450106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float" office:value="1.40084835630965" calcext:value-type="float">
            <text:p>1.40084835630965</text:p>
          </table:table-cell>
          <table:table-cell office:value-type="float" office:value="1.34994697773065" calcext:value-type="float">
            <text:p>1.34994697773065</text:p>
          </table:table-cell>
          <table:table-cell table:formula="of:=[.B944]-[.C944]" office:value-type="float" office:value="0.0509013785790031" calcext:value-type="float">
            <text:p>0.05090137857900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float" office:value="1.39936440677966" calcext:value-type="float">
            <text:p>1.39936440677966</text:p>
          </table:table-cell>
          <table:table-cell office:value-type="float" office:value="1.35699152542373" calcext:value-type="float">
            <text:p>1.35699152542373</text:p>
          </table:table-cell>
          <table:table-cell table:formula="of:=[.B945]-[.C945]" office:value-type="float" office:value="0.0423728813559323" calcext:value-type="float">
            <text:p>0.0423728813559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float" office:value="1.3978835978836" calcext:value-type="float">
            <text:p>1.3978835978836</text:p>
          </table:table-cell>
          <table:table-cell office:value-type="float" office:value="1.34708994708995" calcext:value-type="float">
            <text:p>1.34708994708995</text:p>
          </table:table-cell>
          <table:table-cell table:formula="of:=[.B946]-[.C946]" office:value-type="float" office:value="0.0507936507936508" calcext:value-type="float">
            <text:p>0.0507936507936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float" office:value="1.39640591966173" calcext:value-type="float">
            <text:p>1.39640591966173</text:p>
          </table:table-cell>
          <table:table-cell office:value-type="float" office:value="1.34566596194503" calcext:value-type="float">
            <text:p>1.34566596194503</text:p>
          </table:table-cell>
          <table:table-cell table:formula="of:=[.B947]-[.C947]" office:value-type="float" office:value="0.0507399577167018" calcext:value-type="float">
            <text:p>0.05073995771670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float" office:value="1.39493136219641" calcext:value-type="float">
            <text:p>1.39493136219641</text:p>
          </table:table-cell>
          <table:table-cell office:value-type="float" office:value="1.34424498416051" calcext:value-type="float">
            <text:p>1.34424498416051</text:p>
          </table:table-cell>
          <table:table-cell table:formula="of:=[.B948]-[.C948]" office:value-type="float" office:value="0.0506863780359028" calcext:value-type="float">
            <text:p>0.05068637803590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float" office:value="1.39345991561181" calcext:value-type="float">
            <text:p>1.39345991561181</text:p>
          </table:table-cell>
          <table:table-cell office:value-type="float" office:value="1.34282700421941" calcext:value-type="float">
            <text:p>1.34282700421941</text:p>
          </table:table-cell>
          <table:table-cell table:formula="of:=[.B949]-[.C949]" office:value-type="float" office:value="0.0506329113924051" calcext:value-type="float">
            <text:p>0.0506329113924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float" office:value="1.40042149631191" calcext:value-type="float">
            <text:p>1.40042149631191</text:p>
          </table:table-cell>
          <table:table-cell office:value-type="float" office:value="1.34141201264489" calcext:value-type="float">
            <text:p>1.34141201264489</text:p>
          </table:table-cell>
          <table:table-cell table:formula="of:=[.B950]-[.C950]" office:value-type="float" office:value="0.0590094836670179" calcext:value-type="float">
            <text:p>0.0590094836670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float" office:value="1.39894736842105" calcext:value-type="float">
            <text:p>1.39894736842105</text:p>
          </table:table-cell>
          <table:table-cell office:value-type="float" office:value="1.34" calcext:value-type="float">
            <text:p>1.34</text:p>
          </table:table-cell>
          <table:table-cell table:formula="of:=[.B951]-[.C951]" office:value-type="float" office:value="0.0589473684210526" calcext:value-type="float">
            <text:p>0.0589473684210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float" office:value="1.39747634069401" calcext:value-type="float">
            <text:p>1.39747634069401</text:p>
          </table:table-cell>
          <table:table-cell office:value-type="float" office:value="1.34700315457413" calcext:value-type="float">
            <text:p>1.34700315457413</text:p>
          </table:table-cell>
          <table:table-cell table:formula="of:=[.B952]-[.C952]" office:value-type="float" office:value="0.0504731861198737" calcext:value-type="float">
            <text:p>0.05047318611987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float" office:value="1.39600840336134" calcext:value-type="float">
            <text:p>1.39600840336134</text:p>
          </table:table-cell>
          <table:table-cell office:value-type="float" office:value="1.33718487394958" calcext:value-type="float">
            <text:p>1.33718487394958</text:p>
          </table:table-cell>
          <table:table-cell table:formula="of:=[.B953]-[.C953]" office:value-type="float" office:value="0.0588235294117647" calcext:value-type="float">
            <text:p>0.0588235294117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float" office:value="1.39454354669465" calcext:value-type="float">
            <text:p>1.39454354669465</text:p>
          </table:table-cell>
          <table:table-cell office:value-type="float" office:value="1.33578174186779" calcext:value-type="float">
            <text:p>1.33578174186779</text:p>
          </table:table-cell>
          <table:table-cell table:formula="of:=[.B954]-[.C954]" office:value-type="float" office:value="0.0587618048268626" calcext:value-type="float">
            <text:p>0.05876180482686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float" office:value="1.39308176100629" calcext:value-type="float">
            <text:p>1.39308176100629</text:p>
          </table:table-cell>
          <table:table-cell office:value-type="float" office:value="1.35115303983229" calcext:value-type="float">
            <text:p>1.35115303983229</text:p>
          </table:table-cell>
          <table:table-cell table:formula="of:=[.B955]-[.C955]" office:value-type="float" office:value="0.0419287211740043" calcext:value-type="float">
            <text:p>0.0419287211740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float" office:value="1.4" calcext:value-type="float">
            <text:p>1.4</text:p>
          </table:table-cell>
          <table:table-cell office:value-type="float" office:value="1.34973821989529" calcext:value-type="float">
            <text:p>1.34973821989529</text:p>
          </table:table-cell>
          <table:table-cell table:formula="of:=[.B956]-[.C956]" office:value-type="float" office:value="0.0502617801047121" calcext:value-type="float">
            <text:p>0.05026178010471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float" office:value="1.39853556485356" calcext:value-type="float">
            <text:p>1.39853556485356</text:p>
          </table:table-cell>
          <table:table-cell office:value-type="float" office:value="1.33995815899582" calcext:value-type="float">
            <text:p>1.33995815899582</text:p>
          </table:table-cell>
          <table:table-cell table:formula="of:=[.B957]-[.C957]" office:value-type="float" office:value="0.0585774058577406" calcext:value-type="float">
            <text:p>0.05857740585774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float" office:value="1.39707419017764" calcext:value-type="float">
            <text:p>1.39707419017764</text:p>
          </table:table-cell>
          <table:table-cell office:value-type="float" office:value="1.35527690700104" calcext:value-type="float">
            <text:p>1.35527690700104</text:p>
          </table:table-cell>
          <table:table-cell table:formula="of:=[.B958]-[.C958]" office:value-type="float" office:value="0.0417972831765936" calcext:value-type="float">
            <text:p>0.0417972831765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float" office:value="1.39561586638831" calcext:value-type="float">
            <text:p>1.39561586638831</text:p>
          </table:table-cell>
          <table:table-cell office:value-type="float" office:value="1.35386221294363" calcext:value-type="float">
            <text:p>1.35386221294363</text:p>
          </table:table-cell>
          <table:table-cell table:formula="of:=[.B959]-[.C959]" office:value-type="float" office:value="0.0417536534446763" calcext:value-type="float">
            <text:p>0.04175365344467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float" office:value="1.39416058394161" calcext:value-type="float">
            <text:p>1.39416058394161</text:p>
          </table:table-cell>
          <table:table-cell office:value-type="float" office:value="1.35245046923879" calcext:value-type="float">
            <text:p>1.35245046923879</text:p>
          </table:table-cell>
          <table:table-cell table:formula="of:=[.B960]-[.C960]" office:value-type="float" office:value="0.0417101147028154" calcext:value-type="float">
            <text:p>0.0417101147028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float" office:value="1.39270833333333" calcext:value-type="float">
            <text:p>1.39270833333333</text:p>
          </table:table-cell>
          <table:table-cell office:value-type="float" office:value="1.334375" calcext:value-type="float">
            <text:p>1.334375</text:p>
          </table:table-cell>
          <table:table-cell table:formula="of:=[.B961]-[.C961]" office:value-type="float" office:value="0.0583333333333334" calcext:value-type="float">
            <text:p>0.05833333333333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float" office:value="1.39958376690947" calcext:value-type="float">
            <text:p>1.39958376690947</text:p>
          </table:table-cell>
          <table:table-cell office:value-type="float" office:value="1.33298647242456" calcext:value-type="float">
            <text:p>1.33298647242456</text:p>
          </table:table-cell>
          <table:table-cell table:formula="of:=[.B962]-[.C962]" office:value-type="float" office:value="0.0665972944849116" calcext:value-type="float">
            <text:p>0.06659729448491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float" office:value="1.3981288981289" calcext:value-type="float">
            <text:p>1.3981288981289</text:p>
          </table:table-cell>
          <table:table-cell office:value-type="float" office:value="1.34823284823285" calcext:value-type="float">
            <text:p>1.34823284823285</text:p>
          </table:table-cell>
          <table:table-cell table:formula="of:=[.B963]-[.C963]" office:value-type="float" office:value="0.0498960498960499" calcext:value-type="float">
            <text:p>0.049896049896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float" office:value="1.39667705088266" calcext:value-type="float">
            <text:p>1.39667705088266</text:p>
          </table:table-cell>
          <table:table-cell office:value-type="float" office:value="1.33852544132918" calcext:value-type="float">
            <text:p>1.33852544132918</text:p>
          </table:table-cell>
          <table:table-cell table:formula="of:=[.B964]-[.C964]" office:value-type="float" office:value="0.0581516095534786" calcext:value-type="float">
            <text:p>0.05815160955347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float" office:value="1.39522821576763" calcext:value-type="float">
            <text:p>1.39522821576763</text:p>
          </table:table-cell>
          <table:table-cell office:value-type="float" office:value="1.3454356846473" calcext:value-type="float">
            <text:p>1.3454356846473</text:p>
          </table:table-cell>
          <table:table-cell table:formula="of:=[.B965]-[.C965]" office:value-type="float" office:value="0.0497925311203318" calcext:value-type="float">
            <text:p>0.0497925311203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float" office:value="1.39378238341969" calcext:value-type="float">
            <text:p>1.39378238341969</text:p>
          </table:table-cell>
          <table:table-cell office:value-type="float" office:value="1.32746113989637" calcext:value-type="float">
            <text:p>1.32746113989637</text:p>
          </table:table-cell>
          <table:table-cell table:formula="of:=[.B966]-[.C966]" office:value-type="float" office:value="0.066321243523316" calcext:value-type="float">
            <text:p>0.0663212435233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float" office:value="1.39233954451346" calcext:value-type="float">
            <text:p>1.39233954451346</text:p>
          </table:table-cell>
          <table:table-cell office:value-type="float" office:value="1.3343685300207" calcext:value-type="float">
            <text:p>1.3343685300207</text:p>
          </table:table-cell>
          <table:table-cell table:formula="of:=[.B967]-[.C967]" office:value-type="float" office:value="0.0579710144927537" calcext:value-type="float">
            <text:p>0.0579710144927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float" office:value="1.39917269906929" calcext:value-type="float">
            <text:p>1.39917269906929</text:p>
          </table:table-cell>
          <table:table-cell office:value-type="float" office:value="1.34126163391934" calcext:value-type="float">
            <text:p>1.34126163391934</text:p>
          </table:table-cell>
          <table:table-cell table:formula="of:=[.B968]-[.C968]" office:value-type="float" office:value="0.0579110651499484" calcext:value-type="float">
            <text:p>0.05791106514994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float" office:value="1.39772727272727" calcext:value-type="float">
            <text:p>1.39772727272727</text:p>
          </table:table-cell>
          <table:table-cell office:value-type="float" office:value="1.34814049586777" calcext:value-type="float">
            <text:p>1.34814049586777</text:p>
          </table:table-cell>
          <table:table-cell table:formula="of:=[.B969]-[.C969]" office:value-type="float" office:value="0.0495867768595042" calcext:value-type="float">
            <text:p>0.0495867768595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float" office:value="1.39628482972136" calcext:value-type="float">
            <text:p>1.39628482972136</text:p>
          </table:table-cell>
          <table:table-cell office:value-type="float" office:value="1.35500515995872" calcext:value-type="float">
            <text:p>1.35500515995872</text:p>
          </table:table-cell>
          <table:table-cell table:formula="of:=[.B970]-[.C970]" office:value-type="float" office:value="0.0412796697626419" calcext:value-type="float">
            <text:p>0.0412796697626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float" office:value="1.39484536082474" calcext:value-type="float">
            <text:p>1.39484536082474</text:p>
          </table:table-cell>
          <table:table-cell office:value-type="float" office:value="1.33711340206186" calcext:value-type="float">
            <text:p>1.33711340206186</text:p>
          </table:table-cell>
          <table:table-cell table:formula="of:=[.B971]-[.C971]" office:value-type="float" office:value="0.0577319587628866" calcext:value-type="float">
            <text:p>0.05773195876288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float" office:value="1.39340885684861" calcext:value-type="float">
            <text:p>1.39340885684861</text:p>
          </table:table-cell>
          <table:table-cell office:value-type="float" office:value="1.33573635427394" calcext:value-type="float">
            <text:p>1.33573635427394</text:p>
          </table:table-cell>
          <table:table-cell table:formula="of:=[.B972]-[.C972]" office:value-type="float" office:value="0.0576725025746652" calcext:value-type="float">
            <text:p>0.05767250257466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float" office:value="1.39197530864198" calcext:value-type="float">
            <text:p>1.39197530864198</text:p>
          </table:table-cell>
          <table:table-cell office:value-type="float" office:value="1.35905349794239" calcext:value-type="float">
            <text:p>1.35905349794239</text:p>
          </table:table-cell>
          <table:table-cell table:formula="of:=[.B973]-[.C973]" office:value-type="float" office:value="0.0329218106995885" calcext:value-type="float">
            <text:p>0.03292181069958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float" office:value="1.39876670092497" calcext:value-type="float">
            <text:p>1.39876670092497</text:p>
          </table:table-cell>
          <table:table-cell office:value-type="float" office:value="1.34121274409044" calcext:value-type="float">
            <text:p>1.34121274409044</text:p>
          </table:table-cell>
          <table:table-cell table:formula="of:=[.B974]-[.C974]" office:value-type="float" office:value="0.0575539568345322" calcext:value-type="float">
            <text:p>0.0575539568345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float" office:value="1.39733059548255" calcext:value-type="float">
            <text:p>1.39733059548255</text:p>
          </table:table-cell>
          <table:table-cell office:value-type="float" office:value="1.34804928131417" calcext:value-type="float">
            <text:p>1.34804928131417</text:p>
          </table:table-cell>
          <table:table-cell table:formula="of:=[.B975]-[.C975]" office:value-type="float" office:value="0.0492813141683777" calcext:value-type="float">
            <text:p>0.04928131416837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float" office:value="1.39589743589744" calcext:value-type="float">
            <text:p>1.39589743589744</text:p>
          </table:table-cell>
          <table:table-cell office:value-type="float" office:value="1.33025641025641" calcext:value-type="float">
            <text:p>1.33025641025641</text:p>
          </table:table-cell>
          <table:table-cell table:formula="of:=[.B976]-[.C976]" office:value-type="float" office:value="0.0656410256410256" calcext:value-type="float">
            <text:p>0.0656410256410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float" office:value="1.39446721311475" calcext:value-type="float">
            <text:p>1.39446721311475</text:p>
          </table:table-cell>
          <table:table-cell office:value-type="float" office:value="1.33709016393443" calcext:value-type="float">
            <text:p>1.33709016393443</text:p>
          </table:table-cell>
          <table:table-cell table:formula="of:=[.B977]-[.C977]" office:value-type="float" office:value="0.057377049180328" calcext:value-type="float">
            <text:p>0.05737704918032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float" office:value="1.39303991811668" calcext:value-type="float">
            <text:p>1.39303991811668</text:p>
          </table:table-cell>
          <table:table-cell office:value-type="float" office:value="1.35209825997953" calcext:value-type="float">
            <text:p>1.35209825997953</text:p>
          </table:table-cell>
          <table:table-cell table:formula="of:=[.B978]-[.C978]" office:value-type="float" office:value="0.0409416581371544" calcext:value-type="float">
            <text:p>0.04094165813715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float" office:value="1.39161554192229" calcext:value-type="float">
            <text:p>1.39161554192229</text:p>
          </table:table-cell>
          <table:table-cell office:value-type="float" office:value="1.35889570552147" calcext:value-type="float">
            <text:p>1.35889570552147</text:p>
          </table:table-cell>
          <table:table-cell table:formula="of:=[.B979]-[.C979]" office:value-type="float" office:value="0.0327198364008181" calcext:value-type="float">
            <text:p>0.0327198364008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float" office:value="1.39836567926456" calcext:value-type="float">
            <text:p>1.39836567926456</text:p>
          </table:table-cell>
          <table:table-cell office:value-type="float" office:value="1.341164453524" calcext:value-type="float">
            <text:p>1.341164453524</text:p>
          </table:table-cell>
          <table:table-cell table:formula="of:=[.B980]-[.C980]" office:value-type="float" office:value="0.0572012257405514" calcext:value-type="float">
            <text:p>0.05720122574055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float" office:value="1.3969387755102" calcext:value-type="float">
            <text:p>1.3969387755102</text:p>
          </table:table-cell>
          <table:table-cell office:value-type="float" office:value="1.33979591836735" calcext:value-type="float">
            <text:p>1.33979591836735</text:p>
          </table:table-cell>
          <table:table-cell table:formula="of:=[.B981]-[.C981]" office:value-type="float" office:value="0.0571428571428569" calcext:value-type="float">
            <text:p>0.05714285714285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float" office:value="1.39551478083588" calcext:value-type="float">
            <text:p>1.39551478083588</text:p>
          </table:table-cell>
          <table:table-cell office:value-type="float" office:value="1.3302752293578" calcext:value-type="float">
            <text:p>1.3302752293578</text:p>
          </table:table-cell>
          <table:table-cell table:formula="of:=[.B982]-[.C982]" office:value-type="float" office:value="0.0652395514780835" calcext:value-type="float">
            <text:p>0.06523955147808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float" office:value="1.39409368635438" calcext:value-type="float">
            <text:p>1.39409368635438</text:p>
          </table:table-cell>
          <table:table-cell office:value-type="float" office:value="1.34521384928717" calcext:value-type="float">
            <text:p>1.34521384928717</text:p>
          </table:table-cell>
          <table:table-cell table:formula="of:=[.B983]-[.C983]" office:value-type="float" office:value="0.0488798370672099" calcext:value-type="float">
            <text:p>0.048879837067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office:value-type="float" office:value="1.39267548321465" calcext:value-type="float">
            <text:p>1.39267548321465</text:p>
          </table:table-cell>
          <table:table-cell office:value-type="float" office:value="1.34384537131231" calcext:value-type="float">
            <text:p>1.34384537131231</text:p>
          </table:table-cell>
          <table:table-cell table:formula="of:=[.B984]-[.C984]" office:value-type="float" office:value="0.0488301119023398" calcext:value-type="float">
            <text:p>0.048830111902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float" office:value="1.39126016260163" calcext:value-type="float">
            <text:p>1.39126016260163</text:p>
          </table:table-cell>
          <table:table-cell office:value-type="float" office:value="1.35873983739837" calcext:value-type="float">
            <text:p>1.35873983739837</text:p>
          </table:table-cell>
          <table:table-cell table:formula="of:=[.B985]-[.C985]" office:value-type="float" office:value="0.032520325203252" calcext:value-type="float">
            <text:p>0.03252032520325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float" office:value="1.39796954314721" calcext:value-type="float">
            <text:p>1.39796954314721</text:p>
          </table:table-cell>
          <table:table-cell office:value-type="float" office:value="1.34111675126904" calcext:value-type="float">
            <text:p>1.34111675126904</text:p>
          </table:table-cell>
          <table:table-cell table:formula="of:=[.B986]-[.C986]" office:value-type="float" office:value="0.0568527918781725" calcext:value-type="float">
            <text:p>0.05685279187817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float" office:value="1.39655172413793" calcext:value-type="float">
            <text:p>1.39655172413793</text:p>
          </table:table-cell>
          <table:table-cell office:value-type="float" office:value="1.35598377281947" calcext:value-type="float">
            <text:p>1.35598377281947</text:p>
          </table:table-cell>
          <table:table-cell table:formula="of:=[.B987]-[.C987]" office:value-type="float" office:value="0.0405679513184585" calcext:value-type="float">
            <text:p>0.04056795131845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office:value-type="float" office:value="1.3951367781155" calcext:value-type="float">
            <text:p>1.3951367781155</text:p>
          </table:table-cell>
          <table:table-cell office:value-type="float" office:value="1.33839918946302" calcext:value-type="float">
            <text:p>1.33839918946302</text:p>
          </table:table-cell>
          <table:table-cell table:formula="of:=[.B988]-[.C988]" office:value-type="float" office:value="0.0567375886524824" calcext:value-type="float">
            <text:p>0.05673758865248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float" office:value="1.39372469635628" calcext:value-type="float">
            <text:p>1.39372469635628</text:p>
          </table:table-cell>
          <table:table-cell office:value-type="float" office:value="1.34514170040486" calcext:value-type="float">
            <text:p>1.34514170040486</text:p>
          </table:table-cell>
          <table:table-cell table:formula="of:=[.B989]-[.C989]" office:value-type="float" office:value="0.048582995951417" calcext:value-type="float">
            <text:p>0.0485829959514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float" office:value="1.39231547017189" calcext:value-type="float">
            <text:p>1.39231547017189</text:p>
          </table:table-cell>
          <table:table-cell office:value-type="float" office:value="1.33569261880688" calcext:value-type="float">
            <text:p>1.33569261880688</text:p>
          </table:table-cell>
          <table:table-cell table:formula="of:=[.B990]-[.C990]" office:value-type="float" office:value="0.0566228513650151" calcext:value-type="float">
            <text:p>0.0566228513650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float" office:value="1.39090909090909" calcext:value-type="float">
            <text:p>1.39090909090909</text:p>
          </table:table-cell>
          <table:table-cell office:value-type="float" office:value="1.35050505050505" calcext:value-type="float">
            <text:p>1.35050505050505</text:p>
          </table:table-cell>
          <table:table-cell table:formula="of:=[.B991]-[.C991]" office:value-type="float" office:value="0.0404040404040404" calcext:value-type="float">
            <text:p>0.04040404040404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float" office:value="1.39757820383451" calcext:value-type="float">
            <text:p>1.39757820383451</text:p>
          </table:table-cell>
          <table:table-cell office:value-type="float" office:value="1.33299697275479" calcext:value-type="float">
            <text:p>1.33299697275479</text:p>
          </table:table-cell>
          <table:table-cell table:formula="of:=[.B992]-[.C992]" office:value-type="float" office:value="0.0645812310797174" calcext:value-type="float">
            <text:p>0.0645812310797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float" office:value="1.39616935483871" calcext:value-type="float">
            <text:p>1.39616935483871</text:p>
          </table:table-cell>
          <table:table-cell office:value-type="float" office:value="1.33971774193548" calcext:value-type="float">
            <text:p>1.33971774193548</text:p>
          </table:table-cell>
          <table:table-cell table:formula="of:=[.B993]-[.C993]" office:value-type="float" office:value="0.056451612903226" calcext:value-type="float">
            <text:p>0.0564516129032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float" office:value="1.39476334340383" calcext:value-type="float">
            <text:p>1.39476334340383</text:p>
          </table:table-cell>
          <table:table-cell office:value-type="float" office:value="1.33836858006042" calcext:value-type="float">
            <text:p>1.33836858006042</text:p>
          </table:table-cell>
          <table:table-cell table:formula="of:=[.B994]-[.C994]" office:value-type="float" office:value="0.0563947633434037" calcext:value-type="float">
            <text:p>0.0563947633434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float" office:value="1.39336016096579" calcext:value-type="float">
            <text:p>1.39336016096579</text:p>
          </table:table-cell>
          <table:table-cell office:value-type="float" office:value="1.31287726358149" calcext:value-type="float">
            <text:p>1.31287726358149</text:p>
          </table:table-cell>
          <table:table-cell table:formula="of:=[.B995]-[.C995]" office:value-type="float" office:value="0.0804828973843059" calcext:value-type="float">
            <text:p>0.08048289738430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float" office:value="1.39195979899497" calcext:value-type="float">
            <text:p>1.39195979899497</text:p>
          </table:table-cell>
          <table:table-cell office:value-type="float" office:value="1.34371859296482" calcext:value-type="float">
            <text:p>1.34371859296482</text:p>
          </table:table-cell>
          <table:table-cell table:formula="of:=[.B996]-[.C996]" office:value-type="float" office:value="0.0482412060301507" calcext:value-type="float">
            <text:p>0.04824120603015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float" office:value="1.39056224899598" calcext:value-type="float">
            <text:p>1.39056224899598</text:p>
          </table:table-cell>
          <table:table-cell office:value-type="float" office:value="1.34236947791165" calcext:value-type="float">
            <text:p>1.34236947791165</text:p>
          </table:table-cell>
          <table:table-cell table:formula="of:=[.B997]-[.C997]" office:value-type="float" office:value="0.0481927710843373" calcext:value-type="float">
            <text:p>0.04819277108433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float" office:value="1.39719157472417" calcext:value-type="float">
            <text:p>1.39719157472417</text:p>
          </table:table-cell>
          <table:table-cell office:value-type="float" office:value="1.34904714142427" calcext:value-type="float">
            <text:p>1.34904714142427</text:p>
          </table:table-cell>
          <table:table-cell table:formula="of:=[.B998]-[.C998]" office:value-type="float" office:value="0.0481444332998997" calcext:value-type="float">
            <text:p>0.048144433299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float" office:value="1.39579158316633" calcext:value-type="float">
            <text:p>1.39579158316633</text:p>
          </table:table-cell>
          <table:table-cell office:value-type="float" office:value="1.32364729458918" calcext:value-type="float">
            <text:p>1.32364729458918</text:p>
          </table:table-cell>
          <table:table-cell table:formula="of:=[.B999]-[.C999]" office:value-type="float" office:value="0.0721442885771542" calcext:value-type="float">
            <text:p>0.07214428857715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float" office:value="1.39439439439439" calcext:value-type="float">
            <text:p>1.39439439439439</text:p>
          </table:table-cell>
          <table:table-cell office:value-type="float" office:value="1.33833833833834" calcext:value-type="float">
            <text:p>1.33833833833834</text:p>
          </table:table-cell>
          <table:table-cell table:formula="of:=[.B1000]-[.C1000]" office:value-type="float" office:value="0.0560560560560561" calcext:value-type="float">
            <text:p>0.05605605605605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0T22:50:10.220706118</dc:date>
    <meta:editing-duration>PT1H21M1S</meta:editing-duration>
    <meta:editing-cycles>4</meta:editing-cycles>
    <meta:generator>LibreOffice/6.4.7.2$Linux_X86_64 LibreOffice_project/40$Build-2</meta:generator>
    <meta:document-statistic meta:table-count="1" meta:cell-count="52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18cm" svg:height="16.018cm" xlink:href=".." xlink:type="simple" chart:class="chart:line" chart:style-name="ch1">
        <chart:title svg:x="7.523cm" svg:y="0.456cm" chart:style-name="ch2">
          <text:p>Difference Between Worst and Random</text:p>
        </chart:title>
        <chart:legend chart:legend-position="end" svg:x="20.166cm" svg:y="7.71cm" style:legend-expansion="high" chart:style-name="ch3"/>
        <chart:plot-area chart:style-name="ch4" table:cell-range-address="worst.D2:worst.D1000" svg:x="0.46cm" svg:y="1.555cm" svg:width="19.246cm" svg:height="14.143cm">
          <chartooo:coordinate-region svg:x="1.187cm" svg:y="1.676cm" svg:width="18.471cm" svg:height="13.0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worst.D2:worst.D1000" chart:class="chart:line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orst.D2:wors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6666666666666">
                <text:p>0.266666666666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526315789473">
                <text:p>0.210526315789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555555555555">
                <text:p>0.305555555555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6153846153846">
                <text:p>0.09615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3396226415096">
                <text:p>0.09433962264150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09090909090908">
                <text:p>0.0909090909090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92857142857144">
                <text:p>0.0892857142857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62068965517242">
                <text:p>0.0862068965517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33333333333335">
                <text:p>0.0833333333333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1967213114754">
                <text:p>0.081967213114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93650793650795">
                <text:p>0.0793650793650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69230769230771">
                <text:p>0.076923076923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35294117647058">
                <text:p>0.0735294117647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04225352112675">
                <text:p>0.0704225352112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5479452054794">
                <text:p>0.205479452054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57894736842104">
                <text:p>0.0657894736842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4805194805195">
                <text:p>0.194805194805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32911392405064">
                <text:p>0.06329113924050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17283950617285">
                <text:p>0.0617283950617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2926829268293">
                <text:p>0.182926829268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0481927710844">
                <text:p>0.1204819277108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3529411764707">
                <text:p>0.08235294117647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13953488372092">
                <text:p>0.0813953488372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7931034482758">
                <text:p>0.137931034482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95454545454546">
                <text:p>0.0795454545454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9340659340659">
                <text:p>0.0659340659340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04301075268817">
                <text:p>0.20430107526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5567010309278">
                <text:p>0.1855670103092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2448979591836">
                <text:p>0.122448979591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94059405940592">
                <text:p>0.05940594059405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214953271028">
                <text:p>0.112149532710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0091743119266">
                <text:p>0.1100917431192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4347826086956">
                <text:p>0.1043478260869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1694915254237">
                <text:p>0.101694915254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840336134454">
                <text:p>0.1008403361344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7540983606558">
                <text:p>0.147540983606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75609756097562">
                <text:p>0.0975609756097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6774193548387">
                <text:p>0.096774193548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60000000000001">
                <text:p>0.09600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76190476190477">
                <text:p>0.0476190476190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72440944881891">
                <text:p>0.04724409448818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30232558139534">
                <text:p>0.09302325581395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23076923076922">
                <text:p>0.09230769230769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58015267175571">
                <text:p>0.0458015267175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02255639097744">
                <text:p>0.09022556390977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95522388059702">
                <text:p>0.08955223880597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8235294117647">
                <text:p>0.088235294117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5182481751825">
                <text:p>0.1751824817518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9496402877698">
                <text:p>0.1294964028776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57142857142856">
                <text:p>0.08571428571428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45070422535212">
                <text:p>0.0845070422535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19580419580419">
                <text:p>0.04195804195804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27586206896551">
                <text:p>0.08275862068965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21917808219181">
                <text:p>0.0821917808219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10810810810807">
                <text:p>0.08108108108108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0805369127517">
                <text:p>0.120805369127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97350993377483">
                <text:p>0.03973509933774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779220779220782">
                <text:p>0.07792207792207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6129032258064">
                <text:p>0.116129032258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64331210191085">
                <text:p>0.07643312101910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1898734177215">
                <text:p>0.151898734177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54716981132078">
                <text:p>0.07547169811320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49999999999997">
                <text:p>0.07499999999999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9068322981367">
                <text:p>0.1490683229813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36196319018405">
                <text:p>0.0736196319018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9756097560976">
                <text:p>0.1097560975609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578313253012">
                <text:p>0.144578313253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59281437125751">
                <text:p>0.03592814371257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6508875739645">
                <text:p>0.106508875739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5882352941177">
                <text:p>0.105882352941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97674418604652">
                <text:p>0.06976744186046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7931034482758">
                <text:p>0.1379310344827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2857142857143">
                <text:p>0.102857142857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1694915254237">
                <text:p>0.101694915254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74157303370786">
                <text:p>0.06741573033707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0558659217877">
                <text:p>0.1005586592178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2596685082873">
                <text:p>0.132596685082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8901098901099">
                <text:p>0.098901098901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83606557377048">
                <text:p>0.0983606557377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6086956521743">
                <text:p>0.0326086956521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48648648648649">
                <text:p>0.06486486486486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62566844919786">
                <text:p>0.09625668449197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5744680851064">
                <text:p>0.095744680851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52380952380951">
                <text:p>0.0952380952380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47368421052632">
                <text:p>0.094736842105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942408376963351">
                <text:p>0.09424083769633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32642487046633">
                <text:p>0.09326424870466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27835051546391">
                <text:p>0.0927835051546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23076923076924">
                <text:p>0.0923076923076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1827411167513">
                <text:p>0.1218274111675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0603015075377">
                <text:p>0.1206030150753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95522388059704">
                <text:p>0.0895522388059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91089108910892">
                <text:p>0.08910891089108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8226600985222">
                <text:p>0.1182266009852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78048780487806">
                <text:p>0.08780487804878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6504854368932">
                <text:p>0.1165048543689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14832535885167">
                <text:p>0.1148325358851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3744075829384">
                <text:p>0.1137440758293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4507042253521">
                <text:p>0.0845070422535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41121495327102">
                <text:p>0.08411214953271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1627906976744">
                <text:p>0.1116279069767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9815668202765">
                <text:p>0.1198156682027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17431192660549">
                <text:p>0.09174311926605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18721461187215">
                <text:p>0.118721461187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5454545454546">
                <text:p>0.1454545454545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0497737556561">
                <text:p>0.0904977375565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1621621621622">
                <text:p>0.1216216216216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21076233183856">
                <text:p>0.1210762331838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69642857142856">
                <text:p>0.06696428571428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63716814159292">
                <text:p>0.06637168141592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23348017621145">
                <text:p>0.1233480176211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64912280701755">
                <text:p>0.09649122807017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8471615720524">
                <text:p>0.148471615720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56521739130434">
                <text:p>0.09565217391304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24463519313305">
                <text:p>0.1244635193133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23931623931624">
                <text:p>0.1239316239316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23404255319149">
                <text:p>0.1234042553191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93220338983052">
                <text:p>0.0593220338983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1898734177215">
                <text:p>0.1518987341772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8235294117647">
                <text:p>0.0882352941176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78661087866108">
                <text:p>0.0878661087866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16182572614108">
                <text:p>0.116182572614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15702479338843">
                <text:p>0.115702479338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522633744856">
                <text:p>0.11522633744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60655737704918">
                <text:p>0.08606557377049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57142857142856">
                <text:p>0.08571428571428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910569105691">
                <text:p>0.0569105691056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50202429149798">
                <text:p>0.08502024291497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46774193548387">
                <text:p>0.08467741935483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62248995983934">
                <text:p>0.05622489959839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40000000000001">
                <text:p>0.0840000000000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1553784860558">
                <text:p>0.1115537848605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10671936758893">
                <text:p>0.110671936758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0236220472441">
                <text:p>0.1102362204724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49019607843138">
                <text:p>0.0549019607843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44747081712063">
                <text:p>0.05447470817120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4263565891473">
                <text:p>0.0542635658914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04597701149425">
                <text:p>0.0804597701149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01526717557253">
                <text:p>0.08015267175572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98479087452473">
                <text:p>0.07984790874524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95454545454546">
                <text:p>0.07954545454545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28301886792455">
                <text:p>0.0528301886792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86516853932584">
                <text:p>0.07865168539325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4477611940298">
                <text:p>0.1044776119402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80669144981414">
                <text:p>0.07806691449814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18518518518518">
                <text:p>0.05185185185185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3321033210332">
                <text:p>0.103321033210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2189781021898">
                <text:p>0.1021897810218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63636363636364">
                <text:p>0.07636363636363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07246376811594">
                <text:p>0.05072463768115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5812274368231">
                <text:p>0.0758122743682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03597122302157">
                <text:p>0.05035971223021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52688172043012">
                <text:p>0.07526881720430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98220640569396">
                <text:p>0.04982206405693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92907801418441">
                <text:p>0.09929078014184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42049469964665">
                <text:p>0.07420494699646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73943661971831">
                <text:p>0.0739436619718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982456140350878">
                <text:p>0.09824561403508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34265734265736">
                <text:p>0.07342657342657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975609756097562">
                <text:p>0.09756097560975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729166666666667">
                <text:p>0.072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26643598615917">
                <text:p>0.0726643598615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41379310344827">
                <text:p>0.02413793103448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81099656357389">
                <text:p>0.04810996563573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58904109589041">
                <text:p>0.09589041095890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16723549488054">
                <text:p>0.07167235494880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714285714285716">
                <text:p>0.0714285714285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711864406779661">
                <text:p>0.07118644067796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72972972972972">
                <text:p>0.04729729729729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07070707070709">
                <text:p>0.07070707070707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34899328859059">
                <text:p>0.0234899328859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02341137123745">
                <text:p>0.07023411371237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00000000000001">
                <text:p>0.0700000000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97674418604652">
                <text:p>0.06976744186046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95364238410594">
                <text:p>0.06953642384105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93069306930691">
                <text:p>0.06930693069306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15131578947368">
                <text:p>0.1151315789473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18032786885246">
                <text:p>0.09180327868852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915032679738563">
                <text:p>0.09150326797385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84039087947883">
                <text:p>0.06840390879478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09090909090908">
                <text:p>0.09090909090909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79611650485437">
                <text:p>0.0679611650485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03225806451613">
                <text:p>0.09032258064516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5016077170418">
                <text:p>0.0450160771704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73076923076923">
                <text:p>0.06730769230769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70926517571886">
                <text:p>0.06709265175718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11464968152866">
                <text:p>0.1114649681528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43037974683542">
                <text:p>0.04430379746835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62460567823344">
                <text:p>0.06624605678233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60377358490567">
                <text:p>0.06603773584905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58307210031348">
                <text:p>0.06583072100313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54205607476637">
                <text:p>0.06542056074766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50154798761609">
                <text:p>0.06501547987616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32098765432098">
                <text:p>0.04320987654320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46153846153847">
                <text:p>0.06461538461538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858895705521472">
                <text:p>0.08588957055214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28134556574922">
                <text:p>0.04281345565749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26829268292683">
                <text:p>0.04268292682926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36363636363637">
                <text:p>0.06363636363636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34441087613293">
                <text:p>0.06344410876132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5421686746988">
                <text:p>0.1054216867469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4084084084084">
                <text:p>0.084084084084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2874251497006">
                <text:p>0.062874251497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17910447761194">
                <text:p>0.04179104477611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08333333333335">
                <text:p>0.02083333333333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30860534124629">
                <text:p>0.08308605341246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21301775147929">
                <text:p>0.06213017751479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25958702064895">
                <text:p>0.08259587020648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11764705882354">
                <text:p>0.04117647058823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10557184750733">
                <text:p>0.04105571847507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18713450292396">
                <text:p>0.0818713450292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1744186046512">
                <text:p>0.1017441860465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05797101449275">
                <text:p>0.04057971014492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04624277456649">
                <text:p>0.04046242774566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806916426512967">
                <text:p>0.08069164265129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01149425287357">
                <text:p>0.02011494252873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401146131805157">
                <text:p>0.04011461318051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799999999999999">
                <text:p>0.07999999999999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97720797720798">
                <text:p>0.07977207977207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795454545454544">
                <text:p>0.07954545454545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96600566572238">
                <text:p>0.03966005665722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90960451977401">
                <text:p>0.07909604519774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91549295774647">
                <text:p>0.05915492957746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89887640449438">
                <text:p>0.05898876404494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86592178770951">
                <text:p>0.05865921787709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84958217270195">
                <text:p>0.05849582172701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8888888888889">
                <text:p>0.0388888888888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87811634349029">
                <text:p>0.03878116343490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73480662983426">
                <text:p>0.07734806629834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78512396694215">
                <text:p>0.05785123966942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69230769230771">
                <text:p>0.07692307692307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5068493150685">
                <text:p>0.1150684931506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7377049180328">
                <text:p>0.0573770491803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62942779291553">
                <text:p>0.07629427792915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51086956521738">
                <text:p>0.09510869565217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5880758807588">
                <text:p>0.0758807588075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56756756756758">
                <text:p>0.07567567567567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64516129032258">
                <text:p>0.05645161290322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3833780160858">
                <text:p>0.0938337801608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935828877005347">
                <text:p>0.09358288770053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58510638297873">
                <text:p>0.05585106382978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71352785145889">
                <text:p>0.03713527851458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54089709762533">
                <text:p>0.05540897097625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6842105263158">
                <text:p>0.0736842105263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4908136482939">
                <text:p>0.07349081364829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916230366492148">
                <text:p>0.09162303664921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09660574412533">
                <text:p>0.1096605744125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29166666666665">
                <text:p>0.07291666666666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45454545454547">
                <text:p>0.05454545454545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06735751295338">
                <text:p>0.09067357512953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0439276485788">
                <text:p>0.090439276485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21649484536084">
                <text:p>0.0721649484536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99742930591261">
                <text:p>0.08997429305912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97435897435899">
                <text:p>0.08974358974358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895140664961638">
                <text:p>0.08951406649616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12468193384226">
                <text:p>0.0712468193384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888324873096447">
                <text:p>0.08883248730964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08860759493672">
                <text:p>0.07088607594936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30303030303032">
                <text:p>0.0530303030303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81612090680104">
                <text:p>0.08816120906801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03517587939699">
                <text:p>0.07035175879396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98254364089774">
                <text:p>0.06982543640897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96517412935325">
                <text:p>0.0696517412935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94789081885856">
                <text:p>0.06947890818858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51980198019802">
                <text:p>0.0519801980198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518518518518518">
                <text:p>0.05185185185185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87960687960689">
                <text:p>0.0687960687960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86274509803924">
                <text:p>0.06862745098039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55745721271393">
                <text:p>0.08557457212713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53658536585367">
                <text:p>0.08536585365853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51581508515815">
                <text:p>0.08515815085158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49514563106797">
                <text:p>0.08495145631067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77966101694916">
                <text:p>0.0677966101694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07246376811594">
                <text:p>0.05072463768115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74698795180722">
                <text:p>0.0674698795180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73076923076923">
                <text:p>0.06730769230769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71462829736209">
                <text:p>0.06714628297362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00478468899522">
                <text:p>0.1004784688995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35322195704056">
                <text:p>0.08353221957040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16666666666666">
                <text:p>0.1166666666666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65083135391924">
                <text:p>0.06650831353919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29383886255923">
                <text:p>0.08293838862559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274231678487">
                <text:p>0.082742316784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60377358490567">
                <text:p>0.0660377358490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94117647058825">
                <text:p>0.04941176470588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492957746478873">
                <text:p>0.04929577464788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19672131147542">
                <text:p>0.08196721311475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54205607476635">
                <text:p>0.06542056074766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979020979020979">
                <text:p>0.09790209790209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13953488372092">
                <text:p>0.08139534883720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49651972157772">
                <text:p>0.0649651972157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972222222222223">
                <text:p>0.09722222222222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46651270207852">
                <text:p>0.06466512702078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06451612903227">
                <text:p>0.08064516129032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43678160919541">
                <text:p>0.06436781609195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02752293577982">
                <text:p>0.08027522935779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00915331807781">
                <text:p>0.08009153318077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39269406392693">
                <text:p>0.06392694063926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56719817767653">
                <text:p>0.09567198177676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36363636363637">
                <text:p>0.06363636363636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793650793650793">
                <text:p>0.07936507936507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33484162895928">
                <text:p>0.06334841628959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790067720090293">
                <text:p>0.07900677200902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45945945945945">
                <text:p>0.09459459459459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29213483146067">
                <text:p>0.06292134831460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27802690582959">
                <text:p>0.0627802690582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782997762863535">
                <text:p>0.07829977628635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35412026726057">
                <text:p>0.09354120267260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777777777777777">
                <text:p>0.07777777777777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31263858093128">
                <text:p>0.09312638580931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29203539823009">
                <text:p>0.09292035398230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772626931567328">
                <text:p>0.07726269315673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16740088105727">
                <text:p>0.06167400881057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6140350877193">
                <text:p>0.06140350877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65864332603938">
                <text:p>0.0765864332603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764192139737991">
                <text:p>0.07641921397379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10021786492374">
                <text:p>0.06100217864923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08695652173914">
                <text:p>0.06086956521739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07375271149673">
                <text:p>0.06073752711496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757575757575757">
                <text:p>0.07575757575757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0475161987041">
                <text:p>0.0604751619870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603448275862069">
                <text:p>0.06034482758620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03225806451613">
                <text:p>0.09032258064516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51072961373391">
                <text:p>0.0751072961373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49464668094217">
                <text:p>0.07494646680942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897435897435896">
                <text:p>0.08974358974358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744680851063828">
                <text:p>0.07446808510638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9171974522293">
                <text:p>0.0891719745222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889830508474576">
                <text:p>0.08898305084745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87949260042282">
                <text:p>0.08879492600422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337552742616">
                <text:p>0.103375527426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42105263157897">
                <text:p>0.04421052631578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33752620545072">
                <text:p>0.07337526205450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78661087866108">
                <text:p>0.08786610878661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30688935281838">
                <text:p>0.07306889352818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29166666666667">
                <text:p>0.0729166666666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58212058212058">
                <text:p>0.0582120582120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26141078838174">
                <text:p>0.07261410788381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15942028985507">
                <text:p>0.1159420289855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6776859504132">
                <text:p>0.0867768595041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65979381443298">
                <text:p>0.08659793814432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864197530864197">
                <text:p>0.08641975308641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0616016427105">
                <text:p>0.1006160164271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17213114754098">
                <text:p>0.07172131147540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12830957230144">
                <text:p>0.07128309572301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995934959349594">
                <text:p>0.09959349593495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13590263691683">
                <text:p>0.1135902636916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566801619433199">
                <text:p>0.05668016194331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07070707070707">
                <text:p>0.07070707070707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46774193548387">
                <text:p>0.08467741935483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4507042253521">
                <text:p>0.0845070422535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12449799196787">
                <text:p>0.1124497991967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981963927855711">
                <text:p>0.09819639278557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700000000000001">
                <text:p>0.07000000000000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978043912175648">
                <text:p>0.09780439121756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697211155378485">
                <text:p>0.06972111553784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34990059642149">
                <text:p>0.08349900596421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83168316831683">
                <text:p>0.0831683168316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691699604743083">
                <text:p>0.06916996047430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69033530571992">
                <text:p>0.0690335305719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0236220472441">
                <text:p>0.1102362204724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68762278978389">
                <text:p>0.0687622789783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686274509803921">
                <text:p>0.06862745098039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821917808219179">
                <text:p>0.08219178082191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203125">
                <text:p>0.08203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18713450292396">
                <text:p>0.08187134502923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817120622568093">
                <text:p>0.08171206225680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951456310679613">
                <text:p>0.09514563106796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13953488372092">
                <text:p>0.08139534883720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947775628626692">
                <text:p>0.09477756286266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09248554913293">
                <text:p>0.08092485549132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942307692307691">
                <text:p>0.09423076923076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671785028790788">
                <text:p>0.06717850287907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3639846743295">
                <text:p>0.0536398467432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669216061185467">
                <text:p>0.06692160611854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80152671755725">
                <text:p>0.0801526717557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931558935361216">
                <text:p>0.09315589353612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664136622390892">
                <text:p>0.06641366223908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928030303030303">
                <text:p>0.09280303030303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0586011342155">
                <text:p>0.105860113421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28301886792453">
                <text:p>0.05283018867924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59133709981168">
                <text:p>0.06591337099811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87992495309569">
                <text:p>0.07879924953095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55430711610487">
                <text:p>0.06554307116104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85046728971963">
                <text:p>0.0785046728971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652985074626866">
                <text:p>0.06529850746268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912476722532589">
                <text:p>0.09124767225325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780669144981412">
                <text:p>0.07806691449814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77777777777779">
                <text:p>0.07777777777777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813308687615526">
                <text:p>0.08133086876155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53505535055352">
                <text:p>0.05535055350553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681399631675874">
                <text:p>0.06813996316758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808823529411766">
                <text:p>0.08088235294117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678899082568807">
                <text:p>0.06788990825688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677655677655678">
                <text:p>0.06776556776556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694698354661794">
                <text:p>0.06946983546617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948905109489051">
                <text:p>0.09489051094890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64663023679417">
                <text:p>0.05646630236794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690909090909091">
                <text:p>0.06909090909090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62613430127041">
                <text:p>0.05626134301270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05244122965643">
                <text:p>0.07052441229656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08303249097473">
                <text:p>0.1083032490974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54954954954954">
                <text:p>0.09549549549549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27338129496402">
                <text:p>0.08273381294964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700179533213645">
                <text:p>0.07001795332136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73476702508962">
                <text:p>0.05734767025089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40787119856887">
                <text:p>0.08407871198568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39285714285714">
                <text:p>0.08392857142857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37789661319073">
                <text:p>0.08377896613190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36298932384343">
                <text:p>0.08362989323843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834813499111899">
                <text:p>0.08348134991118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833333333333335">
                <text:p>0.08333333333333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725663716814158">
                <text:p>0.07256637168141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565371024734982">
                <text:p>0.05653710247349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723104056437391">
                <text:p>0.07231040564373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721830985915493">
                <text:p>0.07218309859154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562390158172232">
                <text:p>0.05623901581722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61403508771929">
                <text:p>0.05614035087719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980735551663747">
                <text:p>0.09807355516637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1013986013986">
                <text:p>0.110139860139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55148342059337">
                <text:p>0.08551483420593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57491289198606">
                <text:p>0.05574912891986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695652173913044">
                <text:p>0.06956521739130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50694444444444">
                <text:p>0.08506944444444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693240901213172">
                <text:p>0.06932409012131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10726643598616">
                <text:p>0.1107266435986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690846286701208">
                <text:p>0.0690846286701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27586206896551">
                <text:p>0.08275862068965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826161790017212">
                <text:p>0.08261617900172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687285223367697">
                <text:p>0.06872852233676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960548885077186">
                <text:p>0.09605488850771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684931506849313">
                <text:p>0.06849315068493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2051282051282">
                <text:p>0.0820512820512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682593856655289">
                <text:p>0.0682593856655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408858603066438">
                <text:p>0.04088586030664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680272108843538">
                <text:p>0.06802721088435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14940577249574">
                <text:p>0.08149405772495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949152542372882">
                <text:p>0.09491525423728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947546531302876">
                <text:p>0.09475465313028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05405405405406">
                <text:p>0.04054054054054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09443507588532">
                <text:p>0.08094435075885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38720538720539">
                <text:p>0.05387205387205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0672268907563">
                <text:p>0.0806722689075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93959731543624">
                <text:p>0.0939597315436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938023450586265">
                <text:p>0.093802345058626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0267558528428">
                <text:p>0.0802675585284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34223706176962">
                <text:p>0.05342237061769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931780366056572">
                <text:p>0.09317803660565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930232558139534">
                <text:p>0.09302325581395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796019900497513">
                <text:p>0.07960199004975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662251655629138">
                <text:p>0.06622516556291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661157024793388">
                <text:p>0.06611570247933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792079207920793">
                <text:p>0.07920792079207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922570016474464">
                <text:p>0.09225700164744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57894736842104">
                <text:p>0.06578947368421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919540229885056">
                <text:p>0.09195402298850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655737704918034">
                <text:p>0.06557377049180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785597381342063">
                <text:p>0.07855973813420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65359477124183">
                <text:p>0.0653594771241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913539967373571">
                <text:p>0.09135399673735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651465798045603">
                <text:p>0.0651465798045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65040650406504">
                <text:p>0.0650406504065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649350649350651">
                <text:p>0.06493506493506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518638573743921">
                <text:p>0.05186385737439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47249190938513">
                <text:p>0.06472491909385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904684975767367">
                <text:p>0.09046849757673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774193548387097">
                <text:p>0.07741935483870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644122383252816">
                <text:p>0.06441223832528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514469453376205">
                <text:p>0.05144694533762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642054574638844">
                <text:p>0.06420545746388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512820512820511">
                <text:p>0.05128205128205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95999999999999">
                <text:p>0.08959999999999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94568690095843">
                <text:p>0.0894568690095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10366826156299">
                <text:p>0.05103668261562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764331210191083">
                <text:p>0.07643312101910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763116057233704">
                <text:p>0.07631160572337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507936507936508">
                <text:p>0.05079365079365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760697305863709">
                <text:p>0.07606973058637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632911392405064">
                <text:p>0.06329113924050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884676145339653">
                <text:p>0.08846761453396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630914826498423">
                <text:p>0.06309148264984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13385826771653">
                <text:p>0.11338582677165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880503144654088">
                <text:p>0.08805031446540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53532182103611">
                <text:p>0.07535321821036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877742946708464">
                <text:p>0.08777429467084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25978090766823">
                <text:p>0.06259780907668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24024960998439">
                <text:p>0.06240249609984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623052959501558">
                <text:p>0.06230529595015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97667185069985">
                <text:p>0.04976671850699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72670807453417">
                <text:p>0.03726708074534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620155038759691">
                <text:p>0.06201550387596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743034055727554">
                <text:p>0.07430340557275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494590417310663">
                <text:p>0.04945904173106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73959938366718">
                <text:p>0.0739599383667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737327188940091">
                <text:p>0.07373271889400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13496932515338">
                <text:p>0.06134969325153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612557427258804">
                <text:p>0.06125574272588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611620795107033">
                <text:p>0.06116207951070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61068702290076">
                <text:p>0.0610687022900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487062404870624">
                <text:p>0.04870624048706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07902735562309">
                <text:p>0.06079027355623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728376327769347">
                <text:p>0.07283763277693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484848484848486">
                <text:p>0.04848484848484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726172465960666">
                <text:p>0.07261724659606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725075528700905">
                <text:p>0.07250755287009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723981900452488">
                <text:p>0.07239819004524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02409638554216">
                <text:p>0.06024096385542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481203007518798">
                <text:p>0.04812030075187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72072072072072">
                <text:p>0.0720720720720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19640179910046">
                <text:p>0.07196401799100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598802395209579">
                <text:p>0.05988023952095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478325859491779">
                <text:p>0.04783258594917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597014925373136">
                <text:p>0.05970149253731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476900149031296">
                <text:p>0.04769001490312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594353640416048">
                <text:p>0.05943536404160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712166172106825">
                <text:p>0.0712166172106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474074074074073">
                <text:p>0.04740740740740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473372781065089">
                <text:p>0.04733727810650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472673559822747">
                <text:p>0.04726735598227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825958702064897">
                <text:p>0.08259587020648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06038291605302">
                <text:p>0.1060382916053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704845814977972">
                <text:p>0.07048458149779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69208211143697">
                <text:p>0.04692082111436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468521229868228">
                <text:p>0.04685212298682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583941605839415">
                <text:p>0.05839416058394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932944606413995">
                <text:p>0.09329446064139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582241630276563">
                <text:p>0.05822416302765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581395348837208">
                <text:p>0.05813953488372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4644412191582">
                <text:p>0.046444121915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811594202898549">
                <text:p>0.08115942028985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578871201157742">
                <text:p>0.05788712011577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364161849711">
                <text:p>0.0693641618497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92640692640694">
                <text:p>0.06926406926406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576368876080691">
                <text:p>0.05763688760806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805755395683454">
                <text:p>0.08057553956834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459770114942528">
                <text:p>0.04597701149425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573888091822095">
                <text:p>0.05738880918220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573065902578795">
                <text:p>0.05730659025787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86695278969958">
                <text:p>0.06866952789699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684736091298146">
                <text:p>0.06847360912981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455840455840455">
                <text:p>0.04558404558404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96586059743956">
                <text:p>0.07965860597439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681818181818181">
                <text:p>0.06818181818181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94326241134751">
                <text:p>0.07943262411347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679886685552409">
                <text:p>0.0679886685552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565770862800565">
                <text:p>0.05657708628005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77966101694916">
                <text:p>0.06779661016949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564174894217206">
                <text:p>0.05641748942172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67605633802817">
                <text:p>0.0676056338028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562587904360057">
                <text:p>0.05625879043600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449438202247192">
                <text:p>0.04494382022471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561009817671809">
                <text:p>0.05610098176718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448179271708684">
                <text:p>0.04481792717086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67132867132867">
                <text:p>0.0671328671328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558659217877098">
                <text:p>0.05586592178770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557880055788005">
                <text:p>0.05578800557880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668523676880222">
                <text:p>0.06685236768802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445062586926286">
                <text:p>0.04450625869262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77777777777779">
                <text:p>0.07777777777777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76699029126213">
                <text:p>0.07766990291262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554016620498616">
                <text:p>0.05540166204986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53250345781466">
                <text:p>0.05532503457814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552486187845305">
                <text:p>0.05524861878453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441379310344827">
                <text:p>0.04413793103448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71349862258952">
                <text:p>0.07713498622589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440165061898212">
                <text:p>0.04401650618982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659340659340659">
                <text:p>0.06593406593406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548696844993142">
                <text:p>0.05486968449931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656634746922025">
                <text:p>0.06566347469220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437158469945356">
                <text:p>0.04371584699453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545702592087312">
                <text:p>0.05457025920873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62942779291551">
                <text:p>0.07629427792915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435374149659864">
                <text:p>0.04353741496598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652173913043479">
                <text:p>0.06521739130434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542740841248306">
                <text:p>0.05427408412483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542005420054201">
                <text:p>0.05420054200542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649526387009471">
                <text:p>0.064952638700947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432432432432432">
                <text:p>0.04324324324324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539811066126854">
                <text:p>0.05398110661268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431266846361187">
                <text:p>0.04312668463611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646029609690444">
                <text:p>0.06460296096904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43010752688172">
                <text:p>0.0430107526881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644295302013422">
                <text:p>0.06442953020134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50670241286864">
                <text:p>0.07506702412868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49665327978581">
                <text:p>0.07496653279785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53475935828877">
                <text:p>0.0534759358288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534045393858478">
                <text:p>0.05340453938584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63914780292943">
                <text:p>0.0639147802929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531914893617023">
                <text:p>0.05319148936170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531208499335991">
                <text:p>0.05312084993359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424403183023874">
                <text:p>0.04244031830238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42384105960265">
                <text:p>0.0423841059602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634920634920635">
                <text:p>0.06349206349206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528401585204754">
                <text:p>0.05284015852047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38786279683377">
                <text:p>0.07387862796833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843214756258235">
                <text:p>0.08432147562582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420499342969778">
                <text:p>0.04204993429697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41994750656168">
                <text:p>0.0419947506561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3394495412844">
                <text:p>0.0733944954128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32984293193719">
                <text:p>0.07329842931937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522875816993464">
                <text:p>0.05228758169934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522193211488251">
                <text:p>0.05221932114882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312907431551499">
                <text:p>0.03129074315514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624187256176854">
                <text:p>0.06241872561768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26329442282752">
                <text:p>0.07263294422827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25388601036268">
                <text:p>0.07253886010362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620957309184993">
                <text:p>0.06209573091849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516795865633075">
                <text:p>0.05167958656330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72258064516129">
                <text:p>0.0722580645161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515463917525774">
                <text:p>0.051546391752577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514800514800513">
                <text:p>0.05148005148005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411311053984578">
                <text:p>0.041131105398457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513478818998718">
                <text:p>0.05134788189987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410256410256411">
                <text:p>0.04102564102564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6145966709347">
                <text:p>0.061459667093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16112531969311">
                <text:p>0.07161125319693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510855683269478">
                <text:p>0.051085568326947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612244897959182">
                <text:p>0.06122448979591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11464968152866">
                <text:p>0.06114649681528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407124681933844">
                <text:p>0.04071246819338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11562897077509">
                <text:p>0.07115628970775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507614213197971">
                <text:p>0.05076142131979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08365019011405">
                <text:p>0.06083650190114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10126582278481">
                <text:p>0.081012658227848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303413400758532">
                <text:p>0.03034134007585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60529634300126">
                <text:p>0.0605296343001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503778337531484">
                <text:p>0.05037783375314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50251256281407">
                <text:p>0.0502512562814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501882057716436">
                <text:p>0.05018820577164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0125313283208">
                <text:p>0.0501253132832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500625782227784">
                <text:p>0.05006257822277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599250936329587">
                <text:p>0.05992509363295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59850374064838">
                <text:p>0.0598503740648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498132004981322">
                <text:p>0.04981320049813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398009950248757">
                <text:p>0.03980099502487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596273291925464">
                <text:p>0.05962732919254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496277915632755">
                <text:p>0.04962779156327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495662949194549">
                <text:p>0.049566294919454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594059405940595">
                <text:p>0.05940594059405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593325092707047">
                <text:p>0.05933250927070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395061728395061">
                <text:p>0.03950617283950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59186189889026">
                <text:p>0.0591861898890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492610837438425">
                <text:p>0.04926108374384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492004920049201">
                <text:p>0.04920049200492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393120393120394">
                <text:p>0.03931203931203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490797546012272">
                <text:p>0.04907975460122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588235294117645">
                <text:p>0.05882352941176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391676866585067">
                <text:p>0.03916768665850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684596577017114">
                <text:p>0.06845965770171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488400488400491">
                <text:p>0.04884004884004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82926829268291">
                <text:p>0.06829268292682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389768574908649">
                <text:p>0.03897685749086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583941605839415">
                <text:p>0.05839416058394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48602673147023">
                <text:p>0.0486026731470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581818181818181">
                <text:p>0.058181818181818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581113801452784">
                <text:p>0.05811138014527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290205562273278">
                <text:p>0.02902055622732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38647342995169">
                <text:p>0.0386473429951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579010856453557">
                <text:p>0.05790108564535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771084337349399">
                <text:p>0.0771084337349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577617328519855">
                <text:p>0.05776173285198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768307322929172">
                <text:p>0.07683073229291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479616306954436">
                <text:p>0.04796163069544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383233532934131">
                <text:p>0.03832335329341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478468899521531">
                <text:p>0.04784688995215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4778972520908">
                <text:p>0.047789725209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477326968973748">
                <text:p>0.04773269689737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572109654350417">
                <text:p>0.05721096543504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85714285714285">
                <text:p>0.02857142857142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380499405469679">
                <text:p>0.03804994054696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665083135391924">
                <text:p>0.06650831353919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474495848161329">
                <text:p>0.04744958481613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379146919431281">
                <text:p>0.03791469194312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473372781065089">
                <text:p>0.04733727810650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472813238770686">
                <text:p>0.04728132387706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472255017709564">
                <text:p>0.04722550177095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660377358490563">
                <text:p>0.066037735849056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71142520612482">
                <text:p>0.04711425206124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564705882352943">
                <text:p>0.05647058823529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470035252643948">
                <text:p>0.04700352526439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657276995305163">
                <text:p>0.065727699530516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62719812426729">
                <text:p>0.05627198124267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562060889929741">
                <text:p>0.05620608899297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374269005847954">
                <text:p>0.03742690058479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654205607476635">
                <text:p>0.06542056074766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466744457409567">
                <text:p>0.04667444574095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66200466200466">
                <text:p>0.04662004662004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558789289871942">
                <text:p>0.055878928987194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651162790697675">
                <text:p>0.06511627906976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557491289198606">
                <text:p>0.05574912891986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56844547563804">
                <text:p>0.05568445475638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463499420625724">
                <text:p>0.04634994206257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54913294797688">
                <text:p>0.05549132947976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461893764434178">
                <text:p>0.04618937644341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276816608996542">
                <text:p>0.02768166089965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29493087557604">
                <text:p>0.08294930875576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368239355581128">
                <text:p>0.03682393555811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459770114942528">
                <text:p>0.04597701149425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459242250287026">
                <text:p>0.04592422502870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642201834862386">
                <text:p>0.06422018348623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458190148911797">
                <text:p>0.04581901489117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549199084668193">
                <text:p>0.054919908466819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548571428571427">
                <text:p>0.0548571428571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639269406392695">
                <text:p>0.06392694063926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638540478905358">
                <text:p>0.06385404789053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455580865603646">
                <text:p>0.04555808656036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546075085324231">
                <text:p>0.05460750853242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636363636363637">
                <text:p>0.06363636363636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54483541430193">
                <text:p>0.0544835414301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362811791383222">
                <text:p>0.03628117913832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453001132502831">
                <text:p>0.04530011325028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452488687782804">
                <text:p>0.04524886877828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722347629796838">
                <text:p>0.072234762979683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541149943630215">
                <text:p>0.05411499436302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629921259842521">
                <text:p>0.06299212598425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719101123595505">
                <text:p>0.07191011235955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628507295173961">
                <text:p>0.06285072951739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627802690582961">
                <text:p>0.06278026905829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268756998880177">
                <text:p>0.02687569988801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447427293064877">
                <text:p>0.04474272930648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715083798882681">
                <text:p>0.07150837988826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13489409141583">
                <text:p>0.07134894091415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712694877505569">
                <text:p>0.07126948775055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444938820912124">
                <text:p>0.04449388209121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533333333333335">
                <text:p>0.05333333333333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621531631520533">
                <text:p>0.06215316315205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620842572062084">
                <text:p>0.06208425720620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620155038759691">
                <text:p>0.06201550387596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441988950276244">
                <text:p>0.044198895027624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52980132450331">
                <text:p>0.0529801324503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61742006615215">
                <text:p>0.0617420066152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440528634361232">
                <text:p>0.04405286343612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528052805280528">
                <text:p>0.05280528052805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527472527472526">
                <text:p>0.05274725274725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526893523600438">
                <text:p>0.05268935236004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614035087719298">
                <text:p>0.06140350877192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438116100766703">
                <text:p>0.04381161007667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437636761487965">
                <text:p>0.04376367614879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437158469945353">
                <text:p>0.04371584699453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436681222707425">
                <text:p>0.04366812227074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610687022900764">
                <text:p>0.06106870229007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522875816993464">
                <text:p>0.05228758169934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783460282916213">
                <text:p>0.07834602829162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347826086956522">
                <text:p>0.03478260869565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781758957654724">
                <text:p>0.07817589576547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607375271149675">
                <text:p>0.06073752711496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433369447453953">
                <text:p>0.04333694474539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605405405405404">
                <text:p>0.06054054054054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777537796976242">
                <text:p>0.07775377969762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431499460625675">
                <text:p>0.04314994606256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430570505920345">
                <text:p>0.04305705059203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688172043010751">
                <text:p>0.06881720430107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515574650912998">
                <text:p>0.05155746509129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686695278969955">
                <text:p>0.06866952789699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428724544480172">
                <text:p>0.04287245444801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685224839400427">
                <text:p>0.06852248394004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427807486631016">
                <text:p>0.04278074866310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768409818569904">
                <text:p>0.07684098185699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767590618336886">
                <text:p>0.076759061833688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596379126730564">
                <text:p>0.05963791267305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510638297872341">
                <text:p>0.05106382978723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595111583421892">
                <text:p>0.05951115834218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424628450106157">
                <text:p>0.04246284501061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509013785790031">
                <text:p>0.05090137857900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423728813559323">
                <text:p>0.04237288135593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507936507936508">
                <text:p>0.05079365079365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07399577167018">
                <text:p>0.05073995771670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506863780359028">
                <text:p>0.05068637803590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506329113924051">
                <text:p>0.05063291139240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590094836670179">
                <text:p>0.05900948366701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589473684210526">
                <text:p>0.05894736842105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504731861198737">
                <text:p>0.05047318611987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587618048268626">
                <text:p>0.05876180482686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419287211740043">
                <text:p>0.04192872117400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502617801047121">
                <text:p>0.05026178010471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585774058577406">
                <text:p>0.05857740585774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417972831765936">
                <text:p>0.04179728317659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417536534446763">
                <text:p>0.04175365344467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417101147028154">
                <text:p>0.04171011470281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583333333333334">
                <text:p>0.05833333333333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665972944849116">
                <text:p>0.06659729448491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498960498960499">
                <text:p>0.04989604989604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581516095534786">
                <text:p>0.058151609553478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497925311203318">
                <text:p>0.04979253112033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66321243523316">
                <text:p>0.0663212435233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579710144927537">
                <text:p>0.05797101449275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579110651499484">
                <text:p>0.05791106514994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495867768595042">
                <text:p>0.04958677685950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412796697626419">
                <text:p>0.04127966976264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577319587628866">
                <text:p>0.057731958762886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576725025746652">
                <text:p>0.05767250257466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329218106995885">
                <text:p>0.03292181069958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575539568345322">
                <text:p>0.05755395683453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492813141683777">
                <text:p>0.04928131416837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656410256410256">
                <text:p>0.06564102564102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57377049180328">
                <text:p>0.0573770491803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09416581371544">
                <text:p>0.04094165813715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327198364008181">
                <text:p>0.03271983640081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572012257405514">
                <text:p>0.05720122574055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652395514780835">
                <text:p>0.06523955147808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88798370672099">
                <text:p>0.04887983706720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488301119023398">
                <text:p>0.04883011190233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568527918781725">
                <text:p>0.05685279187817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405679513184585">
                <text:p>0.04056795131845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567375886524824">
                <text:p>0.05673758865248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48582995951417">
                <text:p>0.0485829959514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566228513650151">
                <text:p>0.05662285136501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645812310797174">
                <text:p>0.06458123107971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56451612903226">
                <text:p>0.0564516129032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563947633434037">
                <text:p>0.056394763343403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804828973843059">
                <text:p>0.08048289738430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482412060301507">
                <text:p>0.04824120603015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481927710843373">
                <text:p>0.048192771084337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481444332998997">
                <text:p>0.04814443329989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721442885771542">
                <text:p>0.07214428857715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560560560560561">
                <text:p>0.0560560560560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